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9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67.704543">
            <text:p>67.704543</text:p>
          </table:table-cell>
          <table:table-cell office:value-type="float" office:value="23428126">
            <text:p>23428126</text:p>
          </table:table-cell>
          <table:table-cell office:value-type="float" office:value="0">
            <text:p>0</text:p>
          </table:table-cell>
          <table:table-cell table:formula="of:=+[.D1]/[.C1]*100" office:value-type="float" office:value="0">
            <text:p>0</text:p>
          </table:table-cell>
          <table:table-cell table:formula="of:=[.B1]-[.B$1]/[.A1]" office:value-type="float" office:value="0">
            <text:p>0</text:p>
          </table:table-cell>
          <table:table-cell table:formula="of:=+[.B$1]-[.B1]" office:value-type="float" office:value="0">
            <text:p>0</text:p>
          </table:table-cell>
          <table:table-cell table:formula="of:=+[.G1]/[.F1]" office:value-type="float" office:value="0">
            <text:p>#DIV/0!</text:p>
          </table:table-cell>
          <table:table-cell table:number-columns-repeated="4"/>
          <table:table-cell table:formula="of:=+([.C1]-[.D1])/([.B1]*10000)" office:value-type="float" office:value="34.6034770517541">
            <text:p>34.60347705175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593846">
            <text:p>67.593846</text:p>
          </table:table-cell>
          <table:table-cell office:value-type="float" office:value="23428126">
            <text:p>23428126</text:p>
          </table:table-cell>
          <table:table-cell office:value-type="float" office:value="0">
            <text:p>0</text:p>
          </table:table-cell>
          <table:table-cell table:formula="of:=+[.D2]/[.C2]*100" office:value-type="float" office:value="0">
            <text:p>0</text:p>
          </table:table-cell>
          <table:table-cell table:formula="of:=[.B2]-[.B$1]/[.A2]" office:value-type="float" office:value="-0.110697000000002">
            <text:p>-0.110697000000002</text:p>
          </table:table-cell>
          <table:table-cell table:formula="of:=+[.B$1]-[.B2]" office:value-type="float" office:value="0.110697000000002">
            <text:p>0.110697000000002</text:p>
          </table:table-cell>
          <table:table-cell table:formula="of:=+[.F2]/[.B2]" office:value-type="float" office:value="-0.0016376786727005">
            <text:p>-0.0016376786727005</text:p>
          </table:table-cell>
          <table:table-cell table:formula="of:=+[.H2]*100" office:value-type="float" office:value="-0.16376786727005">
            <text:p>-0.16376786727005</text:p>
          </table:table-cell>
          <table:table-cell table:number-columns-repeated="3"/>
          <table:table-cell table:formula="of:=+([.C2]-[.D2])/([.B2]*10000)" office:value-type="float" office:value="34.6601464281231">
            <text:p>34.66014642812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661473">
            <text:p>67.661473</text:p>
          </table:table-cell>
          <table:table-cell office:value-type="float" office:value="23428126">
            <text:p>23428126</text:p>
            <draw:frame table:end-cell-address="Sheet1.K24" table:end-x="0.238cm" table:end-y="0.013cm" draw:z-index="0" draw:style-name="gr1" svg:width="17.072cm" svg:height="9.032cm" svg:x="0.377cm" svg:y="0.428cm">
              <draw:object draw:notify-on-update-of-ranges="Sheet1.A1:Sheet1.A248 Sheet1.I2:Sheet1.I2 Sheet1.M1:Sheet1.M248 Sheet1.E1:Sheet1.E248 Sheet1.I2:Sheet1.I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table:formula="of:=+[.D3]/[.C3]*100" office:value-type="float" office:value="0">
            <text:p>0</text:p>
          </table:table-cell>
          <table:table-cell table:formula="of:=[.B3]-[.B$1]/[.A3]" office:value-type="float" office:value="-0.0430700000000002">
            <text:p>-0.0430700000000002</text:p>
          </table:table-cell>
          <table:table-cell table:formula="of:=+[.B$1]-[.B3]" office:value-type="float" office:value="0.0430700000000002">
            <text:p>0.0430700000000002</text:p>
          </table:table-cell>
          <table:table-cell table:formula="of:=+[.F3]/[.B3]" office:value-type="float" office:value="-0.000636551320719846">
            <text:p>-0.000636551320719846</text:p>
          </table:table-cell>
          <table:table-cell table:formula="of:=+[.H3]*100" office:value-type="float" office:value="-0.0636551320719846">
            <text:p>-0.0636551320719846</text:p>
          </table:table-cell>
          <table:table-cell table:number-columns-repeated="3"/>
          <table:table-cell table:formula="of:=+([.C3]-[.D3])/([.B3]*10000)" office:value-type="float" office:value="34.6255039407729">
            <text:p>34.62550394077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687691">
            <text:p>67.687691</text:p>
          </table:table-cell>
          <table:table-cell office:value-type="float" office:value="23428126">
            <text:p>23428126</text:p>
          </table:table-cell>
          <table:table-cell office:value-type="float" office:value="0">
            <text:p>0</text:p>
          </table:table-cell>
          <table:table-cell table:formula="of:=+[.D4]/[.C4]*100" office:value-type="float" office:value="0">
            <text:p>0</text:p>
          </table:table-cell>
          <table:table-cell table:formula="of:=[.B4]-[.B$1]/[.A4]" office:value-type="float" office:value="-0.0168520000000001">
            <text:p>-0.0168520000000001</text:p>
          </table:table-cell>
          <table:table-cell table:formula="of:=+[.B$1]-[.B4]" office:value-type="float" office:value="0.0168520000000001">
            <text:p>0.0168520000000001</text:p>
          </table:table-cell>
          <table:table-cell table:formula="of:=+[.F4]/[.B4]" office:value-type="float" office:value="-0.000248966979830943">
            <text:p>-0.000248966979830943</text:p>
          </table:table-cell>
          <table:table-cell table:formula="of:=+[.H4]*100" office:value-type="float" office:value="-0.0248966979830943">
            <text:p>-0.0248966979830943</text:p>
          </table:table-cell>
          <table:table-cell table:number-columns-repeated="3"/>
          <table:table-cell table:formula="of:=+([.C4]-[.D4])/([.B4]*10000)" office:value-type="float" office:value="34.6120921749273">
            <text:p>34.61209217492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.010755">
            <text:p>68.010755</text:p>
          </table:table-cell>
          <table:table-cell office:value-type="float" office:value="23428126">
            <text:p>23428126</text:p>
          </table:table-cell>
          <table:table-cell office:value-type="float" office:value="0">
            <text:p>0</text:p>
          </table:table-cell>
          <table:table-cell table:formula="of:=+[.D5]/[.C5]*100" office:value-type="float" office:value="0">
            <text:p>0</text:p>
          </table:table-cell>
          <table:table-cell table:formula="of:=[.B5]-[.B$1]/[.A5]" office:value-type="float" office:value="0.306212000000002">
            <text:p>0.306212000000002</text:p>
          </table:table-cell>
          <table:table-cell table:formula="of:=+[.B$1]-[.B5]" office:value-type="float" office:value="-0.306212000000002">
            <text:p>-0.306212000000002</text:p>
          </table:table-cell>
          <table:table-cell table:formula="of:=+[.F5]/[.B5]" office:value-type="float" office:value="0.00450240553865344">
            <text:p>0.00450240553865344</text:p>
          </table:table-cell>
          <table:table-cell table:formula="of:=+[.H5]*100" office:value-type="float" office:value="0.450240553865344">
            <text:p>0.450240553865344</text:p>
          </table:table-cell>
          <table:table-cell table:number-columns-repeated="3"/>
          <table:table-cell table:formula="of:=+([.C5]-[.D5])/([.B5]*10000)" office:value-type="float" office:value="34.4476781650196">
            <text:p>34.44767816501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.048937">
            <text:p>68.048937</text:p>
          </table:table-cell>
          <table:table-cell office:value-type="float" office:value="23428126">
            <text:p>23428126</text:p>
          </table:table-cell>
          <table:table-cell office:value-type="float" office:value="0">
            <text:p>0</text:p>
          </table:table-cell>
          <table:table-cell table:formula="of:=+[.D6]/[.C6]*100" office:value-type="float" office:value="0">
            <text:p>0</text:p>
          </table:table-cell>
          <table:table-cell table:formula="of:=[.B6]-[.B$1]/[.A6]" office:value-type="float" office:value="0.344393999999994">
            <text:p>0.344393999999994</text:p>
          </table:table-cell>
          <table:table-cell table:formula="of:=+[.B$1]-[.B6]" office:value-type="float" office:value="-0.344393999999994">
            <text:p>-0.344393999999994</text:p>
          </table:table-cell>
          <table:table-cell table:formula="of:=+[.F6]/[.B6]" office:value-type="float" office:value="0.00506097545653056">
            <text:p>0.00506097545653056</text:p>
          </table:table-cell>
          <table:table-cell table:formula="of:=+[.H6]*100" office:value-type="float" office:value="0.506097545653056">
            <text:p>0.506097545653056</text:p>
          </table:table-cell>
          <table:table-cell table:number-columns-repeated="3"/>
          <table:table-cell table:formula="of:=+([.C6]-[.D6])/([.B6]*10000)" office:value-type="float" office:value="34.4283497036846">
            <text:p>34.42834970368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606319">
            <text:p>67.606319</text:p>
          </table:table-cell>
          <table:table-cell office:value-type="float" office:value="23428126">
            <text:p>23428126</text:p>
          </table:table-cell>
          <table:table-cell office:value-type="float" office:value="0">
            <text:p>0</text:p>
          </table:table-cell>
          <table:table-cell table:formula="of:=+[.D7]/[.C7]*100" office:value-type="float" office:value="0">
            <text:p>0</text:p>
          </table:table-cell>
          <table:table-cell table:formula="of:=[.B7]-[.B$1]/[.A7]" office:value-type="float" office:value="-0.0982240000000019">
            <text:p>-0.0982240000000019</text:p>
          </table:table-cell>
          <table:table-cell table:formula="of:=+[.B$1]-[.B7]" office:value-type="float" office:value="0.0982240000000019">
            <text:p>0.0982240000000019</text:p>
          </table:table-cell>
          <table:table-cell table:formula="of:=+[.F7]/[.B7]" office:value-type="float" office:value="-0.00145288194140553">
            <text:p>-0.00145288194140553</text:p>
          </table:table-cell>
          <table:table-cell table:formula="of:=+[.H7]*100" office:value-type="float" office:value="-0.145288194140553">
            <text:p>-0.145288194140553</text:p>
          </table:table-cell>
          <table:table-cell table:number-columns-repeated="3"/>
          <table:table-cell table:formula="of:=+([.C7]-[.D7])/([.B7]*10000)" office:value-type="float" office:value="34.6537518186725">
            <text:p>34.65375181867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674826">
            <text:p>67.674826</text:p>
          </table:table-cell>
          <table:table-cell office:value-type="float" office:value="23428126">
            <text:p>23428126</text:p>
          </table:table-cell>
          <table:table-cell office:value-type="float" office:value="0">
            <text:p>0</text:p>
          </table:table-cell>
          <table:table-cell table:formula="of:=+[.D8]/[.C8]*100" office:value-type="float" office:value="0">
            <text:p>0</text:p>
          </table:table-cell>
          <table:table-cell table:formula="of:=[.B8]-[.B$1]/[.A8]" office:value-type="float" office:value="-0.0297170000000051">
            <text:p>-0.0297170000000051</text:p>
          </table:table-cell>
          <table:table-cell table:formula="of:=+[.B$1]-[.B8]" office:value-type="float" office:value="0.0297170000000051">
            <text:p>0.0297170000000051</text:p>
          </table:table-cell>
          <table:table-cell table:formula="of:=+[.F8]/[.B8]" office:value-type="float" office:value="-0.000439114538691316">
            <text:p>-0.000439114538691316</text:p>
          </table:table-cell>
          <table:table-cell table:formula="of:=+[.H8]*100" office:value-type="float" office:value="-0.0439114538691316">
            <text:p>-0.0439114538691316</text:p>
          </table:table-cell>
          <table:table-cell table:number-columns-repeated="3"/>
          <table:table-cell table:formula="of:=+([.C8]-[.D8])/([.B8]*10000)" office:value-type="float" office:value="34.6186719416168">
            <text:p>34.6186719416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326429">
            <text:p>44.326429</text:p>
          </table:table-cell>
          <table:table-cell office:value-type="float" office:value="29707950">
            <text:p>29707950</text:p>
          </table:table-cell>
          <table:table-cell office:value-type="float" office:value="6279823">
            <text:p>6279823</text:p>
          </table:table-cell>
          <table:table-cell table:formula="of:=+[.D9]/[.C9]*100" office:value-type="float" office:value="21.1385268926331">
            <text:p>21.1385268926331</text:p>
          </table:table-cell>
          <table:table-cell table:formula="of:=[.B9]-[.B$1]/[.A9]" office:value-type="float" office:value="10.4741575">
            <text:p>10.4741575</text:p>
          </table:table-cell>
          <table:table-cell table:formula="of:=+[.B$1]-[.B9]" office:value-type="float" office:value="23.378114">
            <text:p>23.378114</text:p>
          </table:table-cell>
          <table:table-cell table:formula="of:=+[.F9]/[.B9]" office:value-type="float" office:value="0.236295991720876">
            <text:p>0.236295991720876</text:p>
          </table:table-cell>
          <table:table-cell table:formula="of:=+[.H9]*100" office:value-type="float" office:value="23.6295991720876">
            <text:p>23.6295991720876</text:p>
          </table:table-cell>
          <table:table-cell table:number-columns-repeated="3"/>
          <table:table-cell table:formula="of:=+([.C9]-[.D9])/([.B9]*10000)" office:value-type="float" office:value="52.8536305056291">
            <text:p>52.8536305056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19554">
            <text:p>43.19554</text:p>
          </table:table-cell>
          <table:table-cell office:value-type="float" office:value="29515960">
            <text:p>29515960</text:p>
          </table:table-cell>
          <table:table-cell office:value-type="float" office:value="6087833">
            <text:p>6087833</text:p>
          </table:table-cell>
          <table:table-cell table:formula="of:=+[.D10]/[.C10]*100" office:value-type="float" office:value="20.6255632545918">
            <text:p>20.6255632545918</text:p>
          </table:table-cell>
          <table:table-cell table:formula="of:=[.B10]-[.B$1]/[.A10]" office:value-type="float" office:value="9.3432685">
            <text:p>9.3432685</text:p>
          </table:table-cell>
          <table:table-cell table:formula="of:=+[.B$1]-[.B10]" office:value-type="float" office:value="24.509003">
            <text:p>24.509003</text:p>
          </table:table-cell>
          <table:table-cell table:formula="of:=+[.F10]/[.B10]" office:value-type="float" office:value="0.216301694573097">
            <text:p>0.216301694573097</text:p>
          </table:table-cell>
          <table:table-cell table:formula="of:=+[.H10]*100" office:value-type="float" office:value="21.6301694573097">
            <text:p>21.6301694573097</text:p>
          </table:table-cell>
          <table:table-cell table:number-columns-repeated="3"/>
          <table:table-cell table:formula="of:=+([.C10]-[.D10])/([.B10]*10000)" office:value-type="float" office:value="54.2373749697307">
            <text:p>54.2373749697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059415">
            <text:p>44.059415</text:p>
          </table:table-cell>
          <table:table-cell office:value-type="float" office:value="29715446">
            <text:p>29715446</text:p>
          </table:table-cell>
          <table:table-cell office:value-type="float" office:value="6287319">
            <text:p>6287319</text:p>
          </table:table-cell>
          <table:table-cell table:formula="of:=+[.D11]/[.C11]*100" office:value-type="float" office:value="21.1584204389865">
            <text:p>21.1584204389865</text:p>
          </table:table-cell>
          <table:table-cell table:formula="of:=[.B11]-[.B$1]/[.A11]" office:value-type="float" office:value="10.2071435">
            <text:p>10.2071435</text:p>
          </table:table-cell>
          <table:table-cell table:formula="of:=+[.B$1]-[.B11]" office:value-type="float" office:value="23.645128">
            <text:p>23.645128</text:p>
          </table:table-cell>
          <table:table-cell table:formula="of:=+[.F11]/[.B11]" office:value-type="float" office:value="0.23166770371327">
            <text:p>0.23166770371327</text:p>
          </table:table-cell>
          <table:table-cell table:formula="of:=+[.H11]*100" office:value-type="float" office:value="23.166770371327">
            <text:p>23.166770371327</text:p>
          </table:table-cell>
          <table:table-cell table:number-columns-repeated="3"/>
          <table:table-cell table:formula="of:=+([.C11]-[.D11])/([.B11]*10000)" office:value-type="float" office:value="53.1739402350213">
            <text:p>53.1739402350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120033">
            <text:p>44.120033</text:p>
          </table:table-cell>
          <table:table-cell office:value-type="float" office:value="29764874">
            <text:p>29764874</text:p>
          </table:table-cell>
          <table:table-cell office:value-type="float" office:value="6336747">
            <text:p>6336747</text:p>
          </table:table-cell>
          <table:table-cell table:formula="of:=+[.D12]/[.C12]*100" office:value-type="float" office:value="21.2893459585954">
            <text:p>21.2893459585954</text:p>
          </table:table-cell>
          <table:table-cell table:formula="of:=[.B12]-[.B$1]/[.A12]" office:value-type="float" office:value="10.2677615">
            <text:p>10.2677615</text:p>
          </table:table-cell>
          <table:table-cell table:formula="of:=+[.B$1]-[.B12]" office:value-type="float" office:value="23.58451">
            <text:p>23.58451</text:p>
          </table:table-cell>
          <table:table-cell table:formula="of:=+[.F12]/[.B12]" office:value-type="float" office:value="0.232723341344736">
            <text:p>0.232723341344736</text:p>
          </table:table-cell>
          <table:table-cell table:formula="of:=+[.H12]*100" office:value-type="float" office:value="23.2723341344736">
            <text:p>23.2723341344736</text:p>
          </table:table-cell>
          <table:table-cell table:number-columns-repeated="3"/>
          <table:table-cell table:formula="of:=+([.C12]-[.D12])/([.B12]*10000)" office:value-type="float" office:value="53.1008827667921">
            <text:p>53.1008827667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175229">
            <text:p>43.175229</text:p>
          </table:table-cell>
          <table:table-cell office:value-type="float" office:value="29701715">
            <text:p>29701715</text:p>
          </table:table-cell>
          <table:table-cell office:value-type="float" office:value="6273588">
            <text:p>6273588</text:p>
          </table:table-cell>
          <table:table-cell table:formula="of:=+[.D13]/[.C13]*100" office:value-type="float" office:value="21.1219722497506">
            <text:p>21.1219722497506</text:p>
          </table:table-cell>
          <table:table-cell table:formula="of:=[.B13]-[.B$1]/[.A13]" office:value-type="float" office:value="9.3229575">
            <text:p>9.3229575</text:p>
          </table:table-cell>
          <table:table-cell table:formula="of:=+[.B$1]-[.B13]" office:value-type="float" office:value="24.529314">
            <text:p>24.529314</text:p>
          </table:table-cell>
          <table:table-cell table:formula="of:=+[.F13]/[.B13]" office:value-type="float" office:value="0.215933017981213">
            <text:p>0.215933017981213</text:p>
          </table:table-cell>
          <table:table-cell table:formula="of:=+[.H13]*100" office:value-type="float" office:value="21.5933017981213">
            <text:p>21.5933017981213</text:p>
          </table:table-cell>
          <table:table-cell table:number-columns-repeated="3"/>
          <table:table-cell table:formula="of:=+([.C13]-[.D13])/([.B13]*10000)" office:value-type="float" office:value="54.2628899547933">
            <text:p>54.2628899547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14245">
            <text:p>43.514245</text:p>
          </table:table-cell>
          <table:table-cell office:value-type="float" office:value="29689579">
            <text:p>29689579</text:p>
          </table:table-cell>
          <table:table-cell office:value-type="float" office:value="6261452">
            <text:p>6261452</text:p>
          </table:table-cell>
          <table:table-cell table:formula="of:=+[.D14]/[.C14]*100" office:value-type="float" office:value="21.0897298341617">
            <text:p>21.0897298341617</text:p>
          </table:table-cell>
          <table:table-cell table:formula="of:=[.B14]-[.B$1]/[.A14]" office:value-type="float" office:value="9.6619735">
            <text:p>9.6619735</text:p>
          </table:table-cell>
          <table:table-cell table:formula="of:=+[.B$1]-[.B14]" office:value-type="float" office:value="24.190298">
            <text:p>24.190298</text:p>
          </table:table-cell>
          <table:table-cell table:formula="of:=+[.F14]/[.B14]" office:value-type="float" office:value="0.222041621082935">
            <text:p>0.222041621082935</text:p>
          </table:table-cell>
          <table:table-cell table:formula="of:=+[.H14]*100" office:value-type="float" office:value="22.2041621082935">
            <text:p>22.2041621082935</text:p>
          </table:table-cell>
          <table:table-cell table:number-columns-repeated="3"/>
          <table:table-cell table:formula="of:=+([.C14]-[.D14])/([.B14]*10000)" office:value-type="float" office:value="53.840132122251">
            <text:p>53.840132122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043798">
            <text:p>44.043798</text:p>
          </table:table-cell>
          <table:table-cell office:value-type="float" office:value="29562457">
            <text:p>29562457</text:p>
          </table:table-cell>
          <table:table-cell office:value-type="float" office:value="6134330">
            <text:p>6134330</text:p>
          </table:table-cell>
          <table:table-cell table:formula="of:=+[.D15]/[.C15]*100" office:value-type="float" office:value="20.7504065037625">
            <text:p>20.7504065037625</text:p>
          </table:table-cell>
          <table:table-cell table:formula="of:=[.B15]-[.B$1]/[.A15]" office:value-type="float" office:value="10.1915265">
            <text:p>10.1915265</text:p>
          </table:table-cell>
          <table:table-cell table:formula="of:=+[.B$1]-[.B15]" office:value-type="float" office:value="23.660745">
            <text:p>23.660745</text:p>
          </table:table-cell>
          <table:table-cell table:formula="of:=+[.F15]/[.B15]" office:value-type="float" office:value="0.231395269318055">
            <text:p>0.231395269318055</text:p>
          </table:table-cell>
          <table:table-cell table:formula="of:=+[.H15]*100" office:value-type="float" office:value="23.1395269318055">
            <text:p>23.1395269318055</text:p>
          </table:table-cell>
          <table:table-cell table:number-columns-repeated="3"/>
          <table:table-cell table:formula="of:=+([.C15]-[.D15])/([.B15]*10000)" office:value-type="float" office:value="53.1927945905119">
            <text:p>53.1927945905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32893">
            <text:p>44.32893</text:p>
          </table:table-cell>
          <table:table-cell office:value-type="float" office:value="29752040">
            <text:p>29752040</text:p>
          </table:table-cell>
          <table:table-cell office:value-type="float" office:value="6323913">
            <text:p>6323913</text:p>
          </table:table-cell>
          <table:table-cell table:formula="of:=+[.D16]/[.C16]*100" office:value-type="float" office:value="21.2553929075116">
            <text:p>21.2553929075116</text:p>
          </table:table-cell>
          <table:table-cell table:formula="of:=[.B16]-[.B$1]/[.A16]" office:value-type="float" office:value="10.4766585">
            <text:p>10.4766585</text:p>
          </table:table-cell>
          <table:table-cell table:formula="of:=+[.B$1]-[.B16]" office:value-type="float" office:value="23.375613">
            <text:p>23.375613</text:p>
          </table:table-cell>
          <table:table-cell table:formula="of:=+[.F16]/[.B16]" office:value-type="float" office:value="0.236339079242382">
            <text:p>0.236339079242382</text:p>
          </table:table-cell>
          <table:table-cell table:formula="of:=+[.H16]*100" office:value-type="float" office:value="23.6339079242382">
            <text:p>23.6339079242382</text:p>
          </table:table-cell>
          <table:table-cell table:number-columns-repeated="3"/>
          <table:table-cell table:formula="of:=+([.C16]-[.D16])/([.B16]*10000)" office:value-type="float" office:value="52.8506485493785">
            <text:p>52.85064854937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345217">
            <text:p>34.345217</text:p>
          </table:table-cell>
          <table:table-cell office:value-type="float" office:value="34731696">
            <text:p>34731696</text:p>
          </table:table-cell>
          <table:table-cell office:value-type="float" office:value="11303568">
            <text:p>11303568</text:p>
          </table:table-cell>
          <table:table-cell table:formula="of:=+[.D17]/[.C17]*100" office:value-type="float" office:value="32.545395997938">
            <text:p>32.545395997938</text:p>
          </table:table-cell>
          <table:table-cell table:formula="of:=[.B17]-[.B$1]/[.A17]" office:value-type="float" office:value="11.777036">
            <text:p>11.777036</text:p>
          </table:table-cell>
          <table:table-cell table:formula="of:=+[.B$1]-[.B17]" office:value-type="float" office:value="33.359326">
            <text:p>33.359326</text:p>
          </table:table-cell>
          <table:table-cell table:formula="of:=+[.F17]/[.B17]" office:value-type="float" office:value="0.342901778725113">
            <text:p>0.342901778725113</text:p>
          </table:table-cell>
          <table:table-cell table:formula="of:=+[.H17]*100" office:value-type="float" office:value="34.2901778725113">
            <text:p>34.2901778725113</text:p>
          </table:table-cell>
          <table:table-cell table:number-columns-repeated="3"/>
          <table:table-cell table:formula="of:=+([.C17]-[.D17])/([.B17]*10000)" office:value-type="float" office:value="68.2136554851291">
            <text:p>68.21365548512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604274">
            <text:p>34.604274</text:p>
          </table:table-cell>
          <table:table-cell office:value-type="float" office:value="34631254">
            <text:p>34631254</text:p>
          </table:table-cell>
          <table:table-cell office:value-type="float" office:value="11203126">
            <text:p>11203126</text:p>
          </table:table-cell>
          <table:table-cell table:formula="of:=+[.D18]/[.C18]*100" office:value-type="float" office:value="32.3497555127516">
            <text:p>32.3497555127516</text:p>
          </table:table-cell>
          <table:table-cell table:formula="of:=[.B18]-[.B$1]/[.A18]" office:value-type="float" office:value="12.036093">
            <text:p>12.036093</text:p>
          </table:table-cell>
          <table:table-cell table:formula="of:=+[.B$1]-[.B18]" office:value-type="float" office:value="33.100269">
            <text:p>33.100269</text:p>
          </table:table-cell>
          <table:table-cell table:formula="of:=+[.F18]/[.B18]" office:value-type="float" office:value="0.347820994597373">
            <text:p>0.347820994597373</text:p>
          </table:table-cell>
          <table:table-cell table:formula="of:=+[.H18]*100" office:value-type="float" office:value="34.7820994597373">
            <text:p>34.7820994597373</text:p>
          </table:table-cell>
          <table:table-cell table:number-columns-repeated="3"/>
          <table:table-cell table:formula="of:=+([.C18]-[.D18])/([.B18]*10000)" office:value-type="float" office:value="67.7029895208898">
            <text:p>67.70298952088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178704">
            <text:p>34.178704</text:p>
          </table:table-cell>
          <table:table-cell office:value-type="float" office:value="34654782">
            <text:p>34654782</text:p>
          </table:table-cell>
          <table:table-cell office:value-type="float" office:value="11226654">
            <text:p>11226654</text:p>
          </table:table-cell>
          <table:table-cell table:formula="of:=+[.D19]/[.C19]*100" office:value-type="float" office:value="32.3956849591494">
            <text:p>32.3956849591494</text:p>
          </table:table-cell>
          <table:table-cell table:formula="of:=[.B19]-[.B$1]/[.A19]" office:value-type="float" office:value="11.610523">
            <text:p>11.610523</text:p>
          </table:table-cell>
          <table:table-cell table:formula="of:=+[.B$1]-[.B19]" office:value-type="float" office:value="33.525839">
            <text:p>33.525839</text:p>
          </table:table-cell>
          <table:table-cell table:formula="of:=+[.F19]/[.B19]" office:value-type="float" office:value="0.339700504735346">
            <text:p>0.339700504735346</text:p>
          </table:table-cell>
          <table:table-cell table:formula="of:=+[.H19]*100" office:value-type="float" office:value="33.9700504735346">
            <text:p>33.9700504735346</text:p>
          </table:table-cell>
          <table:table-cell table:number-columns-repeated="3"/>
          <table:table-cell table:formula="of:=+([.C19]-[.D19])/([.B19]*10000)" office:value-type="float" office:value="68.5459811466228">
            <text:p>68.54598114662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494492">
            <text:p>34.494492</text:p>
          </table:table-cell>
          <table:table-cell office:value-type="float" office:value="34750812">
            <text:p>34750812</text:p>
          </table:table-cell>
          <table:table-cell office:value-type="float" office:value="11322684">
            <text:p>11322684</text:p>
          </table:table-cell>
          <table:table-cell table:formula="of:=+[.D20]/[.C20]*100" office:value-type="float" office:value="32.5825019570766">
            <text:p>32.5825019570766</text:p>
          </table:table-cell>
          <table:table-cell table:formula="of:=[.B20]-[.B$1]/[.A20]" office:value-type="float" office:value="11.926311">
            <text:p>11.926311</text:p>
          </table:table-cell>
          <table:table-cell table:formula="of:=+[.B$1]-[.B20]" office:value-type="float" office:value="33.210051">
            <text:p>33.210051</text:p>
          </table:table-cell>
          <table:table-cell table:formula="of:=+[.F20]/[.B20]" office:value-type="float" office:value="0.345745372913449">
            <text:p>0.345745372913449</text:p>
          </table:table-cell>
          <table:table-cell table:formula="of:=+[.H20]*100" office:value-type="float" office:value="34.5745372913449">
            <text:p>34.5745372913449</text:p>
          </table:table-cell>
          <table:table-cell table:number-columns-repeated="3"/>
          <table:table-cell table:formula="of:=+([.C20]-[.D20])/([.B20]*10000)" office:value-type="float" office:value="67.9184607212073">
            <text:p>67.91846072120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552116">
            <text:p>34.552116</text:p>
          </table:table-cell>
          <table:table-cell office:value-type="float" office:value="34658232">
            <text:p>34658232</text:p>
          </table:table-cell>
          <table:table-cell office:value-type="float" office:value="11230104">
            <text:p>11230104</text:p>
          </table:table-cell>
          <table:table-cell table:formula="of:=+[.D21]/[.C21]*100" office:value-type="float" office:value="32.4024145259343">
            <text:p>32.4024145259343</text:p>
          </table:table-cell>
          <table:table-cell table:formula="of:=[.B21]-[.B$1]/[.A21]" office:value-type="float" office:value="11.983935">
            <text:p>11.983935</text:p>
          </table:table-cell>
          <table:table-cell table:formula="of:=+[.B$1]-[.B21]" office:value-type="float" office:value="33.152427">
            <text:p>33.152427</text:p>
          </table:table-cell>
          <table:table-cell table:formula="of:=+[.F21]/[.B21]" office:value-type="float" office:value="0.34683650054891">
            <text:p>0.34683650054891</text:p>
          </table:table-cell>
          <table:table-cell table:formula="of:=+[.H21]*100" office:value-type="float" office:value="34.683650054891">
            <text:p>34.683650054891</text:p>
          </table:table-cell>
          <table:table-cell table:number-columns-repeated="3"/>
          <table:table-cell table:formula="of:=+([.C21]-[.D21])/([.B21]*10000)" office:value-type="float" office:value="67.8051902812551">
            <text:p>67.80519028125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361534">
            <text:p>34.361534</text:p>
          </table:table-cell>
          <table:table-cell office:value-type="float" office:value="34668825">
            <text:p>34668825</text:p>
          </table:table-cell>
          <table:table-cell office:value-type="float" office:value="11240697">
            <text:p>11240697</text:p>
          </table:table-cell>
          <table:table-cell table:formula="of:=+[.D22]/[.C22]*100" office:value-type="float" office:value="32.4230688522037">
            <text:p>32.4230688522037</text:p>
          </table:table-cell>
          <table:table-cell table:formula="of:=[.B22]-[.B$1]/[.A22]" office:value-type="float" office:value="11.793353">
            <text:p>11.793353</text:p>
          </table:table-cell>
          <table:table-cell table:formula="of:=+[.B$1]-[.B22]" office:value-type="float" office:value="33.343009">
            <text:p>33.343009</text:p>
          </table:table-cell>
          <table:table-cell table:formula="of:=+[.F22]/[.B22]" office:value-type="float" office:value="0.343213809953886">
            <text:p>0.343213809953886</text:p>
          </table:table-cell>
          <table:table-cell table:formula="of:=+[.H22]*100" office:value-type="float" office:value="34.3213809953886">
            <text:p>34.3213809953886</text:p>
          </table:table-cell>
          <table:table-cell table:number-columns-repeated="3"/>
          <table:table-cell table:formula="of:=+([.C22]-[.D22])/([.B22]*10000)" office:value-type="float" office:value="68.1812633859711">
            <text:p>68.18126338597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802514">
            <text:p>34.802514</text:p>
          </table:table-cell>
          <table:table-cell office:value-type="float" office:value="34367954">
            <text:p>34367954</text:p>
          </table:table-cell>
          <table:table-cell office:value-type="float" office:value="10939826">
            <text:p>10939826</text:p>
          </table:table-cell>
          <table:table-cell table:formula="of:=+[.D23]/[.C23]*100" office:value-type="float" office:value="31.8314730053468">
            <text:p>31.8314730053468</text:p>
          </table:table-cell>
          <table:table-cell table:formula="of:=[.B23]-[.B$1]/[.A23]" office:value-type="float" office:value="12.234333">
            <text:p>12.234333</text:p>
          </table:table-cell>
          <table:table-cell table:formula="of:=+[.B$1]-[.B23]" office:value-type="float" office:value="32.902029">
            <text:p>32.902029</text:p>
          </table:table-cell>
          <table:table-cell table:formula="of:=+[.F23]/[.B23]" office:value-type="float" office:value="0.351535897665324">
            <text:p>0.351535897665324</text:p>
          </table:table-cell>
          <table:table-cell table:formula="of:=+[.H23]*100" office:value-type="float" office:value="35.1535897665324">
            <text:p>35.1535897665324</text:p>
          </table:table-cell>
          <table:table-cell table:number-columns-repeated="3"/>
          <table:table-cell table:formula="of:=+([.C23]-[.D23])/([.B23]*10000)" office:value-type="float" office:value="67.3173437987842">
            <text:p>67.31734379878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39601">
            <text:p>34.39601</text:p>
          </table:table-cell>
          <table:table-cell office:value-type="float" office:value="34529607">
            <text:p>34529607</text:p>
          </table:table-cell>
          <table:table-cell office:value-type="float" office:value="11101479">
            <text:p>11101479</text:p>
          </table:table-cell>
          <table:table-cell table:formula="of:=+[.D24]/[.C24]*100" office:value-type="float" office:value="32.1506091859082">
            <text:p>32.1506091859082</text:p>
          </table:table-cell>
          <table:table-cell table:formula="of:=[.B24]-[.B$1]/[.A24]" office:value-type="float" office:value="11.827829">
            <text:p>11.827829</text:p>
          </table:table-cell>
          <table:table-cell table:formula="of:=+[.B$1]-[.B24]" office:value-type="float" office:value="33.308533">
            <text:p>33.308533</text:p>
          </table:table-cell>
          <table:table-cell table:formula="of:=+[.F24]/[.B24]" office:value-type="float" office:value="0.343872123539911">
            <text:p>0.343872123539911</text:p>
          </table:table-cell>
          <table:table-cell table:formula="of:=+[.H24]*100" office:value-type="float" office:value="34.3872123539911">
            <text:p>34.3872123539911</text:p>
          </table:table-cell>
          <table:table-cell table:number-columns-repeated="3"/>
          <table:table-cell table:formula="of:=+([.C24]-[.D24])/([.B24]*10000)" office:value-type="float" office:value="68.1129235629365">
            <text:p>68.11292356293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390407">
            <text:p>29.390407</text:p>
          </table:table-cell>
          <table:table-cell office:value-type="float" office:value="38079691">
            <text:p>38079691</text:p>
          </table:table-cell>
          <table:table-cell office:value-type="float" office:value="14651562">
            <text:p>14651562</text:p>
          </table:table-cell>
          <table:table-cell table:formula="of:=+[.D25]/[.C25]*100" office:value-type="float" office:value="38.4760527599869">
            <text:p>38.4760527599869</text:p>
          </table:table-cell>
          <table:table-cell table:formula="of:=[.B25]-[.B$1]/[.A25]" office:value-type="float" office:value="12.46427125">
            <text:p>12.46427125</text:p>
          </table:table-cell>
          <table:table-cell table:formula="of:=+[.B$1]-[.B25]" office:value-type="float" office:value="38.314136">
            <text:p>38.314136</text:p>
          </table:table-cell>
          <table:table-cell table:formula="of:=+[.F25]/[.B25]" office:value-type="float" office:value="0.424093182853848">
            <text:p>0.424093182853848</text:p>
          </table:table-cell>
          <table:table-cell table:formula="of:=+[.H25]*100" office:value-type="float" office:value="42.4093182853848">
            <text:p>42.4093182853848</text:p>
          </table:table-cell>
          <table:table-cell table:number-columns-repeated="3"/>
          <table:table-cell table:formula="of:=+([.C25]-[.D25])/([.B25]*10000)" office:value-type="float" office:value="79.7135235316748">
            <text:p>79.71352353167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213712">
            <text:p>29.213712</text:p>
          </table:table-cell>
          <table:table-cell office:value-type="float" office:value="38237427">
            <text:p>38237427</text:p>
          </table:table-cell>
          <table:table-cell office:value-type="float" office:value="14809298">
            <text:p>14809298</text:p>
          </table:table-cell>
          <table:table-cell table:formula="of:=+[.D26]/[.C26]*100" office:value-type="float" office:value="38.729849683662">
            <text:p>38.729849683662</text:p>
          </table:table-cell>
          <table:table-cell table:formula="of:=[.B26]-[.B$1]/[.A26]" office:value-type="float" office:value="12.28757625">
            <text:p>12.28757625</text:p>
          </table:table-cell>
          <table:table-cell table:formula="of:=+[.B$1]-[.B26]" office:value-type="float" office:value="38.490831">
            <text:p>38.490831</text:p>
          </table:table-cell>
          <table:table-cell table:formula="of:=+[.F26]/[.B26]" office:value-type="float" office:value="0.420609892026046">
            <text:p>0.420609892026046</text:p>
          </table:table-cell>
          <table:table-cell table:formula="of:=+[.H26]*100" office:value-type="float" office:value="42.0609892026046">
            <text:p>42.0609892026046</text:p>
          </table:table-cell>
          <table:table-cell table:number-columns-repeated="3"/>
          <table:table-cell table:formula="of:=+([.C26]-[.D26])/([.B26]*10000)" office:value-type="float" office:value="80.1956594903106">
            <text:p>80.19565949031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465677">
            <text:p>29.465677</text:p>
          </table:table-cell>
          <table:table-cell office:value-type="float" office:value="38251709">
            <text:p>38251709</text:p>
          </table:table-cell>
          <table:table-cell office:value-type="float" office:value="14823580">
            <text:p>14823580</text:p>
          </table:table-cell>
          <table:table-cell table:formula="of:=+[.D27]/[.C27]*100" office:value-type="float" office:value="38.7527260546712">
            <text:p>38.7527260546712</text:p>
          </table:table-cell>
          <table:table-cell table:formula="of:=[.B27]-[.B$1]/[.A27]" office:value-type="float" office:value="12.53954125">
            <text:p>12.53954125</text:p>
          </table:table-cell>
          <table:table-cell table:formula="of:=+[.B$1]-[.B27]" office:value-type="float" office:value="38.238866">
            <text:p>38.238866</text:p>
          </table:table-cell>
          <table:table-cell table:formula="of:=+[.F27]/[.B27]" office:value-type="float" office:value="0.42556433541303">
            <text:p>0.42556433541303</text:p>
          </table:table-cell>
          <table:table-cell table:formula="of:=+[.H27]*100" office:value-type="float" office:value="42.556433541303">
            <text:p>42.556433541303</text:p>
          </table:table-cell>
          <table:table-cell table:number-columns-repeated="3"/>
          <table:table-cell table:formula="of:=+([.C27]-[.D27])/([.B27]*10000)" office:value-type="float" office:value="79.5098955303148">
            <text:p>79.509895530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032577">
            <text:p>29.032577</text:p>
          </table:table-cell>
          <table:table-cell office:value-type="float" office:value="38030411">
            <text:p>38030411</text:p>
          </table:table-cell>
          <table:table-cell office:value-type="float" office:value="14602282">
            <text:p>14602282</text:p>
          </table:table-cell>
          <table:table-cell table:formula="of:=+[.D28]/[.C28]*100" office:value-type="float" office:value="38.3963297162368">
            <text:p>38.3963297162368</text:p>
          </table:table-cell>
          <table:table-cell table:formula="of:=[.B28]-[.B$1]/[.A28]" office:value-type="float" office:value="12.10644125">
            <text:p>12.10644125</text:p>
          </table:table-cell>
          <table:table-cell table:formula="of:=+[.B$1]-[.B28]" office:value-type="float" office:value="38.671966">
            <text:p>38.671966</text:p>
          </table:table-cell>
          <table:table-cell table:formula="of:=+[.F28]/[.B28]" office:value-type="float" office:value="0.416995062133134">
            <text:p>0.416995062133134</text:p>
          </table:table-cell>
          <table:table-cell table:formula="of:=+[.H28]*100" office:value-type="float" office:value="41.6995062133134">
            <text:p>41.6995062133134</text:p>
          </table:table-cell>
          <table:table-cell table:number-columns-repeated="3"/>
          <table:table-cell table:formula="of:=+([.C28]-[.D28])/([.B28]*10000)" office:value-type="float" office:value="80.6960022873615">
            <text:p>80.69600228736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602281">
            <text:p>29.602281</text:p>
          </table:table-cell>
          <table:table-cell office:value-type="float" office:value="37913785">
            <text:p>37913785</text:p>
          </table:table-cell>
          <table:table-cell office:value-type="float" office:value="14485656">
            <text:p>14485656</text:p>
          </table:table-cell>
          <table:table-cell table:formula="of:=+[.D29]/[.C29]*100" office:value-type="float" office:value="38.2068316312919">
            <text:p>38.2068316312919</text:p>
          </table:table-cell>
          <table:table-cell table:formula="of:=[.B29]-[.B$1]/[.A29]" office:value-type="float" office:value="12.67614525">
            <text:p>12.67614525</text:p>
          </table:table-cell>
          <table:table-cell table:formula="of:=+[.B$1]-[.B29]" office:value-type="float" office:value="38.102262">
            <text:p>38.102262</text:p>
          </table:table-cell>
          <table:table-cell table:formula="of:=+[.F29]/[.B29]" office:value-type="float" office:value="0.428215151731044">
            <text:p>0.428215151731044</text:p>
          </table:table-cell>
          <table:table-cell table:formula="of:=+[.H29]*100" office:value-type="float" office:value="42.8215151731044">
            <text:p>42.8215151731044</text:p>
          </table:table-cell>
          <table:table-cell table:number-columns-repeated="3"/>
          <table:table-cell table:formula="of:=+([.C29]-[.D29])/([.B29]*10000)" office:value-type="float" office:value="79.1429856368163">
            <text:p>79.14298563681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366365">
            <text:p>29.366365</text:p>
          </table:table-cell>
          <table:table-cell office:value-type="float" office:value="38179749">
            <text:p>38179749</text:p>
          </table:table-cell>
          <table:table-cell office:value-type="float" office:value="14751620">
            <text:p>14751620</text:p>
          </table:table-cell>
          <table:table-cell table:formula="of:=+[.D30]/[.C30]*100" office:value-type="float" office:value="38.637289103184">
            <text:p>38.637289103184</text:p>
          </table:table-cell>
          <table:table-cell table:formula="of:=[.B30]-[.B$1]/[.A30]" office:value-type="float" office:value="12.44022925">
            <text:p>12.44022925</text:p>
          </table:table-cell>
          <table:table-cell table:formula="of:=+[.B$1]-[.B30]" office:value-type="float" office:value="38.338178">
            <text:p>38.338178</text:p>
          </table:table-cell>
          <table:table-cell table:formula="of:=+[.F30]/[.B30]" office:value-type="float" office:value="0.423621692708648">
            <text:p>0.423621692708648</text:p>
          </table:table-cell>
          <table:table-cell table:formula="of:=+[.H30]*100" office:value-type="float" office:value="42.3621692708648">
            <text:p>42.3621692708648</text:p>
          </table:table-cell>
          <table:table-cell table:number-columns-repeated="3"/>
          <table:table-cell table:formula="of:=+([.C30]-[.D30])/([.B30]*10000)" office:value-type="float" office:value="79.7787843337097">
            <text:p>79.77878433370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634565">
            <text:p>29.634565</text:p>
          </table:table-cell>
          <table:table-cell office:value-type="float" office:value="38194751">
            <text:p>38194751</text:p>
          </table:table-cell>
          <table:table-cell office:value-type="float" office:value="14766622">
            <text:p>14766622</text:p>
          </table:table-cell>
          <table:table-cell table:formula="of:=+[.D31]/[.C31]*100" office:value-type="float" office:value="38.6613909330107">
            <text:p>38.6613909330107</text:p>
          </table:table-cell>
          <table:table-cell table:formula="of:=[.B31]-[.B$1]/[.A31]" office:value-type="float" office:value="12.70842925">
            <text:p>12.70842925</text:p>
          </table:table-cell>
          <table:table-cell table:formula="of:=+[.B$1]-[.B31]" office:value-type="float" office:value="38.069978">
            <text:p>38.069978</text:p>
          </table:table-cell>
          <table:table-cell table:formula="of:=+[.F31]/[.B31]" office:value-type="float" office:value="0.428838056168532">
            <text:p>0.428838056168532</text:p>
          </table:table-cell>
          <table:table-cell table:formula="of:=+[.H31]*100" office:value-type="float" office:value="42.8838056168532">
            <text:p>42.8838056168532</text:p>
          </table:table-cell>
          <table:table-cell table:number-columns-repeated="3"/>
          <table:table-cell table:formula="of:=+([.C31]-[.D31])/([.B31]*10000)" office:value-type="float" office:value="79.0567669881438">
            <text:p>79.05676698814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610567">
            <text:p>29.610567</text:p>
          </table:table-cell>
          <table:table-cell office:value-type="float" office:value="38240117">
            <text:p>38240117</text:p>
          </table:table-cell>
          <table:table-cell office:value-type="float" office:value="14811988">
            <text:p>14811988</text:p>
          </table:table-cell>
          <table:table-cell table:formula="of:=+[.D32]/[.C32]*100" office:value-type="float" office:value="38.7341597307351">
            <text:p>38.7341597307351</text:p>
          </table:table-cell>
          <table:table-cell table:formula="of:=[.B32]-[.B$1]/[.A32]" office:value-type="float" office:value="12.68443125">
            <text:p>12.68443125</text:p>
          </table:table-cell>
          <table:table-cell table:formula="of:=+[.B$1]-[.B32]" office:value-type="float" office:value="38.093976">
            <text:p>38.093976</text:p>
          </table:table-cell>
          <table:table-cell table:formula="of:=+[.F32]/[.B32]" office:value-type="float" office:value="0.4283751557341">
            <text:p>0.4283751557341</text:p>
          </table:table-cell>
          <table:table-cell table:formula="of:=+[.H32]*100" office:value-type="float" office:value="42.83751557341">
            <text:p>42.83751557341</text:p>
          </table:table-cell>
          <table:table-cell table:number-columns-repeated="3"/>
          <table:table-cell table:formula="of:=+([.C32]-[.D32])/([.B32]*10000)" office:value-type="float" office:value="79.1208388545886">
            <text:p>79.12083885458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.749307">
            <text:p>34.749307</text:p>
          </table:table-cell>
          <table:table-cell office:value-type="float" office:value="40730877">
            <text:p>40730877</text:p>
          </table:table-cell>
          <table:table-cell office:value-type="float" office:value="17302747">
            <text:p>17302747</text:p>
          </table:table-cell>
          <table:table-cell table:formula="of:=+[.D33]/[.C33]*100" office:value-type="float" office:value="42.4806639935595">
            <text:p>42.4806639935595</text:p>
          </table:table-cell>
          <table:table-cell table:formula="of:=[.B33]-[.B$1]/[.A33]" office:value-type="float" office:value="21.2083984">
            <text:p>21.2083984</text:p>
          </table:table-cell>
          <table:table-cell table:formula="of:=+[.B$1]-[.B33]" office:value-type="float" office:value="32.955236">
            <text:p>32.955236</text:p>
          </table:table-cell>
          <table:table-cell table:formula="of:=+[.F33]/[.B33]" office:value-type="float" office:value="0.610325794410807">
            <text:p>0.610325794410807</text:p>
          </table:table-cell>
          <table:table-cell table:formula="of:=+[.H33]*100" office:value-type="float" office:value="61.0325794410807">
            <text:p>61.0325794410807</text:p>
          </table:table-cell>
          <table:table-cell table:number-columns-repeated="3"/>
          <table:table-cell table:formula="of:=+([.C33]-[.D33])/([.B33]*10000)" office:value-type="float" office:value="67.4204236648518">
            <text:p>67.42042366485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.724271">
            <text:p>34.724271</text:p>
          </table:table-cell>
          <table:table-cell office:value-type="float" office:value="40647285">
            <text:p>40647285</text:p>
          </table:table-cell>
          <table:table-cell office:value-type="float" office:value="17219155">
            <text:p>17219155</text:p>
          </table:table-cell>
          <table:table-cell table:formula="of:=+[.D34]/[.C34]*100" office:value-type="float" office:value="42.3623742643574">
            <text:p>42.3623742643574</text:p>
          </table:table-cell>
          <table:table-cell table:formula="of:=[.B34]-[.B$1]/[.A34]" office:value-type="float" office:value="21.1833624">
            <text:p>21.1833624</text:p>
          </table:table-cell>
          <table:table-cell table:formula="of:=+[.B$1]-[.B34]" office:value-type="float" office:value="32.980272">
            <text:p>32.980272</text:p>
          </table:table-cell>
          <table:table-cell table:formula="of:=+[.F34]/[.B34]" office:value-type="float" office:value="0.610044841546134">
            <text:p>0.610044841546134</text:p>
          </table:table-cell>
          <table:table-cell table:formula="of:=+[.H34]*100" office:value-type="float" office:value="61.0044841546134">
            <text:p>61.0044841546134</text:p>
          </table:table-cell>
          <table:table-cell table:number-columns-repeated="3"/>
          <table:table-cell table:formula="of:=+([.C34]-[.D34])/([.B34]*10000)" office:value-type="float" office:value="67.4690334031778">
            <text:p>67.46903340317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.550283">
            <text:p>32.550283</text:p>
          </table:table-cell>
          <table:table-cell office:value-type="float" office:value="40836508">
            <text:p>40836508</text:p>
          </table:table-cell>
          <table:table-cell office:value-type="float" office:value="17408378">
            <text:p>17408378</text:p>
          </table:table-cell>
          <table:table-cell table:formula="of:=+[.D35]/[.C35]*100" office:value-type="float" office:value="42.629448139885">
            <text:p>42.629448139885</text:p>
          </table:table-cell>
          <table:table-cell table:formula="of:=[.B35]-[.B$1]/[.A35]" office:value-type="float" office:value="19.0093744">
            <text:p>19.0093744</text:p>
          </table:table-cell>
          <table:table-cell table:formula="of:=+[.B$1]-[.B35]" office:value-type="float" office:value="35.15426">
            <text:p>35.15426</text:p>
          </table:table-cell>
          <table:table-cell table:formula="of:=+[.F35]/[.B35]" office:value-type="float" office:value="0.584000280427669">
            <text:p>0.584000280427669</text:p>
          </table:table-cell>
          <table:table-cell table:formula="of:=+[.H35]*100" office:value-type="float" office:value="58.4000280427669">
            <text:p>58.4000280427669</text:p>
          </table:table-cell>
          <table:table-cell table:number-columns-repeated="3"/>
          <table:table-cell table:formula="of:=+([.C35]-[.D35])/([.B35]*10000)" office:value-type="float" office:value="71.9751960374661">
            <text:p>71.97519603746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.552808">
            <text:p>35.552808</text:p>
          </table:table-cell>
          <table:table-cell office:value-type="float" office:value="40806842">
            <text:p>40806842</text:p>
          </table:table-cell>
          <table:table-cell office:value-type="float" office:value="17378712">
            <text:p>17378712</text:p>
          </table:table-cell>
          <table:table-cell table:formula="of:=+[.D36]/[.C36]*100" office:value-type="float" office:value="42.5877405558607">
            <text:p>42.5877405558607</text:p>
          </table:table-cell>
          <table:table-cell table:formula="of:=[.B36]-[.B$1]/[.A36]" office:value-type="float" office:value="22.0118994">
            <text:p>22.0118994</text:p>
          </table:table-cell>
          <table:table-cell table:formula="of:=+[.B$1]-[.B36]" office:value-type="float" office:value="32.151735">
            <text:p>32.151735</text:p>
          </table:table-cell>
          <table:table-cell table:formula="of:=+[.F36]/[.B36]" office:value-type="float" office:value="0.619132514090026">
            <text:p>0.619132514090026</text:p>
          </table:table-cell>
          <table:table-cell table:formula="of:=+[.H36]*100" office:value-type="float" office:value="61.9132514090026">
            <text:p>61.9132514090026</text:p>
          </table:table-cell>
          <table:table-cell table:number-columns-repeated="3"/>
          <table:table-cell table:formula="of:=+([.C36]-[.D36])/([.B36]*10000)" office:value-type="float" office:value="65.8967077930947">
            <text:p>65.89670779309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.709493">
            <text:p>34.709493</text:p>
          </table:table-cell>
          <table:table-cell office:value-type="float" office:value="40343813">
            <text:p>40343813</text:p>
          </table:table-cell>
          <table:table-cell office:value-type="float" office:value="16915683">
            <text:p>16915683</text:p>
          </table:table-cell>
          <table:table-cell table:formula="of:=+[.D37]/[.C37]*100" office:value-type="float" office:value="41.9288157021747">
            <text:p>41.9288157021747</text:p>
          </table:table-cell>
          <table:table-cell table:formula="of:=[.B37]-[.B$1]/[.A37]" office:value-type="float" office:value="21.1685844">
            <text:p>21.1685844</text:p>
          </table:table-cell>
          <table:table-cell table:formula="of:=+[.B$1]-[.B37]" office:value-type="float" office:value="32.99505">
            <text:p>32.99505</text:p>
          </table:table-cell>
          <table:table-cell table:formula="of:=+[.F37]/[.B37]" office:value-type="float" office:value="0.60987881326875">
            <text:p>0.60987881326875</text:p>
          </table:table-cell>
          <table:table-cell table:formula="of:=+[.H37]*100" office:value-type="float" office:value="60.987881326875">
            <text:p>60.987881326875</text:p>
          </table:table-cell>
          <table:table-cell table:number-columns-repeated="3"/>
          <table:table-cell table:formula="of:=+([.C37]-[.D37])/([.B37]*10000)" office:value-type="float" office:value="67.4977591865142">
            <text:p>67.49775918651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.672318">
            <text:p>34.672318</text:p>
          </table:table-cell>
          <table:table-cell office:value-type="float" office:value="40581055">
            <text:p>40581055</text:p>
          </table:table-cell>
          <table:table-cell office:value-type="float" office:value="17152925">
            <text:p>17152925</text:p>
          </table:table-cell>
          <table:table-cell table:formula="of:=+[.D38]/[.C38]*100" office:value-type="float" office:value="42.2683072187256">
            <text:p>42.2683072187256</text:p>
          </table:table-cell>
          <table:table-cell table:formula="of:=[.B38]-[.B$1]/[.A38]" office:value-type="float" office:value="21.1314094">
            <text:p>21.1314094</text:p>
          </table:table-cell>
          <table:table-cell table:formula="of:=+[.B$1]-[.B38]" office:value-type="float" office:value="33.032225">
            <text:p>33.032225</text:p>
          </table:table-cell>
          <table:table-cell table:formula="of:=+[.F38]/[.B38]" office:value-type="float" office:value="0.609460532751228">
            <text:p>0.609460532751228</text:p>
          </table:table-cell>
          <table:table-cell table:formula="of:=+[.H38]*100" office:value-type="float" office:value="60.9460532751228">
            <text:p>60.9460532751228</text:p>
          </table:table-cell>
          <table:table-cell table:number-columns-repeated="3"/>
          <table:table-cell table:formula="of:=+([.C38]-[.D38])/([.B38]*10000)" office:value-type="float" office:value="67.5701290003166">
            <text:p>67.57012900031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.757007">
            <text:p>28.757007</text:p>
          </table:table-cell>
          <table:table-cell office:value-type="float" office:value="41798457">
            <text:p>41798457</text:p>
          </table:table-cell>
          <table:table-cell office:value-type="float" office:value="18370327">
            <text:p>18370327</text:p>
          </table:table-cell>
          <table:table-cell table:formula="of:=+[.D39]/[.C39]*100" office:value-type="float" office:value="43.9497730741592">
            <text:p>43.9497730741592</text:p>
          </table:table-cell>
          <table:table-cell table:formula="of:=[.B39]-[.B$1]/[.A39]" office:value-type="float" office:value="15.2160984">
            <text:p>15.2160984</text:p>
          </table:table-cell>
          <table:table-cell table:formula="of:=+[.B$1]-[.B39]" office:value-type="float" office:value="38.947536">
            <text:p>38.947536</text:p>
          </table:table-cell>
          <table:table-cell table:formula="of:=+[.F39]/[.B39]" office:value-type="float" office:value="0.529126636857584">
            <text:p>0.529126636857584</text:p>
          </table:table-cell>
          <table:table-cell table:formula="of:=+[.H39]*100" office:value-type="float" office:value="52.9126636857584">
            <text:p>52.9126636857584</text:p>
          </table:table-cell>
          <table:table-cell table:number-columns-repeated="3"/>
          <table:table-cell table:formula="of:=+([.C39]-[.D39])/([.B39]*10000)" office:value-type="float" office:value="81.4692919885578">
            <text:p>81.46929198855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.558387">
            <text:p>34.558387</text:p>
          </table:table-cell>
          <table:table-cell office:value-type="float" office:value="40565632">
            <text:p>40565632</text:p>
          </table:table-cell>
          <table:table-cell office:value-type="float" office:value="17137502">
            <text:p>17137502</text:p>
          </table:table-cell>
          <table:table-cell table:formula="of:=+[.D40]/[.C40]*100" office:value-type="float" office:value="42.2463577049656">
            <text:p>42.2463577049656</text:p>
          </table:table-cell>
          <table:table-cell table:formula="of:=[.B40]-[.B$1]/[.A40]" office:value-type="float" office:value="21.0174784">
            <text:p>21.0174784</text:p>
          </table:table-cell>
          <table:table-cell table:formula="of:=+[.B$1]-[.B40]" office:value-type="float" office:value="33.146156">
            <text:p>33.146156</text:p>
          </table:table-cell>
          <table:table-cell table:formula="of:=+[.F40]/[.B40]" office:value-type="float" office:value="0.608173014556495">
            <text:p>0.608173014556495</text:p>
          </table:table-cell>
          <table:table-cell table:formula="of:=+[.H40]*100" office:value-type="float" office:value="60.8173014556495">
            <text:p>60.8173014556495</text:p>
          </table:table-cell>
          <table:table-cell table:number-columns-repeated="3"/>
          <table:table-cell table:formula="of:=+([.C40]-[.D40])/([.B40]*10000)" office:value-type="float" office:value="67.7928920698758">
            <text:p>67.79289206987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.048989">
            <text:p>28.048989</text:p>
          </table:table-cell>
          <table:table-cell office:value-type="float" office:value="43843336">
            <text:p>43843336</text:p>
          </table:table-cell>
          <table:table-cell office:value-type="float" office:value="20415205">
            <text:p>20415205</text:p>
          </table:table-cell>
          <table:table-cell table:formula="of:=+[.D41]/[.C41]*100" office:value-type="float" office:value="46.56398637184">
            <text:p>46.56398637184</text:p>
          </table:table-cell>
          <table:table-cell table:formula="of:=[.B41]-[.B$1]/[.A41]" office:value-type="float" office:value="16.7648985">
            <text:p>16.7648985</text:p>
          </table:table-cell>
          <table:table-cell table:formula="of:=+[.B$1]-[.B41]" office:value-type="float" office:value="39.655554">
            <text:p>39.655554</text:p>
          </table:table-cell>
          <table:table-cell table:formula="of:=+[.F41]/[.B41]" office:value-type="float" office:value="0.597700633701985">
            <text:p>0.597700633701985</text:p>
          </table:table-cell>
          <table:table-cell table:formula="of:=+[.H41]*100" office:value-type="float" office:value="59.7700633701985">
            <text:p>59.7700633701985</text:p>
          </table:table-cell>
          <table:table-cell table:number-columns-repeated="3"/>
          <table:table-cell table:formula="of:=+([.C41]-[.D41])/([.B41]*10000)" office:value-type="float" office:value="83.525759163726">
            <text:p>83.5257591637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.917264">
            <text:p>27.917264</text:p>
          </table:table-cell>
          <table:table-cell office:value-type="float" office:value="43520678">
            <text:p>43520678</text:p>
          </table:table-cell>
          <table:table-cell office:value-type="float" office:value="20092547">
            <text:p>20092547</text:p>
          </table:table-cell>
          <table:table-cell table:formula="of:=+[.D42]/[.C42]*100" office:value-type="float" office:value="46.1678170546884">
            <text:p>46.1678170546884</text:p>
          </table:table-cell>
          <table:table-cell table:formula="of:=[.B42]-[.B$1]/[.A42]" office:value-type="float" office:value="16.6331735">
            <text:p>16.6331735</text:p>
          </table:table-cell>
          <table:table-cell table:formula="of:=+[.B$1]-[.B42]" office:value-type="float" office:value="39.787279">
            <text:p>39.787279</text:p>
          </table:table-cell>
          <table:table-cell table:formula="of:=+[.F42]/[.B42]" office:value-type="float" office:value="0.595802421755943">
            <text:p>0.595802421755943</text:p>
          </table:table-cell>
          <table:table-cell table:formula="of:=+[.H42]*100" office:value-type="float" office:value="59.5802421755943">
            <text:p>59.5802421755943</text:p>
          </table:table-cell>
          <table:table-cell table:number-columns-repeated="3"/>
          <table:table-cell table:formula="of:=+([.C42]-[.D42])/([.B42]*10000)" office:value-type="float" office:value="83.9198676489215">
            <text:p>83.91986764892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828797">
            <text:p>26.828797</text:p>
          </table:table-cell>
          <table:table-cell office:value-type="float" office:value="44541524">
            <text:p>44541524</text:p>
          </table:table-cell>
          <table:table-cell office:value-type="float" office:value="21113393">
            <text:p>21113393</text:p>
          </table:table-cell>
          <table:table-cell table:formula="of:=+[.D43]/[.C43]*100" office:value-type="float" office:value="47.4015954191419">
            <text:p>47.4015954191419</text:p>
          </table:table-cell>
          <table:table-cell table:formula="of:=[.B43]-[.B$1]/[.A43]" office:value-type="float" office:value="15.5447065">
            <text:p>15.5447065</text:p>
          </table:table-cell>
          <table:table-cell table:formula="of:=+[.B$1]-[.B43]" office:value-type="float" office:value="40.875746">
            <text:p>40.875746</text:p>
          </table:table-cell>
          <table:table-cell table:formula="of:=+[.F43]/[.B43]" office:value-type="float" office:value="0.579403783926652">
            <text:p>0.579403783926652</text:p>
          </table:table-cell>
          <table:table-cell table:formula="of:=+[.H43]*100" office:value-type="float" office:value="57.9403783926652">
            <text:p>57.9403783926652</text:p>
          </table:table-cell>
          <table:table-cell table:number-columns-repeated="3"/>
          <table:table-cell table:formula="of:=+([.C43]-[.D43])/([.B43]*10000)" office:value-type="float" office:value="87.3245677023834">
            <text:p>87.32456770238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.009246">
            <text:p>28.009246</text:p>
          </table:table-cell>
          <table:table-cell office:value-type="float" office:value="44010228">
            <text:p>44010228</text:p>
          </table:table-cell>
          <table:table-cell office:value-type="float" office:value="20582097">
            <text:p>20582097</text:p>
          </table:table-cell>
          <table:table-cell table:formula="of:=+[.D44]/[.C44]*100" office:value-type="float" office:value="46.7666220679429">
            <text:p>46.7666220679429</text:p>
          </table:table-cell>
          <table:table-cell table:formula="of:=[.B44]-[.B$1]/[.A44]" office:value-type="float" office:value="16.7251555">
            <text:p>16.7251555</text:p>
          </table:table-cell>
          <table:table-cell table:formula="of:=+[.B$1]-[.B44]" office:value-type="float" office:value="39.695297">
            <text:p>39.695297</text:p>
          </table:table-cell>
          <table:table-cell table:formula="of:=+[.F44]/[.B44]" office:value-type="float" office:value="0.597129801352025">
            <text:p>0.597129801352025</text:p>
          </table:table-cell>
          <table:table-cell table:formula="of:=+[.H44]*100" office:value-type="float" office:value="59.7129801352025">
            <text:p>59.7129801352025</text:p>
          </table:table-cell>
          <table:table-cell table:number-columns-repeated="3"/>
          <table:table-cell table:formula="of:=+([.C44]-[.D44])/([.B44]*10000)" office:value-type="float" office:value="83.6442758937531">
            <text:p>83.64427589375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245341">
            <text:p>26.245341</text:p>
          </table:table-cell>
          <table:table-cell office:value-type="float" office:value="45810673">
            <text:p>45810673</text:p>
          </table:table-cell>
          <table:table-cell office:value-type="float" office:value="22382542">
            <text:p>22382542</text:p>
          </table:table-cell>
          <table:table-cell table:formula="of:=+[.D45]/[.C45]*100" office:value-type="float" office:value="48.8587932336205">
            <text:p>48.8587932336205</text:p>
          </table:table-cell>
          <table:table-cell table:formula="of:=[.B45]-[.B$1]/[.A45]" office:value-type="float" office:value="14.9612505">
            <text:p>14.9612505</text:p>
          </table:table-cell>
          <table:table-cell table:formula="of:=+[.B$1]-[.B45]" office:value-type="float" office:value="41.459202">
            <text:p>41.459202</text:p>
          </table:table-cell>
          <table:table-cell table:formula="of:=+[.F45]/[.B45]" office:value-type="float" office:value="0.570053576366183">
            <text:p>0.570053576366183</text:p>
          </table:table-cell>
          <table:table-cell table:formula="of:=+[.H45]*100" office:value-type="float" office:value="57.0053576366183">
            <text:p>57.0053576366183</text:p>
          </table:table-cell>
          <table:table-cell table:number-columns-repeated="3"/>
          <table:table-cell table:formula="of:=+([.C45]-[.D45])/([.B45]*10000)" office:value-type="float" office:value="89.2658662731797">
            <text:p>89.26586627317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.820765">
            <text:p>27.820765</text:p>
          </table:table-cell>
          <table:table-cell office:value-type="float" office:value="44445768">
            <text:p>44445768</text:p>
          </table:table-cell>
          <table:table-cell office:value-type="float" office:value="21017637">
            <text:p>21017637</text:p>
          </table:table-cell>
          <table:table-cell table:formula="of:=+[.D46]/[.C46]*100" office:value-type="float" office:value="47.2882750051703">
            <text:p>47.2882750051703</text:p>
          </table:table-cell>
          <table:table-cell table:formula="of:=[.B46]-[.B$1]/[.A46]" office:value-type="float" office:value="16.5366745">
            <text:p>16.5366745</text:p>
          </table:table-cell>
          <table:table-cell table:formula="of:=+[.B$1]-[.B46]" office:value-type="float" office:value="39.883778">
            <text:p>39.883778</text:p>
          </table:table-cell>
          <table:table-cell table:formula="of:=+[.F46]/[.B46]" office:value-type="float" office:value="0.594400423568511">
            <text:p>0.594400423568511</text:p>
          </table:table-cell>
          <table:table-cell table:formula="of:=+[.H46]*100" office:value-type="float" office:value="59.4400423568511">
            <text:p>59.4400423568511</text:p>
          </table:table-cell>
          <table:table-cell table:number-columns-repeated="3"/>
          <table:table-cell table:formula="of:=+([.C46]-[.D46])/([.B46]*10000)" office:value-type="float" office:value="84.2109517836767">
            <text:p>84.21095178367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.520579">
            <text:p>27.520579</text:p>
          </table:table-cell>
          <table:table-cell office:value-type="float" office:value="45194621">
            <text:p>45194621</text:p>
          </table:table-cell>
          <table:table-cell office:value-type="float" office:value="21766490">
            <text:p>21766490</text:p>
          </table:table-cell>
          <table:table-cell table:formula="of:=+[.D47]/[.C47]*100" office:value-type="float" office:value="48.1616827807893">
            <text:p>48.1616827807893</text:p>
          </table:table-cell>
          <table:table-cell table:formula="of:=[.B47]-[.B$1]/[.A47]" office:value-type="float" office:value="16.2364885">
            <text:p>16.2364885</text:p>
          </table:table-cell>
          <table:table-cell table:formula="of:=+[.B$1]-[.B47]" office:value-type="float" office:value="40.183964">
            <text:p>40.183964</text:p>
          </table:table-cell>
          <table:table-cell table:formula="of:=+[.F47]/[.B47]" office:value-type="float" office:value="0.589976268304529">
            <text:p>0.589976268304529</text:p>
          </table:table-cell>
          <table:table-cell table:formula="of:=+[.H47]*100" office:value-type="float" office:value="58.9976268304529">
            <text:p>58.9976268304529</text:p>
          </table:table-cell>
          <table:table-cell table:number-columns-repeated="3"/>
          <table:table-cell table:formula="of:=+([.C47]-[.D47])/([.B47]*10000)" office:value-type="float" office:value="85.1294989106152">
            <text:p>85.12949891061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736901">
            <text:p>26.736901</text:p>
          </table:table-cell>
          <table:table-cell office:value-type="float" office:value="45346809">
            <text:p>45346809</text:p>
          </table:table-cell>
          <table:table-cell office:value-type="float" office:value="21918678">
            <text:p>21918678</text:p>
          </table:table-cell>
          <table:table-cell table:formula="of:=+[.D48]/[.C48]*100" office:value-type="float" office:value="48.335656870586">
            <text:p>48.335656870586</text:p>
          </table:table-cell>
          <table:table-cell table:formula="of:=[.B48]-[.B$1]/[.A48]" office:value-type="float" office:value="15.4528105">
            <text:p>15.4528105</text:p>
          </table:table-cell>
          <table:table-cell table:formula="of:=+[.B$1]-[.B48]" office:value-type="float" office:value="40.967642">
            <text:p>40.967642</text:p>
          </table:table-cell>
          <table:table-cell table:formula="of:=+[.F48]/[.B48]" office:value-type="float" office:value="0.577958174733863">
            <text:p>0.577958174733863</text:p>
          </table:table-cell>
          <table:table-cell table:formula="of:=+[.H48]*100" office:value-type="float" office:value="57.7958174733863">
            <text:p>57.7958174733863</text:p>
          </table:table-cell>
          <table:table-cell table:number-columns-repeated="3"/>
          <table:table-cell table:formula="of:=+([.C48]-[.D48])/([.B48]*10000)" office:value-type="float" office:value="87.6247063936093">
            <text:p>87.62470639360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949949">
            <text:p>27.949949</text:p>
          </table:table-cell>
          <table:table-cell office:value-type="float" office:value="46394618">
            <text:p>46394618</text:p>
          </table:table-cell>
          <table:table-cell office:value-type="float" office:value="22966486">
            <text:p>22966486</text:p>
          </table:table-cell>
          <table:table-cell table:formula="of:=+[.D49]/[.C49]*100" office:value-type="float" office:value="49.5024789297759">
            <text:p>49.5024789297759</text:p>
          </table:table-cell>
          <table:table-cell table:formula="of:=[.B49]-[.B$1]/[.A49]" office:value-type="float" office:value="18.2778714285714">
            <text:p>18.2778714285714</text:p>
          </table:table-cell>
          <table:table-cell table:formula="of:=+[.B$1]-[.B49]" office:value-type="float" office:value="39.754594">
            <text:p>39.754594</text:p>
          </table:table-cell>
          <table:table-cell table:formula="of:=+[.F49]/[.B49]" office:value-type="float" office:value="0.653950081575155">
            <text:p>0.653950081575155</text:p>
          </table:table-cell>
          <table:table-cell table:formula="of:=+[.H49]*100" office:value-type="float" office:value="65.3950081575155">
            <text:p>65.3950081575155</text:p>
          </table:table-cell>
          <table:table-cell table:number-columns-repeated="3"/>
          <table:table-cell table:formula="of:=+([.C49]-[.D49])/([.B49]*10000)" office:value-type="float" office:value="83.8217343437729">
            <text:p>83.82173434377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771548">
            <text:p>25.771548</text:p>
          </table:table-cell>
          <table:table-cell office:value-type="float" office:value="45859979">
            <text:p>45859979</text:p>
          </table:table-cell>
          <table:table-cell office:value-type="float" office:value="22431847">
            <text:p>22431847</text:p>
          </table:table-cell>
          <table:table-cell table:formula="of:=+[.D50]/[.C50]*100" office:value-type="float" office:value="48.9137751240575">
            <text:p>48.9137751240575</text:p>
          </table:table-cell>
          <table:table-cell table:formula="of:=[.B50]-[.B$1]/[.A50]" office:value-type="float" office:value="16.0994704285714">
            <text:p>16.0994704285714</text:p>
          </table:table-cell>
          <table:table-cell table:formula="of:=+[.B$1]-[.B50]" office:value-type="float" office:value="41.932995">
            <text:p>41.932995</text:p>
          </table:table-cell>
          <table:table-cell table:formula="of:=+[.F50]/[.B50]" office:value-type="float" office:value="0.624699394408571">
            <text:p>0.624699394408571</text:p>
          </table:table-cell>
          <table:table-cell table:formula="of:=+[.H50]*100" office:value-type="float" office:value="62.4699394408571">
            <text:p>62.4699394408571</text:p>
          </table:table-cell>
          <table:table-cell table:number-columns-repeated="3"/>
          <table:table-cell table:formula="of:=+([.C50]-[.D50])/([.B50]*10000)" office:value-type="float" office:value="90.9069645331355">
            <text:p>90.9069645331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598074">
            <text:p>25.598074</text:p>
          </table:table-cell>
          <table:table-cell office:value-type="float" office:value="48319906">
            <text:p>48319906</text:p>
          </table:table-cell>
          <table:table-cell office:value-type="float" office:value="24891774">
            <text:p>24891774</text:p>
          </table:table-cell>
          <table:table-cell table:formula="of:=+[.D51]/[.C51]*100" office:value-type="float" office:value="51.5145331615504">
            <text:p>51.5145331615504</text:p>
          </table:table-cell>
          <table:table-cell table:formula="of:=[.B51]-[.B$1]/[.A51]" office:value-type="float" office:value="15.9259964285714">
            <text:p>15.9259964285714</text:p>
          </table:table-cell>
          <table:table-cell table:formula="of:=+[.B$1]-[.B51]" office:value-type="float" office:value="42.106469">
            <text:p>42.106469</text:p>
          </table:table-cell>
          <table:table-cell table:formula="of:=+[.F51]/[.B51]" office:value-type="float" office:value="0.62215604301212">
            <text:p>0.62215604301212</text:p>
          </table:table-cell>
          <table:table-cell table:formula="of:=+[.H51]*100" office:value-type="float" office:value="62.215604301212">
            <text:p>62.215604301212</text:p>
          </table:table-cell>
          <table:table-cell table:number-columns-repeated="3"/>
          <table:table-cell table:formula="of:=+([.C51]-[.D51])/([.B51]*10000)" office:value-type="float" office:value="91.523026302682">
            <text:p>91.5230263026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.430975">
            <text:p>26.430975</text:p>
          </table:table-cell>
          <table:table-cell office:value-type="float" office:value="47283487">
            <text:p>47283487</text:p>
          </table:table-cell>
          <table:table-cell office:value-type="float" office:value="23855355">
            <text:p>23855355</text:p>
          </table:table-cell>
          <table:table-cell table:formula="of:=+[.D52]/[.C52]*100" office:value-type="float" office:value="50.4517676541072">
            <text:p>50.4517676541072</text:p>
          </table:table-cell>
          <table:table-cell table:formula="of:=[.B52]-[.B$1]/[.A52]" office:value-type="float" office:value="16.7588974285714">
            <text:p>16.7588974285714</text:p>
          </table:table-cell>
          <table:table-cell table:formula="of:=+[.B$1]-[.B52]" office:value-type="float" office:value="41.273568">
            <text:p>41.273568</text:p>
          </table:table-cell>
          <table:table-cell table:formula="of:=+[.F52]/[.B52]" office:value-type="float" office:value="0.634062777804127">
            <text:p>0.634062777804127</text:p>
          </table:table-cell>
          <table:table-cell table:formula="of:=+[.H52]*100" office:value-type="float" office:value="63.4062777804127">
            <text:p>63.4062777804127</text:p>
          </table:table-cell>
          <table:table-cell table:number-columns-repeated="3"/>
          <table:table-cell table:formula="of:=+([.C52]-[.D52])/([.B52]*10000)" office:value-type="float" office:value="88.638924595101">
            <text:p>88.6389245951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.718965">
            <text:p>26.718965</text:p>
          </table:table-cell>
          <table:table-cell office:value-type="float" office:value="47153669">
            <text:p>47153669</text:p>
          </table:table-cell>
          <table:table-cell office:value-type="float" office:value="23725537">
            <text:p>23725537</text:p>
          </table:table-cell>
          <table:table-cell table:formula="of:=+[.D53]/[.C53]*100" office:value-type="float" office:value="50.3153572206651">
            <text:p>50.3153572206651</text:p>
          </table:table-cell>
          <table:table-cell table:formula="of:=[.B53]-[.B$1]/[.A53]" office:value-type="float" office:value="17.0468874285714">
            <text:p>17.0468874285714</text:p>
          </table:table-cell>
          <table:table-cell table:formula="of:=+[.B$1]-[.B53]" office:value-type="float" office:value="40.985578">
            <text:p>40.985578</text:p>
          </table:table-cell>
          <table:table-cell table:formula="of:=+[.F53]/[.B53]" office:value-type="float" office:value="0.638007027164841">
            <text:p>0.638007027164841</text:p>
          </table:table-cell>
          <table:table-cell table:formula="of:=+[.H53]*100" office:value-type="float" office:value="63.8007027164841">
            <text:p>63.8007027164841</text:p>
          </table:table-cell>
          <table:table-cell table:number-columns-repeated="3"/>
          <table:table-cell table:formula="of:=+([.C53]-[.D53])/([.B53]*10000)" office:value-type="float" office:value="87.6835311547434">
            <text:p>87.68353115474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48502">
            <text:p>25.48502</text:p>
          </table:table-cell>
          <table:table-cell office:value-type="float" office:value="45655948">
            <text:p>45655948</text:p>
          </table:table-cell>
          <table:table-cell office:value-type="float" office:value="22227816">
            <text:p>22227816</text:p>
          </table:table-cell>
          <table:table-cell table:formula="of:=+[.D54]/[.C54]*100" office:value-type="float" office:value="48.6854768627299">
            <text:p>48.6854768627299</text:p>
          </table:table-cell>
          <table:table-cell table:formula="of:=[.B54]-[.B$1]/[.A54]" office:value-type="float" office:value="15.8129424285714">
            <text:p>15.8129424285714</text:p>
          </table:table-cell>
          <table:table-cell table:formula="of:=+[.B$1]-[.B54]" office:value-type="float" office:value="42.219523">
            <text:p>42.219523</text:p>
          </table:table-cell>
          <table:table-cell table:formula="of:=+[.F54]/[.B54]" office:value-type="float" office:value="0.620479890875951">
            <text:p>0.620479890875951</text:p>
          </table:table-cell>
          <table:table-cell table:formula="of:=+[.H54]*100" office:value-type="float" office:value="62.0479890875951">
            <text:p>62.0479890875951</text:p>
          </table:table-cell>
          <table:table-cell table:number-columns-repeated="3"/>
          <table:table-cell table:formula="of:=+([.C54]-[.D54])/([.B54]*10000)" office:value-type="float" office:value="91.929031250515">
            <text:p>91.9290312505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.48558">
            <text:p>25.48558</text:p>
          </table:table-cell>
          <table:table-cell office:value-type="float" office:value="48561890">
            <text:p>48561890</text:p>
          </table:table-cell>
          <table:table-cell office:value-type="float" office:value="25133758">
            <text:p>25133758</text:p>
          </table:table-cell>
          <table:table-cell table:formula="of:=+[.D55]/[.C55]*100" office:value-type="float" office:value="51.7561363447757">
            <text:p>51.7561363447757</text:p>
          </table:table-cell>
          <table:table-cell table:formula="of:=[.B55]-[.B$1]/[.A55]" office:value-type="float" office:value="15.8135024285714">
            <text:p>15.8135024285714</text:p>
          </table:table-cell>
          <table:table-cell table:formula="of:=+[.B$1]-[.B55]" office:value-type="float" office:value="42.218963">
            <text:p>42.218963</text:p>
          </table:table-cell>
          <table:table-cell table:formula="of:=+[.F55]/[.B55]" office:value-type="float" office:value="0.620488230150988">
            <text:p>0.620488230150988</text:p>
          </table:table-cell>
          <table:table-cell table:formula="of:=+[.H55]*100" office:value-type="float" office:value="62.0488230150988">
            <text:p>62.0488230150988</text:p>
          </table:table-cell>
          <table:table-cell table:number-columns-repeated="3"/>
          <table:table-cell table:formula="of:=+([.C55]-[.D55])/([.B55]*10000)" office:value-type="float" office:value="91.927011274611">
            <text:p>91.9270112746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.362409">
            <text:p>26.362409</text:p>
          </table:table-cell>
          <table:table-cell office:value-type="float" office:value="47943729">
            <text:p>47943729</text:p>
          </table:table-cell>
          <table:table-cell office:value-type="float" office:value="24515597">
            <text:p>24515597</text:p>
          </table:table-cell>
          <table:table-cell table:formula="of:=+[.D56]/[.C56]*100" office:value-type="float" office:value="51.1341055678001">
            <text:p>51.1341055678001</text:p>
          </table:table-cell>
          <table:table-cell table:formula="of:=[.B56]-[.B$1]/[.A56]" office:value-type="float" office:value="16.6903314285714">
            <text:p>16.6903314285714</text:p>
          </table:table-cell>
          <table:table-cell table:formula="of:=+[.B$1]-[.B56]" office:value-type="float" office:value="41.342134">
            <text:p>41.342134</text:p>
          </table:table-cell>
          <table:table-cell table:formula="of:=+[.F56]/[.B56]" office:value-type="float" office:value="0.633111011538112">
            <text:p>0.633111011538112</text:p>
          </table:table-cell>
          <table:table-cell table:formula="of:=+[.H56]*100" office:value-type="float" office:value="63.3111011538112">
            <text:p>63.3111011538112</text:p>
          </table:table-cell>
          <table:table-cell table:number-columns-repeated="3"/>
          <table:table-cell table:formula="of:=+([.C56]-[.D56])/([.B56]*10000)" office:value-type="float" office:value="88.8694656091558">
            <text:p>88.86946560915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.493172">
            <text:p>29.493172</text:p>
          </table:table-cell>
          <table:table-cell office:value-type="float" office:value="47842024">
            <text:p>47842024</text:p>
          </table:table-cell>
          <table:table-cell office:value-type="float" office:value="24413891">
            <text:p>24413891</text:p>
          </table:table-cell>
          <table:table-cell table:formula="of:=+[.D57]/[.C57]*100" office:value-type="float" office:value="51.030221881917">
            <text:p>51.030221881917</text:p>
          </table:table-cell>
          <table:table-cell table:formula="of:=[.B57]-[.B$1]/[.A57]" office:value-type="float" office:value="21.030104125">
            <text:p>21.030104125</text:p>
          </table:table-cell>
          <table:table-cell table:formula="of:=+[.B$1]-[.B57]" office:value-type="float" office:value="38.211371">
            <text:p>38.211371</text:p>
          </table:table-cell>
          <table:table-cell table:formula="of:=+[.F57]/[.B57]" office:value-type="float" office:value="0.713049926437211">
            <text:p>0.713049926437211</text:p>
          </table:table-cell>
          <table:table-cell table:formula="of:=+[.H57]*100" office:value-type="float" office:value="71.3049926437211">
            <text:p>71.3049926437211</text:p>
          </table:table-cell>
          <table:table-cell table:number-columns-repeated="3"/>
          <table:table-cell table:formula="of:=+([.C57]-[.D57])/([.B57]*10000)" office:value-type="float" office:value="79.4357860185401">
            <text:p>79.43578601854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.719288">
            <text:p>26.719288</text:p>
          </table:table-cell>
          <table:table-cell office:value-type="float" office:value="45667600">
            <text:p>45667600</text:p>
          </table:table-cell>
          <table:table-cell office:value-type="float" office:value="22239467">
            <text:p>22239467</text:p>
          </table:table-cell>
          <table:table-cell table:formula="of:=+[.D58]/[.C58]*100" office:value-type="float" office:value="48.6985674745334">
            <text:p>48.6985674745334</text:p>
          </table:table-cell>
          <table:table-cell table:formula="of:=[.B58]-[.B$1]/[.A58]" office:value-type="float" office:value="18.256220125">
            <text:p>18.256220125</text:p>
          </table:table-cell>
          <table:table-cell table:formula="of:=+[.B$1]-[.B58]" office:value-type="float" office:value="40.985255">
            <text:p>40.985255</text:p>
          </table:table-cell>
          <table:table-cell table:formula="of:=+[.F58]/[.B58]" office:value-type="float" office:value="0.68325997777336">
            <text:p>0.68325997777336</text:p>
          </table:table-cell>
          <table:table-cell table:formula="of:=+[.H58]*100" office:value-type="float" office:value="68.325997777336">
            <text:p>68.325997777336</text:p>
          </table:table-cell>
          <table:table-cell table:number-columns-repeated="3"/>
          <table:table-cell table:formula="of:=+([.C58]-[.D58])/([.B58]*10000)" office:value-type="float" office:value="87.682474922236">
            <text:p>87.6824749222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.440739">
            <text:p>28.440739</text:p>
          </table:table-cell>
          <table:table-cell office:value-type="float" office:value="48960382">
            <text:p>48960382</text:p>
          </table:table-cell>
          <table:table-cell office:value-type="float" office:value="25532249">
            <text:p>25532249</text:p>
          </table:table-cell>
          <table:table-cell table:formula="of:=+[.D59]/[.C59]*100" office:value-type="float" office:value="52.1487945089971">
            <text:p>52.1487945089971</text:p>
          </table:table-cell>
          <table:table-cell table:formula="of:=[.B59]-[.B$1]/[.A59]" office:value-type="float" office:value="19.977671125">
            <text:p>19.977671125</text:p>
          </table:table-cell>
          <table:table-cell table:formula="of:=+[.B$1]-[.B59]" office:value-type="float" office:value="39.263804">
            <text:p>39.263804</text:p>
          </table:table-cell>
          <table:table-cell table:formula="of:=+[.F59]/[.B59]" office:value-type="float" office:value="0.702431505911292">
            <text:p>0.702431505911292</text:p>
          </table:table-cell>
          <table:table-cell table:formula="of:=+[.H59]*100" office:value-type="float" office:value="70.2431505911292">
            <text:p>70.2431505911292</text:p>
          </table:table-cell>
          <table:table-cell table:number-columns-repeated="3"/>
          <table:table-cell table:formula="of:=+([.C59]-[.D59])/([.B59]*10000)" office:value-type="float" office:value="82.3752610647705">
            <text:p>82.37526106477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.545374">
            <text:p>30.545374</text:p>
          </table:table-cell>
          <table:table-cell office:value-type="float" office:value="47655677">
            <text:p>47655677</text:p>
          </table:table-cell>
          <table:table-cell office:value-type="float" office:value="24227544">
            <text:p>24227544</text:p>
          </table:table-cell>
          <table:table-cell table:formula="of:=+[.D60]/[.C60]*100" office:value-type="float" office:value="50.8387363797182">
            <text:p>50.8387363797182</text:p>
          </table:table-cell>
          <table:table-cell table:formula="of:=[.B60]-[.B$1]/[.A60]" office:value-type="float" office:value="22.082306125">
            <text:p>22.082306125</text:p>
          </table:table-cell>
          <table:table-cell table:formula="of:=+[.B$1]-[.B60]" office:value-type="float" office:value="37.159169">
            <text:p>37.159169</text:p>
          </table:table-cell>
          <table:table-cell table:formula="of:=+[.F60]/[.B60]" office:value-type="float" office:value="0.722934547306574">
            <text:p>0.722934547306574</text:p>
          </table:table-cell>
          <table:table-cell table:formula="of:=+[.H60]*100" office:value-type="float" office:value="72.2934547306574">
            <text:p>72.2934547306574</text:p>
          </table:table-cell>
          <table:table-cell table:number-columns-repeated="3"/>
          <table:table-cell table:formula="of:=+([.C60]-[.D60])/([.B60]*10000)" office:value-type="float" office:value="76.6994471896137">
            <text:p>76.69944718961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.969369">
            <text:p>26.969369</text:p>
          </table:table-cell>
          <table:table-cell office:value-type="float" office:value="45751038">
            <text:p>45751038</text:p>
          </table:table-cell>
          <table:table-cell office:value-type="float" office:value="22322905">
            <text:p>22322905</text:p>
          </table:table-cell>
          <table:table-cell table:formula="of:=+[.D61]/[.C61]*100" office:value-type="float" office:value="48.7921279512828">
            <text:p>48.7921279512828</text:p>
          </table:table-cell>
          <table:table-cell table:formula="of:=[.B61]-[.B$1]/[.A61]" office:value-type="float" office:value="18.506301125">
            <text:p>18.506301125</text:p>
          </table:table-cell>
          <table:table-cell table:formula="of:=+[.B$1]-[.B61]" office:value-type="float" office:value="40.735174">
            <text:p>40.735174</text:p>
          </table:table-cell>
          <table:table-cell table:formula="of:=+[.F61]/[.B61]" office:value-type="float" office:value="0.686197038017463">
            <text:p>0.686197038017463</text:p>
          </table:table-cell>
          <table:table-cell table:formula="of:=+[.H61]*100" office:value-type="float" office:value="68.6197038017463">
            <text:p>68.6197038017463</text:p>
          </table:table-cell>
          <table:table-cell table:number-columns-repeated="3"/>
          <table:table-cell table:formula="of:=+([.C61]-[.D61])/([.B61]*10000)" office:value-type="float" office:value="86.8694147052532">
            <text:p>86.86941470525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.87902">
            <text:p>28.87902</text:p>
          </table:table-cell>
          <table:table-cell office:value-type="float" office:value="48177554">
            <text:p>48177554</text:p>
          </table:table-cell>
          <table:table-cell office:value-type="float" office:value="24749421">
            <text:p>24749421</text:p>
          </table:table-cell>
          <table:table-cell table:formula="of:=+[.D62]/[.C62]*100" office:value-type="float" office:value="51.3712692844473">
            <text:p>51.3712692844473</text:p>
          </table:table-cell>
          <table:table-cell table:formula="of:=[.B62]-[.B$1]/[.A62]" office:value-type="float" office:value="20.415952125">
            <text:p>20.415952125</text:p>
          </table:table-cell>
          <table:table-cell table:formula="of:=+[.B$1]-[.B62]" office:value-type="float" office:value="38.825523">
            <text:p>38.825523</text:p>
          </table:table-cell>
          <table:table-cell table:formula="of:=+[.F62]/[.B62]" office:value-type="float" office:value="0.706947539251678">
            <text:p>0.706947539251678</text:p>
          </table:table-cell>
          <table:table-cell table:formula="of:=+[.H62]*100" office:value-type="float" office:value="70.6947539251678">
            <text:p>70.6947539251678</text:p>
          </table:table-cell>
          <table:table-cell table:number-columns-repeated="3"/>
          <table:table-cell table:formula="of:=+([.C62]-[.D62])/([.B62]*10000)" office:value-type="float" office:value="81.1250970427667">
            <text:p>81.1250970427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.806948">
            <text:p>30.806948</text:p>
          </table:table-cell>
          <table:table-cell office:value-type="float" office:value="47326343">
            <text:p>47326343</text:p>
          </table:table-cell>
          <table:table-cell office:value-type="float" office:value="23898210">
            <text:p>23898210</text:p>
          </table:table-cell>
          <table:table-cell table:formula="of:=+[.D63]/[.C63]*100" office:value-type="float" office:value="50.49663355565">
            <text:p>50.49663355565</text:p>
          </table:table-cell>
          <table:table-cell table:formula="of:=[.B63]-[.B$1]/[.A63]" office:value-type="float" office:value="22.343880125">
            <text:p>22.343880125</text:p>
          </table:table-cell>
          <table:table-cell table:formula="of:=+[.B$1]-[.B63]" office:value-type="float" office:value="36.897595">
            <text:p>36.897595</text:p>
          </table:table-cell>
          <table:table-cell table:formula="of:=+[.F63]/[.B63]" office:value-type="float" office:value="0.725287039956051">
            <text:p>0.725287039956051</text:p>
          </table:table-cell>
          <table:table-cell table:formula="of:=+[.H63]*100" office:value-type="float" office:value="72.5287039956051">
            <text:p>72.5287039956051</text:p>
          </table:table-cell>
          <table:table-cell table:number-columns-repeated="3"/>
          <table:table-cell table:formula="of:=+([.C63]-[.D63])/([.B63]*10000)" office:value-type="float" office:value="76.0482115917487">
            <text:p>76.04821159174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.415861">
            <text:p>26.415861</text:p>
          </table:table-cell>
          <table:table-cell office:value-type="float" office:value="45467783">
            <text:p>45467783</text:p>
          </table:table-cell>
          <table:table-cell office:value-type="float" office:value="22039650">
            <text:p>22039650</text:p>
          </table:table-cell>
          <table:table-cell table:formula="of:=+[.D64]/[.C64]*100" office:value-type="float" office:value="48.473113369086">
            <text:p>48.473113369086</text:p>
          </table:table-cell>
          <table:table-cell table:formula="of:=[.B64]-[.B$1]/[.A64]" office:value-type="float" office:value="17.952793125">
            <text:p>17.952793125</text:p>
          </table:table-cell>
          <table:table-cell table:formula="of:=+[.B$1]-[.B64]" office:value-type="float" office:value="41.288682">
            <text:p>41.288682</text:p>
          </table:table-cell>
          <table:table-cell table:formula="of:=+[.F64]/[.B64]" office:value-type="float" office:value="0.679621728968062">
            <text:p>0.679621728968062</text:p>
          </table:table-cell>
          <table:table-cell table:formula="of:=+[.H64]*100" office:value-type="float" office:value="67.9621728968062">
            <text:p>67.9621728968062</text:p>
          </table:table-cell>
          <table:table-cell table:number-columns-repeated="3"/>
          <table:table-cell table:formula="of:=+([.C64]-[.D64])/([.B64]*10000)" office:value-type="float" office:value="88.6896436955055">
            <text:p>88.68964369550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.057145">
            <text:p>34.057145</text:p>
          </table:table-cell>
          <table:table-cell office:value-type="float" office:value="48437724">
            <text:p>48437724</text:p>
          </table:table-cell>
          <table:table-cell office:value-type="float" office:value="25009590">
            <text:p>25009590</text:p>
          </table:table-cell>
          <table:table-cell table:formula="of:=+[.D65]/[.C65]*100" office:value-type="float" office:value="51.6324631603252">
            <text:p>51.6324631603252</text:p>
          </table:table-cell>
          <table:table-cell table:formula="of:=[.B65]-[.B$1]/[.A65]" office:value-type="float" office:value="26.534418">
            <text:p>26.534418</text:p>
          </table:table-cell>
          <table:table-cell table:formula="of:=+[.B$1]-[.B65]" office:value-type="float" office:value="33.647398">
            <text:p>33.647398</text:p>
          </table:table-cell>
          <table:table-cell table:formula="of:=+[.F65]/[.B65]" office:value-type="float" office:value="0.779114573461751">
            <text:p>0.779114573461751</text:p>
          </table:table-cell>
          <table:table-cell table:formula="of:=+[.H65]*100" office:value-type="float" office:value="77.9114573461751">
            <text:p>77.9114573461751</text:p>
          </table:table-cell>
          <table:table-cell table:number-columns-repeated="3"/>
          <table:table-cell table:formula="of:=+([.C65]-[.D65])/([.B65]*10000)" office:value-type="float" office:value="68.7906575844804">
            <text:p>68.79065758448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094085">
            <text:p>30.094085</text:p>
          </table:table-cell>
          <table:table-cell office:value-type="float" office:value="44950848">
            <text:p>44950848</text:p>
          </table:table-cell>
          <table:table-cell office:value-type="float" office:value="21522714">
            <text:p>21522714</text:p>
          </table:table-cell>
          <table:table-cell table:formula="of:=+[.D66]/[.C66]*100" office:value-type="float" office:value="47.8805516638974">
            <text:p>47.8805516638974</text:p>
          </table:table-cell>
          <table:table-cell table:formula="of:=[.B66]-[.B$1]/[.A66]" office:value-type="float" office:value="22.571358">
            <text:p>22.571358</text:p>
          </table:table-cell>
          <table:table-cell table:formula="of:=+[.B$1]-[.B66]" office:value-type="float" office:value="37.610458">
            <text:p>37.610458</text:p>
          </table:table-cell>
          <table:table-cell table:formula="of:=+[.F66]/[.B66]" office:value-type="float" office:value="0.750026392229569">
            <text:p>0.750026392229569</text:p>
          </table:table-cell>
          <table:table-cell table:formula="of:=+[.H66]*100" office:value-type="float" office:value="75.0026392229569">
            <text:p>75.0026392229569</text:p>
          </table:table-cell>
          <table:table-cell table:number-columns-repeated="3"/>
          <table:table-cell table:formula="of:=+([.C66]-[.D66])/([.B66]*10000)" office:value-type="float" office:value="77.8496305835516">
            <text:p>77.84963058355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709111">
            <text:p>33.709111</text:p>
          </table:table-cell>
          <table:table-cell office:value-type="float" office:value="48598543">
            <text:p>48598543</text:p>
          </table:table-cell>
          <table:table-cell office:value-type="float" office:value="25170409">
            <text:p>25170409</text:p>
          </table:table-cell>
          <table:table-cell table:formula="of:=+[.D67]/[.C67]*100" office:value-type="float" office:value="51.7925177304184">
            <text:p>51.7925177304184</text:p>
          </table:table-cell>
          <table:table-cell table:formula="of:=[.B67]-[.B$1]/[.A67]" office:value-type="float" office:value="26.186384">
            <text:p>26.186384</text:p>
          </table:table-cell>
          <table:table-cell table:formula="of:=+[.B$1]-[.B67]" office:value-type="float" office:value="33.995432">
            <text:p>33.995432</text:p>
          </table:table-cell>
          <table:table-cell table:formula="of:=+[.F67]/[.B67]" office:value-type="float" office:value="0.776834013807128">
            <text:p>0.776834013807128</text:p>
          </table:table-cell>
          <table:table-cell table:formula="of:=+[.H67]*100" office:value-type="float" office:value="77.6834013807128">
            <text:p>77.6834013807128</text:p>
          </table:table-cell>
          <table:table-cell table:number-columns-repeated="3"/>
          <table:table-cell table:formula="of:=+([.C67]-[.D67])/([.B67]*10000)" office:value-type="float" office:value="69.5008954700704">
            <text:p>69.50089547007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207742">
            <text:p>30.207742</text:p>
          </table:table-cell>
          <table:table-cell office:value-type="float" office:value="44774637">
            <text:p>44774637</text:p>
          </table:table-cell>
          <table:table-cell office:value-type="float" office:value="21346503">
            <text:p>21346503</text:p>
          </table:table-cell>
          <table:table-cell table:formula="of:=+[.D68]/[.C68]*100" office:value-type="float" office:value="47.6754350906296">
            <text:p>47.6754350906296</text:p>
          </table:table-cell>
          <table:table-cell table:formula="of:=[.B68]-[.B$1]/[.A68]" office:value-type="float" office:value="22.685015">
            <text:p>22.685015</text:p>
          </table:table-cell>
          <table:table-cell table:formula="of:=+[.B$1]-[.B68]" office:value-type="float" office:value="37.496801">
            <text:p>37.496801</text:p>
          </table:table-cell>
          <table:table-cell table:formula="of:=+[.F68]/[.B68]" office:value-type="float" office:value="0.750966920996611">
            <text:p>0.750966920996611</text:p>
          </table:table-cell>
          <table:table-cell table:formula="of:=+[.H68]*100" office:value-type="float" office:value="75.0966920996611">
            <text:p>75.0966920996611</text:p>
          </table:table-cell>
          <table:table-cell table:number-columns-repeated="3"/>
          <table:table-cell table:formula="of:=+([.C68]-[.D68])/([.B68]*10000)" office:value-type="float" office:value="77.5567203930701">
            <text:p>77.55672039307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614035">
            <text:p>33.614035</text:p>
          </table:table-cell>
          <table:table-cell office:value-type="float" office:value="48705695">
            <text:p>48705695</text:p>
          </table:table-cell>
          <table:table-cell office:value-type="float" office:value="25277561">
            <text:p>25277561</text:p>
          </table:table-cell>
          <table:table-cell table:formula="of:=+[.D69]/[.C69]*100" office:value-type="float" office:value="51.8985736678226">
            <text:p>51.8985736678226</text:p>
          </table:table-cell>
          <table:table-cell table:formula="of:=[.B69]-[.B$1]/[.A69]" office:value-type="float" office:value="26.091308">
            <text:p>26.091308</text:p>
          </table:table-cell>
          <table:table-cell table:formula="of:=+[.B$1]-[.B69]" office:value-type="float" office:value="34.090508">
            <text:p>34.090508</text:p>
          </table:table-cell>
          <table:table-cell table:formula="of:=+[.F69]/[.B69]" office:value-type="float" office:value="0.77620279743268">
            <text:p>0.77620279743268</text:p>
          </table:table-cell>
          <table:table-cell table:formula="of:=+[.H69]*100" office:value-type="float" office:value="77.620279743268">
            <text:p>77.620279743268</text:p>
          </table:table-cell>
          <table:table-cell table:number-columns-repeated="3"/>
          <table:table-cell table:formula="of:=+([.C69]-[.D69])/([.B69]*10000)" office:value-type="float" office:value="69.6974760691479">
            <text:p>69.69747606914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.334711">
            <text:p>36.334711</text:p>
          </table:table-cell>
          <table:table-cell office:value-type="float" office:value="47162506">
            <text:p>47162506</text:p>
          </table:table-cell>
          <table:table-cell office:value-type="float" office:value="23734372">
            <text:p>23734372</text:p>
          </table:table-cell>
          <table:table-cell table:formula="of:=+[.D70]/[.C70]*100" office:value-type="float" office:value="50.3246625613999">
            <text:p>50.3246625613999</text:p>
          </table:table-cell>
          <table:table-cell table:formula="of:=[.B70]-[.B$1]/[.A70]" office:value-type="float" office:value="28.811984">
            <text:p>28.811984</text:p>
          </table:table-cell>
          <table:table-cell table:formula="of:=+[.B$1]-[.B70]" office:value-type="float" office:value="31.369832">
            <text:p>31.369832</text:p>
          </table:table-cell>
          <table:table-cell table:formula="of:=+[.F70]/[.B70]" office:value-type="float" office:value="0.792960318302793">
            <text:p>0.792960318302793</text:p>
          </table:table-cell>
          <table:table-cell table:formula="of:=+[.H70]*100" office:value-type="float" office:value="79.2960318302793">
            <text:p>79.2960318302793</text:p>
          </table:table-cell>
          <table:table-cell table:number-columns-repeated="3"/>
          <table:table-cell table:formula="of:=+([.C70]-[.D70])/([.B70]*10000)" office:value-type="float" office:value="64.4786578872198">
            <text:p>64.478657887219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formula="of:=+[.D71]/[.C71]*100" office:value-type="float" office:value="0">
            <text:p>#DIV/0!</text:p>
          </table:table-cell>
          <table:table-cell table:formula="of:=[.B71]-[.B$1]/[.A71]" office:value-type="float" office:value="-7.522727">
            <text:p>-7.522727</text:p>
          </table:table-cell>
          <table:table-cell table:formula="of:=+[.B$1]-[.B71]" office:value-type="float" office:value="67.704543">
            <text:p>67.704543</text:p>
          </table:table-cell>
          <table:table-cell table:formula="of:=+[.F71]/[.B71]" office:value-type="float" office:value="0">
            <text:p>#DIV/0!</text:p>
          </table:table-cell>
          <table:table-cell table:formula="of:=+[.H71]*100" office:value-type="float" office:value="0">
            <text:p>#DIV/0!</text:p>
          </table:table-cell>
          <table:table-cell table:number-columns-repeated="3"/>
          <table:table-cell table:formula="of:=+([.C71]-[.D71])/([.B71]*10000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.683181">
            <text:p>36.683181</text:p>
          </table:table-cell>
          <table:table-cell office:value-type="float" office:value="47687193">
            <text:p>47687193</text:p>
          </table:table-cell>
          <table:table-cell office:value-type="float" office:value="24259059">
            <text:p>24259059</text:p>
          </table:table-cell>
          <table:table-cell table:formula="of:=+[.D72]/[.C72]*100" office:value-type="float" office:value="50.8712244815919">
            <text:p>50.8712244815919</text:p>
          </table:table-cell>
          <table:table-cell table:formula="of:=[.B72]-[.B$1]/[.A72]" office:value-type="float" office:value="29.160454">
            <text:p>29.160454</text:p>
          </table:table-cell>
          <table:table-cell table:formula="of:=+[.B$1]-[.B72]" office:value-type="float" office:value="31.021362">
            <text:p>31.021362</text:p>
          </table:table-cell>
          <table:table-cell table:formula="of:=+[.F72]/[.B72]" office:value-type="float" office:value="0.794927081160164">
            <text:p>0.794927081160164</text:p>
          </table:table-cell>
          <table:table-cell table:formula="of:=+[.H72]*100" office:value-type="float" office:value="79.4927081160165">
            <text:p>79.4927081160165</text:p>
          </table:table-cell>
          <table:table-cell table:number-columns-repeated="3"/>
          <table:table-cell table:formula="of:=+([.C72]-[.D72])/([.B72]*10000)" office:value-type="float" office:value="63.8661461774539">
            <text:p>63.86614617745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.962182">
            <text:p>40.962182</text:p>
          </table:table-cell>
          <table:table-cell office:value-type="float" office:value="47018953">
            <text:p>47018953</text:p>
          </table:table-cell>
          <table:table-cell office:value-type="float" office:value="23590818">
            <text:p>23590818</text:p>
          </table:table-cell>
          <table:table-cell table:formula="of:=+[.D73]/[.C73]*100" office:value-type="float" office:value="50.1729972592116">
            <text:p>50.1729972592116</text:p>
          </table:table-cell>
          <table:table-cell table:formula="of:=[.B73]-[.B$1]/[.A73]" office:value-type="float" office:value="34.1917277">
            <text:p>34.1917277</text:p>
          </table:table-cell>
          <table:table-cell table:formula="of:=+[.B$1]-[.B73]" office:value-type="float" office:value="26.742361">
            <text:p>26.742361</text:p>
          </table:table-cell>
          <table:table-cell table:formula="of:=+[.F73]/[.B73]" office:value-type="float" office:value="0.834714510569774">
            <text:p>0.834714510569774</text:p>
          </table:table-cell>
          <table:table-cell table:formula="of:=+[.H73]*100" office:value-type="float" office:value="83.4714510569774">
            <text:p>83.4714510569774</text:p>
          </table:table-cell>
          <table:table-cell table:number-columns-repeated="3"/>
          <table:table-cell table:formula="of:=+([.C73]-[.D73])/([.B73]*10000)" office:value-type="float" office:value="57.1945483763536">
            <text:p>57.19454837635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.691599">
            <text:p>42.691599</text:p>
          </table:table-cell>
          <table:table-cell office:value-type="float" office:value="46185253">
            <text:p>46185253</text:p>
          </table:table-cell>
          <table:table-cell office:value-type="float" office:value="22757118">
            <text:p>22757118</text:p>
          </table:table-cell>
          <table:table-cell table:formula="of:=+[.D74]/[.C74]*100" office:value-type="float" office:value="49.2735592462815">
            <text:p>49.2735592462815</text:p>
          </table:table-cell>
          <table:table-cell table:formula="of:=[.B74]-[.B$1]/[.A74]" office:value-type="float" office:value="35.9211447">
            <text:p>35.9211447</text:p>
          </table:table-cell>
          <table:table-cell table:formula="of:=+[.B$1]-[.B74]" office:value-type="float" office:value="25.012944">
            <text:p>25.012944</text:p>
          </table:table-cell>
          <table:table-cell table:formula="of:=+[.F74]/[.B74]" office:value-type="float" office:value="0.841410149570645">
            <text:p>0.841410149570645</text:p>
          </table:table-cell>
          <table:table-cell table:formula="of:=+[.H74]*100" office:value-type="float" office:value="84.1410149570645">
            <text:p>84.1410149570645</text:p>
          </table:table-cell>
          <table:table-cell table:number-columns-repeated="3"/>
          <table:table-cell table:formula="of:=+([.C74]-[.D74])/([.B74]*10000)" office:value-type="float" office:value="54.8776235811641">
            <text:p>54.87762358116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.167349">
            <text:p>41.167349</text:p>
          </table:table-cell>
          <table:table-cell office:value-type="float" office:value="46929252">
            <text:p>46929252</text:p>
          </table:table-cell>
          <table:table-cell office:value-type="float" office:value="23501117">
            <text:p>23501117</text:p>
          </table:table-cell>
          <table:table-cell table:formula="of:=+[.D75]/[.C75]*100" office:value-type="float" office:value="50.0777574720347">
            <text:p>50.0777574720347</text:p>
          </table:table-cell>
          <table:table-cell table:formula="of:=[.B75]-[.B$1]/[.A75]" office:value-type="float" office:value="34.3968947">
            <text:p>34.3968947</text:p>
          </table:table-cell>
          <table:table-cell table:formula="of:=+[.B$1]-[.B75]" office:value-type="float" office:value="26.537194">
            <text:p>26.537194</text:p>
          </table:table-cell>
          <table:table-cell table:formula="of:=+[.F75]/[.B75]" office:value-type="float" office:value="0.8355382490138">
            <text:p>0.8355382490138</text:p>
          </table:table-cell>
          <table:table-cell table:formula="of:=+[.H75]*100" office:value-type="float" office:value="83.55382490138">
            <text:p>83.55382490138</text:p>
          </table:table-cell>
          <table:table-cell table:number-columns-repeated="3"/>
          <table:table-cell table:formula="of:=+([.C75]-[.D75])/([.B75]*10000)" office:value-type="float" office:value="56.9095061234086">
            <text:p>56.90950612340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187403">
            <text:p>34.187403</text:p>
          </table:table-cell>
          <table:table-cell office:value-type="float" office:value="43366253">
            <text:p>43366253</text:p>
          </table:table-cell>
          <table:table-cell office:value-type="float" office:value="19938118">
            <text:p>19938118</text:p>
          </table:table-cell>
          <table:table-cell table:formula="of:=+[.D76]/[.C76]*100" office:value-type="float" office:value="45.9761141918348">
            <text:p>45.9761141918348</text:p>
          </table:table-cell>
          <table:table-cell table:formula="of:=[.B76]-[.B$1]/[.A76]" office:value-type="float" office:value="27.4169487">
            <text:p>27.4169487</text:p>
          </table:table-cell>
          <table:table-cell table:formula="of:=+[.B$1]-[.B76]" office:value-type="float" office:value="33.51714">
            <text:p>33.51714</text:p>
          </table:table-cell>
          <table:table-cell table:formula="of:=+[.F76]/[.B76]" office:value-type="float" office:value="0.801960555471265">
            <text:p>0.801960555471265</text:p>
          </table:table-cell>
          <table:table-cell table:formula="of:=+[.H76]*100" office:value-type="float" office:value="80.1960555471265">
            <text:p>80.1960555471265</text:p>
          </table:table-cell>
          <table:table-cell table:number-columns-repeated="3"/>
          <table:table-cell table:formula="of:=+([.C76]-[.D76])/([.B76]*10000)" office:value-type="float" office:value="68.5285600664081">
            <text:p>68.52856006640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.643048">
            <text:p>40.643048</text:p>
          </table:table-cell>
          <table:table-cell office:value-type="float" office:value="47344793">
            <text:p>47344793</text:p>
          </table:table-cell>
          <table:table-cell office:value-type="float" office:value="23916658">
            <text:p>23916658</text:p>
          </table:table-cell>
          <table:table-cell table:formula="of:=+[.D77]/[.C77]*100" office:value-type="float" office:value="50.5159205152719">
            <text:p>50.5159205152719</text:p>
          </table:table-cell>
          <table:table-cell table:formula="of:=[.B77]-[.B$1]/[.A77]" office:value-type="float" office:value="33.8725937">
            <text:p>33.8725937</text:p>
          </table:table-cell>
          <table:table-cell table:formula="of:=+[.B$1]-[.B77]" office:value-type="float" office:value="27.061495">
            <text:p>27.061495</text:p>
          </table:table-cell>
          <table:table-cell table:formula="of:=+[.F77]/[.B77]" office:value-type="float" office:value="0.833416669438769">
            <text:p>0.833416669438769</text:p>
          </table:table-cell>
          <table:table-cell table:formula="of:=+[.H77]*100" office:value-type="float" office:value="83.3416669438769">
            <text:p>83.3416669438769</text:p>
          </table:table-cell>
          <table:table-cell table:number-columns-repeated="3"/>
          <table:table-cell table:formula="of:=+([.C77]-[.D77])/([.B77]*10000)" office:value-type="float" office:value="57.6436467068119">
            <text:p>57.64364670681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257365">
            <text:p>34.257365</text:p>
          </table:table-cell>
          <table:table-cell office:value-type="float" office:value="43659839">
            <text:p>43659839</text:p>
          </table:table-cell>
          <table:table-cell office:value-type="float" office:value="20231704">
            <text:p>20231704</text:p>
          </table:table-cell>
          <table:table-cell table:formula="of:=+[.D78]/[.C78]*100" office:value-type="float" office:value="46.3393921356421">
            <text:p>46.3393921356421</text:p>
          </table:table-cell>
          <table:table-cell table:formula="of:=[.B78]-[.B$1]/[.A78]" office:value-type="float" office:value="27.4869107">
            <text:p>27.4869107</text:p>
          </table:table-cell>
          <table:table-cell table:formula="of:=+[.B$1]-[.B78]" office:value-type="float" office:value="33.447178">
            <text:p>33.447178</text:p>
          </table:table-cell>
          <table:table-cell table:formula="of:=+[.F78]/[.B78]" office:value-type="float" office:value="0.802365000927538">
            <text:p>0.802365000927538</text:p>
          </table:table-cell>
          <table:table-cell table:formula="of:=+[.H78]*100" office:value-type="float" office:value="80.2365000927538">
            <text:p>80.2365000927538</text:p>
          </table:table-cell>
          <table:table-cell table:number-columns-repeated="3"/>
          <table:table-cell table:formula="of:=+([.C78]-[.D78])/([.B78]*10000)" office:value-type="float" office:value="68.3886078219968">
            <text:p>68.38860782199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.412906">
            <text:p>40.412906</text:p>
          </table:table-cell>
          <table:table-cell office:value-type="float" office:value="47704491">
            <text:p>47704491</text:p>
          </table:table-cell>
          <table:table-cell office:value-type="float" office:value="24276356">
            <text:p>24276356</text:p>
          </table:table-cell>
          <table:table-cell table:formula="of:=+[.D79]/[.C79]*100" office:value-type="float" office:value="50.889036841416">
            <text:p>50.889036841416</text:p>
          </table:table-cell>
          <table:table-cell table:formula="of:=[.B79]-[.B$1]/[.A79]" office:value-type="float" office:value="33.6424517">
            <text:p>33.6424517</text:p>
          </table:table-cell>
          <table:table-cell table:formula="of:=+[.B$1]-[.B79]" office:value-type="float" office:value="27.291637">
            <text:p>27.291637</text:p>
          </table:table-cell>
          <table:table-cell table:formula="of:=+[.F79]/[.B79]" office:value-type="float" office:value="0.832468016529175">
            <text:p>0.832468016529175</text:p>
          </table:table-cell>
          <table:table-cell table:formula="of:=+[.H79]*100" office:value-type="float" office:value="83.2468016529175">
            <text:p>83.2468016529175</text:p>
          </table:table-cell>
          <table:table-cell table:number-columns-repeated="3"/>
          <table:table-cell table:formula="of:=+([.C79]-[.D79])/([.B79]*10000)" office:value-type="float" office:value="57.9719137247888">
            <text:p>57.97191372478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.005022">
            <text:p>43.005022</text:p>
          </table:table-cell>
          <table:table-cell office:value-type="float" office:value="46257389">
            <text:p>46257389</text:p>
          </table:table-cell>
          <table:table-cell office:value-type="float" office:value="22829254">
            <text:p>22829254</text:p>
          </table:table-cell>
          <table:table-cell table:formula="of:=+[.D80]/[.C80]*100" office:value-type="float" office:value="49.3526645008001">
            <text:p>49.3526645008001</text:p>
          </table:table-cell>
          <table:table-cell table:formula="of:=[.B80]-[.B$1]/[.A80]" office:value-type="float" office:value="36.2345677">
            <text:p>36.2345677</text:p>
          </table:table-cell>
          <table:table-cell table:formula="of:=+[.B$1]-[.B80]" office:value-type="float" office:value="24.699521">
            <text:p>24.699521</text:p>
          </table:table-cell>
          <table:table-cell table:formula="of:=+[.F80]/[.B80]" office:value-type="float" office:value="0.842565961249828">
            <text:p>0.842565961249828</text:p>
          </table:table-cell>
          <table:table-cell table:formula="of:=+[.H80]*100" office:value-type="float" office:value="84.2565961249828">
            <text:p>84.2565961249828</text:p>
          </table:table-cell>
          <table:table-cell table:number-columns-repeated="3"/>
          <table:table-cell table:formula="of:=+([.C80]-[.D80])/([.B80]*10000)" office:value-type="float" office:value="54.4776723983539">
            <text:p>54.47767239835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.107546">
            <text:p>39.107546</text:p>
          </table:table-cell>
          <table:table-cell office:value-type="float" office:value="42361064">
            <text:p>42361064</text:p>
          </table:table-cell>
          <table:table-cell office:value-type="float" office:value="18932928">
            <text:p>18932928</text:p>
          </table:table-cell>
          <table:table-cell table:formula="of:=+[.D81]/[.C81]*100" office:value-type="float" office:value="44.694174820538">
            <text:p>44.694174820538</text:p>
          </table:table-cell>
          <table:table-cell table:formula="of:=[.B81]-[.B$1]/[.A81]" office:value-type="float" office:value="32.9525875454545">
            <text:p>32.9525875454545</text:p>
          </table:table-cell>
          <table:table-cell table:formula="of:=+[.B$1]-[.B81]" office:value-type="float" office:value="28.596997">
            <text:p>28.596997</text:p>
          </table:table-cell>
          <table:table-cell table:formula="of:=+[.F81]/[.B81]" office:value-type="float" office:value="0.842614556931149">
            <text:p>0.842614556931149</text:p>
          </table:table-cell>
          <table:table-cell table:formula="of:=+[.H81]*100" office:value-type="float" office:value="84.261455693115">
            <text:p>84.261455693115</text:p>
          </table:table-cell>
          <table:table-cell table:number-columns-repeated="3"/>
          <table:table-cell table:formula="of:=+([.C81]-[.D81])/([.B81]*10000)" office:value-type="float" office:value="59.906944813157">
            <text:p>59.9069448131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.406685">
            <text:p>49.406685</text:p>
          </table:table-cell>
          <table:table-cell office:value-type="float" office:value="45048556">
            <text:p>45048556</text:p>
          </table:table-cell>
          <table:table-cell office:value-type="float" office:value="21620420">
            <text:p>21620420</text:p>
          </table:table-cell>
          <table:table-cell table:formula="of:=+[.D82]/[.C82]*100" office:value-type="float" office:value="47.9935916258892">
            <text:p>47.9935916258892</text:p>
          </table:table-cell>
          <table:table-cell table:formula="of:=[.B82]-[.B$1]/[.A82]" office:value-type="float" office:value="43.2517265454545">
            <text:p>43.2517265454545</text:p>
          </table:table-cell>
          <table:table-cell table:formula="of:=+[.B$1]-[.B82]" office:value-type="float" office:value="18.297858">
            <text:p>18.297858</text:p>
          </table:table-cell>
          <table:table-cell table:formula="of:=+[.F82]/[.B82]" office:value-type="float" office:value="0.875422557604392">
            <text:p>0.875422557604392</text:p>
          </table:table-cell>
          <table:table-cell table:formula="of:=+[.H82]*100" office:value-type="float" office:value="87.5422557604392">
            <text:p>87.5422557604392</text:p>
          </table:table-cell>
          <table:table-cell table:number-columns-repeated="3"/>
          <table:table-cell table:formula="of:=+([.C82]-[.D82])/([.B82]*10000)" office:value-type="float" office:value="47.4189596003051">
            <text:p>47.41895960030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.44453">
            <text:p>48.44453</text:p>
          </table:table-cell>
          <table:table-cell office:value-type="float" office:value="44999247">
            <text:p>44999247</text:p>
          </table:table-cell>
          <table:table-cell office:value-type="float" office:value="21571111">
            <text:p>21571111</text:p>
          </table:table-cell>
          <table:table-cell table:formula="of:=+[.D83]/[.C83]*100" office:value-type="float" office:value="47.9366043614019">
            <text:p>47.9366043614019</text:p>
          </table:table-cell>
          <table:table-cell table:formula="of:=[.B83]-[.B$1]/[.A83]" office:value-type="float" office:value="42.2895715454546">
            <text:p>42.2895715454546</text:p>
          </table:table-cell>
          <table:table-cell table:formula="of:=+[.B$1]-[.B83]" office:value-type="float" office:value="19.260013">
            <text:p>19.260013</text:p>
          </table:table-cell>
          <table:table-cell table:formula="of:=+[.F83]/[.B83]" office:value-type="float" office:value="0.872948329676324">
            <text:p>0.872948329676324</text:p>
          </table:table-cell>
          <table:table-cell table:formula="of:=+[.H83]*100" office:value-type="float" office:value="87.2948329676324">
            <text:p>87.2948329676324</text:p>
          </table:table-cell>
          <table:table-cell table:number-columns-repeated="3"/>
          <table:table-cell table:formula="of:=+([.C83]-[.D83])/([.B83]*10000)" office:value-type="float" office:value="48.3607457849214">
            <text:p>48.36074578492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.025532">
            <text:p>49.025532</text:p>
          </table:table-cell>
          <table:table-cell office:value-type="float" office:value="44543601">
            <text:p>44543601</text:p>
          </table:table-cell>
          <table:table-cell office:value-type="float" office:value="21115465">
            <text:p>21115465</text:p>
          </table:table-cell>
          <table:table-cell table:formula="of:=+[.D84]/[.C84]*100" office:value-type="float" office:value="47.4040367773589">
            <text:p>47.4040367773589</text:p>
          </table:table-cell>
          <table:table-cell table:formula="of:=[.B84]-[.B$1]/[.A84]" office:value-type="float" office:value="42.8705735454546">
            <text:p>42.8705735454546</text:p>
          </table:table-cell>
          <table:table-cell table:formula="of:=+[.B$1]-[.B84]" office:value-type="float" office:value="18.679011">
            <text:p>18.679011</text:p>
          </table:table-cell>
          <table:table-cell table:formula="of:=+[.F84]/[.B84]" office:value-type="float" office:value="0.874454020110471">
            <text:p>0.874454020110471</text:p>
          </table:table-cell>
          <table:table-cell table:formula="of:=+[.H84]*100" office:value-type="float" office:value="87.4454020110471">
            <text:p>87.4454020110471</text:p>
          </table:table-cell>
          <table:table-cell table:number-columns-repeated="3"/>
          <table:table-cell table:formula="of:=+([.C84]-[.D84])/([.B84]*10000)" office:value-type="float" office:value="47.7876221720552">
            <text:p>47.78762217205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.981684">
            <text:p>38.981684</text:p>
          </table:table-cell>
          <table:table-cell office:value-type="float" office:value="42218502">
            <text:p>42218502</text:p>
          </table:table-cell>
          <table:table-cell office:value-type="float" office:value="18790366">
            <text:p>18790366</text:p>
          </table:table-cell>
          <table:table-cell table:formula="of:=+[.D85]/[.C85]*100" office:value-type="float" office:value="44.5074199932532">
            <text:p>44.5074199932532</text:p>
          </table:table-cell>
          <table:table-cell table:formula="of:=[.B85]-[.B$1]/[.A85]" office:value-type="float" office:value="32.8267255454546">
            <text:p>32.8267255454546</text:p>
          </table:table-cell>
          <table:table-cell table:formula="of:=+[.B$1]-[.B85]" office:value-type="float" office:value="28.722859">
            <text:p>28.722859</text:p>
          </table:table-cell>
          <table:table-cell table:formula="of:=+[.F85]/[.B85]" office:value-type="float" office:value="0.8421063991349">
            <text:p>0.8421063991349</text:p>
          </table:table-cell>
          <table:table-cell table:formula="of:=+[.H85]*100" office:value-type="float" office:value="84.21063991349">
            <text:p>84.21063991349</text:p>
          </table:table-cell>
          <table:table-cell table:number-columns-repeated="3"/>
          <table:table-cell table:formula="of:=+([.C85]-[.D85])/([.B85]*10000)" office:value-type="float" office:value="60.1003691887708">
            <text:p>60.10036918877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.988842">
            <text:p>48.988842</text:p>
          </table:table-cell>
          <table:table-cell office:value-type="float" office:value="45042419">
            <text:p>45042419</text:p>
          </table:table-cell>
          <table:table-cell office:value-type="float" office:value="21614283">
            <text:p>21614283</text:p>
          </table:table-cell>
          <table:table-cell table:formula="of:=+[.D86]/[.C86]*100" office:value-type="float" office:value="47.9865057869117">
            <text:p>47.9865057869117</text:p>
          </table:table-cell>
          <table:table-cell table:formula="of:=[.B86]-[.B$1]/[.A86]" office:value-type="float" office:value="42.8338835454545">
            <text:p>42.8338835454545</text:p>
          </table:table-cell>
          <table:table-cell table:formula="of:=+[.B$1]-[.B86]" office:value-type="float" office:value="18.715701">
            <text:p>18.715701</text:p>
          </table:table-cell>
          <table:table-cell table:formula="of:=+[.F86]/[.B86]" office:value-type="float" office:value="0.874359992943996">
            <text:p>0.874359992943996</text:p>
          </table:table-cell>
          <table:table-cell table:formula="of:=+[.H86]*100" office:value-type="float" office:value="87.4359992943996">
            <text:p>87.4359992943996</text:p>
          </table:table-cell>
          <table:table-cell table:number-columns-repeated="3"/>
          <table:table-cell table:formula="of:=+([.C86]-[.D86])/([.B86]*10000)" office:value-type="float" office:value="47.8234125232027">
            <text:p>47.82341252320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table:formula="of:=+[.D87]/[.C87]*100" office:value-type="float" office:value="0">
            <text:p>#DIV/0!</text:p>
          </table:table-cell>
          <table:table-cell table:formula="of:=[.B87]-[.B$1]/[.A87]" office:value-type="float" office:value="-6.15495845454545">
            <text:p>-6.15495845454545</text:p>
          </table:table-cell>
          <table:table-cell table:formula="of:=+[.B$1]-[.B87]" office:value-type="float" office:value="67.704543">
            <text:p>67.704543</text:p>
          </table:table-cell>
          <table:table-cell table:formula="of:=+[.F87]/[.B87]" office:value-type="float" office:value="0">
            <text:p>#DIV/0!</text:p>
          </table:table-cell>
          <table:table-cell table:formula="of:=+[.H87]*100" office:value-type="float" office:value="0">
            <text:p>#DIV/0!</text:p>
          </table:table-cell>
          <table:table-cell table:number-columns-repeated="3"/>
          <table:table-cell table:formula="of:=+([.C87]-[.D87])/([.B87]*10000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.67902">
            <text:p>48.67902</text:p>
          </table:table-cell>
          <table:table-cell office:value-type="float" office:value="45055835">
            <text:p>45055835</text:p>
          </table:table-cell>
          <table:table-cell office:value-type="float" office:value="21627699">
            <text:p>21627699</text:p>
          </table:table-cell>
          <table:table-cell table:formula="of:=+[.D88]/[.C88]*100" office:value-type="float" office:value="48.0019935264767">
            <text:p>48.0019935264767</text:p>
          </table:table-cell>
          <table:table-cell table:formula="of:=[.B88]-[.B$1]/[.A88]" office:value-type="float" office:value="42.5240615454545">
            <text:p>42.5240615454545</text:p>
          </table:table-cell>
          <table:table-cell table:formula="of:=+[.B$1]-[.B88]" office:value-type="float" office:value="19.025523">
            <text:p>19.025523</text:p>
          </table:table-cell>
          <table:table-cell table:formula="of:=+[.F88]/[.B88]" office:value-type="float" office:value="0.873560345821558">
            <text:p>0.873560345821558</text:p>
          </table:table-cell>
          <table:table-cell table:formula="of:=+[.H88]*100" office:value-type="float" office:value="87.3560345821558">
            <text:p>87.3560345821558</text:p>
          </table:table-cell>
          <table:table-cell table:number-columns-repeated="3"/>
          <table:table-cell table:formula="of:=+([.C88]-[.D88])/([.B88]*10000)" office:value-type="float" office:value="48.1277889324806">
            <text:p>48.12778893248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.38493">
            <text:p>43.38493</text:p>
          </table:table-cell>
          <table:table-cell office:value-type="float" office:value="41813474">
            <text:p>41813474</text:p>
          </table:table-cell>
          <table:table-cell office:value-type="float" office:value="18385337">
            <text:p>18385337</text:p>
          </table:table-cell>
          <table:table-cell table:formula="of:=+[.D89]/[.C89]*100" office:value-type="float" office:value="43.9698863576846">
            <text:p>43.9698863576846</text:p>
          </table:table-cell>
          <table:table-cell table:formula="of:=[.B89]-[.B$1]/[.A89]" office:value-type="float" office:value="37.74288475">
            <text:p>37.74288475</text:p>
          </table:table-cell>
          <table:table-cell table:formula="of:=+[.B$1]-[.B89]" office:value-type="float" office:value="24.319613">
            <text:p>24.319613</text:p>
          </table:table-cell>
          <table:table-cell table:formula="of:=+[.F89]/[.B89]" office:value-type="float" office:value="0.869953800778289">
            <text:p>0.869953800778289</text:p>
          </table:table-cell>
          <table:table-cell table:formula="of:=+[.H89]*100" office:value-type="float" office:value="86.9953800778289">
            <text:p>86.9953800778289</text:p>
          </table:table-cell>
          <table:table-cell table:number-columns-repeated="3"/>
          <table:table-cell table:formula="of:=+([.C89]-[.D89])/([.B89]*10000)" office:value-type="float" office:value="54.0006333996621">
            <text:p>54.00063339966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.59533">
            <text:p>43.59533</text:p>
          </table:table-cell>
          <table:table-cell office:value-type="float" office:value="41396496">
            <text:p>41396496</text:p>
          </table:table-cell>
          <table:table-cell office:value-type="float" office:value="17968359">
            <text:p>17968359</text:p>
          </table:table-cell>
          <table:table-cell table:formula="of:=+[.D90]/[.C90]*100" office:value-type="float" office:value="43.4055070748017">
            <text:p>43.4055070748017</text:p>
          </table:table-cell>
          <table:table-cell table:formula="of:=[.B90]-[.B$1]/[.A90]" office:value-type="float" office:value="37.95328475">
            <text:p>37.95328475</text:p>
          </table:table-cell>
          <table:table-cell table:formula="of:=+[.B$1]-[.B90]" office:value-type="float" office:value="24.109213">
            <text:p>24.109213</text:p>
          </table:table-cell>
          <table:table-cell table:formula="of:=+[.F90]/[.B90]" office:value-type="float" office:value="0.870581430396329">
            <text:p>0.870581430396329</text:p>
          </table:table-cell>
          <table:table-cell table:formula="of:=+[.H90]*100" office:value-type="float" office:value="87.0581430396329">
            <text:p>87.0581430396329</text:p>
          </table:table-cell>
          <table:table-cell table:number-columns-repeated="3"/>
          <table:table-cell table:formula="of:=+([.C90]-[.D90])/([.B90]*10000)" office:value-type="float" office:value="53.740015272278">
            <text:p>53.7400152722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.424628">
            <text:p>54.424628</text:p>
          </table:table-cell>
          <table:table-cell office:value-type="float" office:value="43378896">
            <text:p>43378896</text:p>
          </table:table-cell>
          <table:table-cell office:value-type="float" office:value="19950759">
            <text:p>19950759</text:p>
          </table:table-cell>
          <table:table-cell table:formula="of:=+[.D91]/[.C91]*100" office:value-type="float" office:value="45.9918551177513">
            <text:p>45.9918551177513</text:p>
          </table:table-cell>
          <table:table-cell table:formula="of:=[.B91]-[.B$1]/[.A91]" office:value-type="float" office:value="48.78258275">
            <text:p>48.78258275</text:p>
          </table:table-cell>
          <table:table-cell table:formula="of:=+[.B$1]-[.B91]" office:value-type="float" office:value="13.279915">
            <text:p>13.279915</text:p>
          </table:table-cell>
          <table:table-cell table:formula="of:=+[.F91]/[.B91]" office:value-type="float" office:value="0.896332865150681">
            <text:p>0.896332865150681</text:p>
          </table:table-cell>
          <table:table-cell table:formula="of:=+[.H91]*100" office:value-type="float" office:value="89.6332865150681">
            <text:p>89.6332865150681</text:p>
          </table:table-cell>
          <table:table-cell table:number-columns-repeated="3"/>
          <table:table-cell table:formula="of:=+([.C91]-[.D91])/([.B91]*10000)" office:value-type="float" office:value="43.046940072792">
            <text:p>43.0469400727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.751527">
            <text:p>53.751527</text:p>
          </table:table-cell>
          <table:table-cell office:value-type="float" office:value="43080703">
            <text:p>43080703</text:p>
          </table:table-cell>
          <table:table-cell office:value-type="float" office:value="19652566">
            <text:p>19652566</text:p>
          </table:table-cell>
          <table:table-cell table:formula="of:=+[.D92]/[.C92]*100" office:value-type="float" office:value="45.6180253140252">
            <text:p>45.6180253140252</text:p>
          </table:table-cell>
          <table:table-cell table:formula="of:=[.B92]-[.B$1]/[.A92]" office:value-type="float" office:value="48.10948175">
            <text:p>48.10948175</text:p>
          </table:table-cell>
          <table:table-cell table:formula="of:=+[.B$1]-[.B92]" office:value-type="float" office:value="13.953016">
            <text:p>13.953016</text:p>
          </table:table-cell>
          <table:table-cell table:formula="of:=+[.F92]/[.B92]" office:value-type="float" office:value="0.89503469827006">
            <text:p>0.89503469827006</text:p>
          </table:table-cell>
          <table:table-cell table:formula="of:=+[.H92]*100" office:value-type="float" office:value="89.503469827006">
            <text:p>89.503469827006</text:p>
          </table:table-cell>
          <table:table-cell table:number-columns-repeated="3"/>
          <table:table-cell table:formula="of:=+([.C92]-[.D92])/([.B92]*10000)" office:value-type="float" office:value="43.5859933802439">
            <text:p>43.58599338024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.634668">
            <text:p>53.634668</text:p>
          </table:table-cell>
          <table:table-cell office:value-type="float" office:value="43277144">
            <text:p>43277144</text:p>
          </table:table-cell>
          <table:table-cell office:value-type="float" office:value="19849007">
            <text:p>19849007</text:p>
          </table:table-cell>
          <table:table-cell table:formula="of:=+[.D93]/[.C93]*100" office:value-type="float" office:value="45.8648726912293">
            <text:p>45.8648726912293</text:p>
          </table:table-cell>
          <table:table-cell table:formula="of:=[.B93]-[.B$1]/[.A93]" office:value-type="float" office:value="47.99262275">
            <text:p>47.99262275</text:p>
          </table:table-cell>
          <table:table-cell table:formula="of:=+[.B$1]-[.B93]" office:value-type="float" office:value="14.069875">
            <text:p>14.069875</text:p>
          </table:table-cell>
          <table:table-cell table:formula="of:=+[.F93]/[.B93]" office:value-type="float" office:value="0.894806000290707">
            <text:p>0.894806000290707</text:p>
          </table:table-cell>
          <table:table-cell table:formula="of:=+[.H93]*100" office:value-type="float" office:value="89.4806000290707">
            <text:p>89.4806000290707</text:p>
          </table:table-cell>
          <table:table-cell table:number-columns-repeated="3"/>
          <table:table-cell table:formula="of:=+([.C93]-[.D93])/([.B93]*10000)" office:value-type="float" office:value="43.6809583681957">
            <text:p>43.68095836819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.98558">
            <text:p>53.98558</text:p>
          </table:table-cell>
          <table:table-cell office:value-type="float" office:value="43533114">
            <text:p>43533114</text:p>
          </table:table-cell>
          <table:table-cell office:value-type="float" office:value="20104977">
            <text:p>20104977</text:p>
          </table:table-cell>
          <table:table-cell table:formula="of:=+[.D94]/[.C94]*100" office:value-type="float" office:value="46.1831813823381">
            <text:p>46.1831813823381</text:p>
          </table:table-cell>
          <table:table-cell table:formula="of:=[.B94]-[.B$1]/[.A94]" office:value-type="float" office:value="48.34353475">
            <text:p>48.34353475</text:p>
          </table:table-cell>
          <table:table-cell table:formula="of:=+[.B$1]-[.B94]" office:value-type="float" office:value="13.718963">
            <text:p>13.718963</text:p>
          </table:table-cell>
          <table:table-cell table:formula="of:=+[.F94]/[.B94]" office:value-type="float" office:value="0.895489772454052">
            <text:p>0.895489772454052</text:p>
          </table:table-cell>
          <table:table-cell table:formula="of:=+[.H94]*100" office:value-type="float" office:value="89.5489772454052">
            <text:p>89.5489772454052</text:p>
          </table:table-cell>
          <table:table-cell table:number-columns-repeated="3"/>
          <table:table-cell table:formula="of:=+([.C94]-[.D94])/([.B94]*10000)" office:value-type="float" office:value="43.3970275025294">
            <text:p>43.39702750252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.499236">
            <text:p>53.499236</text:p>
          </table:table-cell>
          <table:table-cell office:value-type="float" office:value="43244137">
            <text:p>43244137</text:p>
          </table:table-cell>
          <table:table-cell office:value-type="float" office:value="19816000">
            <text:p>19816000</text:p>
          </table:table-cell>
          <table:table-cell table:formula="of:=+[.D95]/[.C95]*100" office:value-type="float" office:value="45.8235529130805">
            <text:p>45.8235529130805</text:p>
          </table:table-cell>
          <table:table-cell table:formula="of:=[.B95]-[.B$1]/[.A95]" office:value-type="float" office:value="47.85719075">
            <text:p>47.85719075</text:p>
          </table:table-cell>
          <table:table-cell table:formula="of:=+[.B$1]-[.B95]" office:value-type="float" office:value="14.205307">
            <text:p>14.205307</text:p>
          </table:table-cell>
          <table:table-cell table:formula="of:=+[.F95]/[.B95]" office:value-type="float" office:value="0.894539704267926">
            <text:p>0.894539704267926</text:p>
          </table:table-cell>
          <table:table-cell table:formula="of:=+[.H95]*100" office:value-type="float" office:value="89.4539704267926">
            <text:p>89.4539704267926</text:p>
          </table:table-cell>
          <table:table-cell table:number-columns-repeated="3"/>
          <table:table-cell table:formula="of:=+([.C95]-[.D95])/([.B95]*10000)" office:value-type="float" office:value="43.7915356398734">
            <text:p>43.79153563987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.532718">
            <text:p>54.532718</text:p>
          </table:table-cell>
          <table:table-cell office:value-type="float" office:value="43286045">
            <text:p>43286045</text:p>
          </table:table-cell>
          <table:table-cell office:value-type="float" office:value="19857908">
            <text:p>19857908</text:p>
          </table:table-cell>
          <table:table-cell table:formula="of:=+[.D96]/[.C96]*100" office:value-type="float" office:value="45.8760046107239">
            <text:p>45.8760046107239</text:p>
          </table:table-cell>
          <table:table-cell table:formula="of:=[.B96]-[.B$1]/[.A96]" office:value-type="float" office:value="48.89067275">
            <text:p>48.89067275</text:p>
          </table:table-cell>
          <table:table-cell table:formula="of:=+[.B$1]-[.B96]" office:value-type="float" office:value="13.171825">
            <text:p>13.171825</text:p>
          </table:table-cell>
          <table:table-cell table:formula="of:=+[.F96]/[.B96]" office:value-type="float" office:value="0.896538345108711">
            <text:p>0.896538345108711</text:p>
          </table:table-cell>
          <table:table-cell table:formula="of:=+[.H96]*100" office:value-type="float" office:value="89.6538345108711">
            <text:p>89.6538345108711</text:p>
          </table:table-cell>
          <table:table-cell table:number-columns-repeated="3"/>
          <table:table-cell table:formula="of:=+([.C96]-[.D96])/([.B96]*10000)" office:value-type="float" office:value="42.9616161805835">
            <text:p>42.96161618058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.585147">
            <text:p>60.585147</text:p>
          </table:table-cell>
          <table:table-cell office:value-type="float" office:value="41830833">
            <text:p>41830833</text:p>
          </table:table-cell>
          <table:table-cell office:value-type="float" office:value="18402695">
            <text:p>18402695</text:p>
          </table:table-cell>
          <table:table-cell table:formula="of:=+[.D97]/[.C97]*100" office:value-type="float" office:value="43.9931353984751">
            <text:p>43.9931353984751</text:p>
          </table:table-cell>
          <table:table-cell table:formula="of:=[.B97]-[.B$1]/[.A97]" office:value-type="float" office:value="55.3771052307692">
            <text:p>55.3771052307692</text:p>
          </table:table-cell>
          <table:table-cell table:formula="of:=+[.B$1]-[.B97]" office:value-type="float" office:value="7.119396">
            <text:p>7.119396</text:p>
          </table:table-cell>
          <table:table-cell table:formula="of:=+[.F97]/[.B97]" office:value-type="float" office:value="0.914037647391847">
            <text:p>0.914037647391847</text:p>
          </table:table-cell>
          <table:table-cell table:formula="of:=+[.H97]*100" office:value-type="float" office:value="91.4037647391847">
            <text:p>91.4037647391847</text:p>
          </table:table-cell>
          <table:table-cell table:number-columns-repeated="3"/>
          <table:table-cell table:formula="of:=+([.C97]-[.D97])/([.B97]*10000)" office:value-type="float" office:value="38.669771652118">
            <text:p>38.66977165211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.489816">
            <text:p>58.489816</text:p>
          </table:table-cell>
          <table:table-cell office:value-type="float" office:value="42967828">
            <text:p>42967828</text:p>
          </table:table-cell>
          <table:table-cell office:value-type="float" office:value="19539690">
            <text:p>19539690</text:p>
          </table:table-cell>
          <table:table-cell table:formula="of:=+[.D98]/[.C98]*100" office:value-type="float" office:value="45.4751634176156">
            <text:p>45.4751634176156</text:p>
          </table:table-cell>
          <table:table-cell table:formula="of:=[.B98]-[.B$1]/[.A98]" office:value-type="float" office:value="53.2817742307692">
            <text:p>53.2817742307692</text:p>
          </table:table-cell>
          <table:table-cell table:formula="of:=+[.B$1]-[.B98]" office:value-type="float" office:value="9.214727">
            <text:p>9.214727</text:p>
          </table:table-cell>
          <table:table-cell table:formula="of:=+[.F98]/[.B98]" office:value-type="float" office:value="0.910958144077068">
            <text:p>0.910958144077068</text:p>
          </table:table-cell>
          <table:table-cell table:formula="of:=+[.H98]*100" office:value-type="float" office:value="91.0958144077069">
            <text:p>91.0958144077069</text:p>
          </table:table-cell>
          <table:table-cell table:number-columns-repeated="3"/>
          <table:table-cell table:formula="of:=+([.C98]-[.D98])/([.B98]*10000)" office:value-type="float" office:value="40.0550721513639">
            <text:p>40.05507215136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.782538">
            <text:p>59.782538</text:p>
          </table:table-cell>
          <table:table-cell office:value-type="float" office:value="42216013">
            <text:p>42216013</text:p>
          </table:table-cell>
          <table:table-cell office:value-type="float" office:value="18787875">
            <text:p>18787875</text:p>
          </table:table-cell>
          <table:table-cell table:formula="of:=+[.D99]/[.C99]*100" office:value-type="float" office:value="44.504143486975">
            <text:p>44.504143486975</text:p>
          </table:table-cell>
          <table:table-cell table:formula="of:=[.B99]-[.B$1]/[.A99]" office:value-type="float" office:value="54.5744962307692">
            <text:p>54.5744962307692</text:p>
          </table:table-cell>
          <table:table-cell table:formula="of:=+[.B$1]-[.B99]" office:value-type="float" office:value="7.922005">
            <text:p>7.922005</text:p>
          </table:table-cell>
          <table:table-cell table:formula="of:=+[.F99]/[.B99]" office:value-type="float" office:value="0.912883561931901">
            <text:p>0.912883561931901</text:p>
          </table:table-cell>
          <table:table-cell table:formula="of:=+[.H99]*100" office:value-type="float" office:value="91.2883561931901">
            <text:p>91.2883561931901</text:p>
          </table:table-cell>
          <table:table-cell table:number-columns-repeated="3"/>
          <table:table-cell table:formula="of:=+([.C99]-[.D99])/([.B99]*10000)" office:value-type="float" office:value="39.1889317245113">
            <text:p>39.18893172451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.006618">
            <text:p>60.006618</text:p>
          </table:table-cell>
          <table:table-cell office:value-type="float" office:value="41818277">
            <text:p>41818277</text:p>
          </table:table-cell>
          <table:table-cell office:value-type="float" office:value="18390139">
            <text:p>18390139</text:p>
          </table:table-cell>
          <table:table-cell table:formula="of:=+[.D100]/[.C100]*100" office:value-type="float" office:value="43.9763192538994">
            <text:p>43.9763192538994</text:p>
          </table:table-cell>
          <table:table-cell table:formula="of:=[.B100]-[.B$1]/[.A100]" office:value-type="float" office:value="54.7985762307692">
            <text:p>54.7985762307692</text:p>
          </table:table-cell>
          <table:table-cell table:formula="of:=+[.B$1]-[.B100]" office:value-type="float" office:value="7.697925">
            <text:p>7.697925</text:p>
          </table:table-cell>
          <table:table-cell table:formula="of:=+[.F100]/[.B100]" office:value-type="float" office:value="0.913208876907031">
            <text:p>0.913208876907031</text:p>
          </table:table-cell>
          <table:table-cell table:formula="of:=+[.H100]*100" office:value-type="float" office:value="91.3208876907031">
            <text:p>91.3208876907031</text:p>
          </table:table-cell>
          <table:table-cell table:number-columns-repeated="3"/>
          <table:table-cell table:formula="of:=+([.C100]-[.D100])/([.B100]*10000)" office:value-type="float" office:value="39.04259026896">
            <text:p>39.042590268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.646367">
            <text:p>59.646367</text:p>
          </table:table-cell>
          <table:table-cell office:value-type="float" office:value="42032594">
            <text:p>42032594</text:p>
          </table:table-cell>
          <table:table-cell office:value-type="float" office:value="18604456">
            <text:p>18604456</text:p>
          </table:table-cell>
          <table:table-cell table:formula="of:=+[.D101]/[.C101]*100" office:value-type="float" office:value="44.2619744096688">
            <text:p>44.2619744096688</text:p>
          </table:table-cell>
          <table:table-cell table:formula="of:=[.B101]-[.B$1]/[.A101]" office:value-type="float" office:value="54.4383252307692">
            <text:p>54.4383252307692</text:p>
          </table:table-cell>
          <table:table-cell table:formula="of:=+[.B$1]-[.B101]" office:value-type="float" office:value="8.058176">
            <text:p>8.058176</text:p>
          </table:table-cell>
          <table:table-cell table:formula="of:=+[.F101]/[.B101]" office:value-type="float" office:value="0.912684677522258">
            <text:p>0.912684677522258</text:p>
          </table:table-cell>
          <table:table-cell table:formula="of:=+[.H101]*100" office:value-type="float" office:value="91.2684677522258">
            <text:p>91.2684677522258</text:p>
          </table:table-cell>
          <table:table-cell table:number-columns-repeated="3"/>
          <table:table-cell table:formula="of:=+([.C101]-[.D101])/([.B101]*10000)" office:value-type="float" office:value="39.2783989677024">
            <text:p>39.27839896770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.989381">
            <text:p>59.989381</text:p>
          </table:table-cell>
          <table:table-cell office:value-type="float" office:value="41847332">
            <text:p>41847332</text:p>
          </table:table-cell>
          <table:table-cell office:value-type="float" office:value="18419194">
            <text:p>18419194</text:p>
          </table:table-cell>
          <table:table-cell table:formula="of:=+[.D102]/[.C102]*100" office:value-type="float" office:value="44.0152170274559">
            <text:p>44.0152170274559</text:p>
          </table:table-cell>
          <table:table-cell table:formula="of:=[.B102]-[.B$1]/[.A102]" office:value-type="float" office:value="54.7813392307692">
            <text:p>54.7813392307692</text:p>
          </table:table-cell>
          <table:table-cell table:formula="of:=+[.B$1]-[.B102]" office:value-type="float" office:value="7.715162">
            <text:p>7.715162</text:p>
          </table:table-cell>
          <table:table-cell table:formula="of:=+[.F102]/[.B102]" office:value-type="float" office:value="0.913183938850265">
            <text:p>0.913183938850265</text:p>
          </table:table-cell>
          <table:table-cell table:formula="of:=+[.H102]*100" office:value-type="float" office:value="91.3183938850265">
            <text:p>91.3183938850265</text:p>
          </table:table-cell>
          <table:table-cell table:number-columns-repeated="3"/>
          <table:table-cell table:formula="of:=+([.C102]-[.D102])/([.B102]*10000)" office:value-type="float" office:value="39.0538085398814">
            <text:p>39.05380853988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.319799">
            <text:p>59.319799</text:p>
          </table:table-cell>
          <table:table-cell office:value-type="float" office:value="42210726">
            <text:p>42210726</text:p>
          </table:table-cell>
          <table:table-cell office:value-type="float" office:value="18782588">
            <text:p>18782588</text:p>
          </table:table-cell>
          <table:table-cell table:formula="of:=+[.D103]/[.C103]*100" office:value-type="float" office:value="44.4971924908375">
            <text:p>44.4971924908375</text:p>
          </table:table-cell>
          <table:table-cell table:formula="of:=[.B103]-[.B$1]/[.A103]" office:value-type="float" office:value="54.1117572307692">
            <text:p>54.1117572307692</text:p>
          </table:table-cell>
          <table:table-cell table:formula="of:=+[.B$1]-[.B103]" office:value-type="float" office:value="8.384744">
            <text:p>8.384744</text:p>
          </table:table-cell>
          <table:table-cell table:formula="of:=+[.F103]/[.B103]" office:value-type="float" office:value="0.912203988263164">
            <text:p>0.912203988263164</text:p>
          </table:table-cell>
          <table:table-cell table:formula="of:=+[.H103]*100" office:value-type="float" office:value="91.2203988263164">
            <text:p>91.2203988263164</text:p>
          </table:table-cell>
          <table:table-cell table:number-columns-repeated="3"/>
          <table:table-cell table:formula="of:=+([.C103]-[.D103])/([.B103]*10000)" office:value-type="float" office:value="39.4946348351585">
            <text:p>39.494634835158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.434872">
            <text:p>59.434872</text:p>
          </table:table-cell>
          <table:table-cell office:value-type="float" office:value="41975088">
            <text:p>41975088</text:p>
          </table:table-cell>
          <table:table-cell office:value-type="float" office:value="18546950">
            <text:p>18546950</text:p>
          </table:table-cell>
          <table:table-cell table:formula="of:=+[.D104]/[.C104]*100" office:value-type="float" office:value="44.1856131427288">
            <text:p>44.1856131427288</text:p>
          </table:table-cell>
          <table:table-cell table:formula="of:=[.B104]-[.B$1]/[.A104]" office:value-type="float" office:value="54.2268302307692">
            <text:p>54.2268302307692</text:p>
          </table:table-cell>
          <table:table-cell table:formula="of:=+[.B$1]-[.B104]" office:value-type="float" office:value="8.269671">
            <text:p>8.269671</text:p>
          </table:table-cell>
          <table:table-cell table:formula="of:=+[.F104]/[.B104]" office:value-type="float" office:value="0.912373971811855">
            <text:p>0.912373971811855</text:p>
          </table:table-cell>
          <table:table-cell table:formula="of:=+[.H104]*100" office:value-type="float" office:value="91.2373971811855">
            <text:p>91.2373971811855</text:p>
          </table:table-cell>
          <table:table-cell table:number-columns-repeated="3"/>
          <table:table-cell table:formula="of:=+([.C104]-[.D104])/([.B104]*10000)" office:value-type="float" office:value="39.4181685122498">
            <text:p>39.41816851224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.41208">
            <text:p>62.41208</text:p>
          </table:table-cell>
          <table:table-cell office:value-type="float" office:value="41540707">
            <text:p>41540707</text:p>
          </table:table-cell>
          <table:table-cell office:value-type="float" office:value="18112568">
            <text:p>18112568</text:p>
          </table:table-cell>
          <table:table-cell table:formula="of:=+[.D105]/[.C105]*100" office:value-type="float" office:value="43.6019733607326">
            <text:p>43.6019733607326</text:p>
          </table:table-cell>
          <table:table-cell table:formula="of:=[.B105]-[.B$1]/[.A105]" office:value-type="float" office:value="57.5760412142857">
            <text:p>57.5760412142857</text:p>
          </table:table-cell>
          <table:table-cell table:formula="of:=+[.B$1]-[.B105]" office:value-type="float" office:value="5.292463">
            <text:p>5.292463</text:p>
          </table:table-cell>
          <table:table-cell table:formula="of:=+[.F105]/[.B105]" office:value-type="float" office:value="0.922514378855595">
            <text:p>0.922514378855595</text:p>
          </table:table-cell>
          <table:table-cell table:formula="of:=+[.H105]*100" office:value-type="float" office:value="92.2514378855595">
            <text:p>92.2514378855595</text:p>
          </table:table-cell>
          <table:table-cell table:number-columns-repeated="3"/>
          <table:table-cell table:formula="of:=+([.C105]-[.D105])/([.B105]*10000)" office:value-type="float" office:value="37.5378276128596">
            <text:p>37.53782761285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.558904">
            <text:p>64.558904</text:p>
          </table:table-cell>
          <table:table-cell office:value-type="float" office:value="41198326">
            <text:p>41198326</text:p>
          </table:table-cell>
          <table:table-cell office:value-type="float" office:value="17770187">
            <text:p>17770187</text:p>
          </table:table-cell>
          <table:table-cell table:formula="of:=+[.D106]/[.C106]*100" office:value-type="float" office:value="43.1332743956636">
            <text:p>43.1332743956636</text:p>
          </table:table-cell>
          <table:table-cell table:formula="of:=[.B106]-[.B$1]/[.A106]" office:value-type="float" office:value="59.7228652142857">
            <text:p>59.7228652142857</text:p>
          </table:table-cell>
          <table:table-cell table:formula="of:=+[.B$1]-[.B106]" office:value-type="float" office:value="3.145639">
            <text:p>3.145639</text:p>
          </table:table-cell>
          <table:table-cell table:formula="of:=+[.F106]/[.B106]" office:value-type="float" office:value="0.925091064344675">
            <text:p>0.925091064344675</text:p>
          </table:table-cell>
          <table:table-cell table:formula="of:=+[.H106]*100" office:value-type="float" office:value="92.5091064344675">
            <text:p>92.5091064344675</text:p>
          </table:table-cell>
          <table:table-cell table:number-columns-repeated="3"/>
          <table:table-cell table:formula="of:=+([.C106]-[.D106])/([.B106]*10000)" office:value-type="float" office:value="36.2895550395341">
            <text:p>36.28955503953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.271893">
            <text:p>63.271893</text:p>
          </table:table-cell>
          <table:table-cell office:value-type="float" office:value="41708235">
            <text:p>41708235</text:p>
          </table:table-cell>
          <table:table-cell office:value-type="float" office:value="18280096">
            <text:p>18280096</text:p>
          </table:table-cell>
          <table:table-cell table:formula="of:=+[.D107]/[.C107]*100" office:value-type="float" office:value="43.8285053299426">
            <text:p>43.8285053299426</text:p>
          </table:table-cell>
          <table:table-cell table:formula="of:=[.B107]-[.B$1]/[.A107]" office:value-type="float" office:value="58.4358542142857">
            <text:p>58.4358542142857</text:p>
          </table:table-cell>
          <table:table-cell table:formula="of:=+[.B$1]-[.B107]" office:value-type="float" office:value="4.43265">
            <text:p>4.43265</text:p>
          </table:table-cell>
          <table:table-cell table:formula="of:=+[.F107]/[.B107]" office:value-type="float" office:value="0.923567344733715">
            <text:p>0.923567344733715</text:p>
          </table:table-cell>
          <table:table-cell table:formula="of:=+[.H107]*100" office:value-type="float" office:value="92.3567344733715">
            <text:p>92.3567344733715</text:p>
          </table:table-cell>
          <table:table-cell table:number-columns-repeated="3"/>
          <table:table-cell table:formula="of:=+([.C107]-[.D107])/([.B107]*10000)" office:value-type="float" office:value="37.0277194014094">
            <text:p>37.02771940140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.811914">
            <text:p>54.811914</text:p>
          </table:table-cell>
          <table:table-cell office:value-type="float" office:value="40388444">
            <text:p>40388444</text:p>
          </table:table-cell>
          <table:table-cell office:value-type="float" office:value="16960305">
            <text:p>16960305</text:p>
          </table:table-cell>
          <table:table-cell table:formula="of:=+[.D108]/[.C108]*100" office:value-type="float" office:value="41.9929646212664">
            <text:p>41.9929646212664</text:p>
          </table:table-cell>
          <table:table-cell table:formula="of:=[.B108]-[.B$1]/[.A108]" office:value-type="float" office:value="49.9758752142857">
            <text:p>49.9758752142857</text:p>
          </table:table-cell>
          <table:table-cell table:formula="of:=+[.B$1]-[.B108]" office:value-type="float" office:value="12.892629">
            <text:p>12.892629</text:p>
          </table:table-cell>
          <table:table-cell table:formula="of:=+[.F108]/[.B108]" office:value-type="float" office:value="0.911770298958831">
            <text:p>0.911770298958831</text:p>
          </table:table-cell>
          <table:table-cell table:formula="of:=+[.H108]*100" office:value-type="float" office:value="91.1770298958831">
            <text:p>91.1770298958831</text:p>
          </table:table-cell>
          <table:table-cell table:number-columns-repeated="3"/>
          <table:table-cell table:formula="of:=+([.C108]-[.D108])/([.B108]*10000)" office:value-type="float" office:value="42.7427858111286">
            <text:p>42.74278581112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.874139">
            <text:p>53.874139</text:p>
          </table:table-cell>
          <table:table-cell office:value-type="float" office:value="40109664">
            <text:p>40109664</text:p>
          </table:table-cell>
          <table:table-cell office:value-type="float" office:value="16681525">
            <text:p>16681525</text:p>
          </table:table-cell>
          <table:table-cell table:formula="of:=+[.D109]/[.C109]*100" office:value-type="float" office:value="41.5897899319226">
            <text:p>41.5897899319226</text:p>
          </table:table-cell>
          <table:table-cell table:formula="of:=[.B109]-[.B$1]/[.A109]" office:value-type="float" office:value="49.0381002142857">
            <text:p>49.0381002142857</text:p>
          </table:table-cell>
          <table:table-cell table:formula="of:=+[.B$1]-[.B109]" office:value-type="float" office:value="13.830404">
            <text:p>13.830404</text:p>
          </table:table-cell>
          <table:table-cell table:formula="of:=+[.F109]/[.B109]" office:value-type="float" office:value="0.910234504430516">
            <text:p>0.910234504430516</text:p>
          </table:table-cell>
          <table:table-cell table:formula="of:=+[.H109]*100" office:value-type="float" office:value="91.0234504430516">
            <text:p>91.0234504430516</text:p>
          </table:table-cell>
          <table:table-cell table:number-columns-repeated="3"/>
          <table:table-cell table:formula="of:=+([.C109]-[.D109])/([.B109]*10000)" office:value-type="float" office:value="43.4867998540079">
            <text:p>43.486799854007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.297389">
            <text:p>53.297389</text:p>
          </table:table-cell>
          <table:table-cell office:value-type="float" office:value="40430843">
            <text:p>40430843</text:p>
          </table:table-cell>
          <table:table-cell office:value-type="float" office:value="17002704">
            <text:p>17002704</text:p>
          </table:table-cell>
          <table:table-cell table:formula="of:=+[.D110]/[.C110]*100" office:value-type="float" office:value="42.0537954155445">
            <text:p>42.0537954155445</text:p>
          </table:table-cell>
          <table:table-cell table:formula="of:=[.B110]-[.B$1]/[.A110]" office:value-type="float" office:value="48.4613502142857">
            <text:p>48.4613502142857</text:p>
          </table:table-cell>
          <table:table-cell table:formula="of:=+[.B$1]-[.B110]" office:value-type="float" office:value="14.407154">
            <text:p>14.407154</text:p>
          </table:table-cell>
          <table:table-cell table:formula="of:=+[.F110]/[.B110]" office:value-type="float" office:value="0.90926312008053">
            <text:p>0.90926312008053</text:p>
          </table:table-cell>
          <table:table-cell table:formula="of:=+[.H110]*100" office:value-type="float" office:value="90.926312008053">
            <text:p>90.926312008053</text:p>
          </table:table-cell>
          <table:table-cell table:number-columns-repeated="3"/>
          <table:table-cell table:formula="of:=+([.C110]-[.D110])/([.B110]*10000)" office:value-type="float" office:value="43.9573859800149">
            <text:p>43.95738598001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.539658">
            <text:p>61.539658</text:p>
          </table:table-cell>
          <table:table-cell office:value-type="float" office:value="39172128">
            <text:p>39172128</text:p>
          </table:table-cell>
          <table:table-cell office:value-type="float" office:value="15743989">
            <text:p>15743989</text:p>
          </table:table-cell>
          <table:table-cell table:formula="of:=+[.D111]/[.C111]*100" office:value-type="float" office:value="40.1918144452096">
            <text:p>40.1918144452096</text:p>
          </table:table-cell>
          <table:table-cell table:formula="of:=[.B111]-[.B$1]/[.A111]" office:value-type="float" office:value="56.7036192142857">
            <text:p>56.7036192142857</text:p>
          </table:table-cell>
          <table:table-cell table:formula="of:=+[.B$1]-[.B111]" office:value-type="float" office:value="6.164885">
            <text:p>6.164885</text:p>
          </table:table-cell>
          <table:table-cell table:formula="of:=+[.F111]/[.B111]" office:value-type="float" office:value="0.921415897603554">
            <text:p>0.921415897603554</text:p>
          </table:table-cell>
          <table:table-cell table:formula="of:=+[.H111]*100" office:value-type="float" office:value="92.1415897603554">
            <text:p>92.1415897603554</text:p>
          </table:table-cell>
          <table:table-cell table:number-columns-repeated="3"/>
          <table:table-cell table:formula="of:=+([.C111]-[.D111])/([.B111]*10000)" office:value-type="float" office:value="38.069985699303">
            <text:p>38.0699856993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.57572">
            <text:p>64.57572</text:p>
          </table:table-cell>
          <table:table-cell office:value-type="float" office:value="40793036">
            <text:p>40793036</text:p>
          </table:table-cell>
          <table:table-cell office:value-type="float" office:value="17364897">
            <text:p>17364897</text:p>
          </table:table-cell>
          <table:table-cell table:formula="of:=+[.D112]/[.C112]*100" office:value-type="float" office:value="42.5682878812942">
            <text:p>42.5682878812942</text:p>
          </table:table-cell>
          <table:table-cell table:formula="of:=[.B112]-[.B$1]/[.A112]" office:value-type="float" office:value="59.7396812142857">
            <text:p>59.7396812142857</text:p>
          </table:table-cell>
          <table:table-cell table:formula="of:=+[.B$1]-[.B112]" office:value-type="float" office:value="3.128823">
            <text:p>3.128823</text:p>
          </table:table-cell>
          <table:table-cell table:formula="of:=+[.F112]/[.B112]" office:value-type="float" office:value="0.925110571191242">
            <text:p>0.925110571191242</text:p>
          </table:table-cell>
          <table:table-cell table:formula="of:=+[.H112]*100" office:value-type="float" office:value="92.5110571191242">
            <text:p>92.5110571191242</text:p>
          </table:table-cell>
          <table:table-cell table:number-columns-repeated="3"/>
          <table:table-cell table:formula="of:=+([.C112]-[.D112])/([.B112]*10000)" office:value-type="float" office:value="36.280104968245">
            <text:p>36.2801049682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.95187">
            <text:p>68.95187</text:p>
          </table:table-cell>
          <table:table-cell office:value-type="float" office:value="39792972">
            <text:p>39792972</text:p>
          </table:table-cell>
          <table:table-cell office:value-type="float" office:value="16364832">
            <text:p>16364832</text:p>
          </table:table-cell>
          <table:table-cell table:formula="of:=+[.D113]/[.C113]*100" office:value-type="float" office:value="41.1249303017628">
            <text:p>41.1249303017628</text:p>
          </table:table-cell>
          <table:table-cell table:formula="of:=[.B113]-[.B$1]/[.A113]" office:value-type="float" office:value="64.4382338">
            <text:p>64.4382338</text:p>
          </table:table-cell>
          <table:table-cell table:formula="of:=+[.B$1]-[.B113]" office:value-type="float" office:value="-1.247327">
            <text:p>-1.247327</text:p>
          </table:table-cell>
          <table:table-cell table:formula="of:=+[.F113]/[.B113]" office:value-type="float" office:value="0.934539321413618">
            <text:p>0.934539321413618</text:p>
          </table:table-cell>
          <table:table-cell table:formula="of:=+[.H113]*100" office:value-type="float" office:value="93.4539321413618">
            <text:p>93.4539321413618</text:p>
          </table:table-cell>
          <table:table-cell table:number-columns-repeated="3"/>
          <table:table-cell table:formula="of:=+([.C113]-[.D113])/([.B113]*10000)" office:value-type="float" office:value="33.9775266428597">
            <text:p>33.97752664285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.361054">
            <text:p>59.361054</text:p>
          </table:table-cell>
          <table:table-cell office:value-type="float" office:value="39821760">
            <text:p>39821760</text:p>
          </table:table-cell>
          <table:table-cell office:value-type="float" office:value="16393620">
            <text:p>16393620</text:p>
          </table:table-cell>
          <table:table-cell table:formula="of:=+[.D114]/[.C114]*100" office:value-type="float" office:value="41.1674923458933">
            <text:p>41.1674923458933</text:p>
          </table:table-cell>
          <table:table-cell table:formula="of:=[.B114]-[.B$1]/[.A114]" office:value-type="float" office:value="54.8474178">
            <text:p>54.8474178</text:p>
          </table:table-cell>
          <table:table-cell table:formula="of:=+[.B$1]-[.B114]" office:value-type="float" office:value="8.343489">
            <text:p>8.343489</text:p>
          </table:table-cell>
          <table:table-cell table:formula="of:=+[.F114]/[.B114]" office:value-type="float" office:value="0.923963004430481">
            <text:p>0.923963004430481</text:p>
          </table:table-cell>
          <table:table-cell table:formula="of:=+[.H114]*100" office:value-type="float" office:value="92.3963004430481">
            <text:p>92.3963004430481</text:p>
          </table:table-cell>
          <table:table-cell table:number-columns-repeated="3"/>
          <table:table-cell table:formula="of:=+([.C114]-[.D114])/([.B114]*10000)" office:value-type="float" office:value="39.4671900535998">
            <text:p>39.46719005359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.940303">
            <text:p>56.940303</text:p>
          </table:table-cell>
          <table:table-cell office:value-type="float" office:value="40031766">
            <text:p>40031766</text:p>
          </table:table-cell>
          <table:table-cell office:value-type="float" office:value="16603626">
            <text:p>16603626</text:p>
          </table:table-cell>
          <table:table-cell table:formula="of:=+[.D115]/[.C115]*100" office:value-type="float" office:value="41.4761267339542">
            <text:p>41.4761267339542</text:p>
          </table:table-cell>
          <table:table-cell table:formula="of:=[.B115]-[.B$1]/[.A115]" office:value-type="float" office:value="52.4266668">
            <text:p>52.4266668</text:p>
          </table:table-cell>
          <table:table-cell table:formula="of:=+[.B$1]-[.B115]" office:value-type="float" office:value="10.76424">
            <text:p>10.76424</text:p>
          </table:table-cell>
          <table:table-cell table:formula="of:=+[.F115]/[.B115]" office:value-type="float" office:value="0.920730379675008">
            <text:p>0.920730379675008</text:p>
          </table:table-cell>
          <table:table-cell table:formula="of:=+[.H115]*100" office:value-type="float" office:value="92.0730379675008">
            <text:p>92.0730379675008</text:p>
          </table:table-cell>
          <table:table-cell table:number-columns-repeated="3"/>
          <table:table-cell table:formula="of:=+([.C115]-[.D115])/([.B115]*10000)" office:value-type="float" office:value="41.1450919044108">
            <text:p>41.14509190441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.183437">
            <text:p>70.183437</text:p>
          </table:table-cell>
          <table:table-cell office:value-type="float" office:value="41409271">
            <text:p>41409271</text:p>
          </table:table-cell>
          <table:table-cell office:value-type="float" office:value="17981131">
            <text:p>17981131</text:p>
          </table:table-cell>
          <table:table-cell table:formula="of:=+[.D116]/[.C116]*100" office:value-type="float" office:value="43.4229595589838">
            <text:p>43.4229595589838</text:p>
          </table:table-cell>
          <table:table-cell table:formula="of:=[.B116]-[.B$1]/[.A116]" office:value-type="float" office:value="65.6698008">
            <text:p>65.6698008</text:p>
          </table:table-cell>
          <table:table-cell table:formula="of:=+[.B$1]-[.B116]" office:value-type="float" office:value="-2.478894">
            <text:p>-2.478894</text:p>
          </table:table-cell>
          <table:table-cell table:formula="of:=+[.F116]/[.B116]" office:value-type="float" office:value="0.935688014253278">
            <text:p>0.935688014253278</text:p>
          </table:table-cell>
          <table:table-cell table:formula="of:=+[.H116]*100" office:value-type="float" office:value="93.5688014253278">
            <text:p>93.5688014253278</text:p>
          </table:table-cell>
          <table:table-cell table:number-columns-repeated="3"/>
          <table:table-cell table:formula="of:=+([.C116]-[.D116])/([.B116]*10000)" office:value-type="float" office:value="33.3812947918182">
            <text:p>33.38129479181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.637834">
            <text:p>69.637834</text:p>
          </table:table-cell>
          <table:table-cell office:value-type="float" office:value="40089711">
            <text:p>40089711</text:p>
          </table:table-cell>
          <table:table-cell office:value-type="float" office:value="16661571">
            <text:p>16661571</text:p>
          </table:table-cell>
          <table:table-cell table:formula="of:=+[.D117]/[.C117]*100" office:value-type="float" office:value="41.5607161648035">
            <text:p>41.5607161648035</text:p>
          </table:table-cell>
          <table:table-cell table:formula="of:=[.B117]-[.B$1]/[.A117]" office:value-type="float" office:value="65.1241978">
            <text:p>65.1241978</text:p>
          </table:table-cell>
          <table:table-cell table:formula="of:=+[.B$1]-[.B117]" office:value-type="float" office:value="-1.933291">
            <text:p>-1.933291</text:p>
          </table:table-cell>
          <table:table-cell table:formula="of:=+[.F117]/[.B117]" office:value-type="float" office:value="0.93518413855319">
            <text:p>0.93518413855319</text:p>
          </table:table-cell>
          <table:table-cell table:formula="of:=+[.H117]*100" office:value-type="float" office:value="93.518413855319">
            <text:p>93.518413855319</text:p>
          </table:table-cell>
          <table:table-cell table:number-columns-repeated="3"/>
          <table:table-cell table:formula="of:=+([.C117]-[.D117])/([.B117]*10000)" office:value-type="float" office:value="33.64283271648">
            <text:p>33.642832716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.814491">
            <text:p>69.814491</text:p>
          </table:table-cell>
          <table:table-cell office:value-type="float" office:value="39817372">
            <text:p>39817372</text:p>
          </table:table-cell>
          <table:table-cell office:value-type="float" office:value="16389232">
            <text:p>16389232</text:p>
          </table:table-cell>
          <table:table-cell table:formula="of:=+[.D118]/[.C118]*100" office:value-type="float" office:value="41.1610088179602">
            <text:p>41.1610088179602</text:p>
          </table:table-cell>
          <table:table-cell table:formula="of:=[.B118]-[.B$1]/[.A118]" office:value-type="float" office:value="65.3008548">
            <text:p>65.3008548</text:p>
          </table:table-cell>
          <table:table-cell table:formula="of:=+[.B$1]-[.B118]" office:value-type="float" office:value="-2.109948">
            <text:p>-2.109948</text:p>
          </table:table-cell>
          <table:table-cell table:formula="of:=+[.F118]/[.B118]" office:value-type="float" office:value="0.935348147134669">
            <text:p>0.935348147134669</text:p>
          </table:table-cell>
          <table:table-cell table:formula="of:=+[.H118]*100" office:value-type="float" office:value="93.5348147134669">
            <text:p>93.5348147134669</text:p>
          </table:table-cell>
          <table:table-cell table:number-columns-repeated="3"/>
          <table:table-cell table:formula="of:=+([.C118]-[.D118])/([.B118]*10000)" office:value-type="float" office:value="33.5577036578266">
            <text:p>33.55770365782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.362411">
            <text:p>70.362411</text:p>
          </table:table-cell>
          <table:table-cell office:value-type="float" office:value="39360533">
            <text:p>39360533</text:p>
          </table:table-cell>
          <table:table-cell office:value-type="float" office:value="15932393">
            <text:p>15932393</text:p>
          </table:table-cell>
          <table:table-cell table:formula="of:=+[.D119]/[.C119]*100" office:value-type="float" office:value="40.4780926111951">
            <text:p>40.4780926111951</text:p>
          </table:table-cell>
          <table:table-cell table:formula="of:=[.B119]-[.B$1]/[.A119]" office:value-type="float" office:value="65.8487748">
            <text:p>65.8487748</text:p>
          </table:table-cell>
          <table:table-cell table:formula="of:=+[.B$1]-[.B119]" office:value-type="float" office:value="-2.65786799999999">
            <text:p>-2.65786799999999</text:p>
          </table:table-cell>
          <table:table-cell table:formula="of:=+[.F119]/[.B119]" office:value-type="float" office:value="0.935851598376866">
            <text:p>0.935851598376866</text:p>
          </table:table-cell>
          <table:table-cell table:formula="of:=+[.H119]*100" office:value-type="float" office:value="93.5851598376866">
            <text:p>93.5851598376866</text:p>
          </table:table-cell>
          <table:table-cell table:number-columns-repeated="3"/>
          <table:table-cell table:formula="of:=+([.C119]-[.D119])/([.B119]*10000)" office:value-type="float" office:value="33.2963860490795">
            <text:p>33.29638604907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.900311">
            <text:p>66.900311</text:p>
          </table:table-cell>
          <table:table-cell office:value-type="float" office:value="40771220">
            <text:p>40771220</text:p>
          </table:table-cell>
          <table:table-cell office:value-type="float" office:value="17343080">
            <text:p>17343080</text:p>
          </table:table-cell>
          <table:table-cell table:formula="of:=+[.D120]/[.C120]*100" office:value-type="float" office:value="42.5375546770492">
            <text:p>42.5375546770492</text:p>
          </table:table-cell>
          <table:table-cell table:formula="of:=[.B120]-[.B$1]/[.A120]" office:value-type="float" office:value="62.3866748">
            <text:p>62.3866748</text:p>
          </table:table-cell>
          <table:table-cell table:formula="of:=+[.B$1]-[.B120]" office:value-type="float" office:value="0.804231999999999">
            <text:p>0.804231999999999</text:p>
          </table:table-cell>
          <table:table-cell table:formula="of:=+[.F120]/[.B120]" office:value-type="float" office:value="0.932531910053453">
            <text:p>0.932531910053453</text:p>
          </table:table-cell>
          <table:table-cell table:formula="of:=+[.H120]*100" office:value-type="float" office:value="93.2531910053453">
            <text:p>93.2531910053453</text:p>
          </table:table-cell>
          <table:table-cell table:number-columns-repeated="3"/>
          <table:table-cell table:formula="of:=+([.C120]-[.D120])/([.B120]*10000)" office:value-type="float" office:value="35.0194784595246">
            <text:p>35.01947845952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.314329">
            <text:p>61.314329</text:p>
          </table:table-cell>
          <table:table-cell office:value-type="float" office:value="39717729">
            <text:p>39717729</text:p>
          </table:table-cell>
          <table:table-cell office:value-type="float" office:value="16289588">
            <text:p>16289588</text:p>
          </table:table-cell>
          <table:table-cell table:formula="of:=+[.D121]/[.C121]*100" office:value-type="float" office:value="41.013392281316">
            <text:p>41.013392281316</text:p>
          </table:table-cell>
          <table:table-cell table:formula="of:=[.B121]-[.B$1]/[.A121]" office:value-type="float" office:value="57.0827950625">
            <text:p>57.0827950625</text:p>
          </table:table-cell>
          <table:table-cell table:formula="of:=+[.B$1]-[.B121]" office:value-type="float" office:value="6.390214">
            <text:p>6.390214</text:p>
          </table:table-cell>
          <table:table-cell table:formula="of:=+[.F121]/[.B121]" office:value-type="float" office:value="0.930986214698688">
            <text:p>0.930986214698688</text:p>
          </table:table-cell>
          <table:table-cell table:formula="of:=+[.H121]*100" office:value-type="float" office:value="93.0986214698688">
            <text:p>93.0986214698688</text:p>
          </table:table-cell>
          <table:table-cell table:number-columns-repeated="3"/>
          <table:table-cell table:formula="of:=+([.C121]-[.D121])/([.B121]*10000)" office:value-type="float" office:value="38.2098954389601">
            <text:p>38.20989543896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.764029">
            <text:p>70.764029</text:p>
          </table:table-cell>
          <table:table-cell office:value-type="float" office:value="39483709">
            <text:p>39483709</text:p>
          </table:table-cell>
          <table:table-cell office:value-type="float" office:value="16055568">
            <text:p>16055568</text:p>
          </table:table-cell>
          <table:table-cell table:formula="of:=+[.D122]/[.C122]*100" office:value-type="float" office:value="40.6637785725753">
            <text:p>40.6637785725753</text:p>
          </table:table-cell>
          <table:table-cell table:formula="of:=[.B122]-[.B$1]/[.A122]" office:value-type="float" office:value="66.5324950625">
            <text:p>66.5324950625</text:p>
          </table:table-cell>
          <table:table-cell table:formula="of:=+[.B$1]-[.B122]" office:value-type="float" office:value="-3.05948599999999">
            <text:p>-3.05948599999999</text:p>
          </table:table-cell>
          <table:table-cell table:formula="of:=+[.F122]/[.B122]" office:value-type="float" office:value="0.940202190331757">
            <text:p>0.940202190331757</text:p>
          </table:table-cell>
          <table:table-cell table:formula="of:=+[.H122]*100" office:value-type="float" office:value="94.0202190331757">
            <text:p>94.0202190331757</text:p>
          </table:table-cell>
          <table:table-cell table:number-columns-repeated="3"/>
          <table:table-cell table:formula="of:=+([.C122]-[.D122])/([.B122]*10000)" office:value-type="float" office:value="33.1074153508133">
            <text:p>33.10741535081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.743817">
            <text:p>64.743817</text:p>
          </table:table-cell>
          <table:table-cell office:value-type="float" office:value="39024507">
            <text:p>39024507</text:p>
          </table:table-cell>
          <table:table-cell office:value-type="float" office:value="15596366">
            <text:p>15596366</text:p>
          </table:table-cell>
          <table:table-cell table:formula="of:=+[.D123]/[.C123]*100" office:value-type="float" office:value="39.9655683030153">
            <text:p>39.9655683030153</text:p>
          </table:table-cell>
          <table:table-cell table:formula="of:=[.B123]-[.B$1]/[.A123]" office:value-type="float" office:value="60.5122830625">
            <text:p>60.5122830625</text:p>
          </table:table-cell>
          <table:table-cell table:formula="of:=+[.B$1]-[.B123]" office:value-type="float" office:value="2.96072599999999">
            <text:p>2.96072599999999</text:p>
          </table:table-cell>
          <table:table-cell table:formula="of:=+[.F123]/[.B123]" office:value-type="float" office:value="0.934641883448114">
            <text:p>0.934641883448114</text:p>
          </table:table-cell>
          <table:table-cell table:formula="of:=+[.H123]*100" office:value-type="float" office:value="93.4641883448114">
            <text:p>93.4641883448114</text:p>
          </table:table-cell>
          <table:table-cell table:number-columns-repeated="3"/>
          <table:table-cell table:formula="of:=+([.C123]-[.D123])/([.B123]*10000)" office:value-type="float" office:value="36.1859125482206">
            <text:p>36.18591254822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.155319">
            <text:p>68.155319</text:p>
          </table:table-cell>
          <table:table-cell office:value-type="float" office:value="38343833">
            <text:p>38343833</text:p>
          </table:table-cell>
          <table:table-cell office:value-type="float" office:value="14915692">
            <text:p>14915692</text:p>
          </table:table-cell>
          <table:table-cell table:formula="of:=+[.D124]/[.C124]*100" office:value-type="float" office:value="38.8998460326071">
            <text:p>38.8998460326071</text:p>
          </table:table-cell>
          <table:table-cell table:formula="of:=[.B124]-[.B$1]/[.A124]" office:value-type="float" office:value="63.9237850625">
            <text:p>63.9237850625</text:p>
          </table:table-cell>
          <table:table-cell table:formula="of:=+[.B$1]-[.B124]" office:value-type="float" office:value="-0.450776000000005">
            <text:p>-0.450776000000005</text:p>
          </table:table-cell>
          <table:table-cell table:formula="of:=+[.F124]/[.B124]" office:value-type="float" office:value="0.937913371992287">
            <text:p>0.937913371992287</text:p>
          </table:table-cell>
          <table:table-cell table:formula="of:=+[.H124]*100" office:value-type="float" office:value="93.7913371992287">
            <text:p>93.7913371992287</text:p>
          </table:table-cell>
          <table:table-cell table:number-columns-repeated="3"/>
          <table:table-cell table:formula="of:=+([.C124]-[.D124])/([.B124]*10000)" office:value-type="float" office:value="34.3746333283247">
            <text:p>34.37463332832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.805746">
            <text:p>74.805746</text:p>
          </table:table-cell>
          <table:table-cell office:value-type="float" office:value="39079968">
            <text:p>39079968</text:p>
          </table:table-cell>
          <table:table-cell office:value-type="float" office:value="15651827">
            <text:p>15651827</text:p>
          </table:table-cell>
          <table:table-cell table:formula="of:=+[.D125]/[.C125]*100" office:value-type="float" office:value="40.0507671858892">
            <text:p>40.0507671858892</text:p>
          </table:table-cell>
          <table:table-cell table:formula="of:=[.B125]-[.B$1]/[.A125]" office:value-type="float" office:value="70.5742120625">
            <text:p>70.5742120625</text:p>
          </table:table-cell>
          <table:table-cell table:formula="of:=+[.B$1]-[.B125]" office:value-type="float" office:value="-7.101203">
            <text:p>-7.101203</text:p>
          </table:table-cell>
          <table:table-cell table:formula="of:=+[.F125]/[.B125]" office:value-type="float" office:value="0.943433036046456">
            <text:p>0.943433036046456</text:p>
          </table:table-cell>
          <table:table-cell table:formula="of:=+[.H125]*100" office:value-type="float" office:value="94.3433036046456">
            <text:p>94.3433036046456</text:p>
          </table:table-cell>
          <table:table-cell table:number-columns-repeated="3"/>
          <table:table-cell table:formula="of:=+([.C125]-[.D125])/([.B125]*10000)" office:value-type="float" office:value="31.3186382767976">
            <text:p>31.31863827679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.430736">
            <text:p>64.430736</text:p>
          </table:table-cell>
          <table:table-cell office:value-type="float" office:value="39267649">
            <text:p>39267649</text:p>
          </table:table-cell>
          <table:table-cell office:value-type="float" office:value="15839508">
            <text:p>15839508</text:p>
          </table:table-cell>
          <table:table-cell table:formula="of:=+[.D126]/[.C126]*100" office:value-type="float" office:value="40.3372964854606">
            <text:p>40.3372964854606</text:p>
          </table:table-cell>
          <table:table-cell table:formula="of:=[.B126]-[.B$1]/[.A126]" office:value-type="float" office:value="60.1992020625">
            <text:p>60.1992020625</text:p>
          </table:table-cell>
          <table:table-cell table:formula="of:=+[.B$1]-[.B126]" office:value-type="float" office:value="3.273807">
            <text:p>3.273807</text:p>
          </table:table-cell>
          <table:table-cell table:formula="of:=+[.F126]/[.B126]" office:value-type="float" office:value="0.934324296132517">
            <text:p>0.934324296132517</text:p>
          </table:table-cell>
          <table:table-cell table:formula="of:=+[.H126]*100" office:value-type="float" office:value="93.4324296132517">
            <text:p>93.4324296132517</text:p>
          </table:table-cell>
          <table:table-cell table:number-columns-repeated="3"/>
          <table:table-cell table:formula="of:=+([.C126]-[.D126])/([.B126]*10000)" office:value-type="float" office:value="36.3617466669945">
            <text:p>36.36174666699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7.891549">
            <text:p>67.891549</text:p>
          </table:table-cell>
          <table:table-cell office:value-type="float" office:value="38174772">
            <text:p>38174772</text:p>
          </table:table-cell>
          <table:table-cell office:value-type="float" office:value="14746631">
            <text:p>14746631</text:p>
          </table:table-cell>
          <table:table-cell table:formula="of:=+[.D127]/[.C127]*100" office:value-type="float" office:value="38.6292575630838">
            <text:p>38.6292575630838</text:p>
          </table:table-cell>
          <table:table-cell table:formula="of:=[.B127]-[.B$1]/[.A127]" office:value-type="float" office:value="63.6600150625">
            <text:p>63.6600150625</text:p>
          </table:table-cell>
          <table:table-cell table:formula="of:=+[.B$1]-[.B127]" office:value-type="float" office:value="-0.187005999999997">
            <text:p>-0.187005999999997</text:p>
          </table:table-cell>
          <table:table-cell table:formula="of:=+[.F127]/[.B127]" office:value-type="float" office:value="0.937672155079272">
            <text:p>0.937672155079272</text:p>
          </table:table-cell>
          <table:table-cell table:formula="of:=+[.H127]*100" office:value-type="float" office:value="93.7672155079272">
            <text:p>93.7672155079272</text:p>
          </table:table-cell>
          <table:table-cell table:number-columns-repeated="3"/>
          <table:table-cell table:formula="of:=+([.C127]-[.D127])/([.B127]*10000)" office:value-type="float" office:value="34.5081845164558">
            <text:p>34.508184516455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.124577">
            <text:p>68.124577</text:p>
          </table:table-cell>
          <table:table-cell office:value-type="float" office:value="38279403">
            <text:p>38279403</text:p>
          </table:table-cell>
          <table:table-cell office:value-type="float" office:value="14851262">
            <text:p>14851262</text:p>
          </table:table-cell>
          <table:table-cell table:formula="of:=+[.D128]/[.C128]*100" office:value-type="float" office:value="38.7970052719997">
            <text:p>38.7970052719997</text:p>
          </table:table-cell>
          <table:table-cell table:formula="of:=[.B128]-[.B$1]/[.A128]" office:value-type="float" office:value="63.8930430625">
            <text:p>63.8930430625</text:p>
          </table:table-cell>
          <table:table-cell table:formula="of:=+[.B$1]-[.B128]" office:value-type="float" office:value="-0.420034000000001">
            <text:p>-0.420034000000001</text:p>
          </table:table-cell>
          <table:table-cell table:formula="of:=+[.F128]/[.B128]" office:value-type="float" office:value="0.937885354686312">
            <text:p>0.937885354686312</text:p>
          </table:table-cell>
          <table:table-cell table:formula="of:=+[.H128]*100" office:value-type="float" office:value="93.7885354686312">
            <text:p>93.7885354686312</text:p>
          </table:table-cell>
          <table:table-cell table:number-columns-repeated="3"/>
          <table:table-cell table:formula="of:=+([.C128]-[.D128])/([.B128]*10000)" office:value-type="float" office:value="34.3901452775259">
            <text:p>34.39014527752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633742">
            <text:p>75.633742</text:p>
          </table:table-cell>
          <table:table-cell office:value-type="float" office:value="38730694">
            <text:p>38730694</text:p>
          </table:table-cell>
          <table:table-cell office:value-type="float" office:value="15302552">
            <text:p>15302552</text:p>
          </table:table-cell>
          <table:table-cell table:formula="of:=+[.D129]/[.C129]*100" office:value-type="float" office:value="39.510141491397">
            <text:p>39.510141491397</text:p>
          </table:table-cell>
          <table:table-cell table:formula="of:=[.B129]-[.B$1]/[.A129]" office:value-type="float" office:value="71.6511218235294">
            <text:p>71.6511218235294</text:p>
          </table:table-cell>
          <table:table-cell table:formula="of:=+[.B$1]-[.B129]" office:value-type="float" office:value="-7.929199">
            <text:p>-7.929199</text:p>
          </table:table-cell>
          <table:table-cell table:formula="of:=+[.F129]/[.B129]" office:value-type="float" office:value="0.947343340800584">
            <text:p>0.947343340800584</text:p>
          </table:table-cell>
          <table:table-cell table:formula="of:=+[.H129]*100" office:value-type="float" office:value="94.7343340800584">
            <text:p>94.7343340800584</text:p>
          </table:table-cell>
          <table:table-cell table:number-columns-repeated="3"/>
          <table:table-cell table:formula="of:=+([.C129]-[.D129])/([.B129]*10000)" office:value-type="float" office:value="30.9757806244731">
            <text:p>30.97578062447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.026462">
            <text:p>73.026462</text:p>
          </table:table-cell>
          <table:table-cell office:value-type="float" office:value="37555903">
            <text:p>37555903</text:p>
          </table:table-cell>
          <table:table-cell office:value-type="float" office:value="14127761">
            <text:p>14127761</text:p>
          </table:table-cell>
          <table:table-cell table:formula="of:=+[.D130]/[.C130]*100" office:value-type="float" office:value="37.6179504990201">
            <text:p>37.6179504990201</text:p>
          </table:table-cell>
          <table:table-cell table:formula="of:=[.B130]-[.B$1]/[.A130]" office:value-type="float" office:value="69.0438418235294">
            <text:p>69.0438418235294</text:p>
          </table:table-cell>
          <table:table-cell table:formula="of:=+[.B$1]-[.B130]" office:value-type="float" office:value="-5.32191899999999">
            <text:p>-5.32191899999999</text:p>
          </table:table-cell>
          <table:table-cell table:formula="of:=+[.F130]/[.B130]" office:value-type="float" office:value="0.945463328396348">
            <text:p>0.945463328396348</text:p>
          </table:table-cell>
          <table:table-cell table:formula="of:=+[.H130]*100" office:value-type="float" office:value="94.5463328396348">
            <text:p>94.5463328396348</text:p>
          </table:table-cell>
          <table:table-cell table:number-columns-repeated="3"/>
          <table:table-cell table:formula="of:=+([.C130]-[.D130])/([.B130]*10000)" office:value-type="float" office:value="32.0817158032386">
            <text:p>32.08171580323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.849128">
            <text:p>75.849128</text:p>
          </table:table-cell>
          <table:table-cell office:value-type="float" office:value="39325020">
            <text:p>39325020</text:p>
          </table:table-cell>
          <table:table-cell office:value-type="float" office:value="15896878">
            <text:p>15896878</text:p>
          </table:table-cell>
          <table:table-cell table:formula="of:=+[.D131]/[.C131]*100" office:value-type="float" office:value="40.4243354485262">
            <text:p>40.4243354485262</text:p>
          </table:table-cell>
          <table:table-cell table:formula="of:=[.B131]-[.B$1]/[.A131]" office:value-type="float" office:value="71.8665078235294">
            <text:p>71.8665078235294</text:p>
          </table:table-cell>
          <table:table-cell table:formula="of:=+[.B$1]-[.B131]" office:value-type="float" office:value="-8.14458499999999">
            <text:p>-8.14458499999999</text:p>
          </table:table-cell>
          <table:table-cell table:formula="of:=+[.F131]/[.B131]" office:value-type="float" office:value="0.947492867993544">
            <text:p>0.947492867993544</text:p>
          </table:table-cell>
          <table:table-cell table:formula="of:=+[.H131]*100" office:value-type="float" office:value="94.7492867993544">
            <text:p>94.7492867993544</text:p>
          </table:table-cell>
          <table:table-cell table:number-columns-repeated="3"/>
          <table:table-cell table:formula="of:=+([.C131]-[.D131])/([.B131]*10000)" office:value-type="float" office:value="30.8878198309676">
            <text:p>30.887819830967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.050231">
            <text:p>73.050231</text:p>
          </table:table-cell>
          <table:table-cell office:value-type="float" office:value="37267539">
            <text:p>37267539</text:p>
          </table:table-cell>
          <table:table-cell office:value-type="float" office:value="13839397">
            <text:p>13839397</text:p>
          </table:table-cell>
          <table:table-cell table:formula="of:=+[.D132]/[.C132]*100" office:value-type="float" office:value="37.1352586496254">
            <text:p>37.1352586496254</text:p>
          </table:table-cell>
          <table:table-cell table:formula="of:=[.B132]-[.B$1]/[.A132]" office:value-type="float" office:value="69.0676108235294">
            <text:p>69.0676108235294</text:p>
          </table:table-cell>
          <table:table-cell table:formula="of:=+[.B$1]-[.B132]" office:value-type="float" office:value="-5.345688">
            <text:p>-5.345688</text:p>
          </table:table-cell>
          <table:table-cell table:formula="of:=+[.F132]/[.B132]" office:value-type="float" office:value="0.945481073475721">
            <text:p>0.945481073475721</text:p>
          </table:table-cell>
          <table:table-cell table:formula="of:=+[.H132]*100" office:value-type="float" office:value="94.5481073475721">
            <text:p>94.5481073475721</text:p>
          </table:table-cell>
          <table:table-cell table:number-columns-repeated="3"/>
          <table:table-cell table:formula="of:=+([.C132]-[.D132])/([.B132]*10000)" office:value-type="float" office:value="32.0712770915126">
            <text:p>32.07127709151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formula="of:=+[.D133]/[.C133]*100" office:value-type="float" office:value="0">
            <text:p>#DIV/0!</text:p>
          </table:table-cell>
          <table:table-cell table:formula="of:=[.B133]-[.B$1]/[.A133]" office:value-type="float" office:value="-3.98262017647059">
            <text:p>-3.98262017647059</text:p>
          </table:table-cell>
          <table:table-cell table:formula="of:=+[.B$1]-[.B133]" office:value-type="float" office:value="67.704543">
            <text:p>67.704543</text:p>
          </table:table-cell>
          <table:table-cell table:formula="of:=+[.F133]/[.B133]" office:value-type="float" office:value="0">
            <text:p>#DIV/0!</text:p>
          </table:table-cell>
          <table:table-cell table:formula="of:=+[.H133]*100" office:value-type="float" office:value="0">
            <text:p>#DIV/0!</text:p>
          </table:table-cell>
          <table:table-cell table:number-columns-repeated="3"/>
          <table:table-cell table:formula="of:=+([.C133]-[.D133])/([.B133]*10000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.590984">
            <text:p>73.590984</text:p>
          </table:table-cell>
          <table:table-cell office:value-type="float" office:value="37945585">
            <text:p>37945585</text:p>
          </table:table-cell>
          <table:table-cell office:value-type="float" office:value="14517443">
            <text:p>14517443</text:p>
          </table:table-cell>
          <table:table-cell table:formula="of:=+[.D134]/[.C134]*100" office:value-type="float" office:value="38.2585826519739">
            <text:p>38.2585826519739</text:p>
          </table:table-cell>
          <table:table-cell table:formula="of:=[.B134]-[.B$1]/[.A134]" office:value-type="float" office:value="69.6083638235294">
            <text:p>69.6083638235294</text:p>
          </table:table-cell>
          <table:table-cell table:formula="of:=+[.B$1]-[.B134]" office:value-type="float" office:value="-5.88644100000001">
            <text:p>-5.88644100000001</text:p>
          </table:table-cell>
          <table:table-cell table:formula="of:=+[.F134]/[.B134]" office:value-type="float" office:value="0.9458816833259">
            <text:p>0.9458816833259</text:p>
          </table:table-cell>
          <table:table-cell table:formula="of:=+[.H134]*100" office:value-type="float" office:value="94.58816833259">
            <text:p>94.58816833259</text:p>
          </table:table-cell>
          <table:table-cell table:number-columns-repeated="3"/>
          <table:table-cell table:formula="of:=+([.C134]-[.D134])/([.B134]*10000)" office:value-type="float" office:value="31.8356145366938">
            <text:p>31.83561453669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.006677">
            <text:p>76.006677</text:p>
          </table:table-cell>
          <table:table-cell office:value-type="float" office:value="38931119">
            <text:p>38931119</text:p>
          </table:table-cell>
          <table:table-cell office:value-type="float" office:value="15502977">
            <text:p>15502977</text:p>
          </table:table-cell>
          <table:table-cell table:formula="of:=+[.D135]/[.C135]*100" office:value-type="float" office:value="39.8215550906718">
            <text:p>39.8215550906718</text:p>
          </table:table-cell>
          <table:table-cell table:formula="of:=[.B135]-[.B$1]/[.A135]" office:value-type="float" office:value="72.0240568235294">
            <text:p>72.0240568235294</text:p>
          </table:table-cell>
          <table:table-cell table:formula="of:=+[.B$1]-[.B135]" office:value-type="float" office:value="-8.302134">
            <text:p>-8.302134</text:p>
          </table:table-cell>
          <table:table-cell table:formula="of:=+[.F135]/[.B135]" office:value-type="float" office:value="0.947601706407049">
            <text:p>0.947601706407049</text:p>
          </table:table-cell>
          <table:table-cell table:formula="of:=+[.H135]*100" office:value-type="float" office:value="94.7601706407049">
            <text:p>94.7601706407049</text:p>
          </table:table-cell>
          <table:table-cell table:number-columns-repeated="3"/>
          <table:table-cell table:formula="of:=+([.C135]-[.D135])/([.B135]*10000)" office:value-type="float" office:value="30.8237945989929">
            <text:p>30.823794598992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.105136">
            <text:p>73.105136</text:p>
          </table:table-cell>
          <table:table-cell office:value-type="float" office:value="37863942">
            <text:p>37863942</text:p>
          </table:table-cell>
          <table:table-cell office:value-type="float" office:value="14435800">
            <text:p>14435800</text:p>
          </table:table-cell>
          <table:table-cell table:formula="of:=+[.D136]/[.C136]*100" office:value-type="float" office:value="38.1254545551543">
            <text:p>38.1254545551543</text:p>
          </table:table-cell>
          <table:table-cell table:formula="of:=[.B136]-[.B$1]/[.A136]" office:value-type="float" office:value="69.1225158235294">
            <text:p>69.1225158235294</text:p>
          </table:table-cell>
          <table:table-cell table:formula="of:=+[.B$1]-[.B136]" office:value-type="float" office:value="-5.400593">
            <text:p>-5.400593</text:p>
          </table:table-cell>
          <table:table-cell table:formula="of:=+[.F136]/[.B136]" office:value-type="float" office:value="0.945522019458789">
            <text:p>0.945522019458789</text:p>
          </table:table-cell>
          <table:table-cell table:formula="of:=+[.H136]*100" office:value-type="float" office:value="94.5522019458789">
            <text:p>94.5522019458789</text:p>
          </table:table-cell>
          <table:table-cell table:number-columns-repeated="3"/>
          <table:table-cell table:formula="of:=+([.C136]-[.D136])/([.B136]*10000)" office:value-type="float" office:value="32.0471902275101">
            <text:p>32.0471902275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.096848">
            <text:p>73.096848</text:p>
          </table:table-cell>
          <table:table-cell office:value-type="float" office:value="37945048">
            <text:p>37945048</text:p>
          </table:table-cell>
          <table:table-cell office:value-type="float" office:value="14516905">
            <text:p>14516905</text:p>
          </table:table-cell>
          <table:table-cell table:formula="of:=+[.D137]/[.C137]*100" office:value-type="float" office:value="38.2577062493108">
            <text:p>38.2577062493108</text:p>
          </table:table-cell>
          <table:table-cell table:formula="of:=[.B137]-[.B$1]/[.A137]" office:value-type="float" office:value="69.3354845">
            <text:p>69.3354845</text:p>
          </table:table-cell>
          <table:table-cell table:formula="of:=+[.B$1]-[.B137]" office:value-type="float" office:value="-5.39230499999999">
            <text:p>-5.39230499999999</text:p>
          </table:table-cell>
          <table:table-cell table:formula="of:=+[.F137]/[.B137]" office:value-type="float" office:value="0.948542740173968">
            <text:p>0.948542740173968</text:p>
          </table:table-cell>
          <table:table-cell table:formula="of:=+[.H137]*100" office:value-type="float" office:value="94.8542740173968">
            <text:p>94.8542740173968</text:p>
          </table:table-cell>
          <table:table-cell table:number-columns-repeated="3"/>
          <table:table-cell table:formula="of:=+([.C137]-[.D137])/([.B137]*10000)" office:value-type="float" office:value="32.0508252284695">
            <text:p>32.05082522846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.826116">
            <text:p>78.826116</text:p>
          </table:table-cell>
          <table:table-cell office:value-type="float" office:value="38743083">
            <text:p>38743083</text:p>
          </table:table-cell>
          <table:table-cell office:value-type="float" office:value="15314940">
            <text:p>15314940</text:p>
          </table:table-cell>
          <table:table-cell table:formula="of:=+[.D138]/[.C138]*100" office:value-type="float" office:value="39.5294819464935">
            <text:p>39.5294819464935</text:p>
          </table:table-cell>
          <table:table-cell table:formula="of:=[.B138]-[.B$1]/[.A138]" office:value-type="float" office:value="75.0647525">
            <text:p>75.0647525</text:p>
          </table:table-cell>
          <table:table-cell table:formula="of:=+[.B$1]-[.B138]" office:value-type="float" office:value="-11.121573">
            <text:p>-11.121573</text:p>
          </table:table-cell>
          <table:table-cell table:formula="of:=+[.F138]/[.B138]" office:value-type="float" office:value="0.95228277516553">
            <text:p>0.95228277516553</text:p>
          </table:table-cell>
          <table:table-cell table:formula="of:=+[.H138]*100" office:value-type="float" office:value="95.228277516553">
            <text:p>95.228277516553</text:p>
          </table:table-cell>
          <table:table-cell table:number-columns-repeated="3"/>
          <table:table-cell table:formula="of:=+([.C138]-[.D138])/([.B138]*10000)" office:value-type="float" office:value="29.7212956680499">
            <text:p>29.72129566804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.466802">
            <text:p>71.466802</text:p>
          </table:table-cell>
          <table:table-cell office:value-type="float" office:value="37928780">
            <text:p>37928780</text:p>
          </table:table-cell>
          <table:table-cell office:value-type="float" office:value="14500637">
            <text:p>14500637</text:p>
          </table:table-cell>
          <table:table-cell table:formula="of:=+[.D139]/[.C139]*100" office:value-type="float" office:value="38.2312244158657">
            <text:p>38.2312244158657</text:p>
          </table:table-cell>
          <table:table-cell table:formula="of:=[.B139]-[.B$1]/[.A139]" office:value-type="float" office:value="67.7054385">
            <text:p>67.7054385</text:p>
          </table:table-cell>
          <table:table-cell table:formula="of:=+[.B$1]-[.B139]" office:value-type="float" office:value="-3.762259">
            <text:p>-3.762259</text:p>
          </table:table-cell>
          <table:table-cell table:formula="of:=+[.F139]/[.B139]" office:value-type="float" office:value="0.94736908054176">
            <text:p>0.94736908054176</text:p>
          </table:table-cell>
          <table:table-cell table:formula="of:=+[.H139]*100" office:value-type="float" office:value="94.736908054176">
            <text:p>94.736908054176</text:p>
          </table:table-cell>
          <table:table-cell table:number-columns-repeated="3"/>
          <table:table-cell table:formula="of:=+([.C139]-[.D139])/([.B139]*10000)" office:value-type="float" office:value="32.7818544336152">
            <text:p>32.78185443361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.2158">
            <text:p>78.2158</text:p>
          </table:table-cell>
          <table:table-cell office:value-type="float" office:value="37482073">
            <text:p>37482073</text:p>
          </table:table-cell>
          <table:table-cell office:value-type="float" office:value="14053930">
            <text:p>14053930</text:p>
          </table:table-cell>
          <table:table-cell table:formula="of:=+[.D140]/[.C140]*100" office:value-type="float" office:value="37.4950713104902">
            <text:p>37.4950713104902</text:p>
          </table:table-cell>
          <table:table-cell table:formula="of:=[.B140]-[.B$1]/[.A140]" office:value-type="float" office:value="74.4544365">
            <text:p>74.4544365</text:p>
          </table:table-cell>
          <table:table-cell table:formula="of:=+[.B$1]-[.B140]" office:value-type="float" office:value="-10.511257">
            <text:p>-10.511257</text:p>
          </table:table-cell>
          <table:table-cell table:formula="of:=+[.F140]/[.B140]" office:value-type="float" office:value="0.951910438811595">
            <text:p>0.951910438811595</text:p>
          </table:table-cell>
          <table:table-cell table:formula="of:=+[.H140]*100" office:value-type="float" office:value="95.1910438811596">
            <text:p>95.1910438811596</text:p>
          </table:table-cell>
          <table:table-cell table:number-columns-repeated="3"/>
          <table:table-cell table:formula="of:=+([.C140]-[.D140])/([.B140]*10000)" office:value-type="float" office:value="29.9532102209528">
            <text:p>29.95321022095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.596369">
            <text:p>82.596369</text:p>
          </table:table-cell>
          <table:table-cell office:value-type="float" office:value="36406280">
            <text:p>36406280</text:p>
          </table:table-cell>
          <table:table-cell office:value-type="float" office:value="12978137">
            <text:p>12978137</text:p>
          </table:table-cell>
          <table:table-cell table:formula="of:=+[.D141]/[.C141]*100" office:value-type="float" office:value="35.6480722556658">
            <text:p>35.6480722556658</text:p>
          </table:table-cell>
          <table:table-cell table:formula="of:=[.B141]-[.B$1]/[.A141]" office:value-type="float" office:value="78.8350055">
            <text:p>78.8350055</text:p>
          </table:table-cell>
          <table:table-cell table:formula="of:=+[.B$1]-[.B141]" office:value-type="float" office:value="-14.891826">
            <text:p>-14.891826</text:p>
          </table:table-cell>
          <table:table-cell table:formula="of:=+[.F141]/[.B141]" office:value-type="float" office:value="0.954460909776797">
            <text:p>0.954460909776797</text:p>
          </table:table-cell>
          <table:table-cell table:formula="of:=+[.H141]*100" office:value-type="float" office:value="95.4460909776797">
            <text:p>95.4460909776797</text:p>
          </table:table-cell>
          <table:table-cell table:number-columns-repeated="3"/>
          <table:table-cell table:formula="of:=+([.C141]-[.D141])/([.B141]*10000)" office:value-type="float" office:value="28.3646161249534">
            <text:p>28.36461612495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.727624">
            <text:p>70.727624</text:p>
          </table:table-cell>
          <table:table-cell office:value-type="float" office:value="37082647">
            <text:p>37082647</text:p>
          </table:table-cell>
          <table:table-cell office:value-type="float" office:value="13654504">
            <text:p>13654504</text:p>
          </table:table-cell>
          <table:table-cell table:formula="of:=+[.D142]/[.C142]*100" office:value-type="float" office:value="36.8218158752259">
            <text:p>36.8218158752259</text:p>
          </table:table-cell>
          <table:table-cell table:formula="of:=[.B142]-[.B$1]/[.A142]" office:value-type="float" office:value="66.9662605">
            <text:p>66.9662605</text:p>
          </table:table-cell>
          <table:table-cell table:formula="of:=+[.B$1]-[.B142]" office:value-type="float" office:value="-3.023081">
            <text:p>-3.023081</text:p>
          </table:table-cell>
          <table:table-cell table:formula="of:=+[.F142]/[.B142]" office:value-type="float" office:value="0.946819032122442">
            <text:p>0.946819032122442</text:p>
          </table:table-cell>
          <table:table-cell table:formula="of:=+[.H142]*100" office:value-type="float" office:value="94.6819032122442">
            <text:p>94.6819032122442</text:p>
          </table:table-cell>
          <table:table-cell table:number-columns-repeated="3"/>
          <table:table-cell table:formula="of:=+([.C142]-[.D142])/([.B142]*10000)" office:value-type="float" office:value="33.1244592636111">
            <text:p>33.12445926361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.585228">
            <text:p>82.585228</text:p>
          </table:table-cell>
          <table:table-cell office:value-type="float" office:value="37063143">
            <text:p>37063143</text:p>
          </table:table-cell>
          <table:table-cell office:value-type="float" office:value="13635000">
            <text:p>13635000</text:p>
          </table:table-cell>
          <table:table-cell table:formula="of:=+[.D143]/[.C143]*100" office:value-type="float" office:value="36.7885691723446">
            <text:p>36.7885691723446</text:p>
          </table:table-cell>
          <table:table-cell table:formula="of:=[.B143]-[.B$1]/[.A143]" office:value-type="float" office:value="78.8238645">
            <text:p>78.8238645</text:p>
          </table:table-cell>
          <table:table-cell table:formula="of:=+[.B$1]-[.B143]" office:value-type="float" office:value="-14.880685">
            <text:p>-14.880685</text:p>
          </table:table-cell>
          <table:table-cell table:formula="of:=+[.F143]/[.B143]" office:value-type="float" office:value="0.954454766414158">
            <text:p>0.954454766414158</text:p>
          </table:table-cell>
          <table:table-cell table:formula="of:=+[.H143]*100" office:value-type="float" office:value="95.4454766414158">
            <text:p>95.4454766414158</text:p>
          </table:table-cell>
          <table:table-cell table:number-columns-repeated="3"/>
          <table:table-cell table:formula="of:=+([.C143]-[.D143])/([.B143]*10000)" office:value-type="float" office:value="28.3684425984754">
            <text:p>28.36844259847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.210021">
            <text:p>77.210021</text:p>
          </table:table-cell>
          <table:table-cell office:value-type="float" office:value="36356287">
            <text:p>36356287</text:p>
          </table:table-cell>
          <table:table-cell office:value-type="float" office:value="12928144">
            <text:p>12928144</text:p>
          </table:table-cell>
          <table:table-cell table:formula="of:=+[.D144]/[.C144]*100" office:value-type="float" office:value="35.5595828583926">
            <text:p>35.5595828583926</text:p>
          </table:table-cell>
          <table:table-cell table:formula="of:=[.B144]-[.B$1]/[.A144]" office:value-type="float" office:value="73.4486575">
            <text:p>73.4486575</text:p>
          </table:table-cell>
          <table:table-cell table:formula="of:=+[.B$1]-[.B144]" office:value-type="float" office:value="-9.505478">
            <text:p>-9.505478</text:p>
          </table:table-cell>
          <table:table-cell table:formula="of:=+[.F144]/[.B144]" office:value-type="float" office:value="0.951283998485119">
            <text:p>0.951283998485119</text:p>
          </table:table-cell>
          <table:table-cell table:formula="of:=+[.H144]*100" office:value-type="float" office:value="95.1283998485119">
            <text:p>95.1283998485119</text:p>
          </table:table-cell>
          <table:table-cell table:number-columns-repeated="3"/>
          <table:table-cell table:formula="of:=+([.C144]-[.D144])/([.B144]*10000)" office:value-type="float" office:value="30.3433967463887">
            <text:p>30.34339674638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0.201935">
            <text:p>80.201935</text:p>
          </table:table-cell>
          <table:table-cell office:value-type="float" office:value="36719571">
            <text:p>36719571</text:p>
          </table:table-cell>
          <table:table-cell office:value-type="float" office:value="13291427">
            <text:p>13291427</text:p>
          </table:table-cell>
          <table:table-cell table:formula="of:=+[.D145]/[.C145]*100" office:value-type="float" office:value="36.1971195142775">
            <text:p>36.1971195142775</text:p>
          </table:table-cell>
          <table:table-cell table:formula="of:=[.B145]-[.B$1]/[.A145]" office:value-type="float" office:value="76.638538">
            <text:p>76.638538</text:p>
          </table:table-cell>
          <table:table-cell table:formula="of:=+[.B$1]-[.B145]" office:value-type="float" office:value="-12.497392">
            <text:p>-12.497392</text:p>
          </table:table-cell>
          <table:table-cell table:formula="of:=+[.F145]/[.B145]" office:value-type="float" office:value="0.955569687938327">
            <text:p>0.955569687938327</text:p>
          </table:table-cell>
          <table:table-cell table:formula="of:=+[.H145]*100" office:value-type="float" office:value="95.5569687938327">
            <text:p>95.5569687938327</text:p>
          </table:table-cell>
          <table:table-cell table:number-columns-repeated="3"/>
          <table:table-cell table:formula="of:=+([.C145]-[.D145])/([.B145]*10000)" office:value-type="float" office:value="29.2114448360878">
            <text:p>29.211444836087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3.699645">
            <text:p>83.699645</text:p>
          </table:table-cell>
          <table:table-cell office:value-type="float" office:value="36689896">
            <text:p>36689896</text:p>
          </table:table-cell>
          <table:table-cell office:value-type="float" office:value="13261752">
            <text:p>13261752</text:p>
          </table:table-cell>
          <table:table-cell table:formula="of:=+[.D146]/[.C146]*100" office:value-type="float" office:value="36.1455153756773">
            <text:p>36.1455153756773</text:p>
          </table:table-cell>
          <table:table-cell table:formula="of:=[.B146]-[.B$1]/[.A146]" office:value-type="float" office:value="80.136248">
            <text:p>80.136248</text:p>
          </table:table-cell>
          <table:table-cell table:formula="of:=+[.B$1]-[.B146]" office:value-type="float" office:value="-15.995102">
            <text:p>-15.995102</text:p>
          </table:table-cell>
          <table:table-cell table:formula="of:=+[.F146]/[.B146]" office:value-type="float" office:value="0.957426378570662">
            <text:p>0.957426378570662</text:p>
          </table:table-cell>
          <table:table-cell table:formula="of:=+[.H146]*100" office:value-type="float" office:value="95.7426378570662">
            <text:p>95.7426378570662</text:p>
          </table:table-cell>
          <table:table-cell table:number-columns-repeated="3"/>
          <table:table-cell table:formula="of:=+([.C146]-[.D146])/([.B146]*10000)" office:value-type="float" office:value="27.9907328161308">
            <text:p>27.99073281613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7.439838">
            <text:p>87.439838</text:p>
          </table:table-cell>
          <table:table-cell office:value-type="float" office:value="36477849">
            <text:p>36477849</text:p>
          </table:table-cell>
          <table:table-cell office:value-type="float" office:value="13049705">
            <text:p>13049705</text:p>
          </table:table-cell>
          <table:table-cell table:formula="of:=+[.D147]/[.C147]*100" office:value-type="float" office:value="35.7743270443386">
            <text:p>35.7743270443386</text:p>
          </table:table-cell>
          <table:table-cell table:formula="of:=[.B147]-[.B$1]/[.A147]" office:value-type="float" office:value="83.876441">
            <text:p>83.876441</text:p>
          </table:table-cell>
          <table:table-cell table:formula="of:=+[.B$1]-[.B147]" office:value-type="float" office:value="-19.735295">
            <text:p>-19.735295</text:p>
          </table:table-cell>
          <table:table-cell table:formula="of:=+[.F147]/[.B147]" office:value-type="float" office:value="0.95924744279604">
            <text:p>0.95924744279604</text:p>
          </table:table-cell>
          <table:table-cell table:formula="of:=+[.H147]*100" office:value-type="float" office:value="95.924744279604">
            <text:p>95.924744279604</text:p>
          </table:table-cell>
          <table:table-cell table:number-columns-repeated="3"/>
          <table:table-cell table:formula="of:=+([.C147]-[.D147])/([.B147]*10000)" office:value-type="float" office:value="26.7934439677256">
            <text:p>26.79344396772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.022808">
            <text:p>84.022808</text:p>
          </table:table-cell>
          <table:table-cell office:value-type="float" office:value="34600493">
            <text:p>34600493</text:p>
          </table:table-cell>
          <table:table-cell office:value-type="float" office:value="11172349">
            <text:p>11172349</text:p>
          </table:table-cell>
          <table:table-cell table:formula="of:=+[.D148]/[.C148]*100" office:value-type="float" office:value="32.2895659319074">
            <text:p>32.2895659319074</text:p>
          </table:table-cell>
          <table:table-cell table:formula="of:=[.B148]-[.B$1]/[.A148]" office:value-type="float" office:value="80.459411">
            <text:p>80.459411</text:p>
          </table:table-cell>
          <table:table-cell table:formula="of:=+[.B$1]-[.B148]" office:value-type="float" office:value="-16.318265">
            <text:p>-16.318265</text:p>
          </table:table-cell>
          <table:table-cell table:formula="of:=+[.F148]/[.B148]" office:value-type="float" office:value="0.957590122434375">
            <text:p>0.957590122434375</text:p>
          </table:table-cell>
          <table:table-cell table:formula="of:=+[.H148]*100" office:value-type="float" office:value="95.7590122434375">
            <text:p>95.7590122434375</text:p>
          </table:table-cell>
          <table:table-cell table:number-columns-repeated="3"/>
          <table:table-cell table:formula="of:=+([.C148]-[.D148])/([.B148]*10000)" office:value-type="float" office:value="27.8830766998408">
            <text:p>27.88307669984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.910869">
            <text:p>76.910869</text:p>
          </table:table-cell>
          <table:table-cell office:value-type="float" office:value="37314549">
            <text:p>37314549</text:p>
          </table:table-cell>
          <table:table-cell office:value-type="float" office:value="13886405">
            <text:p>13886405</text:p>
          </table:table-cell>
          <table:table-cell table:formula="of:=+[.D149]/[.C149]*100" office:value-type="float" office:value="37.2144521966486">
            <text:p>37.2144521966486</text:p>
          </table:table-cell>
          <table:table-cell table:formula="of:=[.B149]-[.B$1]/[.A149]" office:value-type="float" office:value="73.347472">
            <text:p>73.347472</text:p>
          </table:table-cell>
          <table:table-cell table:formula="of:=+[.B$1]-[.B149]" office:value-type="float" office:value="-9.206326">
            <text:p>-9.206326</text:p>
          </table:table-cell>
          <table:table-cell table:formula="of:=+[.F149]/[.B149]" office:value-type="float" office:value="0.953668486049742">
            <text:p>0.953668486049742</text:p>
          </table:table-cell>
          <table:table-cell table:formula="of:=+[.H149]*100" office:value-type="float" office:value="95.3668486049742">
            <text:p>95.3668486049742</text:p>
          </table:table-cell>
          <table:table-cell table:number-columns-repeated="3"/>
          <table:table-cell table:formula="of:=+([.C149]-[.D149])/([.B149]*10000)" office:value-type="float" office:value="30.4614215189793">
            <text:p>30.461421518979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3.057513">
            <text:p>83.057513</text:p>
          </table:table-cell>
          <table:table-cell office:value-type="float" office:value="36833606">
            <text:p>36833606</text:p>
          </table:table-cell>
          <table:table-cell office:value-type="float" office:value="13405462">
            <text:p>13405462</text:p>
          </table:table-cell>
          <table:table-cell table:formula="of:=+[.D150]/[.C150]*100" office:value-type="float" office:value="36.3946500377943">
            <text:p>36.3946500377943</text:p>
          </table:table-cell>
          <table:table-cell table:formula="of:=[.B150]-[.B$1]/[.A150]" office:value-type="float" office:value="79.494116">
            <text:p>79.494116</text:p>
          </table:table-cell>
          <table:table-cell table:formula="of:=+[.B$1]-[.B150]" office:value-type="float" office:value="-15.35297">
            <text:p>-15.35297</text:p>
          </table:table-cell>
          <table:table-cell table:formula="of:=+[.F150]/[.B150]" office:value-type="float" office:value="0.957097234539156">
            <text:p>0.957097234539156</text:p>
          </table:table-cell>
          <table:table-cell table:formula="of:=+[.H150]*100" office:value-type="float" office:value="95.7097234539156">
            <text:p>95.7097234539156</text:p>
          </table:table-cell>
          <table:table-cell table:number-columns-repeated="3"/>
          <table:table-cell table:formula="of:=+([.C150]-[.D150])/([.B150]*10000)" office:value-type="float" office:value="28.207134013271">
            <text:p>28.2071340132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2.988626">
            <text:p>82.988626</text:p>
          </table:table-cell>
          <table:table-cell office:value-type="float" office:value="35652761">
            <text:p>35652761</text:p>
          </table:table-cell>
          <table:table-cell office:value-type="float" office:value="12224617">
            <text:p>12224617</text:p>
          </table:table-cell>
          <table:table-cell table:formula="of:=+[.D151]/[.C151]*100" office:value-type="float" office:value="34.287995255122">
            <text:p>34.287995255122</text:p>
          </table:table-cell>
          <table:table-cell table:formula="of:=[.B151]-[.B$1]/[.A151]" office:value-type="float" office:value="79.425229">
            <text:p>79.425229</text:p>
          </table:table-cell>
          <table:table-cell table:formula="of:=+[.B$1]-[.B151]" office:value-type="float" office:value="-15.284083">
            <text:p>-15.284083</text:p>
          </table:table-cell>
          <table:table-cell table:formula="of:=+[.F151]/[.B151]" office:value-type="float" office:value="0.957061621914309">
            <text:p>0.957061621914309</text:p>
          </table:table-cell>
          <table:table-cell table:formula="of:=+[.H151]*100" office:value-type="float" office:value="95.7061621914309">
            <text:p>95.7061621914309</text:p>
          </table:table-cell>
          <table:table-cell table:number-columns-repeated="3"/>
          <table:table-cell table:formula="of:=+([.C151]-[.D151])/([.B151]*10000)" office:value-type="float" office:value="28.2305481235465">
            <text:p>28.23054812354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.813424">
            <text:p>79.813424</text:p>
          </table:table-cell>
          <table:table-cell office:value-type="float" office:value="36533614">
            <text:p>36533614</text:p>
          </table:table-cell>
          <table:table-cell office:value-type="float" office:value="13105470">
            <text:p>13105470</text:p>
          </table:table-cell>
          <table:table-cell table:formula="of:=+[.D152]/[.C152]*100" office:value-type="float" office:value="35.872361272553">
            <text:p>35.872361272553</text:p>
          </table:table-cell>
          <table:table-cell table:formula="of:=[.B152]-[.B$1]/[.A152]" office:value-type="float" office:value="76.250027">
            <text:p>76.250027</text:p>
          </table:table-cell>
          <table:table-cell table:formula="of:=+[.B$1]-[.B152]" office:value-type="float" office:value="-12.108881">
            <text:p>-12.108881</text:p>
          </table:table-cell>
          <table:table-cell table:formula="of:=+[.F152]/[.B152]" office:value-type="float" office:value="0.955353412729167">
            <text:p>0.955353412729167</text:p>
          </table:table-cell>
          <table:table-cell table:formula="of:=+[.H152]*100" office:value-type="float" office:value="95.5353412729167">
            <text:p>95.5353412729167</text:p>
          </table:table-cell>
          <table:table-cell table:number-columns-repeated="3"/>
          <table:table-cell table:formula="of:=+([.C152]-[.D152])/([.B152]*10000)" office:value-type="float" office:value="29.3536385558399">
            <text:p>29.35363855583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6.111753">
            <text:p>86.111753</text:p>
          </table:table-cell>
          <table:table-cell office:value-type="float" office:value="35331124">
            <text:p>35331124</text:p>
          </table:table-cell>
          <table:table-cell office:value-type="float" office:value="11902979">
            <text:p>11902979</text:p>
          </table:table-cell>
          <table:table-cell table:formula="of:=+[.D153]/[.C153]*100" office:value-type="float" office:value="33.689782980015">
            <text:p>33.689782980015</text:p>
          </table:table-cell>
          <table:table-cell table:formula="of:=[.B153]-[.B$1]/[.A153]" office:value-type="float" office:value="82.72652585">
            <text:p>82.72652585</text:p>
          </table:table-cell>
          <table:table-cell table:formula="of:=+[.B$1]-[.B153]" office:value-type="float" office:value="-18.40721">
            <text:p>-18.40721</text:p>
          </table:table-cell>
          <table:table-cell table:formula="of:=+[.F153]/[.B153]" office:value-type="float" office:value="0.9606879777491">
            <text:p>0.9606879777491</text:p>
          </table:table-cell>
          <table:table-cell table:formula="of:=+[.H153]*100" office:value-type="float" office:value="96.06879777491">
            <text:p>96.06879777491</text:p>
          </table:table-cell>
          <table:table-cell table:number-columns-repeated="3"/>
          <table:table-cell table:formula="of:=+([.C153]-[.D153])/([.B153]*10000)" office:value-type="float" office:value="27.2066752606929">
            <text:p>27.20667526069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1.737476">
            <text:p>91.737476</text:p>
          </table:table-cell>
          <table:table-cell office:value-type="float" office:value="34615451">
            <text:p>34615451</text:p>
          </table:table-cell>
          <table:table-cell office:value-type="float" office:value="11187306">
            <text:p>11187306</text:p>
          </table:table-cell>
          <table:table-cell table:formula="of:=+[.D154]/[.C154]*100" office:value-type="float" office:value="32.3188220196813">
            <text:p>32.3188220196813</text:p>
          </table:table-cell>
          <table:table-cell table:formula="of:=[.B154]-[.B$1]/[.A154]" office:value-type="float" office:value="88.35224885">
            <text:p>88.35224885</text:p>
          </table:table-cell>
          <table:table-cell table:formula="of:=+[.B$1]-[.B154]" office:value-type="float" office:value="-24.032933">
            <text:p>-24.032933</text:p>
          </table:table-cell>
          <table:table-cell table:formula="of:=+[.F154]/[.B154]" office:value-type="float" office:value="0.963098754210329">
            <text:p>0.963098754210329</text:p>
          </table:table-cell>
          <table:table-cell table:formula="of:=+[.H154]*100" office:value-type="float" office:value="96.309875421033">
            <text:p>96.309875421033</text:p>
          </table:table-cell>
          <table:table-cell table:number-columns-repeated="3"/>
          <table:table-cell table:formula="of:=+([.C154]-[.D154])/([.B154]*10000)" office:value-type="float" office:value="25.538248948554">
            <text:p>25.5382489485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.260158">
            <text:p>81.260158</text:p>
          </table:table-cell>
          <table:table-cell office:value-type="float" office:value="36718278">
            <text:p>36718278</text:p>
          </table:table-cell>
          <table:table-cell office:value-type="float" office:value="13290133">
            <text:p>13290133</text:p>
          </table:table-cell>
          <table:table-cell table:formula="of:=+[.D155]/[.C155]*100" office:value-type="float" office:value="36.1948700317591">
            <text:p>36.1948700317591</text:p>
          </table:table-cell>
          <table:table-cell table:formula="of:=[.B155]-[.B$1]/[.A155]" office:value-type="float" office:value="77.87493085">
            <text:p>77.87493085</text:p>
          </table:table-cell>
          <table:table-cell table:formula="of:=+[.B$1]-[.B155]" office:value-type="float" office:value="-13.555615">
            <text:p>-13.555615</text:p>
          </table:table-cell>
          <table:table-cell table:formula="of:=+[.F155]/[.B155]" office:value-type="float" office:value="0.95834087413416">
            <text:p>0.95834087413416</text:p>
          </table:table-cell>
          <table:table-cell table:formula="of:=+[.H155]*100" office:value-type="float" office:value="95.834087413416">
            <text:p>95.834087413416</text:p>
          </table:table-cell>
          <table:table-cell table:number-columns-repeated="3"/>
          <table:table-cell table:formula="of:=+([.C155]-[.D155])/([.B155]*10000)" office:value-type="float" office:value="28.8310354995864">
            <text:p>28.831035499586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.948206">
            <text:p>87.948206</text:p>
          </table:table-cell>
          <table:table-cell office:value-type="float" office:value="34346357">
            <text:p>34346357</text:p>
          </table:table-cell>
          <table:table-cell office:value-type="float" office:value="10918212">
            <text:p>10918212</text:p>
          </table:table-cell>
          <table:table-cell table:formula="of:=+[.D156]/[.C156]*100" office:value-type="float" office:value="31.7885591185115">
            <text:p>31.7885591185115</text:p>
          </table:table-cell>
          <table:table-cell table:formula="of:=[.B156]-[.B$1]/[.A156]" office:value-type="float" office:value="84.56297885">
            <text:p>84.56297885</text:p>
          </table:table-cell>
          <table:table-cell table:formula="of:=+[.B$1]-[.B156]" office:value-type="float" office:value="-20.243663">
            <text:p>-20.243663</text:p>
          </table:table-cell>
          <table:table-cell table:formula="of:=+[.F156]/[.B156]" office:value-type="float" office:value="0.96150885499586">
            <text:p>0.96150885499586</text:p>
          </table:table-cell>
          <table:table-cell table:formula="of:=+[.H156]*100" office:value-type="float" office:value="96.150885499586">
            <text:p>96.150885499586</text:p>
          </table:table-cell>
          <table:table-cell table:number-columns-repeated="3"/>
          <table:table-cell table:formula="of:=+([.C156]-[.D156])/([.B156]*10000)" office:value-type="float" office:value="26.6385706605545">
            <text:p>26.63857066055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.917242">
            <text:p>81.917242</text:p>
          </table:table-cell>
          <table:table-cell office:value-type="float" office:value="36264591">
            <text:p>36264591</text:p>
          </table:table-cell>
          <table:table-cell office:value-type="float" office:value="12836446">
            <text:p>12836446</text:p>
          </table:table-cell>
          <table:table-cell table:formula="of:=+[.D157]/[.C157]*100" office:value-type="float" office:value="35.3966380042725">
            <text:p>35.3966380042725</text:p>
          </table:table-cell>
          <table:table-cell table:formula="of:=[.B157]-[.B$1]/[.A157]" office:value-type="float" office:value="78.53201485">
            <text:p>78.53201485</text:p>
          </table:table-cell>
          <table:table-cell table:formula="of:=+[.B$1]-[.B157]" office:value-type="float" office:value="-14.212699">
            <text:p>-14.212699</text:p>
          </table:table-cell>
          <table:table-cell table:formula="of:=+[.F157]/[.B157]" office:value-type="float" office:value="0.958675035104331">
            <text:p>0.958675035104331</text:p>
          </table:table-cell>
          <table:table-cell table:formula="of:=+[.H157]*100" office:value-type="float" office:value="95.8675035104331">
            <text:p>95.8675035104331</text:p>
          </table:table-cell>
          <table:table-cell table:number-columns-repeated="3"/>
          <table:table-cell table:formula="of:=+([.C157]-[.D157])/([.B157]*10000)" office:value-type="float" office:value="28.5997726827766">
            <text:p>28.59977268277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3.685558">
            <text:p>83.685558</text:p>
          </table:table-cell>
          <table:table-cell office:value-type="float" office:value="34856590">
            <text:p>34856590</text:p>
          </table:table-cell>
          <table:table-cell office:value-type="float" office:value="11428445">
            <text:p>11428445</text:p>
          </table:table-cell>
          <table:table-cell table:formula="of:=+[.D158]/[.C158]*100" office:value-type="float" office:value="32.7870425649784">
            <text:p>32.7870425649784</text:p>
          </table:table-cell>
          <table:table-cell table:formula="of:=[.B158]-[.B$1]/[.A158]" office:value-type="float" office:value="80.30033085">
            <text:p>80.30033085</text:p>
          </table:table-cell>
          <table:table-cell table:formula="of:=+[.B$1]-[.B158]" office:value-type="float" office:value="-15.981015">
            <text:p>-15.981015</text:p>
          </table:table-cell>
          <table:table-cell table:formula="of:=+[.F158]/[.B158]" office:value-type="float" office:value="0.959548251443815">
            <text:p>0.959548251443815</text:p>
          </table:table-cell>
          <table:table-cell table:formula="of:=+[.H158]*100" office:value-type="float" office:value="95.9548251443816">
            <text:p>95.9548251443816</text:p>
          </table:table-cell>
          <table:table-cell table:number-columns-repeated="3"/>
          <table:table-cell table:formula="of:=+([.C158]-[.D158])/([.B158]*10000)" office:value-type="float" office:value="27.9954457613821">
            <text:p>27.99544576138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.643853">
            <text:p>81.643853</text:p>
          </table:table-cell>
          <table:table-cell office:value-type="float" office:value="36742934">
            <text:p>36742934</text:p>
          </table:table-cell>
          <table:table-cell office:value-type="float" office:value="13314789">
            <text:p>13314789</text:p>
          </table:table-cell>
          <table:table-cell table:formula="of:=+[.D159]/[.C159]*100" office:value-type="float" office:value="36.2376858636275">
            <text:p>36.2376858636275</text:p>
          </table:table-cell>
          <table:table-cell table:formula="of:=[.B159]-[.B$1]/[.A159]" office:value-type="float" office:value="78.25862585">
            <text:p>78.25862585</text:p>
          </table:table-cell>
          <table:table-cell table:formula="of:=+[.B$1]-[.B159]" office:value-type="float" office:value="-13.93931">
            <text:p>-13.93931</text:p>
          </table:table-cell>
          <table:table-cell table:formula="of:=+[.F159]/[.B159]" office:value-type="float" office:value="0.958536656152178">
            <text:p>0.958536656152178</text:p>
          </table:table-cell>
          <table:table-cell table:formula="of:=+[.H159]*100" office:value-type="float" office:value="95.8536656152178">
            <text:p>95.8536656152178</text:p>
          </table:table-cell>
          <table:table-cell table:number-columns-repeated="3"/>
          <table:table-cell table:formula="of:=+([.C159]-[.D159])/([.B159]*10000)" office:value-type="float" office:value="28.6955406183488">
            <text:p>28.69554061834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8.638409">
            <text:p>88.638409</text:p>
          </table:table-cell>
          <table:table-cell office:value-type="float" office:value="36056049">
            <text:p>36056049</text:p>
          </table:table-cell>
          <table:table-cell office:value-type="float" office:value="12627904">
            <text:p>12627904</text:p>
          </table:table-cell>
          <table:table-cell table:formula="of:=+[.D160]/[.C160]*100" office:value-type="float" office:value="35.0229832447809">
            <text:p>35.0229832447809</text:p>
          </table:table-cell>
          <table:table-cell table:formula="of:=[.B160]-[.B$1]/[.A160]" office:value-type="float" office:value="85.25318185">
            <text:p>85.25318185</text:p>
          </table:table-cell>
          <table:table-cell table:formula="of:=+[.B$1]-[.B160]" office:value-type="float" office:value="-20.933866">
            <text:p>-20.933866</text:p>
          </table:table-cell>
          <table:table-cell table:formula="of:=+[.F160]/[.B160]" office:value-type="float" office:value="0.961808574993714">
            <text:p>0.961808574993714</text:p>
          </table:table-cell>
          <table:table-cell table:formula="of:=+[.H160]*100" office:value-type="float" office:value="96.1808574993714">
            <text:p>96.1808574993714</text:p>
          </table:table-cell>
          <table:table-cell table:number-columns-repeated="3"/>
          <table:table-cell table:formula="of:=+([.C160]-[.D160])/([.B160]*10000)" office:value-type="float" office:value="26.4311434109789">
            <text:p>26.43114341097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2.087437">
            <text:p>82.087437</text:p>
          </table:table-cell>
          <table:table-cell office:value-type="float" office:value="33676861">
            <text:p>33676861</text:p>
          </table:table-cell>
          <table:table-cell office:value-type="float" office:value="10248715">
            <text:p>10248715</text:p>
          </table:table-cell>
          <table:table-cell table:formula="of:=+[.D161]/[.C161]*100" office:value-type="float" office:value="30.432512697665">
            <text:p>30.432512697665</text:p>
          </table:table-cell>
          <table:table-cell table:formula="of:=[.B161]-[.B$1]/[.A161]" office:value-type="float" office:value="78.8634111428571">
            <text:p>78.8634111428571</text:p>
          </table:table-cell>
          <table:table-cell table:formula="of:=+[.B$1]-[.B161]" office:value-type="float" office:value="-14.382894">
            <text:p>-14.382894</text:p>
          </table:table-cell>
          <table:table-cell table:formula="of:=+[.F161]/[.B161]" office:value-type="float" office:value="0.960724491164916">
            <text:p>0.960724491164916</text:p>
          </table:table-cell>
          <table:table-cell table:formula="of:=+[.H161]*100" office:value-type="float" office:value="96.0724491164917">
            <text:p>96.0724491164917</text:p>
          </table:table-cell>
          <table:table-cell table:number-columns-repeated="3"/>
          <table:table-cell table:formula="of:=+([.C161]-[.D161])/([.B161]*10000)" office:value-type="float" office:value="28.5404769063505">
            <text:p>28.54047690635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3.32425">
            <text:p>83.32425</text:p>
          </table:table-cell>
          <table:table-cell office:value-type="float" office:value="33462828">
            <text:p>33462828</text:p>
          </table:table-cell>
          <table:table-cell office:value-type="float" office:value="10034682">
            <text:p>10034682</text:p>
          </table:table-cell>
          <table:table-cell table:formula="of:=+[.D162]/[.C162]*100" office:value-type="float" office:value="29.9875491694844">
            <text:p>29.9875491694844</text:p>
          </table:table-cell>
          <table:table-cell table:formula="of:=[.B162]-[.B$1]/[.A162]" office:value-type="float" office:value="80.1002241428571">
            <text:p>80.1002241428571</text:p>
          </table:table-cell>
          <table:table-cell table:formula="of:=+[.B$1]-[.B162]" office:value-type="float" office:value="-15.619707">
            <text:p>-15.619707</text:p>
          </table:table-cell>
          <table:table-cell table:formula="of:=+[.F162]/[.B162]" office:value-type="float" office:value="0.961307472228759">
            <text:p>0.961307472228759</text:p>
          </table:table-cell>
          <table:table-cell table:formula="of:=+[.H162]*100" office:value-type="float" office:value="96.1307472228759">
            <text:p>96.1307472228759</text:p>
          </table:table-cell>
          <table:table-cell table:number-columns-repeated="3"/>
          <table:table-cell table:formula="of:=+([.C162]-[.D162])/([.B162]*10000)" office:value-type="float" office:value="28.116839935553">
            <text:p>28.1168399355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1.844832">
            <text:p>91.844832</text:p>
          </table:table-cell>
          <table:table-cell office:value-type="float" office:value="31375673">
            <text:p>31375673</text:p>
          </table:table-cell>
          <table:table-cell office:value-type="float" office:value="7947527">
            <text:p>7947527</text:p>
          </table:table-cell>
          <table:table-cell table:formula="of:=+[.D163]/[.C163]*100" office:value-type="float" office:value="25.3302200083485">
            <text:p>25.3302200083485</text:p>
          </table:table-cell>
          <table:table-cell table:formula="of:=[.B163]-[.B$1]/[.A163]" office:value-type="float" office:value="88.6208061428571">
            <text:p>88.6208061428571</text:p>
          </table:table-cell>
          <table:table-cell table:formula="of:=+[.B$1]-[.B163]" office:value-type="float" office:value="-24.140289">
            <text:p>-24.140289</text:p>
          </table:table-cell>
          <table:table-cell table:formula="of:=+[.F163]/[.B163]" office:value-type="float" office:value="0.964897035718429">
            <text:p>0.964897035718429</text:p>
          </table:table-cell>
          <table:table-cell table:formula="of:=+[.H163]*100" office:value-type="float" office:value="96.4897035718429">
            <text:p>96.4897035718429</text:p>
          </table:table-cell>
          <table:table-cell table:number-columns-repeated="3"/>
          <table:table-cell table:formula="of:=+([.C163]-[.D163])/([.B163]*10000)" office:value-type="float" office:value="25.5083987741412">
            <text:p>25.50839877414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.527432">
            <text:p>93.527432</text:p>
          </table:table-cell>
          <table:table-cell office:value-type="float" office:value="34815353">
            <text:p>34815353</text:p>
          </table:table-cell>
          <table:table-cell office:value-type="float" office:value="11387207">
            <text:p>11387207</text:p>
          </table:table-cell>
          <table:table-cell table:formula="of:=+[.D164]/[.C164]*100" office:value-type="float" office:value="32.7074293918548">
            <text:p>32.7074293918548</text:p>
          </table:table-cell>
          <table:table-cell table:formula="of:=[.B164]-[.B$1]/[.A164]" office:value-type="float" office:value="90.3034061428571">
            <text:p>90.3034061428571</text:p>
          </table:table-cell>
          <table:table-cell table:formula="of:=+[.B$1]-[.B164]" office:value-type="float" office:value="-25.822889">
            <text:p>-25.822889</text:p>
          </table:table-cell>
          <table:table-cell table:formula="of:=+[.F164]/[.B164]" office:value-type="float" office:value="0.965528553621114">
            <text:p>0.965528553621114</text:p>
          </table:table-cell>
          <table:table-cell table:formula="of:=+[.H164]*100" office:value-type="float" office:value="96.5528553621114">
            <text:p>96.5528553621114</text:p>
          </table:table-cell>
          <table:table-cell table:number-columns-repeated="3"/>
          <table:table-cell table:formula="of:=+([.C164]-[.D164])/([.B164]*10000)" office:value-type="float" office:value="25.0494913620637">
            <text:p>25.04949136206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8.127676">
            <text:p>88.127676</text:p>
          </table:table-cell>
          <table:table-cell office:value-type="float" office:value="31640949">
            <text:p>31640949</text:p>
          </table:table-cell>
          <table:table-cell office:value-type="float" office:value="8212803">
            <text:p>8212803</text:p>
          </table:table-cell>
          <table:table-cell table:formula="of:=+[.D165]/[.C165]*100" office:value-type="float" office:value="25.9562473932119">
            <text:p>25.9562473932119</text:p>
          </table:table-cell>
          <table:table-cell table:formula="of:=[.B165]-[.B$1]/[.A165]" office:value-type="float" office:value="84.9036501428571">
            <text:p>84.9036501428571</text:p>
          </table:table-cell>
          <table:table-cell table:formula="of:=+[.B$1]-[.B165]" office:value-type="float" office:value="-20.423133">
            <text:p>-20.423133</text:p>
          </table:table-cell>
          <table:table-cell table:formula="of:=+[.F165]/[.B165]" office:value-type="float" office:value="0.963416420317916">
            <text:p>0.963416420317916</text:p>
          </table:table-cell>
          <table:table-cell table:formula="of:=+[.H165]*100" office:value-type="float" office:value="96.3416420317916">
            <text:p>96.3416420317916</text:p>
          </table:table-cell>
          <table:table-cell table:number-columns-repeated="3"/>
          <table:table-cell table:formula="of:=+([.C165]-[.D165])/([.B165]*10000)" office:value-type="float" office:value="26.5843229543464">
            <text:p>26.584322954346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8.734239">
            <text:p>88.734239</text:p>
          </table:table-cell>
          <table:table-cell office:value-type="float" office:value="31051604">
            <text:p>31051604</text:p>
          </table:table-cell>
          <table:table-cell office:value-type="float" office:value="7623458">
            <text:p>7623458</text:p>
          </table:table-cell>
          <table:table-cell table:formula="of:=+[.D166]/[.C166]*100" office:value-type="float" office:value="24.5509314108218">
            <text:p>24.5509314108218</text:p>
          </table:table-cell>
          <table:table-cell table:formula="of:=[.B166]-[.B$1]/[.A166]" office:value-type="float" office:value="85.5102131428571">
            <text:p>85.5102131428571</text:p>
          </table:table-cell>
          <table:table-cell table:formula="of:=+[.B$1]-[.B166]" office:value-type="float" office:value="-21.029696">
            <text:p>-21.029696</text:p>
          </table:table-cell>
          <table:table-cell table:formula="of:=+[.F166]/[.B166]" office:value-type="float" office:value="0.963666495667553">
            <text:p>0.963666495667553</text:p>
          </table:table-cell>
          <table:table-cell table:formula="of:=+[.H166]*100" office:value-type="float" office:value="96.3666495667553">
            <text:p>96.3666495667553</text:p>
          </table:table-cell>
          <table:table-cell table:number-columns-repeated="3"/>
          <table:table-cell table:formula="of:=+([.C166]-[.D166])/([.B166]*10000)" office:value-type="float" office:value="26.4025997901441">
            <text:p>26.40259979014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9.34611">
            <text:p>89.34611</text:p>
          </table:table-cell>
          <table:table-cell office:value-type="float" office:value="34681660">
            <text:p>34681660</text:p>
          </table:table-cell>
          <table:table-cell office:value-type="float" office:value="11253514">
            <text:p>11253514</text:p>
          </table:table-cell>
          <table:table-cell table:formula="of:=+[.D167]/[.C167]*100" office:value-type="float" office:value="32.448025844207">
            <text:p>32.448025844207</text:p>
          </table:table-cell>
          <table:table-cell table:formula="of:=[.B167]-[.B$1]/[.A167]" office:value-type="float" office:value="86.1220841428571">
            <text:p>86.1220841428571</text:p>
          </table:table-cell>
          <table:table-cell table:formula="of:=+[.B$1]-[.B167]" office:value-type="float" office:value="-21.641567">
            <text:p>-21.641567</text:p>
          </table:table-cell>
          <table:table-cell table:formula="of:=+[.F167]/[.B167]" office:value-type="float" office:value="0.963915319232781">
            <text:p>0.963915319232781</text:p>
          </table:table-cell>
          <table:table-cell table:formula="of:=+[.H167]*100" office:value-type="float" office:value="96.3915319232781">
            <text:p>96.3915319232781</text:p>
          </table:table-cell>
          <table:table-cell table:number-columns-repeated="3"/>
          <table:table-cell table:formula="of:=+([.C167]-[.D167])/([.B167]*10000)" office:value-type="float" office:value="26.2217862646734">
            <text:p>26.22178626467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2.57388">
            <text:p>92.57388</text:p>
          </table:table-cell>
          <table:table-cell office:value-type="float" office:value="33679255">
            <text:p>33679255</text:p>
          </table:table-cell>
          <table:table-cell office:value-type="float" office:value="10251109">
            <text:p>10251109</text:p>
          </table:table-cell>
          <table:table-cell table:formula="of:=+[.D168]/[.C168]*100" office:value-type="float" office:value="30.437457716924">
            <text:p>30.437457716924</text:p>
          </table:table-cell>
          <table:table-cell table:formula="of:=[.B168]-[.B$1]/[.A168]" office:value-type="float" office:value="89.3498541428571">
            <text:p>89.3498541428571</text:p>
          </table:table-cell>
          <table:table-cell table:formula="of:=+[.B$1]-[.B168]" office:value-type="float" office:value="-24.869337">
            <text:p>-24.869337</text:p>
          </table:table-cell>
          <table:table-cell table:formula="of:=+[.F168]/[.B168]" office:value-type="float" office:value="0.965173482442965">
            <text:p>0.965173482442965</text:p>
          </table:table-cell>
          <table:table-cell table:formula="of:=+[.H168]*100" office:value-type="float" office:value="96.5173482442965">
            <text:p>96.5173482442965</text:p>
          </table:table-cell>
          <table:table-cell table:number-columns-repeated="3"/>
          <table:table-cell table:formula="of:=+([.C168]-[.D168])/([.B168]*10000)" office:value-type="float" office:value="25.307512226991">
            <text:p>25.3075122269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4.353286">
            <text:p>94.353286</text:p>
          </table:table-cell>
          <table:table-cell office:value-type="float" office:value="31408083">
            <text:p>31408083</text:p>
          </table:table-cell>
          <table:table-cell office:value-type="float" office:value="7979936">
            <text:p>7979936</text:p>
          </table:table-cell>
          <table:table-cell table:formula="of:=+[.D169]/[.C169]*100" office:value-type="float" office:value="25.4072685684128">
            <text:p>25.4072685684128</text:p>
          </table:table-cell>
          <table:table-cell table:formula="of:=[.B169]-[.B$1]/[.A169]" office:value-type="float" office:value="91.2758067727273">
            <text:p>91.2758067727273</text:p>
          </table:table-cell>
          <table:table-cell table:formula="of:=+[.B$1]-[.B169]" office:value-type="float" office:value="-26.648743">
            <text:p>-26.648743</text:p>
          </table:table-cell>
          <table:table-cell table:formula="of:=+[.F169]/[.B169]" office:value-type="float" office:value="0.967383444098887">
            <text:p>0.967383444098887</text:p>
          </table:table-cell>
          <table:table-cell table:formula="of:=+[.H169]*100" office:value-type="float" office:value="96.7383444098887">
            <text:p>96.7383444098887</text:p>
          </table:table-cell>
          <table:table-cell table:number-columns-repeated="3"/>
          <table:table-cell table:formula="of:=+([.C169]-[.D169])/([.B169]*10000)" office:value-type="float" office:value="24.8302396166679">
            <text:p>24.830239616667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0.83342">
            <text:p>90.83342</text:p>
          </table:table-cell>
          <table:table-cell office:value-type="float" office:value="31323453">
            <text:p>31323453</text:p>
          </table:table-cell>
          <table:table-cell office:value-type="float" office:value="7895306">
            <text:p>7895306</text:p>
          </table:table-cell>
          <table:table-cell table:formula="of:=+[.D170]/[.C170]*100" office:value-type="float" office:value="25.2057332248779">
            <text:p>25.2057332248779</text:p>
          </table:table-cell>
          <table:table-cell table:formula="of:=[.B170]-[.B$1]/[.A170]" office:value-type="float" office:value="87.7559407727273">
            <text:p>87.7559407727273</text:p>
          </table:table-cell>
          <table:table-cell table:formula="of:=+[.B$1]-[.B170]" office:value-type="float" office:value="-23.128877">
            <text:p>-23.128877</text:p>
          </table:table-cell>
          <table:table-cell table:formula="of:=+[.F170]/[.B170]" office:value-type="float" office:value="0.966119527071944">
            <text:p>0.966119527071944</text:p>
          </table:table-cell>
          <table:table-cell table:formula="of:=+[.H170]*100" office:value-type="float" office:value="96.6119527071944">
            <text:p>96.6119527071944</text:p>
          </table:table-cell>
          <table:table-cell table:number-columns-repeated="3"/>
          <table:table-cell table:formula="of:=+([.C170]-[.D170])/([.B170]*10000)" office:value-type="float" office:value="25.7924308035523">
            <text:p>25.792430803552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6.788605">
            <text:p>96.788605</text:p>
          </table:table-cell>
          <table:table-cell office:value-type="float" office:value="29407646">
            <text:p>29407646</text:p>
          </table:table-cell>
          <table:table-cell office:value-type="float" office:value="5979499">
            <text:p>5979499</text:p>
          </table:table-cell>
          <table:table-cell table:formula="of:=+[.D171]/[.C171]*100" office:value-type="float" office:value="20.3331439721493">
            <text:p>20.3331439721493</text:p>
          </table:table-cell>
          <table:table-cell table:formula="of:=[.B171]-[.B$1]/[.A171]" office:value-type="float" office:value="93.7111257727273">
            <text:p>93.7111257727273</text:p>
          </table:table-cell>
          <table:table-cell table:formula="of:=+[.B$1]-[.B171]" office:value-type="float" office:value="-29.084062">
            <text:p>-29.084062</text:p>
          </table:table-cell>
          <table:table-cell table:formula="of:=+[.F171]/[.B171]" office:value-type="float" office:value="0.968204116308188">
            <text:p>0.968204116308188</text:p>
          </table:table-cell>
          <table:table-cell table:formula="of:=+[.H171]*100" office:value-type="float" office:value="96.8204116308188">
            <text:p>96.8204116308188</text:p>
          </table:table-cell>
          <table:table-cell table:number-columns-repeated="3"/>
          <table:table-cell table:formula="of:=+([.C171]-[.D171])/([.B171]*10000)" office:value-type="float" office:value="24.2054805935058">
            <text:p>24.205480593505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6.409065">
            <text:p>96.409065</text:p>
          </table:table-cell>
          <table:table-cell office:value-type="float" office:value="31077389">
            <text:p>31077389</text:p>
          </table:table-cell>
          <table:table-cell office:value-type="float" office:value="7649242">
            <text:p>7649242</text:p>
          </table:table-cell>
          <table:table-cell table:formula="of:=+[.D172]/[.C172]*100" office:value-type="float" office:value="24.6135285045986">
            <text:p>24.6135285045986</text:p>
          </table:table-cell>
          <table:table-cell table:formula="of:=[.B172]-[.B$1]/[.A172]" office:value-type="float" office:value="93.3315857727273">
            <text:p>93.3315857727273</text:p>
          </table:table-cell>
          <table:table-cell table:formula="of:=+[.B$1]-[.B172]" office:value-type="float" office:value="-28.704522">
            <text:p>-28.704522</text:p>
          </table:table-cell>
          <table:table-cell table:formula="of:=+[.F172]/[.B172]" office:value-type="float" office:value="0.968078943330975">
            <text:p>0.968078943330975</text:p>
          </table:table-cell>
          <table:table-cell table:formula="of:=+[.H172]*100" office:value-type="float" office:value="96.8078943330975">
            <text:p>96.8078943330975</text:p>
          </table:table-cell>
          <table:table-cell table:number-columns-repeated="3"/>
          <table:table-cell table:formula="of:=+([.C172]-[.D172])/([.B172]*10000)" office:value-type="float" office:value="24.3007719242999">
            <text:p>24.30077192429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0.930548">
            <text:p>90.930548</text:p>
          </table:table-cell>
          <table:table-cell office:value-type="float" office:value="29816414">
            <text:p>29816414</text:p>
          </table:table-cell>
          <table:table-cell office:value-type="float" office:value="6388267">
            <text:p>6388267</text:p>
          </table:table-cell>
          <table:table-cell table:formula="of:=+[.D173]/[.C173]*100" office:value-type="float" office:value="21.4253363935717">
            <text:p>21.4253363935717</text:p>
          </table:table-cell>
          <table:table-cell table:formula="of:=[.B173]-[.B$1]/[.A173]" office:value-type="float" office:value="87.8530687727273">
            <text:p>87.8530687727273</text:p>
          </table:table-cell>
          <table:table-cell table:formula="of:=+[.B$1]-[.B173]" office:value-type="float" office:value="-23.226005">
            <text:p>-23.226005</text:p>
          </table:table-cell>
          <table:table-cell table:formula="of:=+[.F173]/[.B173]" office:value-type="float" office:value="0.966155716698499">
            <text:p>0.966155716698499</text:p>
          </table:table-cell>
          <table:table-cell table:formula="of:=+[.H173]*100" office:value-type="float" office:value="96.6155716698499">
            <text:p>96.6155716698499</text:p>
          </table:table-cell>
          <table:table-cell table:number-columns-repeated="3"/>
          <table:table-cell table:formula="of:=+([.C173]-[.D173])/([.B173]*10000)" office:value-type="float" office:value="25.7648804667932">
            <text:p>25.76488046679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5.941689">
            <text:p>95.941689</text:p>
          </table:table-cell>
          <table:table-cell office:value-type="float" office:value="30671082">
            <text:p>30671082</text:p>
          </table:table-cell>
          <table:table-cell office:value-type="float" office:value="7242935">
            <text:p>7242935</text:p>
          </table:table-cell>
          <table:table-cell table:formula="of:=+[.D174]/[.C174]*100" office:value-type="float" office:value="23.6148662769706">
            <text:p>23.6148662769706</text:p>
          </table:table-cell>
          <table:table-cell table:formula="of:=[.B174]-[.B$1]/[.A174]" office:value-type="float" office:value="92.8642097727273">
            <text:p>92.8642097727273</text:p>
          </table:table-cell>
          <table:table-cell table:formula="of:=+[.B$1]-[.B174]" office:value-type="float" office:value="-28.237146">
            <text:p>-28.237146</text:p>
          </table:table-cell>
          <table:table-cell table:formula="of:=+[.F174]/[.B174]" office:value-type="float" office:value="0.967923441213624">
            <text:p>0.967923441213624</text:p>
          </table:table-cell>
          <table:table-cell table:formula="of:=+[.H174]*100" office:value-type="float" office:value="96.7923441213624">
            <text:p>96.7923441213624</text:p>
          </table:table-cell>
          <table:table-cell table:number-columns-repeated="3"/>
          <table:table-cell table:formula="of:=+([.C174]-[.D174])/([.B174]*10000)" office:value-type="float" office:value="24.4191521372946">
            <text:p>24.419152137294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6.728406">
            <text:p>96.728406</text:p>
          </table:table-cell>
          <table:table-cell office:value-type="float" office:value="32654401">
            <text:p>32654401</text:p>
          </table:table-cell>
          <table:table-cell office:value-type="float" office:value="9226254">
            <text:p>9226254</text:p>
          </table:table-cell>
          <table:table-cell table:formula="of:=+[.D175]/[.C175]*100" office:value-type="float" office:value="28.2542435857268">
            <text:p>28.2542435857268</text:p>
          </table:table-cell>
          <table:table-cell table:formula="of:=[.B175]-[.B$1]/[.A175]" office:value-type="float" office:value="93.6509267727273">
            <text:p>93.6509267727273</text:p>
          </table:table-cell>
          <table:table-cell table:formula="of:=+[.B$1]-[.B175]" office:value-type="float" office:value="-29.023863">
            <text:p>-29.023863</text:p>
          </table:table-cell>
          <table:table-cell table:formula="of:=+[.F175]/[.B175]" office:value-type="float" office:value="0.968184328114817">
            <text:p>0.968184328114817</text:p>
          </table:table-cell>
          <table:table-cell table:formula="of:=+[.H175]*100" office:value-type="float" office:value="96.8184328114817">
            <text:p>96.8184328114817</text:p>
          </table:table-cell>
          <table:table-cell table:number-columns-repeated="3"/>
          <table:table-cell table:formula="of:=+([.C175]-[.D175])/([.B175]*10000)" office:value-type="float" office:value="24.2205448935031">
            <text:p>24.220544893503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.542796">
            <text:p>91.542796</text:p>
          </table:table-cell>
          <table:table-cell office:value-type="float" office:value="32474516">
            <text:p>32474516</text:p>
          </table:table-cell>
          <table:table-cell office:value-type="float" office:value="9046369">
            <text:p>9046369</text:p>
          </table:table-cell>
          <table:table-cell table:formula="of:=+[.D176]/[.C176]*100" office:value-type="float" office:value="27.8568247175724">
            <text:p>27.8568247175724</text:p>
          </table:table-cell>
          <table:table-cell table:formula="of:=[.B176]-[.B$1]/[.A176]" office:value-type="float" office:value="88.4653167727273">
            <text:p>88.4653167727273</text:p>
          </table:table-cell>
          <table:table-cell table:formula="of:=+[.B$1]-[.B176]" office:value-type="float" office:value="-23.838253">
            <text:p>-23.838253</text:p>
          </table:table-cell>
          <table:table-cell table:formula="of:=+[.F176]/[.B176]" office:value-type="float" office:value="0.966382070881113">
            <text:p>0.966382070881113</text:p>
          </table:table-cell>
          <table:table-cell table:formula="of:=+[.H176]*100" office:value-type="float" office:value="96.6382070881113">
            <text:p>96.6382070881113</text:p>
          </table:table-cell>
          <table:table-cell table:number-columns-repeated="3"/>
          <table:table-cell table:formula="of:=+([.C176]-[.D176])/([.B176]*10000)" office:value-type="float" office:value="25.5925621935341">
            <text:p>25.592562193534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5.772952">
            <text:p>95.772952</text:p>
          </table:table-cell>
          <table:table-cell office:value-type="float" office:value="30817994">
            <text:p>30817994</text:p>
          </table:table-cell>
          <table:table-cell office:value-type="float" office:value="7389846">
            <text:p>7389846</text:p>
          </table:table-cell>
          <table:table-cell table:formula="of:=+[.D177]/[.C177]*100" office:value-type="float" office:value="23.9789974649226">
            <text:p>23.9789974649226</text:p>
          </table:table-cell>
          <table:table-cell table:formula="of:=[.B177]-[.B$1]/[.A177]" office:value-type="float" office:value="92.8292762173913">
            <text:p>92.8292762173913</text:p>
          </table:table-cell>
          <table:table-cell table:formula="of:=+[.B$1]-[.B177]" office:value-type="float" office:value="-28.068409">
            <text:p>-28.068409</text:p>
          </table:table-cell>
          <table:table-cell table:formula="of:=+[.F177]/[.B177]" office:value-type="float" office:value="0.969264017437734">
            <text:p>0.969264017437734</text:p>
          </table:table-cell>
          <table:table-cell table:formula="of:=+[.H177]*100" office:value-type="float" office:value="96.9264017437735">
            <text:p>96.9264017437735</text:p>
          </table:table-cell>
          <table:table-cell table:number-columns-repeated="3"/>
          <table:table-cell table:formula="of:=+([.C177]-[.D177])/([.B177]*10000)" office:value-type="float" office:value="24.4621759178938">
            <text:p>24.46217591789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6.284721">
            <text:p>106.284721</text:p>
          </table:table-cell>
          <table:table-cell office:value-type="float" office:value="27756682">
            <text:p>27756682</text:p>
          </table:table-cell>
          <table:table-cell office:value-type="float" office:value="4328534">
            <text:p>4328534</text:p>
          </table:table-cell>
          <table:table-cell table:formula="of:=+[.D178]/[.C178]*100" office:value-type="float" office:value="15.5945656617026">
            <text:p>15.5945656617026</text:p>
          </table:table-cell>
          <table:table-cell table:formula="of:=[.B178]-[.B$1]/[.A178]" office:value-type="float" office:value="103.341045217391">
            <text:p>103.341045217391</text:p>
          </table:table-cell>
          <table:table-cell table:formula="of:=+[.B$1]-[.B178]" office:value-type="float" office:value="-38.580178">
            <text:p>-38.580178</text:p>
          </table:table-cell>
          <table:table-cell table:formula="of:=+[.F178]/[.B178]" office:value-type="float" office:value="0.972303866868986">
            <text:p>0.972303866868986</text:p>
          </table:table-cell>
          <table:table-cell table:formula="of:=+[.H178]*100" office:value-type="float" office:value="97.2303866868986">
            <text:p>97.2303866868986</text:p>
          </table:table-cell>
          <table:table-cell table:number-columns-repeated="3"/>
          <table:table-cell table:formula="of:=+([.C178]-[.D178])/([.B178]*10000)" office:value-type="float" office:value="22.0428183652098">
            <text:p>22.042818365209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.578321">
            <text:p>93.578321</text:p>
          </table:table-cell>
          <table:table-cell office:value-type="float" office:value="31489550">
            <text:p>31489550</text:p>
          </table:table-cell>
          <table:table-cell office:value-type="float" office:value="8061402">
            <text:p>8061402</text:p>
          </table:table-cell>
          <table:table-cell table:formula="of:=+[.D179]/[.C179]*100" office:value-type="float" office:value="25.6002451606962">
            <text:p>25.6002451606962</text:p>
          </table:table-cell>
          <table:table-cell table:formula="of:=[.B179]-[.B$1]/[.A179]" office:value-type="float" office:value="90.6346452173913">
            <text:p>90.6346452173913</text:p>
          </table:table-cell>
          <table:table-cell table:formula="of:=+[.B$1]-[.B179]" office:value-type="float" office:value="-25.873778">
            <text:p>-25.873778</text:p>
          </table:table-cell>
          <table:table-cell table:formula="of:=+[.F179]/[.B179]" office:value-type="float" office:value="0.968543186593306">
            <text:p>0.968543186593306</text:p>
          </table:table-cell>
          <table:table-cell table:formula="of:=+[.H179]*100" office:value-type="float" office:value="96.8543186593306">
            <text:p>96.8543186593306</text:p>
          </table:table-cell>
          <table:table-cell table:number-columns-repeated="3"/>
          <table:table-cell table:formula="of:=+([.C179]-[.D179])/([.B179]*10000)" office:value-type="float" office:value="25.035871289035">
            <text:p>25.0358712890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6.081262">
            <text:p>106.081262</text:p>
          </table:table-cell>
          <table:table-cell office:value-type="float" office:value="28712860">
            <text:p>28712860</text:p>
          </table:table-cell>
          <table:table-cell office:value-type="float" office:value="5284712">
            <text:p>5284712</text:p>
          </table:table-cell>
          <table:table-cell table:formula="of:=+[.D180]/[.C180]*100" office:value-type="float" office:value="18.4053835110818">
            <text:p>18.4053835110818</text:p>
          </table:table-cell>
          <table:table-cell table:formula="of:=[.B180]-[.B$1]/[.A180]" office:value-type="float" office:value="103.137586217391">
            <text:p>103.137586217391</text:p>
          </table:table-cell>
          <table:table-cell table:formula="of:=+[.B$1]-[.B180]" office:value-type="float" office:value="-38.376719">
            <text:p>-38.376719</text:p>
          </table:table-cell>
          <table:table-cell table:formula="of:=+[.F180]/[.B180]" office:value-type="float" office:value="0.972250746954644">
            <text:p>0.972250746954644</text:p>
          </table:table-cell>
          <table:table-cell table:formula="of:=+[.H180]*100" office:value-type="float" office:value="97.2250746954644">
            <text:p>97.2250746954644</text:p>
          </table:table-cell>
          <table:table-cell table:number-columns-repeated="3"/>
          <table:table-cell table:formula="of:=+([.C180]-[.D180])/([.B180]*10000)" office:value-type="float" office:value="22.0850954808588">
            <text:p>22.085095480858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.984639">
            <text:p>92.984639</text:p>
          </table:table-cell>
          <table:table-cell office:value-type="float" office:value="32036192">
            <text:p>32036192</text:p>
          </table:table-cell>
          <table:table-cell office:value-type="float" office:value="8608044">
            <text:p>8608044</text:p>
          </table:table-cell>
          <table:table-cell table:formula="of:=+[.D181]/[.C181]*100" office:value-type="float" office:value="26.869747815221">
            <text:p>26.869747815221</text:p>
          </table:table-cell>
          <table:table-cell table:formula="of:=[.B181]-[.B$1]/[.A181]" office:value-type="float" office:value="90.0409632173913">
            <text:p>90.0409632173913</text:p>
          </table:table-cell>
          <table:table-cell table:formula="of:=+[.B$1]-[.B181]" office:value-type="float" office:value="-25.280096">
            <text:p>-25.280096</text:p>
          </table:table-cell>
          <table:table-cell table:formula="of:=+[.F181]/[.B181]" office:value-type="float" office:value="0.968342343270175">
            <text:p>0.968342343270175</text:p>
          </table:table-cell>
          <table:table-cell table:formula="of:=+[.H181]*100" office:value-type="float" office:value="96.8342343270175">
            <text:p>96.8342343270175</text:p>
          </table:table-cell>
          <table:table-cell table:number-columns-repeated="3"/>
          <table:table-cell table:formula="of:=+([.C181]-[.D181])/([.B181]*10000)" office:value-type="float" office:value="25.1957186175665">
            <text:p>25.19571861756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.004444">
            <text:p>97.004444</text:p>
          </table:table-cell>
          <table:table-cell office:value-type="float" office:value="29440962">
            <text:p>29440962</text:p>
          </table:table-cell>
          <table:table-cell office:value-type="float" office:value="6012814">
            <text:p>6012814</text:p>
          </table:table-cell>
          <table:table-cell table:formula="of:=+[.D182]/[.C182]*100" office:value-type="float" office:value="20.4232932334208">
            <text:p>20.4232932334208</text:p>
          </table:table-cell>
          <table:table-cell table:formula="of:=[.B182]-[.B$1]/[.A182]" office:value-type="float" office:value="94.0607682173913">
            <text:p>94.0607682173913</text:p>
          </table:table-cell>
          <table:table-cell table:formula="of:=+[.B$1]-[.B182]" office:value-type="float" office:value="-29.299901">
            <text:p>-29.299901</text:p>
          </table:table-cell>
          <table:table-cell table:formula="of:=+[.F182]/[.B182]" office:value-type="float" office:value="0.969654217258245">
            <text:p>0.969654217258245</text:p>
          </table:table-cell>
          <table:table-cell table:formula="of:=+[.H182]*100" office:value-type="float" office:value="96.9654217258246">
            <text:p>96.9654217258246</text:p>
          </table:table-cell>
          <table:table-cell table:number-columns-repeated="3"/>
          <table:table-cell table:formula="of:=+([.C182]-[.D182])/([.B182]*10000)" office:value-type="float" office:value="24.1516234039752">
            <text:p>24.151623403975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0.600191">
            <text:p>100.600191</text:p>
          </table:table-cell>
          <table:table-cell office:value-type="float" office:value="30211079">
            <text:p>30211079</text:p>
          </table:table-cell>
          <table:table-cell office:value-type="float" office:value="6782931">
            <text:p>6782931</text:p>
          </table:table-cell>
          <table:table-cell table:formula="of:=+[.D183]/[.C183]*100" office:value-type="float" office:value="22.4517998844066">
            <text:p>22.4517998844066</text:p>
          </table:table-cell>
          <table:table-cell table:formula="of:=[.B183]-[.B$1]/[.A183]" office:value-type="float" office:value="97.6565152173913">
            <text:p>97.6565152173913</text:p>
          </table:table-cell>
          <table:table-cell table:formula="of:=+[.B$1]-[.B183]" office:value-type="float" office:value="-32.895648">
            <text:p>-32.895648</text:p>
          </table:table-cell>
          <table:table-cell table:formula="of:=+[.F183]/[.B183]" office:value-type="float" office:value="0.970738864873441">
            <text:p>0.970738864873441</text:p>
          </table:table-cell>
          <table:table-cell table:formula="of:=+[.H183]*100" office:value-type="float" office:value="97.0738864873441">
            <text:p>97.0738864873441</text:p>
          </table:table-cell>
          <table:table-cell table:number-columns-repeated="3"/>
          <table:table-cell table:formula="of:=+([.C183]-[.D183])/([.B183]*10000)" office:value-type="float" office:value="23.2883732795299">
            <text:p>23.288373279529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5.471877">
            <text:p>105.471877</text:p>
          </table:table-cell>
          <table:table-cell office:value-type="float" office:value="28151649">
            <text:p>28151649</text:p>
          </table:table-cell>
          <table:table-cell office:value-type="float" office:value="4723501">
            <text:p>4723501</text:p>
          </table:table-cell>
          <table:table-cell table:formula="of:=+[.D184]/[.C184]*100" office:value-type="float" office:value="16.7787720001766">
            <text:p>16.7787720001766</text:p>
          </table:table-cell>
          <table:table-cell table:formula="of:=[.B184]-[.B$1]/[.A184]" office:value-type="float" office:value="102.528201217391">
            <text:p>102.528201217391</text:p>
          </table:table-cell>
          <table:table-cell table:formula="of:=+[.B$1]-[.B184]" office:value-type="float" office:value="-37.767334">
            <text:p>-37.767334</text:p>
          </table:table-cell>
          <table:table-cell table:formula="of:=+[.F184]/[.B184]" office:value-type="float" office:value="0.972090420059475">
            <text:p>0.972090420059475</text:p>
          </table:table-cell>
          <table:table-cell table:formula="of:=+[.H184]*100" office:value-type="float" office:value="97.2090420059475">
            <text:p>97.2090420059475</text:p>
          </table:table-cell>
          <table:table-cell table:number-columns-repeated="3"/>
          <table:table-cell table:formula="of:=+([.C184]-[.D184])/([.B184]*10000)" office:value-type="float" office:value="22.2126965655499">
            <text:p>22.21269656554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2.972592">
            <text:p>102.972592</text:p>
          </table:table-cell>
          <table:table-cell office:value-type="float" office:value="27930713">
            <text:p>27930713</text:p>
          </table:table-cell>
          <table:table-cell office:value-type="float" office:value="4502564">
            <text:p>4502564</text:p>
          </table:table-cell>
          <table:table-cell table:formula="of:=+[.D185]/[.C185]*100" office:value-type="float" office:value="16.1204764088908">
            <text:p>16.1204764088908</text:p>
          </table:table-cell>
          <table:table-cell table:formula="of:=[.B185]-[.B$1]/[.A185]" office:value-type="float" office:value="100.151569375">
            <text:p>100.151569375</text:p>
          </table:table-cell>
          <table:table-cell table:formula="of:=+[.B$1]-[.B185]" office:value-type="float" office:value="-35.268049">
            <text:p>-35.268049</text:p>
          </table:table-cell>
          <table:table-cell table:formula="of:=+[.F185]/[.B185]" office:value-type="float" office:value="0.972604140866921">
            <text:p>0.972604140866921</text:p>
          </table:table-cell>
          <table:table-cell table:formula="of:=+[.H185]*100" office:value-type="float" office:value="97.2604140866921">
            <text:p>97.2604140866921</text:p>
          </table:table-cell>
          <table:table-cell table:number-columns-repeated="3"/>
          <table:table-cell table:formula="of:=+([.C185]-[.D185])/([.B185]*10000)" office:value-type="float" office:value="22.7518299238306">
            <text:p>22.75182992383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4.035522">
            <text:p>104.035522</text:p>
          </table:table-cell>
          <table:table-cell office:value-type="float" office:value="28169304">
            <text:p>28169304</text:p>
          </table:table-cell>
          <table:table-cell office:value-type="float" office:value="4741155">
            <text:p>4741155</text:p>
          </table:table-cell>
          <table:table-cell table:formula="of:=+[.D186]/[.C186]*100" office:value-type="float" office:value="16.830927026099">
            <text:p>16.830927026099</text:p>
          </table:table-cell>
          <table:table-cell table:formula="of:=[.B186]-[.B$1]/[.A186]" office:value-type="float" office:value="101.214499375">
            <text:p>101.214499375</text:p>
          </table:table-cell>
          <table:table-cell table:formula="of:=+[.B$1]-[.B186]" office:value-type="float" office:value="-36.330979">
            <text:p>-36.330979</text:p>
          </table:table-cell>
          <table:table-cell table:formula="of:=+[.F186]/[.B186]" office:value-type="float" office:value="0.97288404411524">
            <text:p>0.97288404411524</text:p>
          </table:table-cell>
          <table:table-cell table:formula="of:=+[.H186]*100" office:value-type="float" office:value="97.288404411524">
            <text:p>97.288404411524</text:p>
          </table:table-cell>
          <table:table-cell table:number-columns-repeated="3"/>
          <table:table-cell table:formula="of:=+([.C186]-[.D186])/([.B186]*10000)" office:value-type="float" office:value="22.5193746805058">
            <text:p>22.519374680505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8.084909">
            <text:p>108.084909</text:p>
          </table:table-cell>
          <table:table-cell office:value-type="float" office:value="27929994">
            <text:p>27929994</text:p>
          </table:table-cell>
          <table:table-cell office:value-type="float" office:value="4501845">
            <text:p>4501845</text:p>
          </table:table-cell>
          <table:table-cell table:formula="of:=+[.D187]/[.C187]*100" office:value-type="float" office:value="16.1183171038275">
            <text:p>16.1183171038275</text:p>
          </table:table-cell>
          <table:table-cell table:formula="of:=[.B187]-[.B$1]/[.A187]" office:value-type="float" office:value="105.263886375">
            <text:p>105.263886375</text:p>
          </table:table-cell>
          <table:table-cell table:formula="of:=+[.B$1]-[.B187]" office:value-type="float" office:value="-40.380366">
            <text:p>-40.380366</text:p>
          </table:table-cell>
          <table:table-cell table:formula="of:=+[.F187]/[.B187]" office:value-type="float" office:value="0.97389993986117">
            <text:p>0.97389993986117</text:p>
          </table:table-cell>
          <table:table-cell table:formula="of:=+[.H187]*100" office:value-type="float" office:value="97.389993986117">
            <text:p>97.389993986117</text:p>
          </table:table-cell>
          <table:table-cell table:number-columns-repeated="3"/>
          <table:table-cell table:formula="of:=+([.C187]-[.D187])/([.B187]*10000)" office:value-type="float" office:value="21.6756892490884">
            <text:p>21.675689249088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.866293">
            <text:p>100.866293</text:p>
          </table:table-cell>
          <table:table-cell office:value-type="float" office:value="28467505">
            <text:p>28467505</text:p>
          </table:table-cell>
          <table:table-cell office:value-type="float" office:value="5039356">
            <text:p>5039356</text:p>
          </table:table-cell>
          <table:table-cell table:formula="of:=+[.D188]/[.C188]*100" office:value-type="float" office:value="17.7021344160649">
            <text:p>17.7021344160649</text:p>
          </table:table-cell>
          <table:table-cell table:formula="of:=[.B188]-[.B$1]/[.A188]" office:value-type="float" office:value="98.045270375">
            <text:p>98.045270375</text:p>
          </table:table-cell>
          <table:table-cell table:formula="of:=+[.B$1]-[.B188]" office:value-type="float" office:value="-33.16175">
            <text:p>-33.16175</text:p>
          </table:table-cell>
          <table:table-cell table:formula="of:=+[.F188]/[.B188]" office:value-type="float" office:value="0.972032058073156">
            <text:p>0.972032058073156</text:p>
          </table:table-cell>
          <table:table-cell table:formula="of:=+[.H188]*100" office:value-type="float" office:value="97.2032058073156">
            <text:p>97.2032058073156</text:p>
          </table:table-cell>
          <table:table-cell table:number-columns-repeated="3"/>
          <table:table-cell table:formula="of:=+([.C188]-[.D188])/([.B188]*10000)" office:value-type="float" office:value="23.2269356820717">
            <text:p>23.22693568207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.078337">
            <text:p>100.078337</text:p>
          </table:table-cell>
          <table:table-cell office:value-type="float" office:value="29045971">
            <text:p>29045971</text:p>
          </table:table-cell>
          <table:table-cell office:value-type="float" office:value="5617822">
            <text:p>5617822</text:p>
          </table:table-cell>
          <table:table-cell table:formula="of:=+[.D189]/[.C189]*100" office:value-type="float" office:value="19.3411402910235">
            <text:p>19.3411402910235</text:p>
          </table:table-cell>
          <table:table-cell table:formula="of:=[.B189]-[.B$1]/[.A189]" office:value-type="float" office:value="97.257314375">
            <text:p>97.257314375</text:p>
          </table:table-cell>
          <table:table-cell table:formula="of:=+[.B$1]-[.B189]" office:value-type="float" office:value="-32.373794">
            <text:p>-32.373794</text:p>
          </table:table-cell>
          <table:table-cell table:formula="of:=+[.F189]/[.B189]" office:value-type="float" office:value="0.971811855496759">
            <text:p>0.971811855496759</text:p>
          </table:table-cell>
          <table:table-cell table:formula="of:=+[.H189]*100" office:value-type="float" office:value="97.181185549676">
            <text:p>97.181185549676</text:p>
          </table:table-cell>
          <table:table-cell table:number-columns-repeated="3"/>
          <table:table-cell table:formula="of:=+([.C189]-[.D189])/([.B189]*10000)" office:value-type="float" office:value="23.4098104567825">
            <text:p>23.40981045678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.274233">
            <text:p>96.274233</text:p>
          </table:table-cell>
          <table:table-cell office:value-type="float" office:value="30028876">
            <text:p>30028876</text:p>
          </table:table-cell>
          <table:table-cell office:value-type="float" office:value="6600727">
            <text:p>6600727</text:p>
          </table:table-cell>
          <table:table-cell table:formula="of:=+[.D190]/[.C190]*100" office:value-type="float" office:value="21.9812656324532">
            <text:p>21.9812656324532</text:p>
          </table:table-cell>
          <table:table-cell table:formula="of:=[.B190]-[.B$1]/[.A190]" office:value-type="float" office:value="93.453210375">
            <text:p>93.453210375</text:p>
          </table:table-cell>
          <table:table-cell table:formula="of:=+[.B$1]-[.B190]" office:value-type="float" office:value="-28.56969">
            <text:p>-28.56969</text:p>
          </table:table-cell>
          <table:table-cell table:formula="of:=+[.F190]/[.B190]" office:value-type="float" office:value="0.970698051419428">
            <text:p>0.970698051419428</text:p>
          </table:table-cell>
          <table:table-cell table:formula="of:=+[.H190]*100" office:value-type="float" office:value="97.0698051419428">
            <text:p>97.0698051419428</text:p>
          </table:table-cell>
          <table:table-cell table:number-columns-repeated="3"/>
          <table:table-cell table:formula="of:=+([.C190]-[.D190])/([.B190]*10000)" office:value-type="float" office:value="24.334807216797">
            <text:p>24.3348072167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2.803053">
            <text:p>102.803053</text:p>
          </table:table-cell>
          <table:table-cell office:value-type="float" office:value="27666999">
            <text:p>27666999</text:p>
          </table:table-cell>
          <table:table-cell office:value-type="float" office:value="4238850">
            <text:p>4238850</text:p>
          </table:table-cell>
          <table:table-cell table:formula="of:=+[.D191]/[.C191]*100" office:value-type="float" office:value="15.3209605421969">
            <text:p>15.3209605421969</text:p>
          </table:table-cell>
          <table:table-cell table:formula="of:=[.B191]-[.B$1]/[.A191]" office:value-type="float" office:value="99.982030375">
            <text:p>99.982030375</text:p>
          </table:table-cell>
          <table:table-cell table:formula="of:=+[.B$1]-[.B191]" office:value-type="float" office:value="-35.09851">
            <text:p>-35.09851</text:p>
          </table:table-cell>
          <table:table-cell table:formula="of:=+[.F191]/[.B191]" office:value-type="float" office:value="0.972558960627366">
            <text:p>0.972558960627366</text:p>
          </table:table-cell>
          <table:table-cell table:formula="of:=+[.H191]*100" office:value-type="float" office:value="97.2558960627366">
            <text:p>97.2558960627366</text:p>
          </table:table-cell>
          <table:table-cell table:number-columns-repeated="3"/>
          <table:table-cell table:formula="of:=+([.C191]-[.D191])/([.B191]*10000)" office:value-type="float" office:value="22.7893514018499">
            <text:p>22.78935140184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9.968193">
            <text:p>109.968193</text:p>
          </table:table-cell>
          <table:table-cell office:value-type="float" office:value="27446791">
            <text:p>27446791</text:p>
          </table:table-cell>
          <table:table-cell office:value-type="float" office:value="4018642">
            <text:p>4018642</text:p>
          </table:table-cell>
          <table:table-cell table:formula="of:=+[.D192]/[.C192]*100" office:value-type="float" office:value="14.6415732170657">
            <text:p>14.6415732170657</text:p>
          </table:table-cell>
          <table:table-cell table:formula="of:=[.B192]-[.B$1]/[.A192]" office:value-type="float" office:value="107.147170375">
            <text:p>107.147170375</text:p>
          </table:table-cell>
          <table:table-cell table:formula="of:=+[.B$1]-[.B192]" office:value-type="float" office:value="-42.26365">
            <text:p>-42.26365</text:p>
          </table:table-cell>
          <table:table-cell table:formula="of:=+[.F192]/[.B192]" office:value-type="float" office:value="0.974346922068638">
            <text:p>0.974346922068638</text:p>
          </table:table-cell>
          <table:table-cell table:formula="of:=+[.H192]*100" office:value-type="float" office:value="97.4346922068638">
            <text:p>97.4346922068638</text:p>
          </table:table-cell>
          <table:table-cell table:number-columns-repeated="3"/>
          <table:table-cell table:formula="of:=+([.C192]-[.D192])/([.B192]*10000)" office:value-type="float" office:value="21.3044775592521">
            <text:p>21.304477559252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4.358008">
            <text:p>104.358008</text:p>
          </table:table-cell>
          <table:table-cell office:value-type="float" office:value="27785424">
            <text:p>27785424</text:p>
          </table:table-cell>
          <table:table-cell office:value-type="float" office:value="4357274">
            <text:p>4357274</text:p>
          </table:table-cell>
          <table:table-cell table:formula="of:=+[.D193]/[.C193]*100" office:value-type="float" office:value="15.6818697458063">
            <text:p>15.6818697458063</text:p>
          </table:table-cell>
          <table:table-cell table:formula="of:=[.B193]-[.B$1]/[.A193]" office:value-type="float" office:value="101.64982628">
            <text:p>101.64982628</text:p>
          </table:table-cell>
          <table:table-cell table:formula="of:=+[.B$1]-[.B193]" office:value-type="float" office:value="-36.653465">
            <text:p>-36.653465</text:p>
          </table:table-cell>
          <table:table-cell table:formula="of:=+[.F193]/[.B193]" office:value-type="float" office:value="0.974049124049972">
            <text:p>0.974049124049972</text:p>
          </table:table-cell>
          <table:table-cell table:formula="of:=+[.H193]*100" office:value-type="float" office:value="97.4049124049972">
            <text:p>97.4049124049972</text:p>
          </table:table-cell>
          <table:table-cell table:number-columns-repeated="3"/>
          <table:table-cell table:formula="of:=+([.C193]-[.D193])/([.B193]*10000)" office:value-type="float" office:value="22.4497865079985">
            <text:p>22.449786507998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3.919803">
            <text:p>113.919803</text:p>
          </table:table-cell>
          <table:table-cell office:value-type="float" office:value="27340734">
            <text:p>27340734</text:p>
          </table:table-cell>
          <table:table-cell office:value-type="float" office:value="3912584">
            <text:p>3912584</text:p>
          </table:table-cell>
          <table:table-cell table:formula="of:=+[.D194]/[.C194]*100" office:value-type="float" office:value="14.3104570638082">
            <text:p>14.3104570638082</text:p>
          </table:table-cell>
          <table:table-cell table:formula="of:=[.B194]-[.B$1]/[.A194]" office:value-type="float" office:value="111.21162128">
            <text:p>111.21162128</text:p>
          </table:table-cell>
          <table:table-cell table:formula="of:=+[.B$1]-[.B194]" office:value-type="float" office:value="-46.21526">
            <text:p>-46.21526</text:p>
          </table:table-cell>
          <table:table-cell table:formula="of:=+[.F194]/[.B194]" office:value-type="float" office:value="0.976227296320026">
            <text:p>0.976227296320026</text:p>
          </table:table-cell>
          <table:table-cell table:formula="of:=+[.H194]*100" office:value-type="float" office:value="97.6227296320026">
            <text:p>97.6227296320026</text:p>
          </table:table-cell>
          <table:table-cell table:number-columns-repeated="3"/>
          <table:table-cell table:formula="of:=+([.C194]-[.D194])/([.B194]*10000)" office:value-type="float" office:value="20.5654762236553">
            <text:p>20.565476223655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4.200932">
            <text:p>104.200932</text:p>
          </table:table-cell>
          <table:table-cell office:value-type="float" office:value="27684748">
            <text:p>27684748</text:p>
          </table:table-cell>
          <table:table-cell office:value-type="float" office:value="4256598">
            <text:p>4256598</text:p>
          </table:table-cell>
          <table:table-cell table:formula="of:=+[.D195]/[.C195]*100" office:value-type="float" office:value="15.3752456045473">
            <text:p>15.3752456045473</text:p>
          </table:table-cell>
          <table:table-cell table:formula="of:=[.B195]-[.B$1]/[.A195]" office:value-type="float" office:value="101.49275028">
            <text:p>101.49275028</text:p>
          </table:table-cell>
          <table:table-cell table:formula="of:=+[.B$1]-[.B195]" office:value-type="float" office:value="-36.496389">
            <text:p>-36.496389</text:p>
          </table:table-cell>
          <table:table-cell table:formula="of:=+[.F195]/[.B195]" office:value-type="float" office:value="0.974010004824141">
            <text:p>0.974010004824141</text:p>
          </table:table-cell>
          <table:table-cell table:formula="of:=+[.H195]*100" office:value-type="float" office:value="97.4010004824141">
            <text:p>97.4010004824141</text:p>
          </table:table-cell>
          <table:table-cell table:number-columns-repeated="3"/>
          <table:table-cell table:formula="of:=+([.C195]-[.D195])/([.B195]*10000)" office:value-type="float" office:value="22.4836280734994">
            <text:p>22.483628073499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3.252925">
            <text:p>113.252925</text:p>
          </table:table-cell>
          <table:table-cell office:value-type="float" office:value="27094313">
            <text:p>27094313</text:p>
          </table:table-cell>
          <table:table-cell office:value-type="float" office:value="3666163">
            <text:p>3666163</text:p>
          </table:table-cell>
          <table:table-cell table:formula="of:=+[.D196]/[.C196]*100" office:value-type="float" office:value="13.5311162899757">
            <text:p>13.5311162899757</text:p>
          </table:table-cell>
          <table:table-cell table:formula="of:=[.B196]-[.B$1]/[.A196]" office:value-type="float" office:value="110.54474328">
            <text:p>110.54474328</text:p>
          </table:table-cell>
          <table:table-cell table:formula="of:=+[.B$1]-[.B196]" office:value-type="float" office:value="-45.548382">
            <text:p>-45.548382</text:p>
          </table:table-cell>
          <table:table-cell table:formula="of:=+[.F196]/[.B196]" office:value-type="float" office:value="0.976087313241579">
            <text:p>0.976087313241579</text:p>
          </table:table-cell>
          <table:table-cell table:formula="of:=+[.H196]*100" office:value-type="float" office:value="97.6087313241579">
            <text:p>97.6087313241579</text:p>
          </table:table-cell>
          <table:table-cell table:number-columns-repeated="3"/>
          <table:table-cell table:formula="of:=+([.C196]-[.D196])/([.B196]*10000)" office:value-type="float" office:value="20.6865738787762">
            <text:p>20.686573878776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4.936348">
            <text:p>104.936348</text:p>
          </table:table-cell>
          <table:table-cell office:value-type="float" office:value="28425479">
            <text:p>28425479</text:p>
          </table:table-cell>
          <table:table-cell office:value-type="float" office:value="4997329">
            <text:p>4997329</text:p>
          </table:table-cell>
          <table:table-cell table:formula="of:=+[.D197]/[.C197]*100" office:value-type="float" office:value="17.5804566037392">
            <text:p>17.5804566037392</text:p>
          </table:table-cell>
          <table:table-cell table:formula="of:=[.B197]-[.B$1]/[.A197]" office:value-type="float" office:value="102.22816628">
            <text:p>102.22816628</text:p>
          </table:table-cell>
          <table:table-cell table:formula="of:=+[.B$1]-[.B197]" office:value-type="float" office:value="-37.231805">
            <text:p>-37.231805</text:p>
          </table:table-cell>
          <table:table-cell table:formula="of:=+[.F197]/[.B197]" office:value-type="float" office:value="0.974192148177293">
            <text:p>0.974192148177293</text:p>
          </table:table-cell>
          <table:table-cell table:formula="of:=+[.H197]*100" office:value-type="float" office:value="97.4192148177293">
            <text:p>97.4192148177293</text:p>
          </table:table-cell>
          <table:table-cell table:number-columns-repeated="3"/>
          <table:table-cell table:formula="of:=+([.C197]-[.D197])/([.B197]*10000)" office:value-type="float" office:value="22.3260580785602">
            <text:p>22.32605807856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3.76969">
            <text:p>113.76969</text:p>
          </table:table-cell>
          <table:table-cell office:value-type="float" office:value="27718972">
            <text:p>27718972</text:p>
          </table:table-cell>
          <table:table-cell office:value-type="float" office:value="4290822">
            <text:p>4290822</text:p>
          </table:table-cell>
          <table:table-cell table:formula="of:=+[.D198]/[.C198]*100" office:value-type="float" office:value="15.4797299120617">
            <text:p>15.4797299120617</text:p>
          </table:table-cell>
          <table:table-cell table:formula="of:=[.B198]-[.B$1]/[.A198]" office:value-type="float" office:value="111.06150828">
            <text:p>111.06150828</text:p>
          </table:table-cell>
          <table:table-cell table:formula="of:=+[.B$1]-[.B198]" office:value-type="float" office:value="-46.065147">
            <text:p>-46.065147</text:p>
          </table:table-cell>
          <table:table-cell table:formula="of:=+[.F198]/[.B198]" office:value-type="float" office:value="0.976195929513388">
            <text:p>0.976195929513388</text:p>
          </table:table-cell>
          <table:table-cell table:formula="of:=+[.H198]*100" office:value-type="float" office:value="97.6195929513388">
            <text:p>97.6195929513388</text:p>
          </table:table-cell>
          <table:table-cell table:number-columns-repeated="3"/>
          <table:table-cell table:formula="of:=+([.C198]-[.D198])/([.B198]*10000)" office:value-type="float" office:value="20.592611265795">
            <text:p>20.5926112657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5.230028">
            <text:p>105.230028</text:p>
          </table:table-cell>
          <table:table-cell office:value-type="float" office:value="28018731">
            <text:p>28018731</text:p>
          </table:table-cell>
          <table:table-cell office:value-type="float" office:value="4590581">
            <text:p>4590581</text:p>
          </table:table-cell>
          <table:table-cell table:formula="of:=+[.D199]/[.C199]*100" office:value-type="float" office:value="16.3839718508308">
            <text:p>16.3839718508308</text:p>
          </table:table-cell>
          <table:table-cell table:formula="of:=[.B199]-[.B$1]/[.A199]" office:value-type="float" office:value="102.52184628">
            <text:p>102.52184628</text:p>
          </table:table-cell>
          <table:table-cell table:formula="of:=+[.B$1]-[.B199]" office:value-type="float" office:value="-37.525485">
            <text:p>-37.525485</text:p>
          </table:table-cell>
          <table:table-cell table:formula="of:=+[.F199]/[.B199]" office:value-type="float" office:value="0.974264173720452">
            <text:p>0.974264173720452</text:p>
          </table:table-cell>
          <table:table-cell table:formula="of:=+[.H199]*100" office:value-type="float" office:value="97.4264173720452">
            <text:p>97.4264173720452</text:p>
          </table:table-cell>
          <table:table-cell table:number-columns-repeated="3"/>
          <table:table-cell table:formula="of:=+([.C199]-[.D199])/([.B199]*10000)" office:value-type="float" office:value="22.2637496589852">
            <text:p>22.263749658985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4.21334">
            <text:p>114.21334</text:p>
          </table:table-cell>
          <table:table-cell office:value-type="float" office:value="27500377">
            <text:p>27500377</text:p>
          </table:table-cell>
          <table:table-cell office:value-type="float" office:value="4072227">
            <text:p>4072227</text:p>
          </table:table-cell>
          <table:table-cell table:formula="of:=+[.D200]/[.C200]*100" office:value-type="float" office:value="14.807895179037">
            <text:p>14.807895179037</text:p>
          </table:table-cell>
          <table:table-cell table:formula="of:=[.B200]-[.B$1]/[.A200]" office:value-type="float" office:value="111.50515828">
            <text:p>111.50515828</text:p>
          </table:table-cell>
          <table:table-cell table:formula="of:=+[.B$1]-[.B200]" office:value-type="float" office:value="-46.508797">
            <text:p>-46.508797</text:p>
          </table:table-cell>
          <table:table-cell table:formula="of:=+[.F200]/[.B200]" office:value-type="float" office:value="0.976288393982699">
            <text:p>0.976288393982699</text:p>
          </table:table-cell>
          <table:table-cell table:formula="of:=+[.H200]*100" office:value-type="float" office:value="97.62883939827">
            <text:p>97.62883939827</text:p>
          </table:table-cell>
          <table:table-cell table:number-columns-repeated="3"/>
          <table:table-cell table:formula="of:=+([.C200]-[.D200])/([.B200]*10000)" office:value-type="float" office:value="20.5126213803046">
            <text:p>20.51262138030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0.667201">
            <text:p>110.667201</text:p>
          </table:table-cell>
          <table:table-cell office:value-type="float" office:value="27456452">
            <text:p>27456452</text:p>
          </table:table-cell>
          <table:table-cell office:value-type="float" office:value="4028301">
            <text:p>4028301</text:p>
          </table:table-cell>
          <table:table-cell table:formula="of:=+[.D201]/[.C201]*100" office:value-type="float" office:value="14.671600686061">
            <text:p>14.671600686061</text:p>
          </table:table-cell>
          <table:table-cell table:formula="of:=[.B201]-[.B$1]/[.A201]" office:value-type="float" office:value="108.063180115385">
            <text:p>108.063180115385</text:p>
          </table:table-cell>
          <table:table-cell table:formula="of:=+[.B$1]-[.B201]" office:value-type="float" office:value="-42.962658">
            <text:p>-42.962658</text:p>
          </table:table-cell>
          <table:table-cell table:formula="of:=+[.F201]/[.B201]" office:value-type="float" office:value="0.976469804412823">
            <text:p>0.976469804412823</text:p>
          </table:table-cell>
          <table:table-cell table:formula="of:=+[.H201]*100" office:value-type="float" office:value="97.6469804412823">
            <text:p>97.6469804412823</text:p>
          </table:table-cell>
          <table:table-cell table:number-columns-repeated="3"/>
          <table:table-cell table:formula="of:=+([.C201]-[.D201])/([.B201]*10000)" office:value-type="float" office:value="21.1699137488803">
            <text:p>21.169913748880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.563803">
            <text:p>105.563803</text:p>
          </table:table-cell>
          <table:table-cell office:value-type="float" office:value="27374604">
            <text:p>27374604</text:p>
          </table:table-cell>
          <table:table-cell office:value-type="float" office:value="3946453">
            <text:p>3946453</text:p>
          </table:table-cell>
          <table:table-cell table:formula="of:=+[.D202]/[.C202]*100" office:value-type="float" office:value="14.4164752118423">
            <text:p>14.4164752118423</text:p>
          </table:table-cell>
          <table:table-cell table:formula="of:=[.B202]-[.B$1]/[.A202]" office:value-type="float" office:value="102.959782115385">
            <text:p>102.959782115385</text:p>
          </table:table-cell>
          <table:table-cell table:formula="of:=+[.B$1]-[.B202]" office:value-type="float" office:value="-37.85926">
            <text:p>-37.85926</text:p>
          </table:table-cell>
          <table:table-cell table:formula="of:=+[.F202]/[.B202]" office:value-type="float" office:value="0.975332255843271">
            <text:p>0.975332255843271</text:p>
          </table:table-cell>
          <table:table-cell table:formula="of:=+[.H202]*100" office:value-type="float" office:value="97.5332255843271">
            <text:p>97.5332255843271</text:p>
          </table:table-cell>
          <table:table-cell table:number-columns-repeated="3"/>
          <table:table-cell table:formula="of:=+([.C202]-[.D202])/([.B202]*10000)" office:value-type="float" office:value="22.1933563723543">
            <text:p>22.19335637235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6.87091">
            <text:p>106.87091</text:p>
          </table:table-cell>
          <table:table-cell office:value-type="float" office:value="27197493">
            <text:p>27197493</text:p>
          </table:table-cell>
          <table:table-cell office:value-type="float" office:value="3769342">
            <text:p>3769342</text:p>
          </table:table-cell>
          <table:table-cell table:formula="of:=+[.D203]/[.C203]*100" office:value-type="float" office:value="13.8591523858467">
            <text:p>13.8591523858467</text:p>
          </table:table-cell>
          <table:table-cell table:formula="of:=[.B203]-[.B$1]/[.A203]" office:value-type="float" office:value="104.266889115385">
            <text:p>104.266889115385</text:p>
          </table:table-cell>
          <table:table-cell table:formula="of:=+[.B$1]-[.B203]" office:value-type="float" office:value="-39.166367">
            <text:p>-39.166367</text:p>
          </table:table-cell>
          <table:table-cell table:formula="of:=+[.F203]/[.B203]" office:value-type="float" office:value="0.975633959843559">
            <text:p>0.975633959843559</text:p>
          </table:table-cell>
          <table:table-cell table:formula="of:=+[.H203]*100" office:value-type="float" office:value="97.5633959843559">
            <text:p>97.5633959843559</text:p>
          </table:table-cell>
          <table:table-cell table:number-columns-repeated="3"/>
          <table:table-cell table:formula="of:=+([.C203]-[.D203])/([.B203]*10000)" office:value-type="float" office:value="21.9219158889917">
            <text:p>21.92191588899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6.69185">
            <text:p>106.69185</text:p>
          </table:table-cell>
          <table:table-cell office:value-type="float" office:value="27225830">
            <text:p>27225830</text:p>
          </table:table-cell>
          <table:table-cell office:value-type="float" office:value="3797679">
            <text:p>3797679</text:p>
          </table:table-cell>
          <table:table-cell table:formula="of:=+[.D204]/[.C204]*100" office:value-type="float" office:value="13.9488089068359">
            <text:p>13.9488089068359</text:p>
          </table:table-cell>
          <table:table-cell table:formula="of:=[.B204]-[.B$1]/[.A204]" office:value-type="float" office:value="104.087829115385">
            <text:p>104.087829115385</text:p>
          </table:table-cell>
          <table:table-cell table:formula="of:=+[.B$1]-[.B204]" office:value-type="float" office:value="-38.987307">
            <text:p>-38.987307</text:p>
          </table:table-cell>
          <table:table-cell table:formula="of:=+[.F204]/[.B204]" office:value-type="float" office:value="0.975593066531179">
            <text:p>0.975593066531179</text:p>
          </table:table-cell>
          <table:table-cell table:formula="of:=+[.H204]*100" office:value-type="float" office:value="97.5593066531179">
            <text:p>97.5593066531179</text:p>
          </table:table-cell>
          <table:table-cell table:number-columns-repeated="3"/>
          <table:table-cell table:formula="of:=+([.C204]-[.D204])/([.B204]*10000)" office:value-type="float" office:value="21.9587072489604">
            <text:p>21.958707248960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3.44084">
            <text:p>113.44084</text:p>
          </table:table-cell>
          <table:table-cell office:value-type="float" office:value="27401109">
            <text:p>27401109</text:p>
          </table:table-cell>
          <table:table-cell office:value-type="float" office:value="3972958">
            <text:p>3972958</text:p>
          </table:table-cell>
          <table:table-cell table:formula="of:=+[.D205]/[.C205]*100" office:value-type="float" office:value="14.499259865723">
            <text:p>14.499259865723</text:p>
          </table:table-cell>
          <table:table-cell table:formula="of:=[.B205]-[.B$1]/[.A205]" office:value-type="float" office:value="110.836819115385">
            <text:p>110.836819115385</text:p>
          </table:table-cell>
          <table:table-cell table:formula="of:=+[.B$1]-[.B205]" office:value-type="float" office:value="-45.736297">
            <text:p>-45.736297</text:p>
          </table:table-cell>
          <table:table-cell table:formula="of:=+[.F205]/[.B205]" office:value-type="float" office:value="0.977045119864985">
            <text:p>0.977045119864985</text:p>
          </table:table-cell>
          <table:table-cell table:formula="of:=+[.H205]*100" office:value-type="float" office:value="97.7045119864985">
            <text:p>97.7045119864985</text:p>
          </table:table-cell>
          <table:table-cell table:number-columns-repeated="3"/>
          <table:table-cell table:formula="of:=+([.C205]-[.D205])/([.B205]*10000)" office:value-type="float" office:value="20.6523074053401">
            <text:p>20.65230740534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1.294267">
            <text:p>111.294267</text:p>
          </table:table-cell>
          <table:table-cell office:value-type="float" office:value="27399146">
            <text:p>27399146</text:p>
          </table:table-cell>
          <table:table-cell office:value-type="float" office:value="3970995">
            <text:p>3970995</text:p>
          </table:table-cell>
          <table:table-cell table:formula="of:=+[.D206]/[.C206]*100" office:value-type="float" office:value="14.493134202066">
            <text:p>14.493134202066</text:p>
          </table:table-cell>
          <table:table-cell table:formula="of:=[.B206]-[.B$1]/[.A206]" office:value-type="float" office:value="108.690246115385">
            <text:p>108.690246115385</text:p>
          </table:table-cell>
          <table:table-cell table:formula="of:=+[.B$1]-[.B206]" office:value-type="float" office:value="-43.589724">
            <text:p>-43.589724</text:p>
          </table:table-cell>
          <table:table-cell table:formula="of:=+[.F206]/[.B206]" office:value-type="float" office:value="0.976602380744236">
            <text:p>0.976602380744236</text:p>
          </table:table-cell>
          <table:table-cell table:formula="of:=+[.H206]*100" office:value-type="float" office:value="97.6602380744236">
            <text:p>97.6602380744236</text:p>
          </table:table-cell>
          <table:table-cell table:number-columns-repeated="3"/>
          <table:table-cell table:formula="of:=+([.C206]-[.D206])/([.B206]*10000)" office:value-type="float" office:value="21.0506359685176">
            <text:p>21.050635968517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1.549662">
            <text:p>111.549662</text:p>
          </table:table-cell>
          <table:table-cell office:value-type="float" office:value="27045016">
            <text:p>27045016</text:p>
          </table:table-cell>
          <table:table-cell office:value-type="float" office:value="3616865">
            <text:p>3616865</text:p>
          </table:table-cell>
          <table:table-cell table:formula="of:=+[.D207]/[.C207]*100" office:value-type="float" office:value="13.3734992059165">
            <text:p>13.3734992059165</text:p>
          </table:table-cell>
          <table:table-cell table:formula="of:=[.B207]-[.B$1]/[.A207]" office:value-type="float" office:value="108.945641115385">
            <text:p>108.945641115385</text:p>
          </table:table-cell>
          <table:table-cell table:formula="of:=+[.B$1]-[.B207]" office:value-type="float" office:value="-43.845119">
            <text:p>-43.845119</text:p>
          </table:table-cell>
          <table:table-cell table:formula="of:=+[.F207]/[.B207]" office:value-type="float" office:value="0.97665595002327">
            <text:p>0.97665595002327</text:p>
          </table:table-cell>
          <table:table-cell table:formula="of:=+[.H207]*100" office:value-type="float" office:value="97.665595002327">
            <text:p>97.665595002327</text:p>
          </table:table-cell>
          <table:table-cell table:number-columns-repeated="3"/>
          <table:table-cell table:formula="of:=+([.C207]-[.D207])/([.B207]*10000)" office:value-type="float" office:value="21.0024401508272">
            <text:p>21.00244015082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7.958714">
            <text:p>117.958714</text:p>
          </table:table-cell>
          <table:table-cell office:value-type="float" office:value="27071629">
            <text:p>27071629</text:p>
          </table:table-cell>
          <table:table-cell office:value-type="float" office:value="3643478">
            <text:p>3643478</text:p>
          </table:table-cell>
          <table:table-cell table:formula="of:=+[.D208]/[.C208]*100" office:value-type="float" office:value="13.4586581398556">
            <text:p>13.4586581398556</text:p>
          </table:table-cell>
          <table:table-cell table:formula="of:=[.B208]-[.B$1]/[.A208]" office:value-type="float" office:value="115.354693115385">
            <text:p>115.354693115385</text:p>
          </table:table-cell>
          <table:table-cell table:formula="of:=+[.B$1]-[.B208]" office:value-type="float" office:value="-50.254171">
            <text:p>-50.254171</text:p>
          </table:table-cell>
          <table:table-cell table:formula="of:=+[.F208]/[.B208]" office:value-type="float" office:value="0.9779243025266">
            <text:p>0.9779243025266</text:p>
          </table:table-cell>
          <table:table-cell table:formula="of:=+[.H208]*100" office:value-type="float" office:value="97.79243025266">
            <text:p>97.79243025266</text:p>
          </table:table-cell>
          <table:table-cell table:number-columns-repeated="3"/>
          <table:table-cell table:formula="of:=+([.C208]-[.D208])/([.B208]*10000)" office:value-type="float" office:value="19.8613143578354">
            <text:p>19.86131435783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5.104909">
            <text:p>115.104909</text:p>
          </table:table-cell>
          <table:table-cell office:value-type="float" office:value="27285107">
            <text:p>27285107</text:p>
          </table:table-cell>
          <table:table-cell office:value-type="float" office:value="3856955">
            <text:p>3856955</text:p>
          </table:table-cell>
          <table:table-cell table:formula="of:=+[.D209]/[.C209]*100" office:value-type="float" office:value="14.1357517857636">
            <text:p>14.1357517857636</text:p>
          </table:table-cell>
          <table:table-cell table:formula="of:=[.B209]-[.B$1]/[.A209]" office:value-type="float" office:value="112.597333333333">
            <text:p>112.597333333333</text:p>
          </table:table-cell>
          <table:table-cell table:formula="of:=+[.B$1]-[.B209]" office:value-type="float" office:value="-47.400366">
            <text:p>-47.400366</text:p>
          </table:table-cell>
          <table:table-cell table:formula="of:=+[.F209]/[.B209]" office:value-type="float" office:value="0.978214867737164">
            <text:p>0.978214867737164</text:p>
          </table:table-cell>
          <table:table-cell table:formula="of:=+[.H209]*100" office:value-type="float" office:value="97.8214867737164">
            <text:p>97.8214867737164</text:p>
          </table:table-cell>
          <table:table-cell table:number-columns-repeated="3"/>
          <table:table-cell table:formula="of:=+([.C209]-[.D209])/([.B209]*10000)" office:value-type="float" office:value="20.3537383449041">
            <text:p>20.35373834490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9.905859">
            <text:p>109.905859</text:p>
          </table:table-cell>
          <table:table-cell office:value-type="float" office:value="27049382">
            <text:p>27049382</text:p>
          </table:table-cell>
          <table:table-cell office:value-type="float" office:value="3621230">
            <text:p>3621230</text:p>
          </table:table-cell>
          <table:table-cell table:formula="of:=+[.D210]/[.C210]*100" office:value-type="float" office:value="13.3874777619688">
            <text:p>13.3874777619688</text:p>
          </table:table-cell>
          <table:table-cell table:formula="of:=[.B210]-[.B$1]/[.A210]" office:value-type="float" office:value="107.398283333333">
            <text:p>107.398283333333</text:p>
          </table:table-cell>
          <table:table-cell table:formula="of:=+[.B$1]-[.B210]" office:value-type="float" office:value="-42.201316">
            <text:p>-42.201316</text:p>
          </table:table-cell>
          <table:table-cell table:formula="of:=+[.F210]/[.B210]" office:value-type="float" office:value="0.977184331304242">
            <text:p>0.977184331304242</text:p>
          </table:table-cell>
          <table:table-cell table:formula="of:=+[.H210]*100" office:value-type="float" office:value="97.7184331304242">
            <text:p>97.7184331304242</text:p>
          </table:table-cell>
          <table:table-cell table:number-columns-repeated="3"/>
          <table:table-cell table:formula="of:=+([.C210]-[.D210])/([.B210]*10000)" office:value-type="float" office:value="21.3165632962297">
            <text:p>21.31656329622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9.881546">
            <text:p>109.881546</text:p>
          </table:table-cell>
          <table:table-cell office:value-type="float" office:value="27193267">
            <text:p>27193267</text:p>
          </table:table-cell>
          <table:table-cell office:value-type="float" office:value="3765115">
            <text:p>3765115</text:p>
          </table:table-cell>
          <table:table-cell table:formula="of:=+[.D211]/[.C211]*100" office:value-type="float" office:value="13.8457618939276">
            <text:p>13.8457618939276</text:p>
          </table:table-cell>
          <table:table-cell table:formula="of:=[.B211]-[.B$1]/[.A211]" office:value-type="float" office:value="107.373970333333">
            <text:p>107.373970333333</text:p>
          </table:table-cell>
          <table:table-cell table:formula="of:=+[.B$1]-[.B211]" office:value-type="float" office:value="-42.177003">
            <text:p>-42.177003</text:p>
          </table:table-cell>
          <table:table-cell table:formula="of:=+[.F211]/[.B211]" office:value-type="float" office:value="0.977179282982907">
            <text:p>0.977179282982907</text:p>
          </table:table-cell>
          <table:table-cell table:formula="of:=+[.H211]*100" office:value-type="float" office:value="97.7179282982907">
            <text:p>97.7179282982907</text:p>
          </table:table-cell>
          <table:table-cell table:number-columns-repeated="3"/>
          <table:table-cell table:formula="of:=+([.C211]-[.D211])/([.B211]*10000)" office:value-type="float" office:value="21.3212799171937">
            <text:p>21.32127991719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0.992402">
            <text:p>120.992402</text:p>
          </table:table-cell>
          <table:table-cell office:value-type="float" office:value="26690888">
            <text:p>26690888</text:p>
          </table:table-cell>
          <table:table-cell office:value-type="float" office:value="3262736">
            <text:p>3262736</text:p>
          </table:table-cell>
          <table:table-cell table:formula="of:=+[.D212]/[.C212]*100" office:value-type="float" office:value="12.22415679838">
            <text:p>12.22415679838</text:p>
          </table:table-cell>
          <table:table-cell table:formula="of:=[.B212]-[.B$1]/[.A212]" office:value-type="float" office:value="118.484826333333">
            <text:p>118.484826333333</text:p>
          </table:table-cell>
          <table:table-cell table:formula="of:=+[.B$1]-[.B212]" office:value-type="float" office:value="-53.287859">
            <text:p>-53.287859</text:p>
          </table:table-cell>
          <table:table-cell table:formula="of:=+[.F212]/[.B212]" office:value-type="float" office:value="0.979274932762582">
            <text:p>0.979274932762582</text:p>
          </table:table-cell>
          <table:table-cell table:formula="of:=+[.H212]*100" office:value-type="float" office:value="97.9274932762582">
            <text:p>97.9274932762582</text:p>
          </table:table-cell>
          <table:table-cell table:number-columns-repeated="3"/>
          <table:table-cell table:formula="of:=+([.C212]-[.D212])/([.B212]*10000)" office:value-type="float" office:value="19.3633249796958">
            <text:p>19.363324979695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4.562726">
            <text:p>114.562726</text:p>
          </table:table-cell>
          <table:table-cell office:value-type="float" office:value="26982878">
            <text:p>26982878</text:p>
          </table:table-cell>
          <table:table-cell office:value-type="float" office:value="3554726">
            <text:p>3554726</text:p>
          </table:table-cell>
          <table:table-cell table:formula="of:=+[.D213]/[.C213]*100" office:value-type="float" office:value="13.1740061234387">
            <text:p>13.1740061234387</text:p>
          </table:table-cell>
          <table:table-cell table:formula="of:=[.B213]-[.B$1]/[.A213]" office:value-type="float" office:value="112.055150333333">
            <text:p>112.055150333333</text:p>
          </table:table-cell>
          <table:table-cell table:formula="of:=+[.B$1]-[.B213]" office:value-type="float" office:value="-46.858183">
            <text:p>-46.858183</text:p>
          </table:table-cell>
          <table:table-cell table:formula="of:=+[.F213]/[.B213]" office:value-type="float" office:value="0.978111766765513">
            <text:p>0.978111766765513</text:p>
          </table:table-cell>
          <table:table-cell table:formula="of:=+[.H213]*100" office:value-type="float" office:value="97.8111766765513">
            <text:p>97.8111766765513</text:p>
          </table:table-cell>
          <table:table-cell table:number-columns-repeated="3"/>
          <table:table-cell table:formula="of:=+([.C213]-[.D213])/([.B213]*10000)" office:value-type="float" office:value="20.4500650586823">
            <text:p>20.45006505868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2.232546">
            <text:p>112.232546</text:p>
          </table:table-cell>
          <table:table-cell office:value-type="float" office:value="27227847">
            <text:p>27227847</text:p>
          </table:table-cell>
          <table:table-cell office:value-type="float" office:value="3799695">
            <text:p>3799695</text:p>
          </table:table-cell>
          <table:table-cell table:formula="of:=+[.D214]/[.C214]*100" office:value-type="float" office:value="13.9551797834034">
            <text:p>13.9551797834034</text:p>
          </table:table-cell>
          <table:table-cell table:formula="of:=[.B214]-[.B$1]/[.A214]" office:value-type="float" office:value="109.724970333333">
            <text:p>109.724970333333</text:p>
          </table:table-cell>
          <table:table-cell table:formula="of:=+[.B$1]-[.B214]" office:value-type="float" office:value="-44.528003">
            <text:p>-44.528003</text:p>
          </table:table-cell>
          <table:table-cell table:formula="of:=+[.F214]/[.B214]" office:value-type="float" office:value="0.977657321730306">
            <text:p>0.977657321730306</text:p>
          </table:table-cell>
          <table:table-cell table:formula="of:=+[.H214]*100" office:value-type="float" office:value="97.7657321730306">
            <text:p>97.7657321730306</text:p>
          </table:table-cell>
          <table:table-cell table:number-columns-repeated="3"/>
          <table:table-cell table:formula="of:=+([.C214]-[.D214])/([.B214]*10000)" office:value-type="float" office:value="20.8746507452482">
            <text:p>20.874650745248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0.061278">
            <text:p>110.061278</text:p>
          </table:table-cell>
          <table:table-cell office:value-type="float" office:value="27270827">
            <text:p>27270827</text:p>
          </table:table-cell>
          <table:table-cell office:value-type="float" office:value="3842675">
            <text:p>3842675</text:p>
          </table:table-cell>
          <table:table-cell table:formula="of:=+[.D215]/[.C215]*100" office:value-type="float" office:value="14.0907901326205">
            <text:p>14.0907901326205</text:p>
          </table:table-cell>
          <table:table-cell table:formula="of:=[.B215]-[.B$1]/[.A215]" office:value-type="float" office:value="107.553702333333">
            <text:p>107.553702333333</text:p>
          </table:table-cell>
          <table:table-cell table:formula="of:=+[.B$1]-[.B215]" office:value-type="float" office:value="-42.356735">
            <text:p>-42.356735</text:p>
          </table:table-cell>
          <table:table-cell table:formula="of:=+[.F215]/[.B215]" office:value-type="float" office:value="0.9772165496146">
            <text:p>0.9772165496146</text:p>
          </table:table-cell>
          <table:table-cell table:formula="of:=+[.H215]*100" office:value-type="float" office:value="97.7216549614601">
            <text:p>97.7216549614601</text:p>
          </table:table-cell>
          <table:table-cell table:number-columns-repeated="3"/>
          <table:table-cell table:formula="of:=+([.C215]-[.D215])/([.B215]*10000)" office:value-type="float" office:value="21.2864618926195">
            <text:p>21.286461892619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3.357407">
            <text:p>113.357407</text:p>
          </table:table-cell>
          <table:table-cell office:value-type="float" office:value="27548397">
            <text:p>27548397</text:p>
          </table:table-cell>
          <table:table-cell office:value-type="float" office:value="4120245">
            <text:p>4120245</text:p>
          </table:table-cell>
          <table:table-cell table:formula="of:=+[.D216]/[.C216]*100" office:value-type="float" office:value="14.9563874805492">
            <text:p>14.9563874805492</text:p>
          </table:table-cell>
          <table:table-cell table:formula="of:=[.B216]-[.B$1]/[.A216]" office:value-type="float" office:value="110.849831333333">
            <text:p>110.849831333333</text:p>
          </table:table-cell>
          <table:table-cell table:formula="of:=+[.B$1]-[.B216]" office:value-type="float" office:value="-45.652864">
            <text:p>-45.652864</text:p>
          </table:table-cell>
          <table:table-cell table:formula="of:=+[.F216]/[.B216]" office:value-type="float" office:value="0.977879031172029">
            <text:p>0.977879031172029</text:p>
          </table:table-cell>
          <table:table-cell table:formula="of:=+[.H216]*100" office:value-type="float" office:value="97.7879031172029">
            <text:p>97.7879031172029</text:p>
          </table:table-cell>
          <table:table-cell table:number-columns-repeated="3"/>
          <table:table-cell table:formula="of:=+([.C216]-[.D216])/([.B216]*10000)" office:value-type="float" office:value="20.6675087407389">
            <text:p>20.667508740738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8.156727">
            <text:p>118.156727</text:p>
          </table:table-cell>
          <table:table-cell office:value-type="float" office:value="26870665">
            <text:p>26870665</text:p>
          </table:table-cell>
          <table:table-cell office:value-type="float" office:value="3442512">
            <text:p>3442512</text:p>
          </table:table-cell>
          <table:table-cell table:formula="of:=+[.D217]/[.C217]*100" office:value-type="float" office:value="12.8114134875337">
            <text:p>12.8114134875337</text:p>
          </table:table-cell>
          <table:table-cell table:formula="of:=[.B217]-[.B$1]/[.A217]" office:value-type="float" office:value="115.738707607143">
            <text:p>115.738707607143</text:p>
          </table:table-cell>
          <table:table-cell table:formula="of:=+[.B$1]-[.B217]" office:value-type="float" office:value="-50.452184">
            <text:p>-50.452184</text:p>
          </table:table-cell>
          <table:table-cell table:formula="of:=+[.F217]/[.B217]" office:value-type="float" office:value="0.979535491086706">
            <text:p>0.979535491086706</text:p>
          </table:table-cell>
          <table:table-cell table:formula="of:=+[.H217]*100" office:value-type="float" office:value="97.9535491086706">
            <text:p>97.9535491086706</text:p>
          </table:table-cell>
          <table:table-cell table:number-columns-repeated="3"/>
          <table:table-cell table:formula="of:=+([.C217]-[.D217])/([.B217]*10000)" office:value-type="float" office:value="19.8280314585897">
            <text:p>19.82803145858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7.666988">
            <text:p>117.666988</text:p>
          </table:table-cell>
          <table:table-cell office:value-type="float" office:value="27034522">
            <text:p>27034522</text:p>
          </table:table-cell>
          <table:table-cell office:value-type="float" office:value="3606369">
            <text:p>3606369</text:p>
          </table:table-cell>
          <table:table-cell table:formula="of:=+[.D218]/[.C218]*100" office:value-type="float" office:value="13.3398659684088">
            <text:p>13.3398659684088</text:p>
          </table:table-cell>
          <table:table-cell table:formula="of:=[.B218]-[.B$1]/[.A218]" office:value-type="float" office:value="115.248968607143">
            <text:p>115.248968607143</text:p>
          </table:table-cell>
          <table:table-cell table:formula="of:=+[.B$1]-[.B218]" office:value-type="float" office:value="-49.962445">
            <text:p>-49.962445</text:p>
          </table:table-cell>
          <table:table-cell table:formula="of:=+[.F218]/[.B218]" office:value-type="float" office:value="0.979450316236044">
            <text:p>0.979450316236044</text:p>
          </table:table-cell>
          <table:table-cell table:formula="of:=+[.H218]*100" office:value-type="float" office:value="97.9450316236045">
            <text:p>97.9450316236045</text:p>
          </table:table-cell>
          <table:table-cell table:number-columns-repeated="3"/>
          <table:table-cell table:formula="of:=+([.C218]-[.D218])/([.B218]*10000)" office:value-type="float" office:value="19.9105572414244">
            <text:p>19.91055724142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0.478101">
            <text:p>120.478101</text:p>
          </table:table-cell>
          <table:table-cell office:value-type="float" office:value="26701702">
            <text:p>26701702</text:p>
          </table:table-cell>
          <table:table-cell office:value-type="float" office:value="3273549">
            <text:p>3273549</text:p>
          </table:table-cell>
          <table:table-cell table:formula="of:=+[.D219]/[.C219]*100" office:value-type="float" office:value="12.259701647483">
            <text:p>12.259701647483</text:p>
          </table:table-cell>
          <table:table-cell table:formula="of:=[.B219]-[.B$1]/[.A219]" office:value-type="float" office:value="118.060081607143">
            <text:p>118.060081607143</text:p>
          </table:table-cell>
          <table:table-cell table:formula="of:=+[.B$1]-[.B219]" office:value-type="float" office:value="-52.773558">
            <text:p>-52.773558</text:p>
          </table:table-cell>
          <table:table-cell table:formula="of:=+[.F219]/[.B219]" office:value-type="float" office:value="0.979929801575664">
            <text:p>0.979929801575664</text:p>
          </table:table-cell>
          <table:table-cell table:formula="of:=+[.H219]*100" office:value-type="float" office:value="97.9929801575664">
            <text:p>97.9929801575664</text:p>
          </table:table-cell>
          <table:table-cell table:number-columns-repeated="3"/>
          <table:table-cell table:formula="of:=+([.C219]-[.D219])/([.B219]*10000)" office:value-type="float" office:value="19.4459846275299">
            <text:p>19.44598462752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5.478456">
            <text:p>115.478456</text:p>
          </table:table-cell>
          <table:table-cell office:value-type="float" office:value="27180289">
            <text:p>27180289</text:p>
          </table:table-cell>
          <table:table-cell office:value-type="float" office:value="3752136">
            <text:p>3752136</text:p>
          </table:table-cell>
          <table:table-cell table:formula="of:=+[.D220]/[.C220]*100" office:value-type="float" office:value="13.8046214298899">
            <text:p>13.8046214298899</text:p>
          </table:table-cell>
          <table:table-cell table:formula="of:=[.B220]-[.B$1]/[.A220]" office:value-type="float" office:value="113.060436607143">
            <text:p>113.060436607143</text:p>
          </table:table-cell>
          <table:table-cell table:formula="of:=+[.B$1]-[.B220]" office:value-type="float" office:value="-47.773913">
            <text:p>-47.773913</text:p>
          </table:table-cell>
          <table:table-cell table:formula="of:=+[.F220]/[.B220]" office:value-type="float" office:value="0.979060861422869">
            <text:p>0.979060861422869</text:p>
          </table:table-cell>
          <table:table-cell table:formula="of:=+[.H220]*100" office:value-type="float" office:value="97.9060861422869">
            <text:p>97.9060861422869</text:p>
          </table:table-cell>
          <table:table-cell table:number-columns-repeated="3"/>
          <table:table-cell table:formula="of:=+([.C220]-[.D220])/([.B220]*10000)" office:value-type="float" office:value="20.2878994156278">
            <text:p>20.287899415627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9.130084">
            <text:p>119.130084</text:p>
          </table:table-cell>
          <table:table-cell office:value-type="float" office:value="26930373">
            <text:p>26930373</text:p>
          </table:table-cell>
          <table:table-cell office:value-type="float" office:value="3502220">
            <text:p>3502220</text:p>
          </table:table-cell>
          <table:table-cell table:formula="of:=+[.D221]/[.C221]*100" office:value-type="float" office:value="13.0047214719232">
            <text:p>13.0047214719232</text:p>
          </table:table-cell>
          <table:table-cell table:formula="of:=[.B221]-[.B$1]/[.A221]" office:value-type="float" office:value="116.712064607143">
            <text:p>116.712064607143</text:p>
          </table:table-cell>
          <table:table-cell table:formula="of:=+[.B$1]-[.B221]" office:value-type="float" office:value="-51.425541">
            <text:p>-51.425541</text:p>
          </table:table-cell>
          <table:table-cell table:formula="of:=+[.F221]/[.B221]" office:value-type="float" office:value="0.979702697155345">
            <text:p>0.979702697155345</text:p>
          </table:table-cell>
          <table:table-cell table:formula="of:=+[.H221]*100" office:value-type="float" office:value="97.9702697155345">
            <text:p>97.9702697155345</text:p>
          </table:table-cell>
          <table:table-cell table:number-columns-repeated="3"/>
          <table:table-cell table:formula="of:=+([.C221]-[.D221])/([.B221]*10000)" office:value-type="float" office:value="19.6660257538306">
            <text:p>19.66602575383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4.167001">
            <text:p>124.167001</text:p>
          </table:table-cell>
          <table:table-cell office:value-type="float" office:value="26565530">
            <text:p>26565530</text:p>
          </table:table-cell>
          <table:table-cell office:value-type="float" office:value="3137377">
            <text:p>3137377</text:p>
          </table:table-cell>
          <table:table-cell table:formula="of:=+[.D222]/[.C222]*100" office:value-type="float" office:value="11.8099544786044">
            <text:p>11.8099544786044</text:p>
          </table:table-cell>
          <table:table-cell table:formula="of:=[.B222]-[.B$1]/[.A222]" office:value-type="float" office:value="121.748981607143">
            <text:p>121.748981607143</text:p>
          </table:table-cell>
          <table:table-cell table:formula="of:=+[.B$1]-[.B222]" office:value-type="float" office:value="-56.462458">
            <text:p>-56.462458</text:p>
          </table:table-cell>
          <table:table-cell table:formula="of:=+[.F222]/[.B222]" office:value-type="float" office:value="0.980526070748402">
            <text:p>0.980526070748402</text:p>
          </table:table-cell>
          <table:table-cell table:formula="of:=+[.H222]*100" office:value-type="float" office:value="98.0526070748402">
            <text:p>98.0526070748402</text:p>
          </table:table-cell>
          <table:table-cell table:number-columns-repeated="3"/>
          <table:table-cell table:formula="of:=+([.C222]-[.D222])/([.B222]*10000)" office:value-type="float" office:value="18.8682603359326">
            <text:p>18.86826033593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7.667386">
            <text:p>117.667386</text:p>
          </table:table-cell>
          <table:table-cell office:value-type="float" office:value="26958158">
            <text:p>26958158</text:p>
          </table:table-cell>
          <table:table-cell office:value-type="float" office:value="3530005">
            <text:p>3530005</text:p>
          </table:table-cell>
          <table:table-cell table:formula="of:=+[.D223]/[.C223]*100" office:value-type="float" office:value="13.0943850095396">
            <text:p>13.0943850095396</text:p>
          </table:table-cell>
          <table:table-cell table:formula="of:=[.B223]-[.B$1]/[.A223]" office:value-type="float" office:value="115.249366607143">
            <text:p>115.249366607143</text:p>
          </table:table-cell>
          <table:table-cell table:formula="of:=+[.B$1]-[.B223]" office:value-type="float" office:value="-49.962843">
            <text:p>-49.962843</text:p>
          </table:table-cell>
          <table:table-cell table:formula="of:=+[.F223]/[.B223]" office:value-type="float" office:value="0.979450385743615">
            <text:p>0.979450385743615</text:p>
          </table:table-cell>
          <table:table-cell table:formula="of:=+[.H223]*100" office:value-type="float" office:value="97.9450385743615">
            <text:p>97.9450385743615</text:p>
          </table:table-cell>
          <table:table-cell table:number-columns-repeated="3"/>
          <table:table-cell table:formula="of:=+([.C223]-[.D223])/([.B223]*10000)" office:value-type="float" office:value="19.9104898956453">
            <text:p>19.910489895645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8.558576">
            <text:p>118.558576</text:p>
          </table:table-cell>
          <table:table-cell office:value-type="float" office:value="26883369">
            <text:p>26883369</text:p>
          </table:table-cell>
          <table:table-cell office:value-type="float" office:value="3455216">
            <text:p>3455216</text:p>
          </table:table-cell>
          <table:table-cell table:formula="of:=+[.D224]/[.C224]*100" office:value-type="float" office:value="12.8526153102314">
            <text:p>12.8526153102314</text:p>
          </table:table-cell>
          <table:table-cell table:formula="of:=[.B224]-[.B$1]/[.A224]" office:value-type="float" office:value="116.140556607143">
            <text:p>116.140556607143</text:p>
          </table:table-cell>
          <table:table-cell table:formula="of:=+[.B$1]-[.B224]" office:value-type="float" office:value="-50.854033">
            <text:p>-50.854033</text:p>
          </table:table-cell>
          <table:table-cell table:formula="of:=+[.F224]/[.B224]" office:value-type="float" office:value="0.979604854625977">
            <text:p>0.979604854625977</text:p>
          </table:table-cell>
          <table:table-cell table:formula="of:=+[.H224]*100" office:value-type="float" office:value="97.9604854625977">
            <text:p>97.9604854625977</text:p>
          </table:table-cell>
          <table:table-cell table:number-columns-repeated="3"/>
          <table:table-cell table:formula="of:=+([.C224]-[.D224])/([.B224]*10000)" office:value-type="float" office:value="19.7608252312342">
            <text:p>19.760825231234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1.814572">
            <text:p>121.814572</text:p>
          </table:table-cell>
          <table:table-cell office:value-type="float" office:value="26665796">
            <text:p>26665796</text:p>
          </table:table-cell>
          <table:table-cell office:value-type="float" office:value="3237642">
            <text:p>3237642</text:p>
          </table:table-cell>
          <table:table-cell table:formula="of:=+[.D225]/[.C225]*100" office:value-type="float" office:value="12.1415539217355">
            <text:p>12.1415539217355</text:p>
          </table:table-cell>
          <table:table-cell table:formula="of:=[.B225]-[.B$1]/[.A225]" office:value-type="float" office:value="119.479932586207">
            <text:p>119.479932586207</text:p>
          </table:table-cell>
          <table:table-cell table:formula="of:=+[.B$1]-[.B225]" office:value-type="float" office:value="-54.110029">
            <text:p>-54.110029</text:p>
          </table:table-cell>
          <table:table-cell table:formula="of:=+[.F225]/[.B225]" office:value-type="float" office:value="0.980834481659607">
            <text:p>0.980834481659607</text:p>
          </table:table-cell>
          <table:table-cell table:formula="of:=+[.H225]*100" office:value-type="float" office:value="98.0834481659607">
            <text:p>98.0834481659607</text:p>
          </table:table-cell>
          <table:table-cell table:number-columns-repeated="3"/>
          <table:table-cell table:formula="of:=+([.C225]-[.D225])/([.B225]*10000)" office:value-type="float" office:value="19.2326366339817">
            <text:p>19.23263663398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1.627679">
            <text:p>121.627679</text:p>
          </table:table-cell>
          <table:table-cell office:value-type="float" office:value="26621899">
            <text:p>26621899</text:p>
          </table:table-cell>
          <table:table-cell office:value-type="float" office:value="3193745">
            <text:p>3193745</text:p>
          </table:table-cell>
          <table:table-cell table:formula="of:=+[.D226]/[.C226]*100" office:value-type="float" office:value="11.9966836325237">
            <text:p>11.9966836325237</text:p>
          </table:table-cell>
          <table:table-cell table:formula="of:=[.B226]-[.B$1]/[.A226]" office:value-type="float" office:value="119.293039586207">
            <text:p>119.293039586207</text:p>
          </table:table-cell>
          <table:table-cell table:formula="of:=+[.B$1]-[.B226]" office:value-type="float" office:value="-53.923136">
            <text:p>-53.923136</text:p>
          </table:table-cell>
          <table:table-cell table:formula="of:=+[.F226]/[.B226]" office:value-type="float" office:value="0.980805031938552">
            <text:p>0.980805031938552</text:p>
          </table:table-cell>
          <table:table-cell table:formula="of:=+[.H226]*100" office:value-type="float" office:value="98.0805031938552">
            <text:p>98.0805031938552</text:p>
          </table:table-cell>
          <table:table-cell table:number-columns-repeated="3"/>
          <table:table-cell table:formula="of:=+([.C226]-[.D226])/([.B226]*10000)" office:value-type="float" office:value="19.2621894889567">
            <text:p>19.26218948895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0.25792">
            <text:p>120.25792</text:p>
          </table:table-cell>
          <table:table-cell office:value-type="float" office:value="26555611">
            <text:p>26555611</text:p>
          </table:table-cell>
          <table:table-cell office:value-type="float" office:value="3127457">
            <text:p>3127457</text:p>
          </table:table-cell>
          <table:table-cell table:formula="of:=+[.D227]/[.C227]*100" office:value-type="float" office:value="11.7770101392131">
            <text:p>11.7770101392131</text:p>
          </table:table-cell>
          <table:table-cell table:formula="of:=[.B227]-[.B$1]/[.A227]" office:value-type="float" office:value="117.923280586207">
            <text:p>117.923280586207</text:p>
          </table:table-cell>
          <table:table-cell table:formula="of:=+[.B$1]-[.B227]" office:value-type="float" office:value="-52.553377">
            <text:p>-52.553377</text:p>
          </table:table-cell>
          <table:table-cell table:formula="of:=+[.F227]/[.B227]" office:value-type="float" office:value="0.980586397853937">
            <text:p>0.980586397853937</text:p>
          </table:table-cell>
          <table:table-cell table:formula="of:=+[.H227]*100" office:value-type="float" office:value="98.0586397853937">
            <text:p>98.0586397853937</text:p>
          </table:table-cell>
          <table:table-cell table:number-columns-repeated="3"/>
          <table:table-cell table:formula="of:=+([.C227]-[.D227])/([.B227]*10000)" office:value-type="float" office:value="19.4815892375321">
            <text:p>19.481589237532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1.919665">
            <text:p>121.919665</text:p>
          </table:table-cell>
          <table:table-cell office:value-type="float" office:value="26886206">
            <text:p>26886206</text:p>
          </table:table-cell>
          <table:table-cell office:value-type="float" office:value="3458052">
            <text:p>3458052</text:p>
          </table:table-cell>
          <table:table-cell table:formula="of:=+[.D228]/[.C228]*100" office:value-type="float" office:value="12.8618072776799">
            <text:p>12.8618072776799</text:p>
          </table:table-cell>
          <table:table-cell table:formula="of:=[.B228]-[.B$1]/[.A228]" office:value-type="float" office:value="119.585025586207">
            <text:p>119.585025586207</text:p>
          </table:table-cell>
          <table:table-cell table:formula="of:=+[.B$1]-[.B228]" office:value-type="float" office:value="-54.215122">
            <text:p>-54.215122</text:p>
          </table:table-cell>
          <table:table-cell table:formula="of:=+[.F228]/[.B228]" office:value-type="float" office:value="0.980851002061127">
            <text:p>0.980851002061127</text:p>
          </table:table-cell>
          <table:table-cell table:formula="of:=+[.H228]*100" office:value-type="float" office:value="98.0851002061127">
            <text:p>98.0851002061127</text:p>
          </table:table-cell>
          <table:table-cell table:number-columns-repeated="3"/>
          <table:table-cell table:formula="of:=+([.C228]-[.D228])/([.B228]*10000)" office:value-type="float" office:value="19.216058377457">
            <text:p>19.2160583774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.289769">
            <text:p>122.289769</text:p>
          </table:table-cell>
          <table:table-cell office:value-type="float" office:value="26731968">
            <text:p>26731968</text:p>
          </table:table-cell>
          <table:table-cell office:value-type="float" office:value="3303814">
            <text:p>3303814</text:p>
          </table:table-cell>
          <table:table-cell table:formula="of:=+[.D229]/[.C229]*100" office:value-type="float" office:value="12.3590376885084">
            <text:p>12.3590376885084</text:p>
          </table:table-cell>
          <table:table-cell table:formula="of:=[.B229]-[.B$1]/[.A229]" office:value-type="float" office:value="119.955129586207">
            <text:p>119.955129586207</text:p>
          </table:table-cell>
          <table:table-cell table:formula="of:=+[.B$1]-[.B229]" office:value-type="float" office:value="-54.585226">
            <text:p>-54.585226</text:p>
          </table:table-cell>
          <table:table-cell table:formula="of:=+[.F229]/[.B229]" office:value-type="float" office:value="0.980908955566078">
            <text:p>0.980908955566078</text:p>
          </table:table-cell>
          <table:table-cell table:formula="of:=+[.H229]*100" office:value-type="float" office:value="98.0908955566078">
            <text:p>98.0908955566078</text:p>
          </table:table-cell>
          <table:table-cell table:number-columns-repeated="3"/>
          <table:table-cell table:formula="of:=+([.C229]-[.D229])/([.B229]*10000)" office:value-type="float" office:value="19.1579019173714">
            <text:p>19.15790191737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1.670324">
            <text:p>121.670324</text:p>
          </table:table-cell>
          <table:table-cell office:value-type="float" office:value="26657391">
            <text:p>26657391</text:p>
          </table:table-cell>
          <table:table-cell office:value-type="float" office:value="3229237">
            <text:p>3229237</text:p>
          </table:table-cell>
          <table:table-cell table:formula="of:=+[.D230]/[.C230]*100" office:value-type="float" office:value="12.1138524021349">
            <text:p>12.1138524021349</text:p>
          </table:table-cell>
          <table:table-cell table:formula="of:=[.B230]-[.B$1]/[.A230]" office:value-type="float" office:value="119.335684586207">
            <text:p>119.335684586207</text:p>
          </table:table-cell>
          <table:table-cell table:formula="of:=+[.B$1]-[.B230]" office:value-type="float" office:value="-53.965781">
            <text:p>-53.965781</text:p>
          </table:table-cell>
          <table:table-cell table:formula="of:=+[.F230]/[.B230]" office:value-type="float" office:value="0.980811759704091">
            <text:p>0.980811759704091</text:p>
          </table:table-cell>
          <table:table-cell table:formula="of:=+[.H230]*100" office:value-type="float" office:value="98.0811759704091">
            <text:p>98.0811759704091</text:p>
          </table:table-cell>
          <table:table-cell table:number-columns-repeated="3"/>
          <table:table-cell table:formula="of:=+([.C230]-[.D230])/([.B230]*10000)" office:value-type="float" office:value="19.2554381625547">
            <text:p>19.25543816255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.798021">
            <text:p>122.798021</text:p>
          </table:table-cell>
          <table:table-cell office:value-type="float" office:value="26682871">
            <text:p>26682871</text:p>
          </table:table-cell>
          <table:table-cell office:value-type="float" office:value="3254717">
            <text:p>3254717</text:p>
          </table:table-cell>
          <table:table-cell table:formula="of:=+[.D231]/[.C231]*100" office:value-type="float" office:value="12.1977766185655">
            <text:p>12.1977766185655</text:p>
          </table:table-cell>
          <table:table-cell table:formula="of:=[.B231]-[.B$1]/[.A231]" office:value-type="float" office:value="120.463381586207">
            <text:p>120.463381586207</text:p>
          </table:table-cell>
          <table:table-cell table:formula="of:=+[.B$1]-[.B231]" office:value-type="float" office:value="-55.093478">
            <text:p>-55.093478</text:p>
          </table:table-cell>
          <table:table-cell table:formula="of:=+[.F231]/[.B231]" office:value-type="float" office:value="0.9809879719984">
            <text:p>0.9809879719984</text:p>
          </table:table-cell>
          <table:table-cell table:formula="of:=+[.H231]*100" office:value-type="float" office:value="98.09879719984">
            <text:p>98.09879719984</text:p>
          </table:table-cell>
          <table:table-cell table:number-columns-repeated="3"/>
          <table:table-cell table:formula="of:=+([.C231]-[.D231])/([.B231]*10000)" office:value-type="float" office:value="19.0786087668302">
            <text:p>19.078608766830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.549958">
            <text:p>122.549958</text:p>
          </table:table-cell>
          <table:table-cell office:value-type="float" office:value="26579209">
            <text:p>26579209</text:p>
          </table:table-cell>
          <table:table-cell office:value-type="float" office:value="3151055">
            <text:p>3151055</text:p>
          </table:table-cell>
          <table:table-cell table:formula="of:=+[.D232]/[.C232]*100" office:value-type="float" office:value="11.8553377566654">
            <text:p>11.8553377566654</text:p>
          </table:table-cell>
          <table:table-cell table:formula="of:=[.B232]-[.B$1]/[.A232]" office:value-type="float" office:value="120.215318586207">
            <text:p>120.215318586207</text:p>
          </table:table-cell>
          <table:table-cell table:formula="of:=+[.B$1]-[.B232]" office:value-type="float" office:value="-54.845415">
            <text:p>-54.845415</text:p>
          </table:table-cell>
          <table:table-cell table:formula="of:=+[.F232]/[.B232]" office:value-type="float" office:value="0.980949488258551">
            <text:p>0.980949488258551</text:p>
          </table:table-cell>
          <table:table-cell table:formula="of:=+[.H232]*100" office:value-type="float" office:value="98.0949488258551">
            <text:p>98.0949488258551</text:p>
          </table:table-cell>
          <table:table-cell table:number-columns-repeated="3"/>
          <table:table-cell table:formula="of:=+([.C232]-[.D232])/([.B232]*10000)" office:value-type="float" office:value="19.1172272780379">
            <text:p>19.11722727803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5.196973">
            <text:p>125.196973</text:p>
          </table:table-cell>
          <table:table-cell office:value-type="float" office:value="26477418">
            <text:p>26477418</text:p>
          </table:table-cell>
          <table:table-cell office:value-type="float" office:value="3049263">
            <text:p>3049263</text:p>
          </table:table-cell>
          <table:table-cell table:formula="of:=+[.D233]/[.C233]*100" office:value-type="float" office:value="11.5164665980648">
            <text:p>11.5164665980648</text:p>
          </table:table-cell>
          <table:table-cell table:formula="of:=[.B233]-[.B$1]/[.A233]" office:value-type="float" office:value="122.9401549">
            <text:p>122.9401549</text:p>
          </table:table-cell>
          <table:table-cell table:formula="of:=+[.B$1]-[.B233]" office:value-type="float" office:value="-57.49243">
            <text:p>-57.49243</text:p>
          </table:table-cell>
          <table:table-cell table:formula="of:=+[.F233]/[.B233]" office:value-type="float" office:value="0.981973860502202">
            <text:p>0.981973860502202</text:p>
          </table:table-cell>
          <table:table-cell table:formula="of:=+[.H233]*100" office:value-type="float" office:value="98.1973860502202">
            <text:p>98.1973860502202</text:p>
          </table:table-cell>
          <table:table-cell table:number-columns-repeated="3"/>
          <table:table-cell table:formula="of:=+([.C233]-[.D233])/([.B233]*10000)" office:value-type="float" office:value="18.7130362968121">
            <text:p>18.71303629681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6.488751">
            <text:p>126.488751</text:p>
          </table:table-cell>
          <table:table-cell office:value-type="float" office:value="26462312">
            <text:p>26462312</text:p>
          </table:table-cell>
          <table:table-cell office:value-type="float" office:value="3034157">
            <text:p>3034157</text:p>
          </table:table-cell>
          <table:table-cell table:formula="of:=+[.D234]/[.C234]*100" office:value-type="float" office:value="11.4659558091523">
            <text:p>11.4659558091523</text:p>
          </table:table-cell>
          <table:table-cell table:formula="of:=[.B234]-[.B$1]/[.A234]" office:value-type="float" office:value="124.2319329">
            <text:p>124.2319329</text:p>
          </table:table-cell>
          <table:table-cell table:formula="of:=+[.B$1]-[.B234]" office:value-type="float" office:value="-58.784208">
            <text:p>-58.784208</text:p>
          </table:table-cell>
          <table:table-cell table:formula="of:=+[.F234]/[.B234]" office:value-type="float" office:value="0.982157954109295">
            <text:p>0.982157954109295</text:p>
          </table:table-cell>
          <table:table-cell table:formula="of:=+[.H234]*100" office:value-type="float" office:value="98.2157954109295">
            <text:p>98.2157954109295</text:p>
          </table:table-cell>
          <table:table-cell table:number-columns-repeated="3"/>
          <table:table-cell table:formula="of:=+([.C234]-[.D234])/([.B234]*10000)" office:value-type="float" office:value="18.5219276930009">
            <text:p>18.52192769300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9.605699">
            <text:p>129.605699</text:p>
          </table:table-cell>
          <table:table-cell office:value-type="float" office:value="26318103">
            <text:p>26318103</text:p>
          </table:table-cell>
          <table:table-cell office:value-type="float" office:value="2889948">
            <text:p>2889948</text:p>
          </table:table-cell>
          <table:table-cell table:formula="of:=+[.D235]/[.C235]*100" office:value-type="float" office:value="10.9808370306933">
            <text:p>10.9808370306933</text:p>
          </table:table-cell>
          <table:table-cell table:formula="of:=[.B235]-[.B$1]/[.A235]" office:value-type="float" office:value="127.3488809">
            <text:p>127.3488809</text:p>
          </table:table-cell>
          <table:table-cell table:formula="of:=+[.B$1]-[.B235]" office:value-type="float" office:value="-61.901156">
            <text:p>-61.901156</text:p>
          </table:table-cell>
          <table:table-cell table:formula="of:=+[.F235]/[.B235]" office:value-type="float" office:value="0.982587045805756">
            <text:p>0.982587045805756</text:p>
          </table:table-cell>
          <table:table-cell table:formula="of:=+[.H235]*100" office:value-type="float" office:value="98.2587045805756">
            <text:p>98.2587045805756</text:p>
          </table:table-cell>
          <table:table-cell table:number-columns-repeated="3"/>
          <table:table-cell table:formula="of:=+([.C235]-[.D235])/([.B235]*10000)" office:value-type="float" office:value="18.0764852014725">
            <text:p>18.07648520147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4.295088">
            <text:p>124.295088</text:p>
          </table:table-cell>
          <table:table-cell office:value-type="float" office:value="26432503">
            <text:p>26432503</text:p>
          </table:table-cell>
          <table:table-cell office:value-type="float" office:value="3004348">
            <text:p>3004348</text:p>
          </table:table-cell>
          <table:table-cell table:formula="of:=+[.D236]/[.C236]*100" office:value-type="float" office:value="11.3661123957879">
            <text:p>11.3661123957879</text:p>
          </table:table-cell>
          <table:table-cell table:formula="of:=[.B236]-[.B$1]/[.A236]" office:value-type="float" office:value="122.0382699">
            <text:p>122.0382699</text:p>
          </table:table-cell>
          <table:table-cell table:formula="of:=+[.B$1]-[.B236]" office:value-type="float" office:value="-56.590545">
            <text:p>-56.590545</text:p>
          </table:table-cell>
          <table:table-cell table:formula="of:=+[.F236]/[.B236]" office:value-type="float" office:value="0.981843062856997">
            <text:p>0.981843062856997</text:p>
          </table:table-cell>
          <table:table-cell table:formula="of:=+[.H236]*100" office:value-type="float" office:value="98.1843062856997">
            <text:p>98.1843062856997</text:p>
          </table:table-cell>
          <table:table-cell table:number-columns-repeated="3"/>
          <table:table-cell table:formula="of:=+([.C236]-[.D236])/([.B236]*10000)" office:value-type="float" office:value="18.8488180643148">
            <text:p>18.84881806431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4.063267">
            <text:p>124.063267</text:p>
          </table:table-cell>
          <table:table-cell office:value-type="float" office:value="26599982">
            <text:p>26599982</text:p>
          </table:table-cell>
          <table:table-cell office:value-type="float" office:value="3171827">
            <text:p>3171827</text:p>
          </table:table-cell>
          <table:table-cell table:formula="of:=+[.D237]/[.C237]*100" office:value-type="float" office:value="11.9241697231224">
            <text:p>11.9241697231224</text:p>
          </table:table-cell>
          <table:table-cell table:formula="of:=[.B237]-[.B$1]/[.A237]" office:value-type="float" office:value="121.8064489">
            <text:p>121.8064489</text:p>
          </table:table-cell>
          <table:table-cell table:formula="of:=+[.B$1]-[.B237]" office:value-type="float" office:value="-56.358724">
            <text:p>-56.358724</text:p>
          </table:table-cell>
          <table:table-cell table:formula="of:=+[.F237]/[.B237]" office:value-type="float" office:value="0.981809135334152">
            <text:p>0.981809135334152</text:p>
          </table:table-cell>
          <table:table-cell table:formula="of:=+[.H237]*100" office:value-type="float" office:value="98.1809135334152">
            <text:p>98.1809135334152</text:p>
          </table:table-cell>
          <table:table-cell table:number-columns-repeated="3"/>
          <table:table-cell table:formula="of:=+([.C237]-[.D237])/([.B237]*10000)" office:value-type="float" office:value="18.8840384156577">
            <text:p>18.88403841565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7.853847">
            <text:p>127.853847</text:p>
          </table:table-cell>
          <table:table-cell office:value-type="float" office:value="26359225">
            <text:p>26359225</text:p>
          </table:table-cell>
          <table:table-cell office:value-type="float" office:value="2931070">
            <text:p>2931070</text:p>
          </table:table-cell>
          <table:table-cell table:formula="of:=+[.D238]/[.C238]*100" office:value-type="float" office:value="11.1197123587662">
            <text:p>11.1197123587662</text:p>
          </table:table-cell>
          <table:table-cell table:formula="of:=[.B238]-[.B$1]/[.A238]" office:value-type="float" office:value="125.5970289">
            <text:p>125.5970289</text:p>
          </table:table-cell>
          <table:table-cell table:formula="of:=+[.B$1]-[.B238]" office:value-type="float" office:value="-60.149304">
            <text:p>-60.149304</text:p>
          </table:table-cell>
          <table:table-cell table:formula="of:=+[.F238]/[.B238]" office:value-type="float" office:value="0.982348453699637">
            <text:p>0.982348453699637</text:p>
          </table:table-cell>
          <table:table-cell table:formula="of:=+[.H238]*100" office:value-type="float" office:value="98.2348453699637">
            <text:p>98.2348453699637</text:p>
          </table:table-cell>
          <table:table-cell table:number-columns-repeated="3"/>
          <table:table-cell table:formula="of:=+([.C238]-[.D238])/([.B238]*10000)" office:value-type="float" office:value="18.3241690021263">
            <text:p>18.32416900212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4.071009">
            <text:p>124.071009</text:p>
          </table:table-cell>
          <table:table-cell office:value-type="float" office:value="26554600">
            <text:p>26554600</text:p>
          </table:table-cell>
          <table:table-cell office:value-type="float" office:value="3126445">
            <text:p>3126445</text:p>
          </table:table-cell>
          <table:table-cell table:formula="of:=+[.D239]/[.C239]*100" office:value-type="float" office:value="11.773647503634">
            <text:p>11.773647503634</text:p>
          </table:table-cell>
          <table:table-cell table:formula="of:=[.B239]-[.B$1]/[.A239]" office:value-type="float" office:value="121.8141909">
            <text:p>121.8141909</text:p>
          </table:table-cell>
          <table:table-cell table:formula="of:=+[.B$1]-[.B239]" office:value-type="float" office:value="-56.366466">
            <text:p>-56.366466</text:p>
          </table:table-cell>
          <table:table-cell table:formula="of:=+[.F239]/[.B239]" office:value-type="float" office:value="0.981810270439567">
            <text:p>0.981810270439567</text:p>
          </table:table-cell>
          <table:table-cell table:formula="of:=+[.H239]*100" office:value-type="float" office:value="98.1810270439567">
            <text:p>98.1810270439567</text:p>
          </table:table-cell>
          <table:table-cell table:number-columns-repeated="3"/>
          <table:table-cell table:formula="of:=+([.C239]-[.D239])/([.B239]*10000)" office:value-type="float" office:value="18.882860056373">
            <text:p>18.8828600563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4.312356">
            <text:p>124.312356</text:p>
          </table:table-cell>
          <table:table-cell office:value-type="float" office:value="26597305">
            <text:p>26597305</text:p>
          </table:table-cell>
          <table:table-cell office:value-type="float" office:value="3169150">
            <text:p>3169150</text:p>
          </table:table-cell>
          <table:table-cell table:formula="of:=+[.D240]/[.C240]*100" office:value-type="float" office:value="11.915304952889">
            <text:p>11.915304952889</text:p>
          </table:table-cell>
          <table:table-cell table:formula="of:=[.B240]-[.B$1]/[.A240]" office:value-type="float" office:value="122.0555379">
            <text:p>122.0555379</text:p>
          </table:table-cell>
          <table:table-cell table:formula="of:=+[.B$1]-[.B240]" office:value-type="float" office:value="-56.607813">
            <text:p>-56.607813</text:p>
          </table:table-cell>
          <table:table-cell table:formula="of:=+[.F240]/[.B240]" office:value-type="float" office:value="0.981845585003634">
            <text:p>0.981845585003634</text:p>
          </table:table-cell>
          <table:table-cell table:formula="of:=+[.H240]*100" office:value-type="float" office:value="98.1845585003634">
            <text:p>98.1845585003634</text:p>
          </table:table-cell>
          <table:table-cell table:number-columns-repeated="3"/>
          <table:table-cell table:formula="of:=+([.C240]-[.D240])/([.B240]*10000)" office:value-type="float" office:value="18.8461998097759">
            <text:p>18.84619980977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9.163513">
            <text:p>129.163513</text:p>
          </table:table-cell>
          <table:table-cell office:value-type="float" office:value="26409902">
            <text:p>26409902</text:p>
          </table:table-cell>
          <table:table-cell office:value-type="float" office:value="2981746">
            <text:p>2981746</text:p>
          </table:table-cell>
          <table:table-cell table:formula="of:=+[.D241]/[.C241]*100" office:value-type="float" office:value="11.290257722274">
            <text:p>11.290257722274</text:p>
          </table:table-cell>
          <table:table-cell table:formula="of:=[.B241]-[.B$1]/[.A241]" office:value-type="float" office:value="126.979495483871">
            <text:p>126.979495483871</text:p>
          </table:table-cell>
          <table:table-cell table:formula="of:=+[.B$1]-[.B241]" office:value-type="float" office:value="-61.45897">
            <text:p>-61.45897</text:p>
          </table:table-cell>
          <table:table-cell table:formula="of:=+[.F241]/[.B241]" office:value-type="float" office:value="0.983091064454642">
            <text:p>0.983091064454642</text:p>
          </table:table-cell>
          <table:table-cell table:formula="of:=+[.H241]*100" office:value-type="float" office:value="98.3091064454642">
            <text:p>98.3091064454642</text:p>
          </table:table-cell>
          <table:table-cell table:number-columns-repeated="3"/>
          <table:table-cell table:formula="of:=+([.C241]-[.D241])/([.B241]*10000)" office:value-type="float" office:value="18.1383700828887">
            <text:p>18.138370082888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2.810525">
            <text:p>132.810525</text:p>
          </table:table-cell>
          <table:table-cell office:value-type="float" office:value="26268388">
            <text:p>26268388</text:p>
          </table:table-cell>
          <table:table-cell office:value-type="float" office:value="2840232">
            <text:p>2840232</text:p>
          </table:table-cell>
          <table:table-cell table:formula="of:=+[.D242]/[.C242]*100" office:value-type="float" office:value="10.8123574236836">
            <text:p>10.8123574236836</text:p>
          </table:table-cell>
          <table:table-cell table:formula="of:=[.B242]-[.B$1]/[.A242]" office:value-type="float" office:value="130.626507483871">
            <text:p>130.626507483871</text:p>
          </table:table-cell>
          <table:table-cell table:formula="of:=+[.B$1]-[.B242]" office:value-type="float" office:value="-65.105982">
            <text:p>-65.105982</text:p>
          </table:table-cell>
          <table:table-cell table:formula="of:=+[.F242]/[.B242]" office:value-type="float" office:value="0.983555388278685">
            <text:p>0.983555388278685</text:p>
          </table:table-cell>
          <table:table-cell table:formula="of:=+[.H242]*100" office:value-type="float" office:value="98.3555388278685">
            <text:p>98.3555388278685</text:p>
          </table:table-cell>
          <table:table-cell table:number-columns-repeated="3"/>
          <table:table-cell table:formula="of:=+([.C242]-[.D242])/([.B242]*10000)" office:value-type="float" office:value="17.6402856626009">
            <text:p>17.64028566260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8.916134">
            <text:p>128.916134</text:p>
          </table:table-cell>
          <table:table-cell office:value-type="float" office:value="26439091">
            <text:p>26439091</text:p>
          </table:table-cell>
          <table:table-cell office:value-type="float" office:value="3010935">
            <text:p>3010935</text:p>
          </table:table-cell>
          <table:table-cell table:formula="of:=+[.D243]/[.C243]*100" office:value-type="float" office:value="11.3881940948726">
            <text:p>11.3881940948726</text:p>
          </table:table-cell>
          <table:table-cell table:formula="of:=[.B243]-[.B$1]/[.A243]" office:value-type="float" office:value="126.732116483871">
            <text:p>126.732116483871</text:p>
          </table:table-cell>
          <table:table-cell table:formula="of:=+[.B$1]-[.B243]" office:value-type="float" office:value="-61.211591">
            <text:p>-61.211591</text:p>
          </table:table-cell>
          <table:table-cell table:formula="of:=+[.F243]/[.B243]" office:value-type="float" office:value="0.983058617658135">
            <text:p>0.983058617658135</text:p>
          </table:table-cell>
          <table:table-cell table:formula="of:=+[.H243]*100" office:value-type="float" office:value="98.3058617658135">
            <text:p>98.3058617658135</text:p>
          </table:table-cell>
          <table:table-cell table:number-columns-repeated="3"/>
          <table:table-cell table:formula="of:=+([.C243]-[.D243])/([.B243]*10000)" office:value-type="float" office:value="18.1731760587856">
            <text:p>18.173176058785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9.280911">
            <text:p>129.280911</text:p>
          </table:table-cell>
          <table:table-cell office:value-type="float" office:value="26433296">
            <text:p>26433296</text:p>
          </table:table-cell>
          <table:table-cell office:value-type="float" office:value="3005140">
            <text:p>3005140</text:p>
          </table:table-cell>
          <table:table-cell table:formula="of:=+[.D244]/[.C244]*100" office:value-type="float" office:value="11.368767633064">
            <text:p>11.368767633064</text:p>
          </table:table-cell>
          <table:table-cell table:formula="of:=[.B244]-[.B$1]/[.A244]" office:value-type="float" office:value="127.096893483871">
            <text:p>127.096893483871</text:p>
          </table:table-cell>
          <table:table-cell table:formula="of:=+[.B$1]-[.B244]" office:value-type="float" office:value="-61.576368">
            <text:p>-61.576368</text:p>
          </table:table-cell>
          <table:table-cell table:formula="of:=+[.F244]/[.B244]" office:value-type="float" office:value="0.983106419198044">
            <text:p>0.983106419198044</text:p>
          </table:table-cell>
          <table:table-cell table:formula="of:=+[.H244]*100" office:value-type="float" office:value="98.3106419198044">
            <text:p>98.3106419198044</text:p>
          </table:table-cell>
          <table:table-cell table:number-columns-repeated="3"/>
          <table:table-cell table:formula="of:=+([.C244]-[.D244])/([.B244]*10000)" office:value-type="float" office:value="18.121898908958">
            <text:p>18.12189890895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9.01624">
            <text:p>129.01624</text:p>
          </table:table-cell>
          <table:table-cell office:value-type="float" office:value="26385995">
            <text:p>26385995</text:p>
          </table:table-cell>
          <table:table-cell office:value-type="float" office:value="2957839">
            <text:p>2957839</text:p>
          </table:table-cell>
          <table:table-cell table:formula="of:=+[.D245]/[.C245]*100" office:value-type="float" office:value="11.2098823637312">
            <text:p>11.2098823637312</text:p>
          </table:table-cell>
          <table:table-cell table:formula="of:=[.B245]-[.B$1]/[.A245]" office:value-type="float" office:value="126.832222483871">
            <text:p>126.832222483871</text:p>
          </table:table-cell>
          <table:table-cell table:formula="of:=+[.B$1]-[.B245]" office:value-type="float" office:value="-61.311697">
            <text:p>-61.311697</text:p>
          </table:table-cell>
          <table:table-cell table:formula="of:=+[.F245]/[.B245]" office:value-type="float" office:value="0.983071762778631">
            <text:p>0.983071762778631</text:p>
          </table:table-cell>
          <table:table-cell table:formula="of:=+[.H245]*100" office:value-type="float" office:value="98.3071762778631">
            <text:p>98.3071762778631</text:p>
          </table:table-cell>
          <table:table-cell table:number-columns-repeated="3"/>
          <table:table-cell table:formula="of:=+([.C245]-[.D245])/([.B245]*10000)" office:value-type="float" office:value="18.1590751675913">
            <text:p>18.15907516759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2.056478">
            <text:p>132.056478</text:p>
          </table:table-cell>
          <table:table-cell office:value-type="float" office:value="26275943">
            <text:p>26275943</text:p>
          </table:table-cell>
          <table:table-cell office:value-type="float" office:value="2847787">
            <text:p>2847787</text:p>
          </table:table-cell>
          <table:table-cell table:formula="of:=+[.D246]/[.C246]*100" office:value-type="float" office:value="10.8380011328233">
            <text:p>10.8380011328233</text:p>
          </table:table-cell>
          <table:table-cell table:formula="of:=[.B246]-[.B$1]/[.A246]" office:value-type="float" office:value="129.872460483871">
            <text:p>129.872460483871</text:p>
          </table:table-cell>
          <table:table-cell table:formula="of:=+[.B$1]-[.B246]" office:value-type="float" office:value="-64.351935">
            <text:p>-64.351935</text:p>
          </table:table-cell>
          <table:table-cell table:formula="of:=+[.F246]/[.B246]" office:value-type="float" office:value="0.983461488984061">
            <text:p>0.983461488984061</text:p>
          </table:table-cell>
          <table:table-cell table:formula="of:=+[.H246]*100" office:value-type="float" office:value="98.3461488984062">
            <text:p>98.3461488984062</text:p>
          </table:table-cell>
          <table:table-cell table:number-columns-repeated="3"/>
          <table:table-cell table:formula="of:=+([.C246]-[.D246])/([.B246]*10000)" office:value-type="float" office:value="17.7410122962692">
            <text:p>17.74101229626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9.056983">
            <text:p>129.056983</text:p>
          </table:table-cell>
          <table:table-cell office:value-type="float" office:value="26449258">
            <text:p>26449258</text:p>
          </table:table-cell>
          <table:table-cell office:value-type="float" office:value="3021102">
            <text:p>3021102</text:p>
          </table:table-cell>
          <table:table-cell table:formula="of:=+[.D247]/[.C247]*100" office:value-type="float" office:value="11.4222561555413">
            <text:p>11.4222561555413</text:p>
          </table:table-cell>
          <table:table-cell table:formula="of:=[.B247]-[.B$1]/[.A247]" office:value-type="float" office:value="126.872965483871">
            <text:p>126.872965483871</text:p>
          </table:table-cell>
          <table:table-cell table:formula="of:=+[.B$1]-[.B247]" office:value-type="float" office:value="-61.35244">
            <text:p>-61.35244</text:p>
          </table:table-cell>
          <table:table-cell table:formula="of:=+[.F247]/[.B247]" office:value-type="float" office:value="0.983077106985144">
            <text:p>0.983077106985144</text:p>
          </table:table-cell>
          <table:table-cell table:formula="of:=+[.H247]*100" office:value-type="float" office:value="98.3077106985145">
            <text:p>98.3077106985145</text:p>
          </table:table-cell>
          <table:table-cell table:number-columns-repeated="3"/>
          <table:table-cell table:formula="of:=+([.C247]-[.D247])/([.B247]*10000)" office:value-type="float" office:value="18.1533423882999">
            <text:p>18.153342388299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8.64464">
            <text:p>128.64464</text:p>
          </table:table-cell>
          <table:table-cell office:value-type="float" office:value="26410481">
            <text:p>26410481</text:p>
          </table:table-cell>
          <table:table-cell office:value-type="float" office:value="2982325">
            <text:p>2982325</text:p>
          </table:table-cell>
          <table:table-cell table:formula="of:=+[.D248]/[.C248]*100" office:value-type="float" office:value="11.2922025161147">
            <text:p>11.2922025161147</text:p>
          </table:table-cell>
          <table:table-cell table:formula="of:=[.B248]-[.B$1]/[.A248]" office:value-type="float" office:value="126.460622483871">
            <text:p>126.460622483871</text:p>
          </table:table-cell>
          <table:table-cell table:formula="of:=+[.B$1]-[.B248]" office:value-type="float" office:value="-60.940097">
            <text:p>-60.940097</text:p>
          </table:table-cell>
          <table:table-cell table:formula="of:=+[.F248]/[.B248]" office:value-type="float" office:value="0.983022864255137">
            <text:p>0.983022864255137</text:p>
          </table:table-cell>
          <table:table-cell table:formula="of:=+[.H248]*100" office:value-type="float" office:value="98.3022864255137">
            <text:p>98.3022864255137</text:p>
          </table:table-cell>
          <table:table-cell table:number-columns-repeated="3"/>
          <table:table-cell table:formula="of:=+([.C248]-[.D248])/([.B248]*10000)" office:value-type="float" office:value="18.2115290617627">
            <text:p>18.2115290617627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+[.D249]/[.C24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0]/[.C25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1]/[.C25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2]/[.C25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3]/[.C25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4]/[.C25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5]/[.C25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6]/[.C25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7]/[.C257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8]/[.C258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59]/[.C25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0]/[.C26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1]/[.C26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2]/[.C26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3]/[.C26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4]/[.C26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5]/[.C26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6]/[.C26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7]/[.C267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8]/[.C268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69]/[.C26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0]/[.C27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1]/[.C27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2]/[.C27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3]/[.C27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4]/[.C27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5]/[.C27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6]/[.C27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7]/[.C277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8]/[.C278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79]/[.C27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0]/[.C28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1]/[.C28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2]/[.C28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3]/[.C28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4]/[.C28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5]/[.C28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6]/[.C28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7]/[.C287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8]/[.C288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89]/[.C28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0]/[.C29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1]/[.C29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2]/[.C29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3]/[.C29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4]/[.C29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5]/[.C29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6]/[.C29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7]/[.C297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8]/[.C298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299]/[.C29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0]/[.C30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1]/[.C30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2]/[.C30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3]/[.C30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4]/[.C30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5]/[.C30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6]/[.C30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7]/[.C307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8]/[.C308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09]/[.C30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0]/[.C31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1]/[.C31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2]/[.C31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3]/[.C31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4]/[.C31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5]/[.C31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6]/[.C31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7]/[.C317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8]/[.C318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19]/[.C319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0]/[.C320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1]/[.C321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2]/[.C322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3]/[.C323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4]/[.C324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5]/[.C325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6]/[.C326]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/>
          <table:table-cell table:formula="of:=+[.D327]/[.C327]*100" office:value-type="float" office:value="0">
            <text:p>#DIV/0!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15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8T15:47:21</dc:date>
    <dc:creator>io </dc:creator>
    <meta:generator>OpenOffice.org/3.2$Linux OpenOffice.org_project/320m12$Build-9483</meta:generator>
    <meta:editing-duration>PT02H04M03S</meta:editing-duration>
    <meta:editing-cycles>4</meta:editing-cycles>
    <meta:document-statistic meta:table-count="1" meta:cell-count="27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73cm" svg:height="9.033cm" xlink:href=".." chart:class="chart:line" chart:style-name="ch1">
        <chart:legend chart:legend-position="end" svg:x="14.786cm" svg:y="4.047cm" chart:style-name="ch2"/>
        <chart:plot-area chart:style-name="ch3" table:cell-range-address="Sheet1.A1:Sheet1.A248 Sheet1.I2:Sheet1.I2 Sheet1.M1:Sheet1.M248 Sheet1.E1:Sheet1.E248" chart:data-source-has-labels="column" svg:x="0.341cm" svg:y="0.18cm" svg:width="14.105cm" svg:height="8.493cm">
          <chart:axis chart:dimension="x" chart:name="primary-x" chart:style-name="ch4">
            <chart:categories table:cell-range-address="Sheet1.A1:Sheet1.A248 Sheet1.I2:Sheet1.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:Sheet1.M248" chart:class="chart:line">
            <chart:data-point chart:repeated="248"/>
          </chart:series>
          <chart:series chart:style-name="ch7" chart:values-cell-range-address="Sheet1.E1:Sheet1.E248 Sheet1.I2:Sheet1.I2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E Column I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248 Sheet1.I2:Sheet1.I2">1</text:p>
              </table:table-cell>
              <table:table-cell office:value-type="float" office:value="34.6034770517541">
                <text:p text:id="Sheet1.M1:Sheet1.M248">34.6034770517541</text:p>
              </table:table-cell>
              <table:table-cell office:value-type="float" office:value="0">
                <text:p text:id="Sheet1.E1:Sheet1.E248 Sheet1.I2:Sheet1.I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.6601464281231">
                <text:p>34.660146428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.6255039407729">
                <text:p>34.6255039407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.6120921749273">
                <text:p>34.6120921749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.4476781650196">
                <text:p>34.4476781650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.4283497036846">
                <text:p>34.428349703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.6537518186725">
                <text:p>34.6537518186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.6186719416168">
                <text:p>34.618671941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8536305056291">
                <text:p>52.8536305056291</text:p>
              </table:table-cell>
              <table:table-cell office:value-type="float" office:value="21.1385268926331">
                <text:p>21.13852689263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2373749697307">
                <text:p>54.2373749697307</text:p>
              </table:table-cell>
              <table:table-cell office:value-type="float" office:value="20.6255632545918">
                <text:p>20.62556325459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1739402350213">
                <text:p>53.1739402350213</text:p>
              </table:table-cell>
              <table:table-cell office:value-type="float" office:value="21.1584204389865">
                <text:p>21.15842043898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1008827667921">
                <text:p>53.1008827667921</text:p>
              </table:table-cell>
              <table:table-cell office:value-type="float" office:value="21.2893459585954">
                <text:p>21.28934595859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2628899547933">
                <text:p>54.2628899547933</text:p>
              </table:table-cell>
              <table:table-cell office:value-type="float" office:value="21.1219722497506">
                <text:p>21.1219722497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840132122251">
                <text:p>53.840132122251</text:p>
              </table:table-cell>
              <table:table-cell office:value-type="float" office:value="21.0897298341617">
                <text:p>21.08972983416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1927945905119">
                <text:p>53.1927945905119</text:p>
              </table:table-cell>
              <table:table-cell office:value-type="float" office:value="20.7504065037625">
                <text:p>20.7504065037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8506485493785">
                <text:p>52.8506485493785</text:p>
              </table:table-cell>
              <table:table-cell office:value-type="float" office:value="21.2553929075116">
                <text:p>21.2553929075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2136554851291">
                <text:p>68.2136554851291</text:p>
              </table:table-cell>
              <table:table-cell office:value-type="float" office:value="32.545395997938">
                <text:p>32.545395997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7029895208898">
                <text:p>67.7029895208898</text:p>
              </table:table-cell>
              <table:table-cell office:value-type="float" office:value="32.3497555127516">
                <text:p>32.3497555127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5459811466228">
                <text:p>68.5459811466228</text:p>
              </table:table-cell>
              <table:table-cell office:value-type="float" office:value="32.3956849591494">
                <text:p>32.3956849591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9184607212073">
                <text:p>67.9184607212073</text:p>
              </table:table-cell>
              <table:table-cell office:value-type="float" office:value="32.5825019570766">
                <text:p>32.5825019570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8051902812551">
                <text:p>67.8051902812551</text:p>
              </table:table-cell>
              <table:table-cell office:value-type="float" office:value="32.4024145259343">
                <text:p>32.4024145259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1812633859711">
                <text:p>68.1812633859711</text:p>
              </table:table-cell>
              <table:table-cell office:value-type="float" office:value="32.4230688522037">
                <text:p>32.4230688522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3173437987842">
                <text:p>67.3173437987842</text:p>
              </table:table-cell>
              <table:table-cell office:value-type="float" office:value="31.8314730053468">
                <text:p>31.8314730053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1129235629365">
                <text:p>68.1129235629365</text:p>
              </table:table-cell>
              <table:table-cell office:value-type="float" office:value="32.1506091859082">
                <text:p>32.1506091859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7135235316748">
                <text:p>79.7135235316748</text:p>
              </table:table-cell>
              <table:table-cell office:value-type="float" office:value="38.4760527599869">
                <text:p>38.476052759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1956594903106">
                <text:p>80.1956594903106</text:p>
              </table:table-cell>
              <table:table-cell office:value-type="float" office:value="38.729849683662">
                <text:p>38.72984968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5098955303148">
                <text:p>79.5098955303148</text:p>
              </table:table-cell>
              <table:table-cell office:value-type="float" office:value="38.7527260546712">
                <text:p>38.7527260546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6960022873615">
                <text:p>80.6960022873615</text:p>
              </table:table-cell>
              <table:table-cell office:value-type="float" office:value="38.3963297162368">
                <text:p>38.3963297162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1429856368163">
                <text:p>79.1429856368163</text:p>
              </table:table-cell>
              <table:table-cell office:value-type="float" office:value="38.2068316312919">
                <text:p>38.2068316312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7787843337097">
                <text:p>79.7787843337097</text:p>
              </table:table-cell>
              <table:table-cell office:value-type="float" office:value="38.637289103184">
                <text:p>38.637289103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0567669881438">
                <text:p>79.0567669881438</text:p>
              </table:table-cell>
              <table:table-cell office:value-type="float" office:value="38.6613909330107">
                <text:p>38.6613909330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1208388545886">
                <text:p>79.1208388545886</text:p>
              </table:table-cell>
              <table:table-cell office:value-type="float" office:value="38.7341597307351">
                <text:p>38.734159730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4204236648518">
                <text:p>67.4204236648518</text:p>
              </table:table-cell>
              <table:table-cell office:value-type="float" office:value="42.4806639935595">
                <text:p>42.4806639935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4690334031778">
                <text:p>67.4690334031778</text:p>
              </table:table-cell>
              <table:table-cell office:value-type="float" office:value="42.3623742643574">
                <text:p>42.3623742643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9751960374661">
                <text:p>71.9751960374661</text:p>
              </table:table-cell>
              <table:table-cell office:value-type="float" office:value="42.629448139885">
                <text:p>42.629448139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8967077930947">
                <text:p>65.8967077930947</text:p>
              </table:table-cell>
              <table:table-cell office:value-type="float" office:value="42.5877405558607">
                <text:p>42.587740555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4977591865142">
                <text:p>67.4977591865142</text:p>
              </table:table-cell>
              <table:table-cell office:value-type="float" office:value="41.9288157021747">
                <text:p>41.9288157021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701290003166">
                <text:p>67.5701290003166</text:p>
              </table:table-cell>
              <table:table-cell office:value-type="float" office:value="42.2683072187256">
                <text:p>42.2683072187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4692919885578">
                <text:p>81.4692919885578</text:p>
              </table:table-cell>
              <table:table-cell office:value-type="float" office:value="43.9497730741592">
                <text:p>43.9497730741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7928920698758">
                <text:p>67.7928920698758</text:p>
              </table:table-cell>
              <table:table-cell office:value-type="float" office:value="42.2463577049656">
                <text:p>42.2463577049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525759163726">
                <text:p>83.525759163726</text:p>
              </table:table-cell>
              <table:table-cell office:value-type="float" office:value="46.56398637184">
                <text:p>46.56398637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9198676489215">
                <text:p>83.9198676489215</text:p>
              </table:table-cell>
              <table:table-cell office:value-type="float" office:value="46.1678170546884">
                <text:p>46.1678170546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3245677023834">
                <text:p>87.3245677023834</text:p>
              </table:table-cell>
              <table:table-cell office:value-type="float" office:value="47.4015954191419">
                <text:p>47.4015954191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6442758937531">
                <text:p>83.6442758937531</text:p>
              </table:table-cell>
              <table:table-cell office:value-type="float" office:value="46.7666220679429">
                <text:p>46.7666220679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2658662731797">
                <text:p>89.2658662731797</text:p>
              </table:table-cell>
              <table:table-cell office:value-type="float" office:value="48.8587932336205">
                <text:p>48.8587932336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2109517836767">
                <text:p>84.2109517836767</text:p>
              </table:table-cell>
              <table:table-cell office:value-type="float" office:value="47.2882750051703">
                <text:p>47.2882750051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1294989106152">
                <text:p>85.1294989106152</text:p>
              </table:table-cell>
              <table:table-cell office:value-type="float" office:value="48.1616827807893">
                <text:p>48.1616827807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6247063936093">
                <text:p>87.6247063936093</text:p>
              </table:table-cell>
              <table:table-cell office:value-type="float" office:value="48.335656870586">
                <text:p>48.335656870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8217343437729">
                <text:p>83.8217343437729</text:p>
              </table:table-cell>
              <table:table-cell office:value-type="float" office:value="49.5024789297759">
                <text:p>49.5024789297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069645331355">
                <text:p>90.9069645331355</text:p>
              </table:table-cell>
              <table:table-cell office:value-type="float" office:value="48.9137751240575">
                <text:p>48.9137751240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523026302682">
                <text:p>91.523026302682</text:p>
              </table:table-cell>
              <table:table-cell office:value-type="float" office:value="51.5145331615504">
                <text:p>51.5145331615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638924595101">
                <text:p>88.638924595101</text:p>
              </table:table-cell>
              <table:table-cell office:value-type="float" office:value="50.4517676541072">
                <text:p>50.4517676541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6835311547434">
                <text:p>87.6835311547434</text:p>
              </table:table-cell>
              <table:table-cell office:value-type="float" office:value="50.3153572206651">
                <text:p>50.3153572206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929031250515">
                <text:p>91.929031250515</text:p>
              </table:table-cell>
              <table:table-cell office:value-type="float" office:value="48.6854768627299">
                <text:p>48.6854768627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927011274611">
                <text:p>91.927011274611</text:p>
              </table:table-cell>
              <table:table-cell office:value-type="float" office:value="51.7561363447757">
                <text:p>51.7561363447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8694656091558">
                <text:p>88.8694656091558</text:p>
              </table:table-cell>
              <table:table-cell office:value-type="float" office:value="51.1341055678001">
                <text:p>51.1341055678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4357860185401">
                <text:p>79.4357860185401</text:p>
              </table:table-cell>
              <table:table-cell office:value-type="float" office:value="51.030221881917">
                <text:p>51.030221881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682474922236">
                <text:p>87.682474922236</text:p>
              </table:table-cell>
              <table:table-cell office:value-type="float" office:value="48.6985674745334">
                <text:p>48.6985674745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3752610647705">
                <text:p>82.3752610647705</text:p>
              </table:table-cell>
              <table:table-cell office:value-type="float" office:value="52.1487945089971">
                <text:p>52.1487945089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6994471896137">
                <text:p>76.6994471896137</text:p>
              </table:table-cell>
              <table:table-cell office:value-type="float" office:value="50.8387363797182">
                <text:p>50.838736379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8694147052532">
                <text:p>86.8694147052532</text:p>
              </table:table-cell>
              <table:table-cell office:value-type="float" office:value="48.7921279512828">
                <text:p>48.7921279512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1250970427667">
                <text:p>81.1250970427667</text:p>
              </table:table-cell>
              <table:table-cell office:value-type="float" office:value="51.3712692844473">
                <text:p>51.3712692844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0482115917487">
                <text:p>76.0482115917487</text:p>
              </table:table-cell>
              <table:table-cell office:value-type="float" office:value="50.49663355565">
                <text:p>50.49663355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6896436955055">
                <text:p>88.6896436955055</text:p>
              </table:table-cell>
              <table:table-cell office:value-type="float" office:value="48.473113369086">
                <text:p>48.473113369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7906575844804">
                <text:p>68.7906575844804</text:p>
              </table:table-cell>
              <table:table-cell office:value-type="float" office:value="51.6324631603252">
                <text:p>51.6324631603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496305835516">
                <text:p>77.8496305835516</text:p>
              </table:table-cell>
              <table:table-cell office:value-type="float" office:value="47.8805516638974">
                <text:p>47.8805516638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5008954700704">
                <text:p>69.5008954700704</text:p>
              </table:table-cell>
              <table:table-cell office:value-type="float" office:value="51.7925177304184">
                <text:p>51.7925177304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5567203930701">
                <text:p>77.5567203930701</text:p>
              </table:table-cell>
              <table:table-cell office:value-type="float" office:value="47.6754350906296">
                <text:p>47.6754350906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6974760691479">
                <text:p>69.6974760691479</text:p>
              </table:table-cell>
              <table:table-cell office:value-type="float" office:value="51.8985736678226">
                <text:p>51.8985736678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4786578872198">
                <text:p>64.4786578872198</text:p>
              </table:table-cell>
              <table:table-cell office:value-type="float" office:value="50.3246625613999">
                <text:p>50.3246625613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8661461774539">
                <text:p>63.8661461774539</text:p>
              </table:table-cell>
              <table:table-cell office:value-type="float" office:value="50.8712244815919">
                <text:p>50.8712244815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1945483763536">
                <text:p>57.1945483763536</text:p>
              </table:table-cell>
              <table:table-cell office:value-type="float" office:value="50.1729972592116">
                <text:p>50.1729972592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8776235811641">
                <text:p>54.8776235811641</text:p>
              </table:table-cell>
              <table:table-cell office:value-type="float" office:value="49.2735592462815">
                <text:p>49.2735592462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9095061234086">
                <text:p>56.9095061234086</text:p>
              </table:table-cell>
              <table:table-cell office:value-type="float" office:value="50.0777574720347">
                <text:p>50.0777574720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5285600664081">
                <text:p>68.5285600664081</text:p>
              </table:table-cell>
              <table:table-cell office:value-type="float" office:value="45.9761141918348">
                <text:p>45.9761141918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6436467068119">
                <text:p>57.6436467068119</text:p>
              </table:table-cell>
              <table:table-cell office:value-type="float" office:value="50.5159205152719">
                <text:p>50.5159205152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3886078219968">
                <text:p>68.3886078219968</text:p>
              </table:table-cell>
              <table:table-cell office:value-type="float" office:value="46.3393921356421">
                <text:p>46.3393921356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9719137247888">
                <text:p>57.9719137247888</text:p>
              </table:table-cell>
              <table:table-cell office:value-type="float" office:value="50.889036841416">
                <text:p>50.889036841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4776723983539">
                <text:p>54.4776723983539</text:p>
              </table:table-cell>
              <table:table-cell office:value-type="float" office:value="49.3526645008001">
                <text:p>49.3526645008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906944813157">
                <text:p>59.906944813157</text:p>
              </table:table-cell>
              <table:table-cell office:value-type="float" office:value="44.694174820538">
                <text:p>44.694174820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4189596003051">
                <text:p>47.4189596003051</text:p>
              </table:table-cell>
              <table:table-cell office:value-type="float" office:value="47.9935916258892">
                <text:p>47.9935916258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607457849214">
                <text:p>48.3607457849214</text:p>
              </table:table-cell>
              <table:table-cell office:value-type="float" office:value="47.9366043614019">
                <text:p>47.9366043614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7876221720552">
                <text:p>47.7876221720552</text:p>
              </table:table-cell>
              <table:table-cell office:value-type="float" office:value="47.4040367773589">
                <text:p>47.4040367773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1003691887708">
                <text:p>60.1003691887708</text:p>
              </table:table-cell>
              <table:table-cell office:value-type="float" office:value="44.5074199932532">
                <text:p>44.5074199932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234125232027">
                <text:p>47.8234125232027</text:p>
              </table:table-cell>
              <table:table-cell office:value-type="float" office:value="47.9865057869117">
                <text:p>47.9865057869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1277889324806">
                <text:p>48.1277889324806</text:p>
              </table:table-cell>
              <table:table-cell office:value-type="float" office:value="48.0019935264767">
                <text:p>48.0019935264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0006333996621">
                <text:p>54.0006333996621</text:p>
              </table:table-cell>
              <table:table-cell office:value-type="float" office:value="43.9698863576846">
                <text:p>43.9698863576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740015272278">
                <text:p>53.740015272278</text:p>
              </table:table-cell>
              <table:table-cell office:value-type="float" office:value="43.4055070748017">
                <text:p>43.4055070748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046940072792">
                <text:p>43.046940072792</text:p>
              </table:table-cell>
              <table:table-cell office:value-type="float" office:value="45.9918551177513">
                <text:p>45.9918551177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5859933802439">
                <text:p>43.5859933802439</text:p>
              </table:table-cell>
              <table:table-cell office:value-type="float" office:value="45.6180253140252">
                <text:p>45.6180253140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6809583681957">
                <text:p>43.6809583681957</text:p>
              </table:table-cell>
              <table:table-cell office:value-type="float" office:value="45.8648726912293">
                <text:p>45.8648726912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970275025294">
                <text:p>43.3970275025294</text:p>
              </table:table-cell>
              <table:table-cell office:value-type="float" office:value="46.1831813823381">
                <text:p>46.1831813823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7915356398734">
                <text:p>43.7915356398734</text:p>
              </table:table-cell>
              <table:table-cell office:value-type="float" office:value="45.8235529130805">
                <text:p>45.8235529130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9616161805835">
                <text:p>42.9616161805835</text:p>
              </table:table-cell>
              <table:table-cell office:value-type="float" office:value="45.8760046107239">
                <text:p>45.8760046107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669771652118">
                <text:p>38.669771652118</text:p>
              </table:table-cell>
              <table:table-cell office:value-type="float" office:value="43.9931353984751">
                <text:p>43.9931353984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0550721513639">
                <text:p>40.0550721513639</text:p>
              </table:table-cell>
              <table:table-cell office:value-type="float" office:value="45.4751634176156">
                <text:p>45.4751634176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1889317245113">
                <text:p>39.1889317245113</text:p>
              </table:table-cell>
              <table:table-cell office:value-type="float" office:value="44.504143486975">
                <text:p>44.504143486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4259026896">
                <text:p>39.04259026896</text:p>
              </table:table-cell>
              <table:table-cell office:value-type="float" office:value="43.9763192538994">
                <text:p>43.9763192538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2783989677024">
                <text:p>39.2783989677024</text:p>
              </table:table-cell>
              <table:table-cell office:value-type="float" office:value="44.2619744096688">
                <text:p>44.2619744096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538085398814">
                <text:p>39.0538085398814</text:p>
              </table:table-cell>
              <table:table-cell office:value-type="float" office:value="44.0152170274559">
                <text:p>44.0152170274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4946348351585">
                <text:p>39.4946348351585</text:p>
              </table:table-cell>
              <table:table-cell office:value-type="float" office:value="44.4971924908375">
                <text:p>44.4971924908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4181685122498">
                <text:p>39.4181685122498</text:p>
              </table:table-cell>
              <table:table-cell office:value-type="float" office:value="44.1856131427288">
                <text:p>44.1856131427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5378276128596">
                <text:p>37.5378276128596</text:p>
              </table:table-cell>
              <table:table-cell office:value-type="float" office:value="43.6019733607326">
                <text:p>43.6019733607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895550395341">
                <text:p>36.2895550395341</text:p>
              </table:table-cell>
              <table:table-cell office:value-type="float" office:value="43.1332743956636">
                <text:p>43.1332743956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0277194014094">
                <text:p>37.0277194014094</text:p>
              </table:table-cell>
              <table:table-cell office:value-type="float" office:value="43.8285053299426">
                <text:p>43.8285053299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7427858111286">
                <text:p>42.7427858111286</text:p>
              </table:table-cell>
              <table:table-cell office:value-type="float" office:value="41.9929646212664">
                <text:p>41.9929646212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4867998540079">
                <text:p>43.4867998540079</text:p>
              </table:table-cell>
              <table:table-cell office:value-type="float" office:value="41.5897899319226">
                <text:p>41.5897899319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9573859800149">
                <text:p>43.9573859800149</text:p>
              </table:table-cell>
              <table:table-cell office:value-type="float" office:value="42.0537954155445">
                <text:p>42.0537954155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069985699303">
                <text:p>38.069985699303</text:p>
              </table:table-cell>
              <table:table-cell office:value-type="float" office:value="40.1918144452096">
                <text:p>40.1918144452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80104968245">
                <text:p>36.280104968245</text:p>
              </table:table-cell>
              <table:table-cell office:value-type="float" office:value="42.5682878812942">
                <text:p>42.5682878812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9775266428597">
                <text:p>33.9775266428597</text:p>
              </table:table-cell>
              <table:table-cell office:value-type="float" office:value="41.1249303017628">
                <text:p>41.1249303017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671900535998">
                <text:p>39.4671900535998</text:p>
              </table:table-cell>
              <table:table-cell office:value-type="float" office:value="41.1674923458933">
                <text:p>41.1674923458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1450919044108">
                <text:p>41.1450919044108</text:p>
              </table:table-cell>
              <table:table-cell office:value-type="float" office:value="41.4761267339542">
                <text:p>41.4761267339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3812947918182">
                <text:p>33.3812947918182</text:p>
              </table:table-cell>
              <table:table-cell office:value-type="float" office:value="43.4229595589838">
                <text:p>43.4229595589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4283271648">
                <text:p>33.64283271648</text:p>
              </table:table-cell>
              <table:table-cell office:value-type="float" office:value="41.5607161648035">
                <text:p>41.5607161648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5577036578266">
                <text:p>33.5577036578266</text:p>
              </table:table-cell>
              <table:table-cell office:value-type="float" office:value="41.1610088179602">
                <text:p>41.1610088179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2963860490795">
                <text:p>33.2963860490795</text:p>
              </table:table-cell>
              <table:table-cell office:value-type="float" office:value="40.4780926111951">
                <text:p>40.4780926111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0194784595246">
                <text:p>35.0194784595246</text:p>
              </table:table-cell>
              <table:table-cell office:value-type="float" office:value="42.5375546770492">
                <text:p>42.5375546770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2098954389601">
                <text:p>38.2098954389601</text:p>
              </table:table-cell>
              <table:table-cell office:value-type="float" office:value="41.013392281316">
                <text:p>41.013392281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1074153508133">
                <text:p>33.1074153508133</text:p>
              </table:table-cell>
              <table:table-cell office:value-type="float" office:value="40.6637785725753">
                <text:p>40.6637785725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1859125482206">
                <text:p>36.1859125482206</text:p>
              </table:table-cell>
              <table:table-cell office:value-type="float" office:value="39.9655683030153">
                <text:p>39.9655683030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3746333283247">
                <text:p>34.3746333283247</text:p>
              </table:table-cell>
              <table:table-cell office:value-type="float" office:value="38.8998460326071">
                <text:p>38.8998460326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3186382767976">
                <text:p>31.3186382767976</text:p>
              </table:table-cell>
              <table:table-cell office:value-type="float" office:value="40.0507671858892">
                <text:p>40.0507671858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3617466669945">
                <text:p>36.3617466669945</text:p>
              </table:table-cell>
              <table:table-cell office:value-type="float" office:value="40.3372964854606">
                <text:p>40.3372964854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5081845164558">
                <text:p>34.5081845164558</text:p>
              </table:table-cell>
              <table:table-cell office:value-type="float" office:value="38.6292575630838">
                <text:p>38.6292575630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3901452775259">
                <text:p>34.3901452775259</text:p>
              </table:table-cell>
              <table:table-cell office:value-type="float" office:value="38.7970052719997">
                <text:p>38.797005271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9757806244731">
                <text:p>30.9757806244731</text:p>
              </table:table-cell>
              <table:table-cell office:value-type="float" office:value="39.510141491397">
                <text:p>39.510141491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0817158032386">
                <text:p>32.0817158032386</text:p>
              </table:table-cell>
              <table:table-cell office:value-type="float" office:value="37.6179504990201">
                <text:p>37.6179504990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8878198309676">
                <text:p>30.8878198309676</text:p>
              </table:table-cell>
              <table:table-cell office:value-type="float" office:value="40.4243354485262">
                <text:p>40.4243354485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0712770915126">
                <text:p>32.0712770915126</text:p>
              </table:table-cell>
              <table:table-cell office:value-type="float" office:value="37.1352586496254">
                <text:p>37.1352586496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8356145366938">
                <text:p>31.8356145366938</text:p>
              </table:table-cell>
              <table:table-cell office:value-type="float" office:value="38.2585826519739">
                <text:p>38.2585826519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8237945989929">
                <text:p>30.8237945989929</text:p>
              </table:table-cell>
              <table:table-cell office:value-type="float" office:value="39.8215550906718">
                <text:p>39.8215550906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0471902275101">
                <text:p>32.0471902275101</text:p>
              </table:table-cell>
              <table:table-cell office:value-type="float" office:value="38.1254545551543">
                <text:p>38.1254545551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0508252284695">
                <text:p>32.0508252284695</text:p>
              </table:table-cell>
              <table:table-cell office:value-type="float" office:value="38.2577062493108">
                <text:p>38.2577062493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7212956680499">
                <text:p>29.7212956680499</text:p>
              </table:table-cell>
              <table:table-cell office:value-type="float" office:value="39.5294819464935">
                <text:p>39.5294819464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7818544336152">
                <text:p>32.7818544336152</text:p>
              </table:table-cell>
              <table:table-cell office:value-type="float" office:value="38.2312244158657">
                <text:p>38.2312244158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9532102209528">
                <text:p>29.9532102209528</text:p>
              </table:table-cell>
              <table:table-cell office:value-type="float" office:value="37.4950713104902">
                <text:p>37.495071310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3646161249534">
                <text:p>28.3646161249534</text:p>
              </table:table-cell>
              <table:table-cell office:value-type="float" office:value="35.6480722556658">
                <text:p>35.6480722556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1244592636111">
                <text:p>33.1244592636111</text:p>
              </table:table-cell>
              <table:table-cell office:value-type="float" office:value="36.8218158752259">
                <text:p>36.8218158752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3684425984754">
                <text:p>28.3684425984754</text:p>
              </table:table-cell>
              <table:table-cell office:value-type="float" office:value="36.7885691723446">
                <text:p>36.7885691723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3433967463887">
                <text:p>30.3433967463887</text:p>
              </table:table-cell>
              <table:table-cell office:value-type="float" office:value="35.5595828583926">
                <text:p>35.5595828583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2114448360878">
                <text:p>29.2114448360878</text:p>
              </table:table-cell>
              <table:table-cell office:value-type="float" office:value="36.1971195142775">
                <text:p>36.1971195142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9907328161308">
                <text:p>27.9907328161308</text:p>
              </table:table-cell>
              <table:table-cell office:value-type="float" office:value="36.1455153756773">
                <text:p>36.1455153756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7934439677256">
                <text:p>26.7934439677256</text:p>
              </table:table-cell>
              <table:table-cell office:value-type="float" office:value="35.7743270443386">
                <text:p>35.7743270443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8830766998408">
                <text:p>27.8830766998408</text:p>
              </table:table-cell>
              <table:table-cell office:value-type="float" office:value="32.2895659319074">
                <text:p>32.2895659319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4614215189793">
                <text:p>30.4614215189793</text:p>
              </table:table-cell>
              <table:table-cell office:value-type="float" office:value="37.2144521966486">
                <text:p>37.2144521966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207134013271">
                <text:p>28.207134013271</text:p>
              </table:table-cell>
              <table:table-cell office:value-type="float" office:value="36.3946500377943">
                <text:p>36.3946500377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2305481235465">
                <text:p>28.2305481235465</text:p>
              </table:table-cell>
              <table:table-cell office:value-type="float" office:value="34.287995255122">
                <text:p>34.287995255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3536385558399">
                <text:p>29.3536385558399</text:p>
              </table:table-cell>
              <table:table-cell office:value-type="float" office:value="35.872361272553">
                <text:p>35.87236127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2066752606929">
                <text:p>27.2066752606929</text:p>
              </table:table-cell>
              <table:table-cell office:value-type="float" office:value="33.689782980015">
                <text:p>33.689782980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538248948554">
                <text:p>25.538248948554</text:p>
              </table:table-cell>
              <table:table-cell office:value-type="float" office:value="32.3188220196813">
                <text:p>32.3188220196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8310354995864">
                <text:p>28.8310354995864</text:p>
              </table:table-cell>
              <table:table-cell office:value-type="float" office:value="36.1948700317591">
                <text:p>36.1948700317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6385706605545">
                <text:p>26.6385706605545</text:p>
              </table:table-cell>
              <table:table-cell office:value-type="float" office:value="31.7885591185115">
                <text:p>31.7885591185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5997726827766">
                <text:p>28.5997726827766</text:p>
              </table:table-cell>
              <table:table-cell office:value-type="float" office:value="35.3966380042725">
                <text:p>35.3966380042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9954457613821">
                <text:p>27.9954457613821</text:p>
              </table:table-cell>
              <table:table-cell office:value-type="float" office:value="32.7870425649784">
                <text:p>32.7870425649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6955406183488">
                <text:p>28.6955406183488</text:p>
              </table:table-cell>
              <table:table-cell office:value-type="float" office:value="36.2376858636275">
                <text:p>36.2376858636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4311434109789">
                <text:p>26.4311434109789</text:p>
              </table:table-cell>
              <table:table-cell office:value-type="float" office:value="35.0229832447809">
                <text:p>35.0229832447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5404769063505">
                <text:p>28.5404769063505</text:p>
              </table:table-cell>
              <table:table-cell office:value-type="float" office:value="30.432512697665">
                <text:p>30.432512697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116839935553">
                <text:p>28.116839935553</text:p>
              </table:table-cell>
              <table:table-cell office:value-type="float" office:value="29.9875491694844">
                <text:p>29.987549169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5083987741412">
                <text:p>25.5083987741412</text:p>
              </table:table-cell>
              <table:table-cell office:value-type="float" office:value="25.3302200083485">
                <text:p>25.3302200083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0494913620637">
                <text:p>25.0494913620637</text:p>
              </table:table-cell>
              <table:table-cell office:value-type="float" office:value="32.7074293918548">
                <text:p>32.7074293918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5843229543464">
                <text:p>26.5843229543464</text:p>
              </table:table-cell>
              <table:table-cell office:value-type="float" office:value="25.9562473932119">
                <text:p>25.9562473932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4025997901441">
                <text:p>26.4025997901441</text:p>
              </table:table-cell>
              <table:table-cell office:value-type="float" office:value="24.5509314108218">
                <text:p>24.5509314108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2217862646734">
                <text:p>26.2217862646734</text:p>
              </table:table-cell>
              <table:table-cell office:value-type="float" office:value="32.448025844207">
                <text:p>32.448025844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307512226991">
                <text:p>25.307512226991</text:p>
              </table:table-cell>
              <table:table-cell office:value-type="float" office:value="30.437457716924">
                <text:p>30.437457716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8302396166679">
                <text:p>24.8302396166679</text:p>
              </table:table-cell>
              <table:table-cell office:value-type="float" office:value="25.4072685684128">
                <text:p>25.4072685684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7924308035523">
                <text:p>25.7924308035523</text:p>
              </table:table-cell>
              <table:table-cell office:value-type="float" office:value="25.2057332248779">
                <text:p>25.2057332248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2054805935058">
                <text:p>24.2054805935058</text:p>
              </table:table-cell>
              <table:table-cell office:value-type="float" office:value="20.3331439721493">
                <text:p>20.3331439721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3007719242999">
                <text:p>24.3007719242999</text:p>
              </table:table-cell>
              <table:table-cell office:value-type="float" office:value="24.6135285045986">
                <text:p>24.6135285045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7648804667932">
                <text:p>25.7648804667932</text:p>
              </table:table-cell>
              <table:table-cell office:value-type="float" office:value="21.4253363935717">
                <text:p>21.4253363935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4191521372946">
                <text:p>24.4191521372946</text:p>
              </table:table-cell>
              <table:table-cell office:value-type="float" office:value="23.6148662769706">
                <text:p>23.6148662769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2205448935031">
                <text:p>24.2205448935031</text:p>
              </table:table-cell>
              <table:table-cell office:value-type="float" office:value="28.2542435857268">
                <text:p>28.2542435857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5925621935341">
                <text:p>25.5925621935341</text:p>
              </table:table-cell>
              <table:table-cell office:value-type="float" office:value="27.8568247175724">
                <text:p>27.8568247175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4621759178938">
                <text:p>24.4621759178938</text:p>
              </table:table-cell>
              <table:table-cell office:value-type="float" office:value="23.9789974649226">
                <text:p>23.9789974649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428183652098">
                <text:p>22.0428183652098</text:p>
              </table:table-cell>
              <table:table-cell office:value-type="float" office:value="15.5945656617026">
                <text:p>15.5945656617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035871289035">
                <text:p>25.035871289035</text:p>
              </table:table-cell>
              <table:table-cell office:value-type="float" office:value="25.6002451606962">
                <text:p>25.6002451606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850954808588">
                <text:p>22.0850954808588</text:p>
              </table:table-cell>
              <table:table-cell office:value-type="float" office:value="18.4053835110818">
                <text:p>18.4053835110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1957186175665">
                <text:p>25.1957186175665</text:p>
              </table:table-cell>
              <table:table-cell office:value-type="float" office:value="26.869747815221">
                <text:p>26.869747815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1516234039752">
                <text:p>24.1516234039752</text:p>
              </table:table-cell>
              <table:table-cell office:value-type="float" office:value="20.4232932334208">
                <text:p>20.4232932334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2883732795299">
                <text:p>23.2883732795299</text:p>
              </table:table-cell>
              <table:table-cell office:value-type="float" office:value="22.4517998844066">
                <text:p>22.4517998844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2126965655499">
                <text:p>22.2126965655499</text:p>
              </table:table-cell>
              <table:table-cell office:value-type="float" office:value="16.7787720001766">
                <text:p>16.7787720001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7518299238306">
                <text:p>22.7518299238306</text:p>
              </table:table-cell>
              <table:table-cell office:value-type="float" office:value="16.1204764088908">
                <text:p>16.1204764088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193746805058">
                <text:p>22.5193746805058</text:p>
              </table:table-cell>
              <table:table-cell office:value-type="float" office:value="16.830927026099">
                <text:p>16.830927026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6756892490884">
                <text:p>21.6756892490884</text:p>
              </table:table-cell>
              <table:table-cell office:value-type="float" office:value="16.1183171038275">
                <text:p>16.1183171038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2269356820717">
                <text:p>23.2269356820717</text:p>
              </table:table-cell>
              <table:table-cell office:value-type="float" office:value="17.7021344160649">
                <text:p>17.7021344160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098104567825">
                <text:p>23.4098104567825</text:p>
              </table:table-cell>
              <table:table-cell office:value-type="float" office:value="19.3411402910235">
                <text:p>19.3411402910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334807216797">
                <text:p>24.334807216797</text:p>
              </table:table-cell>
              <table:table-cell office:value-type="float" office:value="21.9812656324532">
                <text:p>21.9812656324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7893514018499">
                <text:p>22.7893514018499</text:p>
              </table:table-cell>
              <table:table-cell office:value-type="float" office:value="15.3209605421969">
                <text:p>15.3209605421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3044775592521">
                <text:p>21.3044775592521</text:p>
              </table:table-cell>
              <table:table-cell office:value-type="float" office:value="14.6415732170657">
                <text:p>14.6415732170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4497865079985">
                <text:p>22.4497865079985</text:p>
              </table:table-cell>
              <table:table-cell office:value-type="float" office:value="15.6818697458063">
                <text:p>15.6818697458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5654762236553">
                <text:p>20.5654762236553</text:p>
              </table:table-cell>
              <table:table-cell office:value-type="float" office:value="14.3104570638082">
                <text:p>14.3104570638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4836280734994">
                <text:p>22.4836280734994</text:p>
              </table:table-cell>
              <table:table-cell office:value-type="float" office:value="15.3752456045473">
                <text:p>15.3752456045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6865738787762">
                <text:p>20.6865738787762</text:p>
              </table:table-cell>
              <table:table-cell office:value-type="float" office:value="13.5311162899757">
                <text:p>13.5311162899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3260580785602">
                <text:p>22.3260580785602</text:p>
              </table:table-cell>
              <table:table-cell office:value-type="float" office:value="17.5804566037392">
                <text:p>17.5804566037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592611265795">
                <text:p>20.592611265795</text:p>
              </table:table-cell>
              <table:table-cell office:value-type="float" office:value="15.4797299120617">
                <text:p>15.479729912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2637496589852">
                <text:p>22.2637496589852</text:p>
              </table:table-cell>
              <table:table-cell office:value-type="float" office:value="16.3839718508308">
                <text:p>16.3839718508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5126213803046">
                <text:p>20.5126213803046</text:p>
              </table:table-cell>
              <table:table-cell office:value-type="float" office:value="14.807895179037">
                <text:p>14.807895179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1699137488803">
                <text:p>21.1699137488803</text:p>
              </table:table-cell>
              <table:table-cell office:value-type="float" office:value="14.671600686061">
                <text:p>14.671600686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1933563723543">
                <text:p>22.1933563723543</text:p>
              </table:table-cell>
              <table:table-cell office:value-type="float" office:value="14.4164752118423">
                <text:p>14.4164752118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9219158889917">
                <text:p>21.9219158889917</text:p>
              </table:table-cell>
              <table:table-cell office:value-type="float" office:value="13.8591523858467">
                <text:p>13.8591523858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9587072489604">
                <text:p>21.9587072489604</text:p>
              </table:table-cell>
              <table:table-cell office:value-type="float" office:value="13.9488089068359">
                <text:p>13.9488089068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6523074053401">
                <text:p>20.6523074053401</text:p>
              </table:table-cell>
              <table:table-cell office:value-type="float" office:value="14.499259865723">
                <text:p>14.499259865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0506359685176">
                <text:p>21.0506359685176</text:p>
              </table:table-cell>
              <table:table-cell office:value-type="float" office:value="14.493134202066">
                <text:p>14.493134202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0024401508272">
                <text:p>21.0024401508272</text:p>
              </table:table-cell>
              <table:table-cell office:value-type="float" office:value="13.3734992059165">
                <text:p>13.3734992059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8613143578354">
                <text:p>19.8613143578354</text:p>
              </table:table-cell>
              <table:table-cell office:value-type="float" office:value="13.4586581398556">
                <text:p>13.4586581398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3537383449041">
                <text:p>20.3537383449041</text:p>
              </table:table-cell>
              <table:table-cell office:value-type="float" office:value="14.1357517857636">
                <text:p>14.1357517857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3165632962297">
                <text:p>21.3165632962297</text:p>
              </table:table-cell>
              <table:table-cell office:value-type="float" office:value="13.3874777619688">
                <text:p>13.3874777619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3212799171937">
                <text:p>21.3212799171937</text:p>
              </table:table-cell>
              <table:table-cell office:value-type="float" office:value="13.8457618939276">
                <text:p>13.8457618939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3633249796958">
                <text:p>19.3633249796958</text:p>
              </table:table-cell>
              <table:table-cell office:value-type="float" office:value="12.22415679838">
                <text:p>12.22415679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4500650586823">
                <text:p>20.4500650586823</text:p>
              </table:table-cell>
              <table:table-cell office:value-type="float" office:value="13.1740061234387">
                <text:p>13.1740061234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746507452482">
                <text:p>20.8746507452482</text:p>
              </table:table-cell>
              <table:table-cell office:value-type="float" office:value="13.9551797834034">
                <text:p>13.9551797834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2864618926195">
                <text:p>21.2864618926195</text:p>
              </table:table-cell>
              <table:table-cell office:value-type="float" office:value="14.0907901326205">
                <text:p>14.0907901326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6675087407389">
                <text:p>20.6675087407389</text:p>
              </table:table-cell>
              <table:table-cell office:value-type="float" office:value="14.9563874805492">
                <text:p>14.9563874805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8280314585897">
                <text:p>19.8280314585897</text:p>
              </table:table-cell>
              <table:table-cell office:value-type="float" office:value="12.8114134875337">
                <text:p>12.8114134875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9105572414244">
                <text:p>19.9105572414244</text:p>
              </table:table-cell>
              <table:table-cell office:value-type="float" office:value="13.3398659684088">
                <text:p>13.3398659684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4459846275299">
                <text:p>19.4459846275299</text:p>
              </table:table-cell>
              <table:table-cell office:value-type="float" office:value="12.259701647483">
                <text:p>12.259701647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2878994156278">
                <text:p>20.2878994156278</text:p>
              </table:table-cell>
              <table:table-cell office:value-type="float" office:value="13.8046214298899">
                <text:p>13.8046214298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6660257538306">
                <text:p>19.6660257538306</text:p>
              </table:table-cell>
              <table:table-cell office:value-type="float" office:value="13.0047214719232">
                <text:p>13.0047214719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8682603359326">
                <text:p>18.8682603359326</text:p>
              </table:table-cell>
              <table:table-cell office:value-type="float" office:value="11.8099544786044">
                <text:p>11.8099544786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9104898956453">
                <text:p>19.9104898956453</text:p>
              </table:table-cell>
              <table:table-cell office:value-type="float" office:value="13.0943850095396">
                <text:p>13.0943850095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7608252312342">
                <text:p>19.7608252312342</text:p>
              </table:table-cell>
              <table:table-cell office:value-type="float" office:value="12.8526153102314">
                <text:p>12.8526153102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2326366339817">
                <text:p>19.2326366339817</text:p>
              </table:table-cell>
              <table:table-cell office:value-type="float" office:value="12.1415539217355">
                <text:p>12.1415539217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2621894889567">
                <text:p>19.2621894889567</text:p>
              </table:table-cell>
              <table:table-cell office:value-type="float" office:value="11.9966836325237">
                <text:p>11.9966836325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4815892375321">
                <text:p>19.4815892375321</text:p>
              </table:table-cell>
              <table:table-cell office:value-type="float" office:value="11.7770101392131">
                <text:p>11.7770101392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216058377457">
                <text:p>19.216058377457</text:p>
              </table:table-cell>
              <table:table-cell office:value-type="float" office:value="12.8618072776799">
                <text:p>12.8618072776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579019173714">
                <text:p>19.1579019173714</text:p>
              </table:table-cell>
              <table:table-cell office:value-type="float" office:value="12.3590376885084">
                <text:p>12.3590376885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2554381625547">
                <text:p>19.2554381625547</text:p>
              </table:table-cell>
              <table:table-cell office:value-type="float" office:value="12.1138524021349">
                <text:p>12.1138524021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0786087668302">
                <text:p>19.0786087668302</text:p>
              </table:table-cell>
              <table:table-cell office:value-type="float" office:value="12.1977766185655">
                <text:p>12.1977766185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172272780379">
                <text:p>19.1172272780379</text:p>
              </table:table-cell>
              <table:table-cell office:value-type="float" office:value="11.8553377566654">
                <text:p>11.8553377566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7130362968121">
                <text:p>18.7130362968121</text:p>
              </table:table-cell>
              <table:table-cell office:value-type="float" office:value="11.5164665980648">
                <text:p>11.5164665980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5219276930009">
                <text:p>18.5219276930009</text:p>
              </table:table-cell>
              <table:table-cell office:value-type="float" office:value="11.4659558091523">
                <text:p>11.4659558091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0764852014725">
                <text:p>18.0764852014725</text:p>
              </table:table-cell>
              <table:table-cell office:value-type="float" office:value="10.9808370306933">
                <text:p>10.9808370306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8488180643148">
                <text:p>18.8488180643148</text:p>
              </table:table-cell>
              <table:table-cell office:value-type="float" office:value="11.3661123957879">
                <text:p>11.3661123957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8840384156577">
                <text:p>18.8840384156577</text:p>
              </table:table-cell>
              <table:table-cell office:value-type="float" office:value="11.9241697231224">
                <text:p>11.9241697231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3241690021263">
                <text:p>18.3241690021263</text:p>
              </table:table-cell>
              <table:table-cell office:value-type="float" office:value="11.1197123587662">
                <text:p>11.1197123587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882860056373">
                <text:p>18.882860056373</text:p>
              </table:table-cell>
              <table:table-cell office:value-type="float" office:value="11.773647503634">
                <text:p>11.773647503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8461998097759">
                <text:p>18.8461998097759</text:p>
              </table:table-cell>
              <table:table-cell office:value-type="float" office:value="11.915304952889">
                <text:p>11.915304952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1383700828887">
                <text:p>18.1383700828887</text:p>
              </table:table-cell>
              <table:table-cell office:value-type="float" office:value="11.290257722274">
                <text:p>11.290257722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6402856626009">
                <text:p>17.6402856626009</text:p>
              </table:table-cell>
              <table:table-cell office:value-type="float" office:value="10.8123574236836">
                <text:p>10.8123574236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1731760587856">
                <text:p>18.1731760587856</text:p>
              </table:table-cell>
              <table:table-cell office:value-type="float" office:value="11.3881940948726">
                <text:p>11.3881940948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121898908958">
                <text:p>18.121898908958</text:p>
              </table:table-cell>
              <table:table-cell office:value-type="float" office:value="11.368767633064">
                <text:p>11.368767633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1590751675913">
                <text:p>18.1590751675913</text:p>
              </table:table-cell>
              <table:table-cell office:value-type="float" office:value="11.2098823637312">
                <text:p>11.2098823637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7410122962692">
                <text:p>17.7410122962692</text:p>
              </table:table-cell>
              <table:table-cell office:value-type="float" office:value="10.8380011328233">
                <text:p>10.8380011328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1533423882999">
                <text:p>18.1533423882999</text:p>
              </table:table-cell>
              <table:table-cell office:value-type="float" office:value="11.4222561555413">
                <text:p>11.4222561555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2115290617627">
                <text:p>18.2115290617627</text:p>
              </table:table-cell>
              <table:table-cell office:value-type="float" office:value="11.2922025161147">
                <text:p>11.2922025161147</text:p>
              </table:table-cell>
            </table:table-row>
            <table:table-row>
              <table:table-cell office:value-type="string">
                <text:p>-0.16376786727005</text:p>
              </table:table-cell>
              <table:table-cell office:value-type="float" office:value="1.#NAN">
                <text:p>1.#NAN</text:p>
              </table:table-cell>
              <table:table-cell office:value-type="float" office:value="-0.16376786727005">
                <text:p>-0.16376786727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